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Startpoint: u_dbe_lane_gate_u_dbe_lane_rx/u_rx_eqdfe_top/usync_dfe_clk_en_sync_0__i_sync_genblk1_d0nt_touch_r_sync_d2 (rising edge-triggered flip-flop clocked by rx_block_clk)</text:p>
      <text:p text:style-name="Standard"><text:s text:c="2"/>Endpoint: u_dbe_lane_gate_u_dbe_lane_rx/u_rx_constellation_demapper_top/decoded_data_r_reg_95___decoded_data_r_reg_94___decoded_data_r_reg_93___decoded_data_r_reg_92___decoded_data_r_reg_91___decoded_data_r_reg_90___decoded_data_r_reg_89___decoded_data_r_reg_88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oft-page-break/><text:s text:c="62"/>0.000 <text:s text:c="13"/>1.020 <text:s text:c="4"/>0.000 <text:s text:c="5"/>0.000 r</text:p>
      <text:p text:style-name="Standard"><text:s text:c="2"/>u_dbe_lane_gate_u_dbe_lane_rx/u_rx_eqdfe_top/usync_dfe_clk_en_sync_0__i_sync_genblk1_i_sync_ck_buf_d0nt_touch_ck_buf/Z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t_touch_r_sync_d2/Q (SDFSYNC1RPQD1BWP240H8P57PDULVT)</text:p>
      <text:p text:style-name="Standard"><text:s text:c="62"/>0.049 <text:s text:c="13"/>1.030 <text:s text:c="4"/>0.081 <text:s text:c="5"/>0.081 r</text:p>
      <text:p text:style-name="Standard"><text:s text:c="2"/>u_dbe_lane_gate_u_dbe_lane_rx/u_rx_eqdfe_top/n38315 (net)</text:p>
      <text:p text:style-name="Standard"><text:s text:c="51"/>0.008 <text:s text:c="17"/>7</text:p>
      <text:p text:style-name="Standard"><text:s text:c="2"/>u_dbe_lane_gate_u_dbe_lane_rx/u_rx_eqdfe_top/place_opt_HFSINV_233391_347045/I (INVSKRD5BWP240H8P57PDULVT)</text:p>
      <text:p text:style-name="Standard"><text:s text:c="62"/>0.058 <text:s text:c="13"/>1.000 <text:s text:c="4"/>0.001 <text:s text:c="5"/>0.082 r</text:p>
      <text:p text:style-name="Standard"><text:s text:c="2"/>u_dbe_lane_gate_u_dbe_lane_rx/u_rx_eqdfe_top/place_opt_HFSINV_233391_347045/ZN (INVSKRD5BWP240H8P57PDULVT)</text:p>
      <text:p text:style-name="Standard"><text:s text:c="62"/>0.020 <text:s text:c="13"/>1.030 <text:s text:c="4"/>0.022 <text:s text:c="5"/>0.104 f</text:p>
      <text:p text:style-name="Standard"><text:s text:c="2"/>u_dbe_lane_gate_u_dbe_lane_rx/u_rx_eqdfe_top/place_opt_HFSNET_11403 (net)</text:p>
      <text:p text:style-name="Standard"><text:s text:c="51"/>0.004 <text:s text:c="17"/>2</text:p>
      <text:p text:style-name="Standard"><text:s text:c="2"/>u_dbe_lane_gate_u_dbe_lane_rx/u_rx_eqdfe_top/place_opt_HFSBUF_232567_347044/I (BUFFSKRD12BWP240H8P57PDULVT)</text:p>
      <text:p text:style-name="Standard"><text:s text:c="62"/>0.020 <text:s text:c="13"/>1.000 <text:s text:c="4"/>0.001 <text:s text:c="5"/>0.105 f</text:p>
      <text:p text:style-name="Standard"><text:s text:c="2"/>u_dbe_lane_gate_u_dbe_lane_rx/u_rx_eqdfe_top/place_opt_HFSBUF_232567_347044/Z (BUFFSKRD12BWP240H8P57PDULVT)</text:p>
      <text:p text:style-name="Standard"><text:s text:c="62"/>0.012 <text:s text:c="13"/>1.030 <text:s text:c="4"/>0.020 <text:s text:c="5"/>0.125 f</text:p>
      <text:p text:style-name="Standard"><text:s text:c="2"/>u_dbe_lane_gate_u_dbe_lane_rx/u_rx_eqdfe_top/place_opt_HFSNET_11402 (net)</text:p>
      <text:p text:style-name="Standard"><text:s text:c="51"/>0.017 <text:s text:c="17"/>7</text:p>
      <text:p text:style-name="Standard"><text:s text:c="2"/>u_dbe_lane_gate_u_dbe_lane_rx/u_rx_eqdfe_top/place_opt_HFSBUF_183200_347007/I (BUFFSKRD4BWP240H8P57PDSVT)</text:p>
      <text:p text:style-name="Standard"><text:s text:c="62"/>0.037 <text:s text:c="13"/>1.000 <text:s text:c="4"/>0.015 <text:s text:c="5"/>0.140 f</text:p>
      <text:p text:style-name="Standard"><text:s text:c="2"/>u_dbe_lane_gate_u_dbe_lane_rx/u_rx_eqdfe_top/place_opt_HFSBUF_183200_347007/Z (BUFFSKRD4BWP240H8P57PDSVT)</text:p>
      <text:p text:style-name="Standard"><text:s text:c="62"/>0.038 <text:s text:c="13"/>1.030 <text:s text:c="4"/>0.077 <text:s text:c="5"/>0.218 f</text:p>
      <text:p text:style-name="Standard"><text:s text:c="2"/>u_dbe_lane_gate_u_dbe_lane_rx/u_rx_eqdfe_top/place_opt_HFSNET_11365 (net)</text:p>
      <text:p text:style-name="Standard"><text:s text:c="51"/>0.010 <text:s text:c="17"/>2</text:p>
      <text:p text:style-name="Standard"><text:s text:c="2"/>u_dbe_lane_gate_u_dbe_lane_rx/u_rx_eqdfe_top/place_opt_ZBUF_92_inst_765317/I (BUFFD10BWP240H8P57PDLVT)</text:p>
      <text:p text:style-name="Standard"><text:s text:c="62"/>0.043 <text:s text:c="13"/>1.000 <text:s text:c="4"/>0.008 <text:s text:c="5"/>0.226 f</text:p>
      <text:p text:style-name="Standard"><text:s text:c="2"/>u_dbe_lane_gate_u_dbe_lane_rx/u_rx_eqdfe_top/place_opt_ZBUF_92_inst_765317/Z <text:soft-page-break/>(BUFFD10BWP240H8P57PDLVT)</text:p>
      <text:p text:style-name="Standard"><text:s text:c="62"/>0.019 <text:s text:c="13"/>1.030 <text:s text:c="4"/>0.032 <text:s text:c="5"/>0.257 f</text:p>
      <text:p text:style-name="Standard"><text:s text:c="2"/>u_dbe_lane_gate_u_dbe_lane_rx/u_rx_eqdfe_top/place_opt_ZBUF_92_488 (net)</text:p>
      <text:p text:style-name="Standard"><text:s text:c="51"/>0.020 <text:s text:c="17"/>7</text:p>
      <text:p text:style-name="Standard"><text:s text:c="2"/>u_dbe_lane_gate_u_dbe_lane_rx/u_rx_eqdfe_top/place_opt_HFSINV_170507_346989/I (INVD3BWP240H8P57PDSVT)</text:p>
      <text:p text:style-name="Standard"><text:s text:c="62"/>0.041 <text:s text:c="13"/>1.000 <text:s text:c="4"/>0.018 <text:s text:c="5"/>0.275 f</text:p>
      <text:p text:style-name="Standard"><text:s text:c="2"/>u_dbe_lane_gate_u_dbe_lane_rx/u_rx_eqdfe_top/place_opt_HFSINV_170507_346989/ZN (INVD3BWP240H8P57PDSVT)</text:p>
      <text:p text:style-name="Standard"><text:s text:c="62"/>0.065 <text:s text:c="13"/>1.030 <text:s text:c="4"/>0.063 <text:s text:c="5"/>0.338 r</text:p>
      <text:p text:style-name="Standard"><text:s text:c="2"/>u_dbe_lane_gate_u_dbe_lane_rx/u_rx_eqdfe_top/place_opt_HFSNET_11347 (net)</text:p>
      <text:p text:style-name="Standard"><text:s text:c="51"/>0.016 <text:s text:c="16"/>15</text:p>
      <text:p text:style-name="Standard"><text:s text:c="2"/>u_dbe_lane_gate_u_dbe_lane_rx/u_rx_eqdfe_top/place_opt_HFSBUF_167950_346987/I (BUFFD2BWP240H8P57PDULVT)</text:p>
      <text:p text:style-name="Standard"><text:s text:c="62"/>0.079 <text:s text:c="13"/>1.000 <text:s text:c="4"/>0.006 <text:s text:c="5"/>0.344 r</text:p>
      <text:p text:style-name="Standard"><text:s text:c="2"/>u_dbe_lane_gate_u_dbe_lane_rx/u_rx_eqdfe_top/place_opt_HFSBUF_167950_346987/Z (BUFFD2BWP240H8P57PDULVT)</text:p>
      <text:p text:style-name="Standard"><text:s text:c="62"/>0.064 <text:s text:c="13"/>1.030 <text:s text:c="4"/>0.048 <text:s text:c="5"/>0.392 r</text:p>
      <text:p text:style-name="Standard"><text:s text:c="2"/>u_dbe_lane_gate_u_dbe_lane_rx/u_rx_eqdfe_top/place_opt_HFSNET_11345 (net)</text:p>
      <text:p text:style-name="Standard"><text:s text:c="51"/>0.020 <text:s text:c="16"/>16</text:p>
      <text:p text:style-name="Standard"><text:s text:c="2"/>u_dbe_lane_gate_u_dbe_lane_rx/u_rx_eqdfe_top/place_opt_HFSINV_167357_346983/I (INVD2BWP240H8P57PDSVT)</text:p>
      <text:p text:style-name="Standard"><text:s text:c="62"/>0.088 <text:s text:c="13"/>1.000 <text:s text:c="4"/>0.018 <text:s text:c="5"/>0.410 r</text:p>
      <text:p text:style-name="Standard"><text:s text:c="2"/>u_dbe_lane_gate_u_dbe_lane_rx/u_rx_eqdfe_top/place_opt_HFSINV_167357_346983/ZN (INVD2BWP240H8P57PDSVT)</text:p>
      <text:p text:style-name="Standard"><text:s text:c="62"/>0.073 <text:s text:c="13"/>1.030 <text:s text:c="4"/>0.105 <text:s text:c="5"/>0.514 f</text:p>
      <text:p text:style-name="Standard"><text:s text:c="2"/>u_dbe_lane_gate_u_dbe_lane_rx/u_rx_eqdfe_top/place_opt_HFSNET_11341 (net)</text:p>
      <text:p text:style-name="Standard"><text:s text:c="51"/>0.010 <text:s text:c="17"/>1</text:p>
      <text:p text:style-name="Standard"><text:s text:c="2"/>u_dbe_lane_gate_u_dbe_lane_rx/u_rx_eqdfe_top/U27648/A2 (AN2D2BWP240H8P57PDULVT)</text:p>
      <text:p text:style-name="Standard"><text:s text:c="62"/>0.074 <text:s text:c="13"/>1.000 <text:s text:c="4"/>0.005 <text:s text:c="5"/>0.520 f</text:p>
      <text:p text:style-name="Standard"><text:s text:c="2"/>u_dbe_lane_gate_u_dbe_lane_rx/u_rx_eqdfe_top/U27648/Z (AN2D2BWP240H8P57PDULVT)</text:p>
      <text:p text:style-name="Standard"><text:s text:c="62"/>0.015 <text:s text:c="13"/>1.030 <text:s text:c="4"/>0.037 <text:s text:c="5"/>0.557 f</text:p>
      <text:p text:style-name="Standard"><text:s text:c="2"/>u_dbe_lane_gate_u_dbe_lane_rx/u_rx_eqdfe_top/sub_x_898_B_1_ (net)</text:p>
      <text:p text:style-name="Standard"><text:s text:c="51"/>0.004 <text:s text:c="17"/>4</text:p>
      <text:p text:style-name="Standard"><text:s text:c="2"/>u_dbe_lane_gate_u_dbe_lane_rx/u_rx_eqdfe_top/place_opt_HFSINV_221_71896/I (INVSKRD5BWP240H8P57PDULVT)</text:p>
      <text:p text:style-name="Standard"><text:s text:c="62"/>0.015 <text:s text:c="13"/>1.000 <text:s text:c="4"/>0.000 <text:s text:c="5"/>0.557 f</text:p>
      <text:p text:style-name="Standard"><text:s text:c="2"/>u_dbe_lane_gate_u_dbe_lane_rx/u_rx_eqdfe_top/place_opt_HFSINV_221_71896/ZN (INVSKRD5BWP240H8P57PDULVT)</text:p>
      <text:p text:style-name="Standard"><text:s text:c="62"/>0.013 <text:s text:c="13"/>1.030 <text:s text:c="4"/>0.012 <text:s text:c="5"/>0.569 r</text:p>
      <text:p text:style-name="Standard"><text:s text:c="2"/>u_dbe_lane_gate_u_dbe_lane_rx/u_rx_eqdfe_top/place_opt_HFSNET_2681 (net)</text:p>
      <text:p text:style-name="Standard"><text:s text:c="51"/>0.007 <text:s text:c="17"/>4</text:p>
      <text:p text:style-name="Standard"><text:s text:c="2"/>u_dbe_lane_gate_u_dbe_lane_rx/u_rx_eqdfe_top/U6537/A2 (NR2D1BWP240H8P57PDSVT)</text:p>
      <text:p text:style-name="Standard"><text:s text:c="62"/>0.014 <text:s text:c="13"/>1.000 <text:s text:c="4"/>0.000 <text:s text:c="5"/>0.569 r</text:p>
      <text:p text:style-name="Standard"><text:s text:c="2"/>u_dbe_lane_gate_u_dbe_lane_rx/u_rx_eqdfe_top/U6537/ZN (NR2D1BWP240H8P57PDSVT)</text:p>
      <text:p text:style-name="Standard"><text:s text:c="62"/>0.023 <text:s text:c="13"/>1.030 <text:s text:c="4"/>0.017 <text:s text:c="5"/>0.586 f</text:p>
      <text:p text:style-name="Standard"><text:s text:c="2"/>u_dbe_lane_gate_u_dbe_lane_rx/u_rx_eqdfe_top/n4067 (net)</text:p>
      <text:p text:style-name="Standard"><text:s text:c="51"/>0.001 <text:s text:c="17"/>1</text:p>
      <text:p text:style-name="Standard"><text:s text:c="2"/>u_dbe_lane_gate_u_dbe_lane_rx/u_rx_eqdfe_top/U6538/B (AOI211D1BWP240H8P57PDULVT)</text:p>
      <text:p text:style-name="Standard"><text:s text:c="62"/>0.023 <text:s text:c="13"/>1.000 <text:s text:c="4"/>0.000 <text:s text:c="5"/>0.586 f</text:p>
      <text:p text:style-name="Standard"><text:s text:c="2"/>u_dbe_lane_gate_u_dbe_lane_rx/u_rx_eqdfe_top/U6538/ZN (AOI211D1BWP240H8P57PDULVT)</text:p>
      <text:p text:style-name="Standard"><text:soft-page-break/><text:s text:c="62"/>0.033 <text:s text:c="13"/>1.030 <text:s text:c="4"/>0.023 <text:s text:c="5"/>0.609 r</text:p>
      <text:p text:style-name="Standard"><text:s text:c="2"/>u_dbe_lane_gate_u_dbe_lane_rx/u_rx_eqdfe_top/n4073 (net)</text:p>
      <text:p text:style-name="Standard"><text:s text:c="51"/>0.001 <text:s text:c="17"/>1</text:p>
      <text:p text:style-name="Standard"><text:s text:c="2"/>u_dbe_lane_gate_u_dbe_lane_rx/u_rx_eqdfe_top/U6544/CI (FCICOND1BWP240H8P57PDULVT)</text:p>
      <text:p text:style-name="Standard"><text:s text:c="62"/>0.034 <text:s text:c="13"/>1.000 <text:s text:c="4"/>0.000 <text:s text:c="5"/>0.609 r</text:p>
      <text:p text:style-name="Standard"><text:s text:c="2"/>u_dbe_lane_gate_u_dbe_lane_rx/u_rx_eqdfe_top/U6544/CON (FCICOND1BWP240H8P57PDULVT)</text:p>
      <text:p text:style-name="Standard"><text:s text:c="62"/>0.022 <text:s text:c="13"/>1.030 <text:s text:c="4"/>0.021 <text:s text:c="5"/>0.630 f</text:p>
      <text:p text:style-name="Standard"><text:s text:c="2"/>u_dbe_lane_gate_u_dbe_lane_rx/u_rx_eqdfe_top/n4078 (net)</text:p>
      <text:p text:style-name="Standard"><text:s text:c="51"/>0.001 <text:s text:c="17"/>1</text:p>
      <text:p text:style-name="Standard"><text:s text:c="2"/>u_dbe_lane_gate_u_dbe_lane_rx/u_rx_eqdfe_top/U6549/CI (FCICOND1BWP240H8P57PDULVT)</text:p>
      <text:p text:style-name="Standard"><text:s text:c="62"/>0.023 <text:s text:c="13"/>1.000 <text:s text:c="4"/>0.000 <text:s text:c="5"/>0.630 f</text:p>
      <text:p text:style-name="Standard"><text:s text:c="2"/>u_dbe_lane_gate_u_dbe_lane_rx/u_rx_eqdfe_top/U6549/CON (FCICOND1BWP240H8P57PDULVT)</text:p>
      <text:p text:style-name="Standard"><text:s text:c="62"/>0.022 <text:s text:c="13"/>1.030 <text:s text:c="4"/>0.019 <text:s text:c="5"/>0.649 r</text:p>
      <text:p text:style-name="Standard"><text:s text:c="2"/>u_dbe_lane_gate_u_dbe_lane_rx/u_rx_eqdfe_top/n4084 (net)</text:p>
      <text:p text:style-name="Standard"><text:s text:c="51"/>0.001 <text:s text:c="17"/>1</text:p>
      <text:p text:style-name="Standard"><text:s text:c="2"/>u_dbe_lane_gate_u_dbe_lane_rx/u_rx_eqdfe_top/U6557/CI (FCICOND1BWP240H8P57PDULVT)</text:p>
      <text:p text:style-name="Standard"><text:s text:c="62"/>0.022 <text:s text:c="13"/>1.000 <text:s text:c="4"/>0.000 <text:s text:c="5"/>0.649 r</text:p>
      <text:p text:style-name="Standard"><text:s text:c="2"/>u_dbe_lane_gate_u_dbe_lane_rx/u_rx_eqdfe_top/U6557/CON (FCICOND1BWP240H8P57PDULVT)</text:p>
      <text:p text:style-name="Standard"><text:s text:c="62"/>0.022 <text:s text:c="13"/>1.030 <text:s text:c="4"/>0.018 <text:s text:c="5"/>0.667 f</text:p>
      <text:p text:style-name="Standard"><text:s text:c="2"/>u_dbe_lane_gate_u_dbe_lane_rx/u_rx_eqdfe_top/n4093 (net)</text:p>
      <text:p text:style-name="Standard"><text:s text:c="51"/>0.001 <text:s text:c="17"/>1</text:p>
      <text:p text:style-name="Standard"><text:s text:c="2"/>u_dbe_lane_gate_u_dbe_lane_rx/u_rx_eqdfe_top/U6564/B (FCICOND1BWP240H8P57PDULVT)</text:p>
      <text:p text:style-name="Standard"><text:s text:c="62"/>0.022 <text:s text:c="13"/>1.000 <text:s text:c="4"/>0.000 <text:s text:c="5"/>0.667 f</text:p>
      <text:p text:style-name="Standard"><text:s text:c="2"/>u_dbe_lane_gate_u_dbe_lane_rx/u_rx_eqdfe_top/U6564/CON (FCICOND1BWP240H8P57PDULVT)</text:p>
      <text:p text:style-name="Standard"><text:s text:c="62"/>0.030 <text:s text:c="13"/>1.030 <text:s text:c="4"/>0.020 <text:s text:c="5"/>0.687 r</text:p>
      <text:p text:style-name="Standard"><text:s text:c="2"/>u_dbe_lane_gate_u_dbe_lane_rx/u_rx_eqdfe_top/n4102 (net)</text:p>
      <text:p text:style-name="Standard"><text:s text:c="51"/>0.001 <text:s text:c="17"/>1</text:p>
      <text:p text:style-name="Standard"><text:s text:c="2"/>u_dbe_lane_gate_u_dbe_lane_rx/u_rx_eqdfe_top/U16194/CI (FCICOND1BWP240H8P57PDULVT)</text:p>
      <text:p text:style-name="Standard"><text:s text:c="62"/>0.030 <text:s text:c="13"/>1.000 <text:s text:c="4"/>0.000 <text:s text:c="5"/>0.687 r</text:p>
      <text:p text:style-name="Standard"><text:s text:c="2"/>u_dbe_lane_gate_u_dbe_lane_rx/u_rx_eqdfe_top/U16194/CON (FCICOND1BWP240H8P57PDULVT)</text:p>
      <text:p text:style-name="Standard"><text:s text:c="62"/>0.027 <text:s text:c="13"/>1.030 <text:s text:c="4"/>0.020 <text:s text:c="5"/>0.707 f</text:p>
      <text:p text:style-name="Standard"><text:s text:c="2"/>u_dbe_lane_gate_u_dbe_lane_rx/u_rx_eqdfe_top/n4103 (net)</text:p>
      <text:p text:style-name="Standard"><text:s text:c="51"/>0.001 <text:s text:c="17"/>1</text:p>
      <text:p text:style-name="Standard"><text:s text:c="2"/>u_dbe_lane_gate_u_dbe_lane_rx/u_rx_eqdfe_top/U15906/B (IOA21D2BWP240H8P57PDULVT)</text:p>
      <text:p text:style-name="Standard"><text:s text:c="62"/>0.028 <text:s text:c="13"/>1.000 <text:s text:c="4"/>0.000 <text:s text:c="5"/>0.707 f</text:p>
      <text:p text:style-name="Standard"><text:s text:c="2"/>u_dbe_lane_gate_u_dbe_lane_rx/u_rx_eqdfe_top/U15906/ZN (IOA21D2BWP240H8P57PDULVT)</text:p>
      <text:p text:style-name="Standard"><text:s text:c="62"/>0.010 <text:s text:c="13"/>1.030 <text:s text:c="4"/>0.011 <text:s text:c="5"/>0.718 r</text:p>
      <text:p text:style-name="Standard"><text:s text:c="2"/>u_dbe_lane_gate_u_dbe_lane_rx/u_rx_eqdfe_top/n4106 (net)</text:p>
      <text:p text:style-name="Standard"><text:s text:c="51"/>0.001 <text:s text:c="17"/>1</text:p>
      <text:p text:style-name="Standard"><text:s text:c="2"/>u_dbe_lane_gate_u_dbe_lane_rx/u_rx_eqdfe_top/place_opt_ctmTdsLR_1_395610/A1 (IOA22D4BWP240H8P57PDULVT)</text:p>
      <text:p text:style-name="Standard"><text:soft-page-break/><text:s text:c="62"/>0.010 <text:s text:c="13"/>1.000 <text:s text:c="4"/>0.000 <text:s text:c="5"/>0.718 r</text:p>
      <text:p text:style-name="Standard"><text:s text:c="2"/>u_dbe_lane_gate_u_dbe_lane_rx/u_rx_eqdfe_top/place_opt_ctmTdsLR_1_395610/ZN (IOA22D4BWP240H8P57PDULVT)</text:p>
      <text:p text:style-name="Standard"><text:s text:c="62"/>0.034 <text:s text:c="13"/>1.030 <text:s text:c="4"/>0.022 <text:s text:c="5"/>0.740 r</text:p>
      <text:p text:style-name="Standard"><text:s text:c="2"/>u_dbe_lane_gate_u_dbe_lane_rx/u_rx_eqdfe_top/n40414 (net)</text:p>
      <text:p text:style-name="Standard"><text:s text:c="51"/>0.008 <text:s text:c="17"/>3</text:p>
      <text:p text:style-name="Standard"><text:s text:c="2"/>u_dbe_lane_gate_u_dbe_lane_rx/u_rx_eqdfe_top/place_opt_HFSBUF_364_297868/I (BUFFD8BWP240H8P57PDULVT)</text:p>
      <text:p text:style-name="Standard"><text:s text:c="62"/>0.036 <text:s text:c="13"/>1.000 <text:s text:c="4"/>0.001 <text:s text:c="5"/>0.741 r</text:p>
      <text:p text:style-name="Standard"><text:s text:c="2"/>u_dbe_lane_gate_u_dbe_lane_rx/u_rx_eqdfe_top/place_opt_HFSBUF_364_297868/Z (BUFFD8BWP240H8P57PDULVT)</text:p>
      <text:p text:style-name="Standard"><text:s text:c="62"/>0.015 <text:s text:c="13"/>1.030 <text:s text:c="4"/>0.025 <text:s text:c="5"/>0.766 r</text:p>
      <text:p text:style-name="Standard"><text:s text:c="2"/>u_dbe_lane_gate_u_dbe_lane_rx/u_rx_eqdfe_top/place_opt_HFSNET_9748 (net)</text:p>
      <text:p text:style-name="Standard"><text:s text:c="51"/>0.013 <text:s text:c="16"/>11</text:p>
      <text:p text:style-name="Standard"><text:s text:c="2"/>u_dbe_lane_gate_u_dbe_lane_rx/u_rx_eqdfe_top/place_opt_ctmTdsLR_1_455224/B1 (AOI22D1BWP240H8P57PDULVT)</text:p>
      <text:p text:style-name="Standard"><text:s text:c="62"/>0.016 <text:s text:c="13"/>1.000 <text:s text:c="4"/>0.002 <text:s text:c="5"/>0.767 r</text:p>
      <text:p text:style-name="Standard"><text:s text:c="2"/>u_dbe_lane_gate_u_dbe_lane_rx/u_rx_eqdfe_top/place_opt_ctmTdsLR_1_455224/ZN (AOI22D1BWP240H8P57PDULVT)</text:p>
      <text:p text:style-name="Standard"><text:s text:c="62"/>0.022 <text:s text:c="13"/>1.030 <text:s text:c="4"/>0.014 <text:s text:c="5"/>0.781 f</text:p>
      <text:p text:style-name="Standard"><text:s text:c="2"/>u_dbe_lane_gate_u_dbe_lane_rx/u_rx_eqdfe_top/tmp_net37510 (net)</text:p>
      <text:p text:style-name="Standard"><text:s text:c="51"/>0.000 <text:s text:c="17"/>1</text:p>
      <text:p text:style-name="Standard"><text:s text:c="2"/>u_dbe_lane_gate_u_dbe_lane_rx/u_rx_eqdfe_top/place_opt_ctmTdsLR_1_588726/B1 (OAI22D1BWP240H8P57PDULVT)</text:p>
      <text:p text:style-name="Standard"><text:s text:c="62"/>0.022 <text:s text:c="13"/>1.000 <text:s text:c="4"/>0.000 <text:s text:c="5"/>0.781 f</text:p>
      <text:p text:style-name="Standard"><text:s text:c="2"/>u_dbe_lane_gate_u_dbe_lane_rx/u_rx_eqdfe_top/place_opt_ctmTdsLR_1_588726/ZN (OAI22D1BWP240H8P57PDULVT)</text:p>
      <text:p text:style-name="Standard"><text:s text:c="62"/>0.020 <text:s text:c="13"/>1.030 <text:s text:c="4"/>0.017 <text:s text:c="5"/>0.798 r</text:p>
      <text:p text:style-name="Standard"><text:s text:c="2"/>u_dbe_lane_gate_u_dbe_lane_rx/u_rx_eqdfe_top/tmp_net87680 (net)</text:p>
      <text:p text:style-name="Standard"><text:s text:c="51"/>0.000 <text:s text:c="17"/>1</text:p>
      <text:p text:style-name="Standard"><text:s text:c="2"/>u_dbe_lane_gate_u_dbe_lane_rx/u_rx_eqdfe_top/place_opt_ctmTdsLR_2_588727/B (IOA21D1BWP240H8P57PDULVT)</text:p>
      <text:p text:style-name="Standard"><text:s text:c="62"/>0.020 <text:s text:c="13"/>1.000 <text:s text:c="4"/>0.000 <text:s text:c="5"/>0.798 r</text:p>
      <text:p text:style-name="Standard"><text:s text:c="2"/>u_dbe_lane_gate_u_dbe_lane_rx/u_rx_eqdfe_top/place_opt_ctmTdsLR_2_588727/ZN (IOA21D1BWP240H8P57PDULVT)</text:p>
      <text:p text:style-name="Standard"><text:s text:c="62"/>0.012 <text:s text:c="13"/>1.030 <text:s text:c="4"/>0.014 <text:s text:c="5"/>0.812 f</text:p>
      <text:p text:style-name="Standard"><text:s text:c="2"/>u_dbe_lane_gate_u_dbe_lane_rx/u_rx_eqdfe_top/n12872 (net)</text:p>
      <text:p text:style-name="Standard"><text:s text:c="51"/>0.001 <text:s text:c="17"/>1</text:p>
      <text:p text:style-name="Standard"><text:s text:c="2"/>u_dbe_lane_gate_u_dbe_lane_rx/u_rx_eqdfe_top/place_opt_ctmTdsLR_1_866897/B (IOAI21D1BWP240H8P57PDULVT)</text:p>
      <text:p text:style-name="Standard"><text:s text:c="62"/>0.012 <text:s text:c="13"/>1.000 <text:s text:c="4"/>0.000 <text:s text:c="5"/>0.812 f</text:p>
      <text:p text:style-name="Standard"><text:s text:c="2"/>u_dbe_lane_gate_u_dbe_lane_rx/u_rx_eqdfe_top/place_opt_ctmTdsLR_1_866897/ZN (IOAI21D1BWP240H8P57PDULVT)</text:p>
      <text:p text:style-name="Standard"><text:s text:c="62"/>0.015 <text:s text:c="13"/>1.030 <text:s text:c="4"/>0.009 <text:s text:c="5"/>0.821 r</text:p>
      <text:p text:style-name="Standard"><text:s text:c="2"/>u_dbe_lane_gate_u_dbe_lane_rx/u_rx_eqdfe_top/tmp_net121762 (net)</text:p>
      <text:p text:style-name="Standard"><text:s text:c="51"/>0.001 <text:s text:c="17"/>1</text:p>
      <text:p text:style-name="Standard"><text:s text:c="2"/>u_dbe_lane_gate_u_dbe_lane_rx/u_rx_eqdfe_top/place_opt_ctmTdsLR_2_874256/A1 (IOA22D1BWP240H8P57PDULVT)</text:p>
      <text:p text:style-name="Standard"><text:s text:c="62"/>0.015 <text:s text:c="13"/>1.000 <text:s text:c="4"/>0.000 <text:s text:c="5"/>0.821 r</text:p>
      <text:p text:style-name="Standard"><text:s text:c="2"/>u_dbe_lane_gate_u_dbe_lane_rx/u_rx_eqdfe_top/place_opt_ctmTdsLR_2_874256/ZN (IOA22D1BWP240H8P57PDULVT)</text:p>
      <text:p text:style-name="Standard"><text:s text:c="62"/>0.026 <text:s text:c="13"/>1.030 <text:s text:c="4"/>0.017 <text:s text:c="5"/>0.838 r</text:p>
      <text:p text:style-name="Standard"><text:soft-page-break/><text:s text:c="2"/>u_dbe_lane_gate_u_dbe_lane_rx/u_rx_eqdfe_top/tmp_net160444 (net)</text:p>
      <text:p text:style-name="Standard"><text:s text:c="51"/>0.001 <text:s text:c="17"/>1</text:p>
      <text:p text:style-name="Standard"><text:s text:c="2"/>u_dbe_lane_gate_u_dbe_lane_rx/u_rx_eqdfe_top/place_opt_ctmTdsLR_1_822697/B (IOA21D1BWP240H8P57PDULVT)</text:p>
      <text:p text:style-name="Standard"><text:s text:c="62"/>0.027 <text:s text:c="13"/>1.000 <text:s text:c="4"/>0.000 <text:s text:c="5"/>0.838 r</text:p>
      <text:p text:style-name="Standard"><text:s text:c="2"/>u_dbe_lane_gate_u_dbe_lane_rx/u_rx_eqdfe_top/place_opt_ctmTdsLR_1_822697/ZN (IOA21D1BWP240H8P57PDULVT)</text:p>
      <text:p text:style-name="Standard"><text:s text:c="62"/>0.014 <text:s text:c="13"/>1.030 <text:s text:c="4"/>0.016 <text:s text:c="5"/>0.854 f</text:p>
      <text:p text:style-name="Standard"><text:s text:c="2"/>u_dbe_lane_gate_u_dbe_lane_rx/u_rx_eqdfe_top/tmp_net107543 (net)</text:p>
      <text:p text:style-name="Standard"><text:s text:c="51"/>0.001 <text:s text:c="17"/>1</text:p>
      <text:p text:style-name="Standard"><text:s text:c="2"/>u_dbe_lane_gate_u_dbe_lane_rx/u_rx_eqdfe_top/place_opt_ctmTdsLR_3_630248/CI (FCICOD1BWP240H8P57PDULVT)</text:p>
      <text:p text:style-name="Standard"><text:s text:c="62"/>0.014 <text:s text:c="13"/>1.000 <text:s text:c="4"/>0.000 <text:s text:c="5"/>0.854 f</text:p>
      <text:p text:style-name="Standard"><text:s text:c="2"/>u_dbe_lane_gate_u_dbe_lane_rx/u_rx_eqdfe_top/place_opt_ctmTdsLR_3_630248/CO (FCICOD1BWP240H8P57PDULVT)</text:p>
      <text:p text:style-name="Standard"><text:s text:c="62"/>0.009 <text:s text:c="13"/>1.030 <text:s text:c="4"/>0.023 <text:s text:c="5"/>0.878 f</text:p>
      <text:p text:style-name="Standard"><text:s text:c="2"/>u_dbe_lane_gate_u_dbe_lane_rx/u_rx_eqdfe_top/n12917 (net)</text:p>
      <text:p text:style-name="Standard"><text:s text:c="51"/>0.001 <text:s text:c="17"/>1</text:p>
      <text:p text:style-name="Standard"><text:s text:c="2"/>u_dbe_lane_gate_u_dbe_lane_rx/u_rx_eqdfe_top/place_opt_ctmTdsLR_2_646073/A2 (AOI21D1BWP240H8P57PDULVT)</text:p>
      <text:p text:style-name="Standard"><text:s text:c="62"/>0.009 <text:s text:c="13"/>1.000 <text:s text:c="4"/>0.000 <text:s text:c="5"/>0.878 f</text:p>
      <text:p text:style-name="Standard"><text:s text:c="2"/>u_dbe_lane_gate_u_dbe_lane_rx/u_rx_eqdfe_top/place_opt_ctmTdsLR_2_646073/ZN (AOI21D1BWP240H8P57PDULVT)</text:p>
      <text:p text:style-name="Standard"><text:s text:c="62"/>0.015 <text:s text:c="13"/>1.030 <text:s text:c="4"/>0.014 <text:s text:c="5"/>0.892 r</text:p>
      <text:p text:style-name="Standard"><text:s text:c="2"/>u_dbe_lane_gate_u_dbe_lane_rx/u_rx_eqdfe_top/tmp_net114882 (net)</text:p>
      <text:p text:style-name="Standard"><text:s text:c="51"/>0.001 <text:s text:c="17"/>1</text:p>
      <text:p text:style-name="Standard"><text:s text:c="2"/>u_dbe_lane_gate_u_dbe_lane_rx/u_rx_eqdfe_top/place_opt_ctmTdsLR_3_646074/B (IAO21D1BWP240H8P57PDULVT)</text:p>
      <text:p text:style-name="Standard"><text:s text:c="62"/>0.015 <text:s text:c="13"/>1.000 <text:s text:c="4"/>0.000 <text:s text:c="5"/>0.892 r</text:p>
      <text:p text:style-name="Standard"><text:s text:c="2"/>u_dbe_lane_gate_u_dbe_lane_rx/u_rx_eqdfe_top/place_opt_ctmTdsLR_3_646074/ZN (IAO21D1BWP240H8P57PDULVT)</text:p>
      <text:p text:style-name="Standard"><text:s text:c="62"/>0.010 <text:s text:c="13"/>1.030 <text:s text:c="4"/>0.011 <text:s text:c="5"/>0.903 f</text:p>
      <text:p text:style-name="Standard"><text:s text:c="2"/>u_dbe_lane_gate_u_dbe_lane_rx/u_rx_eqdfe_top/n39634 (net)</text:p>
      <text:p text:style-name="Standard"><text:s text:c="51"/>0.001 <text:s text:c="17"/>1</text:p>
      <text:p text:style-name="Standard"><text:s text:c="2"/>u_dbe_lane_gate_u_dbe_lane_rx/u_rx_eqdfe_top/place_opt_ctmTdsLR_1_855933/A2 (NR2SKRD3BWP240H8P57PDULVT)</text:p>
      <text:p text:style-name="Standard"><text:s text:c="62"/>0.010 <text:s text:c="13"/>1.000 <text:s text:c="4"/>0.000 <text:s text:c="5"/>0.903 f</text:p>
      <text:p text:style-name="Standard"><text:s text:c="2"/>u_dbe_lane_gate_u_dbe_lane_rx/u_rx_eqdfe_top/place_opt_ctmTdsLR_1_855933/ZN (NR2SKRD3BWP240H8P57PDULVT)</text:p>
      <text:p text:style-name="Standard"><text:s text:c="62"/>0.010 <text:s text:c="13"/>1.030 <text:s text:c="4"/>0.010 <text:s text:c="5"/>0.913 r</text:p>
      <text:p text:style-name="Standard"><text:s text:c="2"/>u_dbe_lane_gate_u_dbe_lane_rx/u_rx_eqdfe_top/tmp_net207023 (net)</text:p>
      <text:p text:style-name="Standard"><text:s text:c="51"/>0.002 <text:s text:c="17"/>1</text:p>
      <text:p text:style-name="Standard"><text:s text:c="2"/>u_dbe_lane_gate_u_dbe_lane_rx/u_rx_eqdfe_top/place_opt_ctmTdsLR_2_855934/B2 (IOA22D4BWP240H8P57PDULVT)</text:p>
      <text:p text:style-name="Standard"><text:s text:c="62"/>0.010 <text:s text:c="13"/>1.000 <text:s text:c="4"/>0.000 <text:s text:c="5"/>0.913 r</text:p>
      <text:p text:style-name="Standard"><text:s text:c="2"/>u_dbe_lane_gate_u_dbe_lane_rx/u_rx_eqdfe_top/place_opt_ctmTdsLR_2_855934/ZN (IOA22D4BWP240H8P57PDULVT)</text:p>
      <text:p text:style-name="Standard"><text:s text:c="62"/>0.013 <text:s text:c="13"/>1.030 <text:s text:c="4"/>0.013 <text:s text:c="5"/>0.926 f</text:p>
      <text:p text:style-name="Standard"><text:s text:c="2"/>u_dbe_lane_gate_u_dbe_lane_rx/u_rx_eqdfe_top/n12964 (net)</text:p>
      <text:p text:style-name="Standard"><text:s text:c="51"/>0.003 <text:s text:c="17"/>1</text:p>
      <text:p text:style-name="Standard"><text:s text:c="2"/>u_dbe_lane_gate_u_dbe_lane_rx/u_rx_eqdfe_top/U37651/A1 (ND2SKFD6BWP240H8P57PDULVT)</text:p>
      <text:p text:style-name="Standard"><text:soft-page-break/><text:s text:c="62"/>0.013 <text:s text:c="13"/>1.000 <text:s text:c="4"/>0.000 <text:s text:c="5"/>0.927 f</text:p>
      <text:p text:style-name="Standard"><text:s text:c="2"/>u_dbe_lane_gate_u_dbe_lane_rx/u_rx_eqdfe_top/U37651/ZN (ND2SKFD6BWP240H8P57PDULVT)</text:p>
      <text:p text:style-name="Standard"><text:s text:c="62"/>0.009 <text:s text:c="13"/>1.030 <text:s text:c="4"/>0.009 <text:s text:c="5"/>0.936 r</text:p>
      <text:p text:style-name="Standard"><text:s text:c="2"/>u_dbe_lane_gate_u_dbe_lane_rx/u_rx_eqdfe_top/n40610 (net)</text:p>
      <text:p text:style-name="Standard"><text:s text:c="51"/>0.004 <text:s text:c="17"/>1</text:p>
      <text:p text:style-name="Standard"><text:s text:c="2"/>u_dbe_lane_gate_u_dbe_lane_rx/u_rx_eqdfe_top/U37809/A1 (ND2SKFD12BWP240H8P57PDULVT)</text:p>
      <text:p text:style-name="Standard"><text:s text:c="62"/>0.010 <text:s text:c="13"/>1.000 <text:s text:c="4"/>0.001 <text:s text:c="5"/>0.937 r</text:p>
      <text:p text:style-name="Standard"><text:s text:c="2"/>u_dbe_lane_gate_u_dbe_lane_rx/u_rx_eqdfe_top/U37809/ZN (ND2SKFD12BWP240H8P57PDULVT)</text:p>
      <text:p text:style-name="Standard"><text:s text:c="62"/>0.015 <text:s text:c="13"/>1.030 <text:s text:c="4"/>0.008 <text:s text:c="5"/>0.945 f</text:p>
      <text:p text:style-name="Standard"><text:s text:c="2"/>u_dbe_lane_gate_u_dbe_lane_rx/u_rx_eqdfe_top/ffe_mode_quantized_region_comb[32] (net)</text:p>
      <text:p text:style-name="Standard"><text:s text:c="51"/>0.009 <text:s text:c="17"/>5</text:p>
      <text:p text:style-name="Standard"><text:s text:c="2"/>u_dbe_lane_gate_u_dbe_lane_rx/u_rx_eqdfe_top/place_opt_HFSBUF_43_202401/I (BUFFSKFD12BWP240H8P57PDULVT)</text:p>
      <text:p text:style-name="Standard"><text:s text:c="62"/>0.024 <text:s text:c="13"/>1.000 <text:s text:c="4"/>0.008 <text:s text:c="5"/>0.952 f</text:p>
      <text:p text:style-name="Standard"><text:s text:c="2"/>u_dbe_lane_gate_u_dbe_lane_rx/u_rx_eqdfe_top/place_opt_HFSBUF_43_202401/Z (BUFFSKFD12BWP240H8P57PDULVT)</text:p>
      <text:p text:style-name="Standard"><text:s text:c="62"/>0.013 <text:s text:c="13"/>1.030 <text:s text:c="4"/>0.021 <text:s text:c="5"/>0.973 f</text:p>
      <text:p text:style-name="Standard"><text:s text:c="2"/>u_dbe_lane_gate_u_dbe_lane_rx/u_rx_eqdfe_top/place_opt_HFSNET_6092 (net)</text:p>
      <text:p text:style-name="Standard"><text:s text:c="51"/>0.026 <text:s text:c="17"/>2</text:p>
      <text:p text:style-name="Standard"><text:s text:c="2"/>u_dbe_lane_gate_u_dbe_lane_rx/u_rx_eqdfe_top/U37781/A2 (IOA21D8BWP240H8P57PDULVT)</text:p>
      <text:p text:style-name="Standard"><text:s text:c="62"/>0.054 <text:s text:c="13"/>1.000 <text:s text:c="4"/>0.026 <text:s text:c="5"/>1.000 f</text:p>
      <text:p text:style-name="Standard"><text:s text:c="2"/>u_dbe_lane_gate_u_dbe_lane_rx/u_rx_eqdfe_top/U37781/ZN (IOA21D8BWP240H8P57PDULVT)</text:p>
      <text:p text:style-name="Standard"><text:s text:c="62"/>0.037 <text:s text:c="13"/>1.030 <text:s text:c="4"/>0.035 <text:s text:c="5"/>1.035 f</text:p>
      <text:p text:style-name="Standard"><text:s text:c="2"/>u_dbe_lane_gate_u_dbe_lane_rx/u_rx_eqdfe_top/odat_rx_decoded_region47[0] (net)</text:p>
      <text:p text:style-name="Standard"><text:s text:c="51"/>0.014 <text:s text:c="17"/>1</text:p>
      <text:p text:style-name="Standard"><text:s text:c="2"/>u_dbe_lane_gate_u_dbe_lane_rx/u_rx_constellation_demapper_top/place_opt_HFSBUF_59_191438/I (BUFFD14BWP240H8P57PDULVT)</text:p>
      <text:p text:style-name="Standard"><text:s text:c="62"/>0.040 <text:s text:c="13"/>1.000 <text:s text:c="4"/>0.009 <text:s text:c="5"/>1.043 f</text:p>
      <text:p text:style-name="Standard"><text:s text:c="2"/>u_dbe_lane_gate_u_dbe_lane_rx/u_rx_constellation_demapper_top/place_opt_HFSBUF_59_191438/Z (BUFFD14BWP240H8P57PDULVT)</text:p>
      <text:p text:style-name="Standard"><text:s text:c="62"/>0.015 <text:s text:c="13"/>1.030 <text:s text:c="4"/>0.024 <text:s text:c="5"/>1.067 f</text:p>
      <text:p text:style-name="Standard"><text:s text:c="2"/>u_dbe_lane_gate_u_dbe_lane_rx/u_rx_constellation_demapper_top/place_opt_HFSNET_531 (net)</text:p>
      <text:p text:style-name="Standard"><text:s text:c="51"/>0.022 <text:s text:c="17"/>2</text:p>
      <text:p text:style-name="Standard"><text:s text:c="2"/>u_dbe_lane_gate_u_dbe_lane_rx/u_rx_constellation_demapper_top/place_opt_ctmTdsLR_2_724846/A2 (AO211D4BWP240H8P57PDULVT)</text:p>
      <text:p text:style-name="Standard"><text:s text:c="62"/>0.034 <text:s text:c="13"/>1.000 <text:s text:c="4"/>0.016 <text:s text:c="5"/>1.083 f</text:p>
      <text:p text:style-name="Standard"><text:s text:c="2"/>u_dbe_lane_gate_u_dbe_lane_rx/u_rx_constellation_demapper_top/place_opt_ctmTdsLR_2_724846/Z (AO211D4BWP240H8P57PDULVT)</text:p>
      <text:p text:style-name="Standard"><text:s text:c="62"/>0.022 <text:s text:c="13"/>1.030 <text:s text:c="4"/>0.043 <text:s text:c="5"/>1.126 f</text:p>
      <text:p text:style-name="Standard"><text:s text:c="2"/>u_dbe_lane_gate_u_dbe_lane_rx/u_rx_constellation_demapper_top/n1098 (net)</text:p>
      <text:p text:style-name="Standard"><text:s text:c="51"/>0.010 <text:s text:c="17"/>8</text:p>
      <text:p text:style-name="Standard"><text:s text:c="2"/><text:soft-page-break/>u_dbe_lane_gate_u_dbe_lane_rx/u_rx_constellation_demapper_top/place_opt_ctmTdsLR_1_707083/A1 (OAI31D1BWP240H8P57PDULVT)</text:p>
      <text:p text:style-name="Standard"><text:s text:c="62"/>0.027 <text:s text:c="13"/>1.000 <text:s text:c="4"/>0.008 <text:s text:c="5"/>1.134 f</text:p>
      <text:p text:style-name="Standard"><text:s text:c="2"/>u_dbe_lane_gate_u_dbe_lane_rx/u_rx_constellation_demapper_top/place_opt_ctmTdsLR_1_707083/ZN (OAI31D1BWP240H8P57PDULVT)</text:p>
      <text:p text:style-name="Standard"><text:s text:c="62"/>0.024 <text:s text:c="13"/>1.030 <text:s text:c="4"/>0.024 <text:s text:c="5"/>1.158 r</text:p>
      <text:p text:style-name="Standard"><text:s text:c="2"/>u_dbe_lane_gate_u_dbe_lane_rx/u_rx_constellation_demapper_top/tmp_net145223 (net)</text:p>
      <text:p text:style-name="Standard"><text:s text:c="51"/>0.001 <text:s text:c="17"/>1</text:p>
      <text:p text:style-name="Standard"><text:s text:c="2"/>u_dbe_lane_gate_u_dbe_lane_rx/u_rx_constellation_demapper_top/place_opt_ctmTdsLR_1_546952/C (OAOI211D1BWP240H8P57PDULVT)</text:p>
      <text:p text:style-name="Standard"><text:s text:c="62"/>0.025 <text:s text:c="13"/>1.000 <text:s text:c="4"/>0.000 <text:s text:c="5"/>1.158 r</text:p>
      <text:p text:style-name="Standard"><text:s text:c="2"/>u_dbe_lane_gate_u_dbe_lane_rx/u_rx_constellation_demapper_top/place_opt_ctmTdsLR_1_546952/ZN (OAOI211D1BWP240H8P57PDULVT)</text:p>
      <text:p text:style-name="Standard"><text:s text:c="62"/>0.016 <text:s text:c="13"/>1.030 <text:s text:c="4"/>0.012 <text:s text:c="5"/>1.170 f</text:p>
      <text:p text:style-name="Standard"><text:s text:c="2"/>u_dbe_lane_gate_u_dbe_lane_rx/u_rx_constellation_demapper_top/tmp_net68001 (net)</text:p>
      <text:p text:style-name="Standard"><text:s text:c="51"/>0.001 <text:s text:c="17"/>1</text:p>
      <text:p text:style-name="Standard"><text:s text:c="2"/>u_dbe_lane_gate_u_dbe_lane_rx/u_rx_constellation_demapper_top/place_opt_ctmTdsLR_1_897203/A2 (NR2D1BWP240H8P57PDULVT)</text:p>
      <text:p text:style-name="Standard"><text:s text:c="62"/>0.016 <text:s text:c="13"/>1.000 <text:s text:c="4"/>0.000 <text:s text:c="5"/>1.170 f</text:p>
      <text:p text:style-name="Standard"><text:s text:c="2"/>u_dbe_lane_gate_u_dbe_lane_rx/u_rx_constellation_demapper_top/place_opt_ctmTdsLR_1_897203/ZN (NR2D1BWP240H8P57PDULVT)</text:p>
      <text:p text:style-name="Standard"><text:s text:c="62"/>0.029 <text:s text:c="13"/>1.030 <text:s text:c="4"/>0.017 <text:s text:c="5"/>1.187 r</text:p>
      <text:p text:style-name="Standard"><text:s text:c="2"/>u_dbe_lane_gate_u_dbe_lane_rx/u_rx_constellation_demapper_top/tmp_net228667 (net)</text:p>
      <text:p text:style-name="Standard"><text:s text:c="51"/>0.001 <text:s text:c="17"/>1</text:p>
      <text:p text:style-name="Standard"><text:s text:c="2"/>u_dbe_lane_gate_u_dbe_lane_rx/u_rx_constellation_demapper_top/place_opt_ctmTdsLR_2_897204/A1 (XOR2D1BWP240H8P57PDLVT)</text:p>
      <text:p text:style-name="Standard"><text:s text:c="62"/>0.030 <text:s text:c="13"/>1.000 <text:s text:c="4"/>0.000 <text:s text:c="5"/>1.187 r</text:p>
      <text:p text:style-name="Standard"><text:s text:c="2"/>u_dbe_lane_gate_u_dbe_lane_rx/u_rx_constellation_demapper_top/place_opt_ctmTdsLR_2_897204/Z (XOR2D1BWP240H8P57PDLVT)</text:p>
      <text:p text:style-name="Standard"><text:s text:c="62"/>0.024 <text:s text:c="13"/>1.030 <text:s text:c="4"/>0.041 <text:s text:c="5"/>1.228 r</text:p>
      <text:p text:style-name="Standard"><text:s text:c="2"/>u_dbe_lane_gate_u_dbe_lane_rx/u_rx_constellation_demapper_top/n1094 (net)</text:p>
      <text:p text:style-name="Standard"><text:s text:c="51"/>0.003 <text:s text:c="17"/>3</text:p>
      <text:p text:style-name="Standard"><text:s text:c="2"/>u_dbe_lane_gate_u_dbe_lane_rx/u_rx_constellation_demapper_top/place_opt_ctmTdsLR_4_879360/C (AOAI211D1BWP240H8P57PDLVT)</text:p>
      <text:p text:style-name="Standard"><text:s text:c="62"/>0.024 <text:s text:c="13"/>1.000 <text:s text:c="4"/>0.000 <text:s text:c="5"/>1.228 r</text:p>
      <text:p text:style-name="Standard"><text:s text:c="2"/>u_dbe_lane_gate_u_dbe_lane_rx/u_rx_constellation_demapper_top/place_opt_ctmTdsLR_4_879360/ZN (AOAI211D1BWP240H8P57PDLVT)</text:p>
      <text:p text:style-name="Standard"><text:s text:c="62"/>0.027 <text:s text:c="13"/>1.030 <text:s text:c="4"/>0.024 <text:s text:c="5"/>1.252 f</text:p>
      <text:p text:style-name="Standard"><text:s text:c="2"/>u_dbe_lane_gate_u_dbe_lane_rx/u_rx_constellation_demapper_top/tmp_net219240 (net)</text:p>
      <text:p text:style-name="Standard"><text:s text:c="51"/>0.000 <text:s text:c="17"/>1</text:p>
      <text:p text:style-name="Standard"><text:s text:c="2"/>u_dbe_lane_gate_u_dbe_lane_rx/u_rx_constellation_demapper_top/place_opt_ctmTdsLR_5_879361/B (OAI21D1BWP240H8P57PDLVT)</text:p>
      <text:p text:style-name="Standard"><text:soft-page-break/><text:s text:c="62"/>0.028 <text:s text:c="13"/>1.000 <text:s text:c="4"/>0.000 <text:s text:c="5"/>1.252 f</text:p>
      <text:p text:style-name="Standard"><text:s text:c="2"/>u_dbe_lane_gate_u_dbe_lane_rx/u_rx_constellation_demapper_top/place_opt_ctmTdsLR_5_879361/ZN (OAI21D1BWP240H8P57PDLVT)</text:p>
      <text:p text:style-name="Standard"><text:s text:c="62"/>0.023 <text:s text:c="13"/>1.030 <text:s text:c="4"/>0.019 <text:s text:c="5"/>1.271 r</text:p>
      <text:p text:style-name="Standard"><text:s text:c="2"/>u_dbe_lane_gate_u_dbe_lane_rx/u_rx_constellation_demapper_top/decoded_data_nxt_r[95] (net)</text:p>
      <text:p text:style-name="Standard"><text:s text:c="51"/>0.001 <text:s text:c="17"/>1</text:p>
      <text:p text:style-name="Standard"><text:s text:c="2"/>u_dbe_lane_gate_u_dbe_lane_rx/u_rx_constellation_demapper_top/decoded_data_r_reg_95___decoded_data_r_reg_94___decoded_data_r_reg_93___decoded_data_r_reg_92___decoded_data_r_reg_91___decoded_data_r_reg_90___decoded_data_r_reg_89___decoded_data_r_reg_88_/D1 (MB8SRLSDFRPQD1BWP240H8P57PDLVT)</text:p>
      <text:p text:style-name="Standard"><text:s text:c="62"/>0.023 <text:s text:c="13"/>1.000 <text:s text:c="4"/>0.000 <text:s text:c="5"/>1.271 r</text:p>
      <text:p text:style-name="Standard"><text:s text:c="2"/>data arrival time <text:s text:c="82"/>1.271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demapper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demapper_rcc_ctrl_u_clk_gate_d0nt_touch_clk_gate/Q (CKLNQD8BWP240H8P57PDULVT)</text:p>
      <text:p text:style-name="Standard"><text:s text:c="62"/>0.000 <text:s text:c="13"/>0.960 <text:s text:c="4"/>0.000 <text:s text:c="5"/>1.047 r</text:p>
      <text:p text:style-name="Standard"><text:s text:c="2"/>u_dbe_lane_gate_rcc_clk_rx_demapper (net) <text:s text:c="7"/>0.000 <text:s text:c="16"/>25</text:p>
      <text:p text:style-name="Standard"><text:s text:c="2"/>u_dbe_lane_gate_u_dbe_lane_rx/u_rx_constellation_demapper_top/decoded_data_r_reg_95___decoded_data_r_reg_94___decoded_data_r_reg_93___decoded_data_r_reg_92___decoded_data_r_reg_91___decoded_data_r_reg_90___decoded_data_r_reg_89___decoded_data_r_reg_88_/CP (MB8SRLSDFRPQD1BWP240H8P57PDLVT)</text:p>
      <text:p text:style-name="Standard"><text:soft-page-break/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37 <text:s text:c="5"/>0.960</text:p>
      <text:p text:style-name="Standard"><text:s text:c="2"/>data required time <text:s text:c="81"/>0.960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60</text:p>
      <text:p text:style-name="Standard"><text:s text:c="2"/>data arrival time <text:s text:c="81"/>-1.271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5"/>-0.000 <text:s text:c="4"/>-0.311</text:p>
      <text:p text:style-name="Standard"><text:s text:c="2"/>slack (VIOLATED) <text:s text:c="82"/>-0.311</text:p>
      <text:p text:style-name="Standard"/>
      <text:p text:style-name="Standard"/>
      <text:p text:style-name="Standard"><text:s/>Startpoint: u_dbe_lane_gate_u_dbe_lane_rx/u_rx_eqdfe_top/usync_dfe_clk_en_sync_0__i_sync_genblk1_d0nt_touch_r_sync_d2 (rising edge-triggered flip-flop clocked by rx_block_clk)</text:p>
      <text:p text:style-name="Standard"><text:s text:c="2"/>Endpoint: u_dbe_lane_gate_u_dbe_lane_rx/u_rx_ffe_adapt_top/rx_fir_tap_unbonded_accumulator_16_reg_19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oft-page-break/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i_sync_ck_buf_d0nt_touch_ck_buf/Z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t_touch_r_sync_d2/Q (SDFSYNC1RPQD1BWP240H8P57PDULVT)</text:p>
      <text:p text:style-name="Standard"><text:s text:c="62"/>0.039 <text:s text:c="13"/>1.030 <text:s text:c="4"/>0.086 <text:s text:c="5"/>0.086 f</text:p>
      <text:p text:style-name="Standard"><text:s text:c="2"/>u_dbe_lane_gate_u_dbe_lane_rx/u_rx_eqdfe_top/n38315 (net)</text:p>
      <text:p text:style-name="Standard"><text:s text:c="51"/>0.008 <text:s text:c="17"/>7</text:p>
      <text:p text:style-name="Standard"><text:s text:c="2"/>u_dbe_lane_gate_u_dbe_lane_rx/u_rx_eqdfe_top/place_opt_HFSINV_233391_347045/I (INVSKRD5BWP240H8P57PDULVT)</text:p>
      <text:p text:style-name="Standard"><text:s text:c="62"/>0.043 <text:s text:c="13"/>1.000 <text:s text:c="4"/>0.001 <text:s text:c="5"/>0.087 f</text:p>
      <text:p text:style-name="Standard"><text:s text:c="2"/>u_dbe_lane_gate_u_dbe_lane_rx/u_rx_eqdfe_top/place_opt_HFSINV_233391_347045/ZN (INVSKRD5BWP240H8P57PDULVT)</text:p>
      <text:p text:style-name="Standard"><text:s text:c="62"/>0.016 <text:s text:c="13"/>1.030 <text:s text:c="4"/>0.018 <text:s text:c="5"/>0.105 r</text:p>
      <text:p text:style-name="Standard"><text:s text:c="2"/>u_dbe_lane_gate_u_dbe_lane_rx/u_rx_eqdfe_top/place_opt_HFSNET_11403 (net)</text:p>
      <text:p text:style-name="Standard"><text:s text:c="51"/>0.004 <text:s text:c="17"/>2</text:p>
      <text:p text:style-name="Standard"><text:s text:c="2"/>u_dbe_lane_gate_u_dbe_lane_rx/u_rx_eqdfe_top/place_opt_HFSINV_158661_346966/I (INVSKFD5BWP240H8P57PDULVT)</text:p>
      <text:p text:style-name="Standard"><text:s text:c="62"/>0.017 <text:s text:c="13"/>1.000 <text:s text:c="4"/>0.001 <text:s text:c="5"/>0.106 r</text:p>
      <text:p text:style-name="Standard"><text:s text:c="2"/>u_dbe_lane_gate_u_dbe_lane_rx/u_rx_eqdfe_top/place_opt_HFSINV_158661_346966/ZN (INVSKFD5BWP240H8P57PDULVT)</text:p>
      <text:p text:style-name="Standard"><text:s text:c="62"/>0.018 <text:s text:c="13"/>1.030 <text:s text:c="4"/>0.013 <text:s text:c="5"/>0.119 f</text:p>
      <text:p text:style-name="Standard"><text:s text:c="2"/>u_dbe_lane_gate_u_dbe_lane_rx/u_rx_eqdfe_top/place_opt_HFSNET_11323 (net)</text:p>
      <text:p text:style-name="Standard"><text:s text:c="51"/>0.014 <text:s text:c="17"/>2</text:p>
      <text:p text:style-name="Standard"><text:soft-page-break/><text:s text:c="2"/>u_dbe_lane_gate_u_dbe_lane_rx/u_rx_eqdfe_top/place_opt_ZBUF_50_inst_764361/I (BUFFD14BWP240H8P57PDULVT)</text:p>
      <text:p text:style-name="Standard"><text:s text:c="62"/>0.029 <text:s text:c="13"/>1.000 <text:s text:c="4"/>0.010 <text:s text:c="5"/>0.129 f</text:p>
      <text:p text:style-name="Standard"><text:s text:c="2"/>u_dbe_lane_gate_u_dbe_lane_rx/u_rx_eqdfe_top/place_opt_ZBUF_50_inst_764361/Z (BUFFD14BWP240H8P57PDULVT)</text:p>
      <text:p text:style-name="Standard"><text:s text:c="62"/>0.014 <text:s text:c="13"/>1.030 <text:s text:c="4"/>0.022 <text:s text:c="5"/>0.151 f</text:p>
      <text:p text:style-name="Standard"><text:s text:c="2"/>u_dbe_lane_gate_u_dbe_lane_rx/u_rx_eqdfe_top/place_opt_ZBUF_50_455 (net)</text:p>
      <text:p text:style-name="Standard"><text:s text:c="51"/>0.013 <text:s text:c="17"/>4</text:p>
      <text:p text:style-name="Standard"><text:s text:c="2"/>u_dbe_lane_gate_u_dbe_lane_rx/u_rx_eqdfe_top/place_opt_HFSINV_141173_346949/I (INVSKRD6BWP240H8P57PDULVT)</text:p>
      <text:p text:style-name="Standard"><text:s text:c="62"/>0.016 <text:s text:c="13"/>1.000 <text:s text:c="4"/>0.002 <text:s text:c="5"/>0.153 f</text:p>
      <text:p text:style-name="Standard"><text:s text:c="2"/>u_dbe_lane_gate_u_dbe_lane_rx/u_rx_eqdfe_top/place_opt_HFSINV_141173_346949/ZN (INVSKRD6BWP240H8P57PDULVT)</text:p>
      <text:p text:style-name="Standard"><text:s text:c="62"/>0.022 <text:s text:c="13"/>1.030 <text:s text:c="4"/>0.013 <text:s text:c="5"/>0.166 r</text:p>
      <text:p text:style-name="Standard"><text:s text:c="2"/>u_dbe_lane_gate_u_dbe_lane_rx/u_rx_eqdfe_top/place_opt_HFSNET_11307 (net)</text:p>
      <text:p text:style-name="Standard"><text:s text:c="51"/>0.021 <text:s text:c="17"/>6</text:p>
      <text:p text:style-name="Standard"><text:s text:c="2"/>u_dbe_lane_gate_u_dbe_lane_rx/u_rx_eqdfe_top/place_opt_HFSBUF_129820_346948/I (BUFFD10BWP240H8P57PDULVT)</text:p>
      <text:p text:style-name="Standard"><text:s text:c="62"/>0.041 <text:s text:c="13"/>1.000 <text:s text:c="4"/>0.008 <text:s text:c="5"/>0.174 r</text:p>
      <text:p text:style-name="Standard"><text:s text:c="2"/>u_dbe_lane_gate_u_dbe_lane_rx/u_rx_eqdfe_top/place_opt_HFSBUF_129820_346948/Z (BUFFD10BWP240H8P57PDULVT)</text:p>
      <text:p text:style-name="Standard"><text:s text:c="62"/>0.014 <text:s text:c="13"/>1.030 <text:s text:c="4"/>0.024 <text:s text:c="5"/>0.199 r</text:p>
      <text:p text:style-name="Standard"><text:s text:c="2"/>u_dbe_lane_gate_u_dbe_lane_rx/u_rx_eqdfe_top/place_opt_HFSNET_11306 (net)</text:p>
      <text:p text:style-name="Standard"><text:s text:c="51"/>0.014 <text:s text:c="17"/>6</text:p>
      <text:p text:style-name="Standard"><text:s text:c="2"/>u_dbe_lane_gate_u_dbe_lane_rx/u_rx_eqdfe_top/place_opt_HFSINV_128005_346944/I (INVD2BWP240H8P57PDULVT)</text:p>
      <text:p text:style-name="Standard"><text:s text:c="62"/>0.028 <text:s text:c="13"/>1.000 <text:s text:c="4"/>0.013 <text:s text:c="5"/>0.212 r</text:p>
      <text:p text:style-name="Standard"><text:s text:c="2"/>u_dbe_lane_gate_u_dbe_lane_rx/u_rx_eqdfe_top/place_opt_HFSINV_128005_346944/ZN (INVD2BWP240H8P57PDULVT)</text:p>
      <text:p text:style-name="Standard"><text:s text:c="62"/>0.054 <text:s text:c="13"/>1.030 <text:s text:c="4"/>0.039 <text:s text:c="5"/>0.251 f</text:p>
      <text:p text:style-name="Standard"><text:s text:c="2"/>u_dbe_lane_gate_u_dbe_lane_rx/u_rx_eqdfe_top/place_opt_HFSNET_11302 (net)</text:p>
      <text:p text:style-name="Standard"><text:s text:c="51"/>0.017 <text:s text:c="16"/>19</text:p>
      <text:p text:style-name="Standard"><text:s text:c="2"/>u_dbe_lane_gate_u_dbe_lane_rx/u_rx_eqdfe_top/place_opt_ctmTdsLR_2_720515/A2 (IOAI21D1BWP240H8P57PDSVT)</text:p>
      <text:p text:style-name="Standard"><text:s text:c="62"/>0.066 <text:s text:c="13"/>1.000 <text:s text:c="4"/>0.012 <text:s text:c="5"/>0.263 f</text:p>
      <text:p text:style-name="Standard"><text:s text:c="2"/>u_dbe_lane_gate_u_dbe_lane_rx/u_rx_eqdfe_top/place_opt_ctmTdsLR_2_720515/ZN (IOAI21D1BWP240H8P57PDSVT)</text:p>
      <text:p text:style-name="Standard"><text:s text:c="62"/>0.036 <text:s text:c="13"/>1.030 <text:s text:c="4"/>0.084 <text:s text:c="5"/>0.347 f</text:p>
      <text:p text:style-name="Standard"><text:s text:c="2"/>u_dbe_lane_gate_u_dbe_lane_rx/u_rx_eqdfe_top/odat_rx_quantized_err39[1] (net)</text:p>
      <text:p text:style-name="Standard"><text:s text:c="51"/>0.002 <text:s text:c="17"/>2</text:p>
      <text:p text:style-name="Standard"><text:s text:c="2"/>u_dbe_lane_gate_u_dbe_lane_rx/u_rx_ffe_adapt_top/U296/A4 (NR4D1BWP240H8P57PDSVT)</text:p>
      <text:p text:style-name="Standard"><text:s text:c="62"/>0.036 <text:s text:c="13"/>1.000 <text:s text:c="4"/>0.000 <text:s text:c="5"/>0.347 f</text:p>
      <text:p text:style-name="Standard"><text:s text:c="2"/>u_dbe_lane_gate_u_dbe_lane_rx/u_rx_ffe_adapt_top/U296/ZN (NR4D1BWP240H8P57PDSVT)</text:p>
      <text:p text:style-name="Standard"><text:s text:c="62"/>0.058 <text:s text:c="13"/>1.030 <text:s text:c="4"/>0.061 <text:s text:c="5"/>0.408 r</text:p>
      <text:p text:style-name="Standard"><text:s text:c="2"/>u_dbe_lane_gate_u_dbe_lane_rx/u_rx_ffe_adapt_top/n290_CDR4 (net)</text:p>
      <text:p text:style-name="Standard"><text:s text:c="51"/>0.001 <text:s text:c="17"/>1</text:p>
      <text:p text:style-name="Standard"><text:s text:c="2"/>u_dbe_lane_gate_u_dbe_lane_rx/u_rx_ffe_adapt_top/U24125/A1 (AN2D1BWP240H8P57PDSVT)</text:p>
      <text:p text:style-name="Standard"><text:s text:c="62"/>0.059 <text:s text:c="13"/>1.000 <text:s text:c="4"/>0.000 <text:s text:c="5"/>0.408 r</text:p>
      <text:p text:style-name="Standard"><text:s text:c="2"/>u_dbe_lane_gate_u_dbe_lane_rx/u_rx_ffe_adapt_top/U24125/Z (AN2D1BWP240H8P57PDSVT)</text:p>
      <text:p text:style-name="Standard"><text:s text:c="62"/>0.039 <text:s text:c="13"/>1.030 <text:s text:c="4"/>0.074 <text:s text:c="5"/>0.482 r</text:p>
      <text:p text:style-name="Standard"><text:s text:c="2"/>u_dbe_lane_gate_u_dbe_lane_rx/u_rx_ffe_adapt_top/n4313 (net)</text:p>
      <text:p text:style-name="Standard"><text:soft-page-break/><text:s text:c="51"/>0.003 <text:s text:c="17"/>2</text:p>
      <text:p text:style-name="Standard"><text:s text:c="2"/>u_dbe_lane_gate_u_dbe_lane_rx/u_rx_ffe_adapt_top/place_opt_HFSINV_139_40097/I (INVD1BWP240H8P57PDULVT)</text:p>
      <text:p text:style-name="Standard"><text:s text:c="62"/>0.040 <text:s text:c="13"/>1.000 <text:s text:c="4"/>0.001 <text:s text:c="5"/>0.483 r</text:p>
      <text:p text:style-name="Standard"><text:s text:c="2"/>u_dbe_lane_gate_u_dbe_lane_rx/u_rx_ffe_adapt_top/place_opt_HFSINV_139_40097/ZN (INVD1BWP240H8P57PDULVT)</text:p>
      <text:p text:style-name="Standard"><text:s text:c="62"/>0.011 <text:s text:c="13"/>1.030 <text:s text:c="4"/>0.014 <text:s text:c="5"/>0.497 f</text:p>
      <text:p text:style-name="Standard"><text:s text:c="2"/>u_dbe_lane_gate_u_dbe_lane_rx/u_rx_ffe_adapt_top/place_opt_HFSNET_4732 (net)</text:p>
      <text:p text:style-name="Standard"><text:s text:c="51"/>0.000 <text:s text:c="17"/>1</text:p>
      <text:p text:style-name="Standard"><text:s text:c="2"/>u_dbe_lane_gate_u_dbe_lane_rx/u_rx_ffe_adapt_top/U250/A1 (AOI22D1BWP240H8P57PDLVT)</text:p>
      <text:p text:style-name="Standard"><text:s text:c="62"/>0.011 <text:s text:c="13"/>1.000 <text:s text:c="4"/>0.000 <text:s text:c="5"/>0.497 f</text:p>
      <text:p text:style-name="Standard"><text:s text:c="2"/>u_dbe_lane_gate_u_dbe_lane_rx/u_rx_ffe_adapt_top/U250/ZN (AOI22D1BWP240H8P57PDLVT)</text:p>
      <text:p text:style-name="Standard"><text:s text:c="62"/>0.083 <text:s text:c="13"/>1.030 <text:s text:c="4"/>0.053 <text:s text:c="5"/>0.550 r</text:p>
      <text:p text:style-name="Standard"><text:s text:c="2"/>u_dbe_lane_gate_u_dbe_lane_rx/u_rx_ffe_adapt_top/n280_CDR5 (net)</text:p>
      <text:p text:style-name="Standard"><text:s text:c="51"/>0.005 <text:s text:c="17"/>1</text:p>
      <text:p text:style-name="Standard"><text:s text:c="2"/>u_dbe_lane_gate_u_dbe_lane_rx/u_rx_ffe_adapt_top/U34969/A3 (ND3D1BWP240H8P57PDULVT)</text:p>
      <text:p text:style-name="Standard"><text:s text:c="62"/>0.084 <text:s text:c="13"/>1.000 <text:s text:c="4"/>0.001 <text:s text:c="5"/>0.551 r</text:p>
      <text:p text:style-name="Standard"><text:s text:c="2"/>u_dbe_lane_gate_u_dbe_lane_rx/u_rx_ffe_adapt_top/U34969/ZN (ND3D1BWP240H8P57PDULVT)</text:p>
      <text:p text:style-name="Standard"><text:s text:c="62"/>0.025 <text:s text:c="13"/>1.030 <text:s text:c="4"/>0.029 <text:s text:c="5"/>0.580 f</text:p>
      <text:p text:style-name="Standard"><text:s text:c="2"/>u_dbe_lane_gate_u_dbe_lane_rx/u_rx_ffe_adapt_top/n10423_CDR5 (net)</text:p>
      <text:p text:style-name="Standard"><text:s text:c="51"/>0.001 <text:s text:c="17"/>1</text:p>
      <text:p text:style-name="Standard"><text:s text:c="2"/>u_dbe_lane_gate_u_dbe_lane_rx/u_rx_ffe_adapt_top/place_opt_ctmTdsLR_2_923022/B1 (INR4D1BWP240H8P57PDULVT)</text:p>
      <text:p text:style-name="Standard"><text:s text:c="62"/>0.025 <text:s text:c="13"/>1.000 <text:s text:c="4"/>0.000 <text:s text:c="5"/>0.580 f</text:p>
      <text:p text:style-name="Standard"><text:s text:c="2"/>u_dbe_lane_gate_u_dbe_lane_rx/u_rx_ffe_adapt_top/place_opt_ctmTdsLR_2_923022/ZN (INR4D1BWP240H8P57PDULVT)</text:p>
      <text:p text:style-name="Standard"><text:s text:c="62"/>0.033 <text:s text:c="13"/>1.030 <text:s text:c="4"/>0.026 <text:s text:c="5"/>0.607 r</text:p>
      <text:p text:style-name="Standard"><text:s text:c="2"/>u_dbe_lane_gate_u_dbe_lane_rx/u_rx_ffe_adapt_top/n72385_CDR5 (net)</text:p>
      <text:p text:style-name="Standard"><text:s text:c="51"/>0.001 <text:s text:c="17"/>1</text:p>
      <text:p text:style-name="Standard"><text:s text:c="2"/>u_dbe_lane_gate_u_dbe_lane_rx/u_rx_ffe_adapt_top/U1234/A2 (ND2D2BWP240H8P57PDULVT)</text:p>
      <text:p text:style-name="Standard"><text:s text:c="62"/>0.034 <text:s text:c="13"/>1.000 <text:s text:c="4"/>0.000 <text:s text:c="5"/>0.607 r</text:p>
      <text:p text:style-name="Standard"><text:s text:c="2"/>u_dbe_lane_gate_u_dbe_lane_rx/u_rx_ffe_adapt_top/U1234/ZN (ND2D2BWP240H8P57PDULVT)</text:p>
      <text:p text:style-name="Standard"><text:s text:c="62"/>0.013 <text:s text:c="13"/>1.030 <text:s text:c="4"/>0.015 <text:s text:c="5"/>0.622 f</text:p>
      <text:p text:style-name="Standard"><text:s text:c="2"/>u_dbe_lane_gate_u_dbe_lane_rx/u_rx_ffe_adapt_top/n72217 (net)</text:p>
      <text:p text:style-name="Standard"><text:s text:c="51"/>0.001 <text:s text:c="17"/>1</text:p>
      <text:p text:style-name="Standard"><text:s text:c="2"/>u_dbe_lane_gate_u_dbe_lane_rx/u_rx_ffe_adapt_top/U1439/A1 (ND2D4BWP240H8P57PDULVT)</text:p>
      <text:p text:style-name="Standard"><text:s text:c="62"/>0.013 <text:s text:c="13"/>1.000 <text:s text:c="4"/>0.000 <text:s text:c="5"/>0.622 f</text:p>
      <text:p text:style-name="Standard"><text:s text:c="2"/>u_dbe_lane_gate_u_dbe_lane_rx/u_rx_ffe_adapt_top/U1439/ZN (ND2D4BWP240H8P57PDULVT)</text:p>
      <text:p text:style-name="Standard"><text:s text:c="62"/>0.007 <text:s text:c="13"/>1.030 <text:s text:c="4"/>0.008 <text:s text:c="5"/>0.630 r</text:p>
      <text:p text:style-name="Standard"><text:s text:c="2"/>u_dbe_lane_gate_u_dbe_lane_rx/u_rx_ffe_adapt_top/n70536 (net)</text:p>
      <text:p text:style-name="Standard"><text:s text:c="51"/>0.002 <text:s text:c="17"/>1</text:p>
      <text:p text:style-name="Standard"><text:s text:c="2"/>u_dbe_lane_gate_u_dbe_lane_rx/u_rx_ffe_adapt_top/U40876/I (INVSKFD8BWP240H8P57PDULVT)</text:p>
      <text:p text:style-name="Standard"><text:s text:c="62"/>0.007 <text:s text:c="13"/>1.000 <text:s text:c="4"/>0.000 <text:s text:c="5"/>0.631 r</text:p>
      <text:p text:style-name="Standard"><text:soft-page-break/><text:s text:c="2"/>u_dbe_lane_gate_u_dbe_lane_rx/u_rx_ffe_adapt_top/U40876/ZN (INVSKFD8BWP240H8P57PDULVT)</text:p>
      <text:p text:style-name="Standard"><text:s text:c="62"/>0.005 <text:s text:c="13"/>1.030 <text:s text:c="4"/>0.006 <text:s text:c="5"/>0.637 f</text:p>
      <text:p text:style-name="Standard"><text:s text:c="2"/>u_dbe_lane_gate_u_dbe_lane_rx/u_rx_ffe_adapt_top/n510 (net)</text:p>
      <text:p text:style-name="Standard"><text:s text:c="51"/>0.005 <text:s text:c="17"/>2</text:p>
      <text:p text:style-name="Standard"><text:s text:c="2"/>u_dbe_lane_gate_u_dbe_lane_rx/u_rx_ffe_adapt_top/U1430/B (OIAI21D4BWP240H8P57PDULVT)</text:p>
      <text:p text:style-name="Standard"><text:s text:c="62"/>0.005 <text:s text:c="13"/>1.000 <text:s text:c="4"/>0.000 <text:s text:c="5"/>0.637 f</text:p>
      <text:p text:style-name="Standard"><text:s text:c="2"/>u_dbe_lane_gate_u_dbe_lane_rx/u_rx_ffe_adapt_top/U1430/ZN (OIAI21D4BWP240H8P57PDULVT)</text:p>
      <text:p text:style-name="Standard"><text:s text:c="62"/>0.014 <text:s text:c="13"/>1.030 <text:s text:c="4"/>0.017 <text:s text:c="5"/>0.654 f</text:p>
      <text:p text:style-name="Standard"><text:s text:c="2"/>u_dbe_lane_gate_u_dbe_lane_rx/u_rx_ffe_adapt_top/n72216 (net)</text:p>
      <text:p text:style-name="Standard"><text:s text:c="51"/>0.003 <text:s text:c="17"/>1</text:p>
      <text:p text:style-name="Standard"><text:s text:c="2"/>u_dbe_lane_gate_u_dbe_lane_rx/u_rx_ffe_adapt_top/place_opt_HFSINV_572_292492/I (INVSKRD10BWP240H8P57PDULVT)</text:p>
      <text:p text:style-name="Standard"><text:s text:c="62"/>0.015 <text:s text:c="13"/>1.000 <text:s text:c="4"/>0.000 <text:s text:c="5"/>0.654 f</text:p>
      <text:p text:style-name="Standard"><text:s text:c="2"/>u_dbe_lane_gate_u_dbe_lane_rx/u_rx_ffe_adapt_top/place_opt_HFSINV_572_292492/ZN (INVSKRD10BWP240H8P57PDULVT)</text:p>
      <text:p text:style-name="Standard"><text:s text:c="62"/>0.014 <text:s text:c="13"/>1.030 <text:s text:c="4"/>0.010 <text:s text:c="5"/>0.665 r</text:p>
      <text:p text:style-name="Standard"><text:s text:c="2"/>u_dbe_lane_gate_u_dbe_lane_rx/u_rx_ffe_adapt_top/place_opt_HFSNET_36966 (net)</text:p>
      <text:p text:style-name="Standard"><text:s text:c="51"/>0.020 <text:s text:c="17"/>1</text:p>
      <text:p text:style-name="Standard"><text:s text:c="2"/>u_dbe_lane_gate_u_dbe_lane_rx/u_rx_ffe_adapt_top/place_opt_HFSBUF_521_292491/I (BUFFSKRD16BWP240H8P57PDULVT)</text:p>
      <text:p text:style-name="Standard"><text:s text:c="62"/>0.034 <text:s text:c="13"/>1.000 <text:s text:c="4"/>0.015 <text:s text:c="5"/>0.679 r</text:p>
      <text:p text:style-name="Standard"><text:s text:c="2"/>u_dbe_lane_gate_u_dbe_lane_rx/u_rx_ffe_adapt_top/place_opt_HFSBUF_521_292491/Z (BUFFSKRD16BWP240H8P57PDULVT)</text:p>
      <text:p text:style-name="Standard"><text:s text:c="62"/>0.014 <text:s text:c="13"/>1.030 <text:s text:c="4"/>0.022 <text:s text:c="5"/>0.701 r</text:p>
      <text:p text:style-name="Standard"><text:s text:c="2"/>u_dbe_lane_gate_u_dbe_lane_rx/u_rx_ffe_adapt_top/place_opt_HFSNET_36965 (net)</text:p>
      <text:p text:style-name="Standard"><text:s text:c="51"/>0.024 <text:s text:c="17"/>1</text:p>
      <text:p text:style-name="Standard"><text:s text:c="2"/>u_dbe_lane_gate_u_dbe_lane_rx/u_rx_ffe_adapt_top/place_opt_HFSINV_464_292490/I (INVSKFD10BWP240H8P57PDULVT)</text:p>
      <text:p text:style-name="Standard"><text:s text:c="62"/>0.038 <text:s text:c="13"/>1.000 <text:s text:c="4"/>0.017 <text:s text:c="5"/>0.719 r</text:p>
      <text:p text:style-name="Standard"><text:s text:c="2"/>u_dbe_lane_gate_u_dbe_lane_rx/u_rx_ffe_adapt_top/place_opt_HFSINV_464_292490/ZN (INVSKFD10BWP240H8P57PDULVT)</text:p>
      <text:p text:style-name="Standard"><text:s text:c="62"/>0.018 <text:s text:c="13"/>1.030 <text:s text:c="4"/>0.016 <text:s text:c="5"/>0.734 f</text:p>
      <text:p text:style-name="Standard"><text:s text:c="2"/>u_dbe_lane_gate_u_dbe_lane_rx/u_rx_ffe_adapt_top/place_opt_HFSNET_36964 (net)</text:p>
      <text:p text:style-name="Standard"><text:s text:c="51"/>0.013 <text:s text:c="17"/>3</text:p>
      <text:p text:style-name="Standard"><text:s text:c="2"/>u_dbe_lane_gate_u_dbe_lane_rx/u_rx_ffe_adapt_top/place_opt_HFSBUF_393_292489/I (BUFFSKFD8BWP240H8P57PDULVT)</text:p>
      <text:p text:style-name="Standard"><text:s text:c="62"/>0.024 <text:s text:c="13"/>1.000 <text:s text:c="4"/>0.009 <text:s text:c="5"/>0.743 f</text:p>
      <text:p text:style-name="Standard"><text:s text:c="2"/>u_dbe_lane_gate_u_dbe_lane_rx/u_rx_ffe_adapt_top/place_opt_HFSBUF_393_292489/Z (BUFFSKFD8BWP240H8P57PDULVT)</text:p>
      <text:p text:style-name="Standard"><text:s text:c="62"/>0.013 <text:s text:c="13"/>1.030 <text:s text:c="4"/>0.022 <text:s text:c="5"/>0.764 f</text:p>
      <text:p text:style-name="Standard"><text:s text:c="2"/>u_dbe_lane_gate_u_dbe_lane_rx/u_rx_ffe_adapt_top/place_opt_HFSNET_36963 (net)</text:p>
      <text:p text:style-name="Standard"><text:s text:c="51"/>0.014 <text:s text:c="17"/>5</text:p>
      <text:p text:style-name="Standard"><text:s text:c="2"/>u_dbe_lane_gate_u_dbe_lane_rx/u_rx_ffe_adapt_top/U28102/A2 (ND2OPTPAD12BWP240H8P57PDULVT)</text:p>
      <text:p text:style-name="Standard"><text:s text:c="62"/>0.015 <text:s text:c="13"/>1.000 <text:s text:c="4"/>0.002 <text:s text:c="5"/>0.766 f</text:p>
      <text:p text:style-name="Standard"><text:s text:c="2"/>u_dbe_lane_gate_u_dbe_lane_rx/u_rx_ffe_adapt_top/U28102/ZN (ND2OPTPAD12BWP240H8P57PDULVT)</text:p>
      <text:p text:style-name="Standard"><text:s text:c="62"/>0.009 <text:s text:c="13"/>1.030 <text:s text:c="4"/>0.010 <text:s text:c="5"/>0.776 r</text:p>
      <text:p text:style-name="Standard"><text:s text:c="2"/>u_dbe_lane_gate_u_dbe_lane_rx/u_rx_ffe_adapt_top/n39400 (net)</text:p>
      <text:p text:style-name="Standard"><text:soft-page-break/><text:s text:c="51"/>0.006 <text:s text:c="17"/>4</text:p>
      <text:p text:style-name="Standard"><text:s text:c="2"/>u_dbe_lane_gate_u_dbe_lane_rx/u_rx_ffe_adapt_top/place_opt_HFSBUF_686_311068/I (BUFFD12BWP240H8P57PDULVT)</text:p>
      <text:p text:style-name="Standard"><text:s text:c="62"/>0.010 <text:s text:c="13"/>1.000 <text:s text:c="4"/>0.001 <text:s text:c="5"/>0.777 r</text:p>
      <text:p text:style-name="Standard"><text:s text:c="2"/>u_dbe_lane_gate_u_dbe_lane_rx/u_rx_ffe_adapt_top/place_opt_HFSBUF_686_311068/Z (BUFFD12BWP240H8P57PDULVT)</text:p>
      <text:p text:style-name="Standard"><text:s text:c="62"/>0.012 <text:s text:c="13"/>1.030 <text:s text:c="4"/>0.016 <text:s text:c="5"/>0.793 r</text:p>
      <text:p text:style-name="Standard"><text:s text:c="2"/>u_dbe_lane_gate_u_dbe_lane_rx/u_rx_ffe_adapt_top/place_opt_HFSNET_39780 (net)</text:p>
      <text:p text:style-name="Standard"><text:s text:c="51"/>0.012 <text:s text:c="16"/>16</text:p>
      <text:p text:style-name="Standard"><text:s text:c="2"/>u_dbe_lane_gate_u_dbe_lane_rx/u_rx_ffe_adapt_top/place_opt_ctmTdsLR_1_817762/I1 (MUX2D3BWP240H8P57PDULVT)</text:p>
      <text:p text:style-name="Standard"><text:s text:c="62"/>0.012 <text:s text:c="13"/>1.000 <text:s text:c="4"/>0.001 <text:s text:c="5"/>0.794 r</text:p>
      <text:p text:style-name="Standard"><text:s text:c="2"/>u_dbe_lane_gate_u_dbe_lane_rx/u_rx_ffe_adapt_top/place_opt_ctmTdsLR_1_817762/Z (MUX2D3BWP240H8P57PDULVT)</text:p>
      <text:p text:style-name="Standard"><text:s text:c="62"/>0.023 <text:s text:c="13"/>1.030 <text:s text:c="4"/>0.029 <text:s text:c="5"/>0.822 r</text:p>
      <text:p text:style-name="Standard"><text:s text:c="2"/>u_dbe_lane_gate_u_dbe_lane_rx/u_rx_ffe_adapt_top/n45631 (net)</text:p>
      <text:p text:style-name="Standard"><text:s text:c="51"/>0.007 <text:s text:c="17"/>9</text:p>
      <text:p text:style-name="Standard"><text:s text:c="2"/>u_dbe_lane_gate_u_dbe_lane_rx/u_rx_ffe_adapt_top/U640/B1 (AOI22D1BWP240H8P57PDULVT)</text:p>
      <text:p text:style-name="Standard"><text:s text:c="62"/>0.024 <text:s text:c="13"/>1.000 <text:s text:c="4"/>0.003 <text:s text:c="5"/>0.826 r</text:p>
      <text:p text:style-name="Standard"><text:s text:c="2"/>u_dbe_lane_gate_u_dbe_lane_rx/u_rx_ffe_adapt_top/U640/ZN (AOI22D1BWP240H8P57PDULVT)</text:p>
      <text:p text:style-name="Standard"><text:s text:c="62"/>0.018 <text:s text:c="13"/>1.030 <text:s text:c="4"/>0.016 <text:s text:c="5"/>0.842 f</text:p>
      <text:p text:style-name="Standard"><text:s text:c="2"/>u_dbe_lane_gate_u_dbe_lane_rx/u_rx_ffe_adapt_top/n551 (net)</text:p>
      <text:p text:style-name="Standard"><text:s text:c="51"/>0.000 <text:s text:c="17"/>1</text:p>
      <text:p text:style-name="Standard"><text:s text:c="2"/>u_dbe_lane_gate_u_dbe_lane_rx/u_rx_ffe_adapt_top/U37913/A1 (ND2D1BWP240H8P57PDULVT)</text:p>
      <text:p text:style-name="Standard"><text:s text:c="62"/>0.018 <text:s text:c="13"/>1.000 <text:s text:c="4"/>0.000 <text:s text:c="5"/>0.842 f</text:p>
      <text:p text:style-name="Standard"><text:s text:c="2"/>u_dbe_lane_gate_u_dbe_lane_rx/u_rx_ffe_adapt_top/U37913/ZN (ND2D1BWP240H8P57PDULVT)</text:p>
      <text:p text:style-name="Standard"><text:s text:c="62"/>0.025 <text:s text:c="13"/>1.030 <text:s text:c="4"/>0.023 <text:s text:c="5"/>0.865 r</text:p>
      <text:p text:style-name="Standard"><text:s text:c="2"/>u_dbe_lane_gate_u_dbe_lane_rx/u_rx_ffe_adapt_top/n45521 (net)</text:p>
      <text:p text:style-name="Standard"><text:s text:c="51"/>0.003 <text:s text:c="17"/>4</text:p>
      <text:p text:style-name="Standard"><text:s text:c="2"/>u_dbe_lane_gate_u_dbe_lane_rx/u_rx_ffe_adapt_top/U679/A1 (OAI22OPTPAD4BWP240H8P57PDULVT)</text:p>
      <text:p text:style-name="Standard"><text:s text:c="62"/>0.026 <text:s text:c="13"/>1.000 <text:s text:c="4"/>0.000 <text:s text:c="5"/>0.865 r</text:p>
      <text:p text:style-name="Standard"><text:s text:c="2"/>u_dbe_lane_gate_u_dbe_lane_rx/u_rx_ffe_adapt_top/U679/ZN (OAI22OPTPAD4BWP240H8P57PDULVT)</text:p>
      <text:p text:style-name="Standard"><text:s text:c="62"/>0.022 <text:s text:c="13"/>1.030 <text:s text:c="4"/>0.015 <text:s text:c="5"/>0.880 f</text:p>
      <text:p text:style-name="Standard"><text:s text:c="2"/>u_dbe_lane_gate_u_dbe_lane_rx/u_rx_ffe_adapt_top/n45508 (net)</text:p>
      <text:p text:style-name="Standard"><text:s text:c="51"/>0.002 <text:s text:c="17"/>2</text:p>
      <text:p text:style-name="Standard"><text:s text:c="2"/>u_dbe_lane_gate_u_dbe_lane_rx/u_rx_ffe_adapt_top/U687/A1 (OAI21SKFD3BWP240H8P57PDULVT)</text:p>
      <text:p text:style-name="Standard"><text:s text:c="62"/>0.022 <text:s text:c="13"/>1.000 <text:s text:c="4"/>0.000 <text:s text:c="5"/>0.880 f</text:p>
      <text:p text:style-name="Standard"><text:s text:c="2"/>u_dbe_lane_gate_u_dbe_lane_rx/u_rx_ffe_adapt_top/U687/ZN (OAI21SKFD3BWP240H8P57PDULVT)</text:p>
      <text:p text:style-name="Standard"><text:s text:c="62"/>0.024 <text:s text:c="13"/>1.030 <text:s text:c="4"/>0.019 <text:s text:c="5"/>0.899 r</text:p>
      <text:p text:style-name="Standard"><text:s text:c="2"/>u_dbe_lane_gate_u_dbe_lane_rx/u_rx_ffe_adapt_top/n45475 (net)</text:p>
      <text:p text:style-name="Standard"><text:s text:c="51"/>0.002 <text:s text:c="17"/>2</text:p>
      <text:p text:style-name="Standard"><text:s text:c="2"/>u_dbe_lane_gate_u_dbe_lane_rx/u_rx_ffe_adapt_top/U41023/A2 (OR2D8BWP240H8P57PDULVT)</text:p>
      <text:p text:style-name="Standard"><text:s text:c="62"/>0.024 <text:s text:c="13"/>1.000 <text:s text:c="4"/>0.000 <text:s text:c="5"/>0.899 r</text:p>
      <text:p text:style-name="Standard"><text:soft-page-break/><text:s text:c="2"/>u_dbe_lane_gate_u_dbe_lane_rx/u_rx_ffe_adapt_top/U41023/Z (OR2D8BWP240H8P57PDULVT)</text:p>
      <text:p text:style-name="Standard"><text:s text:c="62"/>0.008 <text:s text:c="13"/>1.030 <text:s text:c="4"/>0.022 <text:s text:c="5"/>0.921 r</text:p>
      <text:p text:style-name="Standard"><text:s text:c="2"/>u_dbe_lane_gate_u_dbe_lane_rx/u_rx_ffe_adapt_top/n11028 (net)</text:p>
      <text:p text:style-name="Standard"><text:s text:c="51"/>0.006 <text:s text:c="17"/>2</text:p>
      <text:p text:style-name="Standard"><text:s text:c="2"/>u_dbe_lane_gate_u_dbe_lane_rx/u_rx_ffe_adapt_top/place_opt_HFSINV_533_306239/I (INVD8BWP240H8P57PDLVT)</text:p>
      <text:p text:style-name="Standard"><text:s text:c="62"/>0.009 <text:s text:c="13"/>1.000 <text:s text:c="4"/>0.001 <text:s text:c="5"/>0.922 r</text:p>
      <text:p text:style-name="Standard"><text:s text:c="2"/>u_dbe_lane_gate_u_dbe_lane_rx/u_rx_ffe_adapt_top/place_opt_HFSINV_533_306239/ZN (INVD8BWP240H8P57PDLVT)</text:p>
      <text:p text:style-name="Standard"><text:s text:c="62"/>0.016 <text:s text:c="13"/>1.030 <text:s text:c="4"/>0.011 <text:s text:c="5"/>0.933 f</text:p>
      <text:p text:style-name="Standard"><text:s text:c="2"/>u_dbe_lane_gate_u_dbe_lane_rx/u_rx_ffe_adapt_top/place_opt_HFSNET_38686 (net)</text:p>
      <text:p text:style-name="Standard"><text:s text:c="51"/>0.014 <text:s text:c="16"/>14</text:p>
      <text:p text:style-name="Standard"><text:s text:c="2"/>u_dbe_lane_gate_u_dbe_lane_rx/u_rx_ffe_adapt_top/U56268/A1 (ND2D1BWP240H8P57PDSVT)</text:p>
      <text:p text:style-name="Standard"><text:s text:c="62"/>0.021 <text:s text:c="13"/>1.000 <text:s text:c="4"/>0.006 <text:s text:c="5"/>0.939 f</text:p>
      <text:p text:style-name="Standard"><text:s text:c="2"/>u_dbe_lane_gate_u_dbe_lane_rx/u_rx_ffe_adapt_top/U56268/ZN (ND2D1BWP240H8P57PDSVT)</text:p>
      <text:p text:style-name="Standard"><text:s text:c="62"/>0.038 <text:s text:c="13"/>1.030 <text:s text:c="4"/>0.044 <text:s text:c="5"/>0.983 r</text:p>
      <text:p text:style-name="Standard"><text:s text:c="2"/>u_dbe_lane_gate_u_dbe_lane_rx/u_rx_ffe_adapt_top/n48605 (net)</text:p>
      <text:p text:style-name="Standard"><text:s text:c="51"/>0.004 <text:s text:c="17"/>3</text:p>
      <text:p text:style-name="Standard"><text:s text:c="2"/>u_dbe_lane_gate_u_dbe_lane_rx/u_rx_ffe_adapt_top/U56277/A2 (OAI21SKRD2BWP240H8P57PDULVT)</text:p>
      <text:p text:style-name="Standard"><text:s text:c="62"/>0.041 <text:s text:c="13"/>1.000 <text:s text:c="4"/>0.000 <text:s text:c="5"/>0.983 r</text:p>
      <text:p text:style-name="Standard"><text:s text:c="2"/>u_dbe_lane_gate_u_dbe_lane_rx/u_rx_ffe_adapt_top/U56277/ZN (OAI21SKRD2BWP240H8P57PDULVT)</text:p>
      <text:p text:style-name="Standard"><text:s text:c="62"/>0.026 <text:s text:c="13"/>1.030 <text:s text:c="4"/>0.030 <text:s text:c="5"/>1.013 f</text:p>
      <text:p text:style-name="Standard"><text:s text:c="2"/>u_dbe_lane_gate_u_dbe_lane_rx/u_rx_ffe_adapt_top/n48609 (net)</text:p>
      <text:p text:style-name="Standard"><text:s text:c="51"/>0.002 <text:s text:c="17"/>2</text:p>
      <text:p text:style-name="Standard"><text:s text:c="2"/>u_dbe_lane_gate_u_dbe_lane_rx/u_rx_ffe_adapt_top/place_opt_ctmTdsLR_1_909985/B1 (IND2D2BWP240H8P57PDLVT)</text:p>
      <text:p text:style-name="Standard"><text:s text:c="62"/>0.027 <text:s text:c="13"/>1.000 <text:s text:c="4"/>0.000 <text:s text:c="5"/>1.014 f</text:p>
      <text:p text:style-name="Standard"><text:s text:c="2"/>u_dbe_lane_gate_u_dbe_lane_rx/u_rx_ffe_adapt_top/place_opt_ctmTdsLR_1_909985/ZN (IND2D2BWP240H8P57PDLVT)</text:p>
      <text:p text:style-name="Standard"><text:s text:c="62"/>0.009 <text:s text:c="13"/>1.030 <text:s text:c="4"/>0.013 <text:s text:c="5"/>1.026 r</text:p>
      <text:p text:style-name="Standard"><text:s text:c="2"/>u_dbe_lane_gate_u_dbe_lane_rx/u_rx_ffe_adapt_top/tmp_net235246 (net)</text:p>
      <text:p text:style-name="Standard"><text:s text:c="51"/>0.001 <text:s text:c="17"/>1</text:p>
      <text:p text:style-name="Standard"><text:s text:c="2"/>u_dbe_lane_gate_u_dbe_lane_rx/u_rx_ffe_adapt_top/place_opt_ctmTdsLR_2_909986/A1 (IAO21D2BWP240H8P57PDULVT)</text:p>
      <text:p text:style-name="Standard"><text:s text:c="62"/>0.010 <text:s text:c="13"/>1.000 <text:s text:c="4"/>0.000 <text:s text:c="5"/>1.026 r</text:p>
      <text:p text:style-name="Standard"><text:s text:c="2"/>u_dbe_lane_gate_u_dbe_lane_rx/u_rx_ffe_adapt_top/place_opt_ctmTdsLR_2_909986/ZN (IAO21D2BWP240H8P57PDULVT)</text:p>
      <text:p text:style-name="Standard"><text:s text:c="62"/>0.014 <text:s text:c="13"/>1.030 <text:s text:c="4"/>0.019 <text:s text:c="5"/>1.045 r</text:p>
      <text:p text:style-name="Standard"><text:s text:c="2"/>u_dbe_lane_gate_u_dbe_lane_rx/u_rx_ffe_adapt_top/n48627 (net)</text:p>
      <text:p text:style-name="Standard"><text:s text:c="51"/>0.001 <text:s text:c="17"/>2</text:p>
      <text:p text:style-name="Standard"><text:s text:c="2"/>u_dbe_lane_gate_u_dbe_lane_rx/u_rx_ffe_adapt_top/place_opt_ctmTdsLR_2_901942/A1 (IOAI21D2BWP240H8P57PDULVT)</text:p>
      <text:p text:style-name="Standard"><text:s text:c="62"/>0.014 <text:s text:c="13"/>1.000 <text:s text:c="4"/>0.000 <text:s text:c="5"/>1.045 r</text:p>
      <text:p text:style-name="Standard"><text:s text:c="2"/>u_dbe_lane_gate_u_dbe_lane_rx/u_rx_ffe_adapt_top/place_opt_ctmTdsLR_2_901942/ZN (IOAI21D2BWP240H8P57PDULVT)</text:p>
      <text:p text:style-name="Standard"><text:s text:c="62"/>0.015 <text:s text:c="13"/>1.030 <text:s text:c="4"/>0.013 <text:s text:c="5"/>1.058 f</text:p>
      <text:p text:style-name="Standard"><text:s text:c="2"/>u_dbe_lane_gate_u_dbe_lane_rx/u_rx_ffe_adapt_top/n45435 (net)</text:p>
      <text:p text:style-name="Standard"><text:soft-page-break/><text:s text:c="51"/>0.001 <text:s text:c="17"/>2</text:p>
      <text:p text:style-name="Standard"><text:s text:c="2"/>u_dbe_lane_gate_u_dbe_lane_rx/u_rx_ffe_adapt_top/U56381/A1 (AOI21SKFD2BWP240H8P57PDULVT)</text:p>
      <text:p text:style-name="Standard"><text:s text:c="62"/>0.015 <text:s text:c="13"/>1.000 <text:s text:c="4"/>0.000 <text:s text:c="5"/>1.058 f</text:p>
      <text:p text:style-name="Standard"><text:s text:c="2"/>u_dbe_lane_gate_u_dbe_lane_rx/u_rx_ffe_adapt_top/U56381/ZN (AOI21SKFD2BWP240H8P57PDULVT)</text:p>
      <text:p text:style-name="Standard"><text:s text:c="62"/>0.026 <text:s text:c="13"/>1.030 <text:s text:c="4"/>0.024 <text:s text:c="5"/>1.082 r</text:p>
      <text:p text:style-name="Standard"><text:s text:c="2"/>u_dbe_lane_gate_u_dbe_lane_rx/u_rx_ffe_adapt_top/n45421 (net)</text:p>
      <text:p text:style-name="Standard"><text:s text:c="51"/>0.002 <text:s text:c="17"/>2</text:p>
      <text:p text:style-name="Standard"><text:s text:c="2"/>u_dbe_lane_gate_u_dbe_lane_rx/u_rx_ffe_adapt_top/U24675/A2 (OAI21D2BWP240H8P57PDULVT)</text:p>
      <text:p text:style-name="Standard"><text:s text:c="62"/>0.027 <text:s text:c="13"/>1.000 <text:s text:c="4"/>0.000 <text:s text:c="5"/>1.082 r</text:p>
      <text:p text:style-name="Standard"><text:s text:c="2"/>u_dbe_lane_gate_u_dbe_lane_rx/u_rx_ffe_adapt_top/U24675/ZN (OAI21D2BWP240H8P57PDULVT)</text:p>
      <text:p text:style-name="Standard"><text:s text:c="62"/>0.021 <text:s text:c="13"/>1.030 <text:s text:c="4"/>0.021 <text:s text:c="5"/>1.103 f</text:p>
      <text:p text:style-name="Standard"><text:s text:c="2"/>u_dbe_lane_gate_u_dbe_lane_rx/u_rx_ffe_adapt_top/n45397 (net)</text:p>
      <text:p text:style-name="Standard"><text:s text:c="51"/>0.003 <text:s text:c="17"/>2</text:p>
      <text:p text:style-name="Standard"><text:s text:c="2"/>u_dbe_lane_gate_u_dbe_lane_rx/u_rx_ffe_adapt_top/U31824/A1 (AIOI21D4BWP240H8P57PDULVT)</text:p>
      <text:p text:style-name="Standard"><text:s text:c="62"/>0.021 <text:s text:c="13"/>1.000 <text:s text:c="4"/>0.000 <text:s text:c="5"/>1.103 f</text:p>
      <text:p text:style-name="Standard"><text:s text:c="2"/>u_dbe_lane_gate_u_dbe_lane_rx/u_rx_ffe_adapt_top/U31824/ZN (AIOI21D4BWP240H8P57PDULVT)</text:p>
      <text:p text:style-name="Standard"><text:s text:c="62"/>0.012 <text:s text:c="13"/>1.030 <text:s text:c="4"/>0.013 <text:s text:c="5"/>1.115 r</text:p>
      <text:p text:style-name="Standard"><text:s text:c="2"/>u_dbe_lane_gate_u_dbe_lane_rx/u_rx_ffe_adapt_top/n45381 (net)</text:p>
      <text:p text:style-name="Standard"><text:s text:c="51"/>0.002 <text:s text:c="17"/>2</text:p>
      <text:p text:style-name="Standard"><text:s text:c="2"/>u_dbe_lane_gate_u_dbe_lane_rx/u_rx_ffe_adapt_top/U56398/A2 (OAI21D2BWP240H8P57PDULVT)</text:p>
      <text:p text:style-name="Standard"><text:s text:c="62"/>0.012 <text:s text:c="13"/>1.000 <text:s text:c="4"/>0.000 <text:s text:c="5"/>1.116 r</text:p>
      <text:p text:style-name="Standard"><text:s text:c="2"/>u_dbe_lane_gate_u_dbe_lane_rx/u_rx_ffe_adapt_top/U56398/ZN (OAI21D2BWP240H8P57PDULVT)</text:p>
      <text:p text:style-name="Standard"><text:s text:c="62"/>0.017 <text:s text:c="13"/>1.030 <text:s text:c="4"/>0.013 <text:s text:c="5"/>1.129 f</text:p>
      <text:p text:style-name="Standard"><text:s text:c="2"/>u_dbe_lane_gate_u_dbe_lane_rx/u_rx_ffe_adapt_top/n45296 (net)</text:p>
      <text:p text:style-name="Standard"><text:s text:c="51"/>0.001 <text:s text:c="17"/>2</text:p>
      <text:p text:style-name="Standard"><text:s text:c="2"/>u_dbe_lane_gate_u_dbe_lane_rx/u_rx_ffe_adapt_top/place_opt_ctmTdsLR_1_855956/A1 (AIOI21D1BWP240H8P57PDULVT)</text:p>
      <text:p text:style-name="Standard"><text:s text:c="62"/>0.017 <text:s text:c="13"/>1.000 <text:s text:c="4"/>0.000 <text:s text:c="5"/>1.129 f</text:p>
      <text:p text:style-name="Standard"><text:s text:c="2"/>u_dbe_lane_gate_u_dbe_lane_rx/u_rx_ffe_adapt_top/place_opt_ctmTdsLR_1_855956/ZN (AIOI21D1BWP240H8P57PDULVT)</text:p>
      <text:p text:style-name="Standard"><text:s text:c="62"/>0.030 <text:s text:c="13"/>1.030 <text:s text:c="4"/>0.023 <text:s text:c="5"/>1.152 r</text:p>
      <text:p text:style-name="Standard"><text:s text:c="2"/>u_dbe_lane_gate_u_dbe_lane_rx/u_rx_ffe_adapt_top/n45280 (net)</text:p>
      <text:p text:style-name="Standard"><text:s text:c="51"/>0.002 <text:s text:c="17"/>2</text:p>
      <text:p text:style-name="Standard"><text:s text:c="2"/>u_dbe_lane_gate_u_dbe_lane_rx/u_rx_ffe_adapt_top/U56411/A2 (OAI21D3BWP240H8P57PDULVT)</text:p>
      <text:p text:style-name="Standard"><text:s text:c="62"/>0.032 <text:s text:c="13"/>1.000 <text:s text:c="4"/>0.000 <text:s text:c="5"/>1.152 r</text:p>
      <text:p text:style-name="Standard"><text:s text:c="2"/>u_dbe_lane_gate_u_dbe_lane_rx/u_rx_ffe_adapt_top/U56411/ZN (OAI21D3BWP240H8P57PDULVT)</text:p>
      <text:p text:style-name="Standard"><text:s text:c="62"/>0.021 <text:s text:c="13"/>1.030 <text:s text:c="4"/>0.020 <text:s text:c="5"/>1.173 f</text:p>
      <text:p text:style-name="Standard"><text:s text:c="2"/>u_dbe_lane_gate_u_dbe_lane_rx/u_rx_ffe_adapt_top/n45284 (net)</text:p>
      <text:p text:style-name="Standard"><text:s text:c="51"/>0.003 <text:s text:c="17"/>2</text:p>
      <text:p text:style-name="Standard"><text:s text:c="2"/>u_dbe_lane_gate_u_dbe_lane_rx/u_rx_ffe_adapt_top/place_opt_ctmTdsLR_1_617199/A1 (XNR2D4BWP240H8P57PDULVT)</text:p>
      <text:p text:style-name="Standard"><text:s text:c="62"/>0.022 <text:s text:c="13"/>1.000 <text:s text:c="4"/>0.000 <text:s text:c="5"/>1.173 f</text:p>
      <text:p text:style-name="Standard"><text:soft-page-break/><text:s text:c="2"/>u_dbe_lane_gate_u_dbe_lane_rx/u_rx_ffe_adapt_top/place_opt_ctmTdsLR_1_617199/ZN (XNR2D4BWP240H8P57PDULVT)</text:p>
      <text:p text:style-name="Standard"><text:s text:c="62"/>0.007 <text:s text:c="13"/>1.030 <text:s text:c="4"/>0.029 <text:s text:c="5"/>1.202 r</text:p>
      <text:p text:style-name="Standard"><text:s text:c="2"/>u_dbe_lane_gate_u_dbe_lane_rx/u_rx_ffe_adapt_top/n45300 (net)</text:p>
      <text:p text:style-name="Standard"><text:s text:c="51"/>0.001 <text:s text:c="17"/>2</text:p>
      <text:p text:style-name="Standard"><text:s text:c="2"/>u_dbe_lane_gate_u_dbe_lane_rx/u_rx_ffe_adapt_top/U56776/A1 (ND2OPTPAD1BWP240H8P57PDULVT)</text:p>
      <text:p text:style-name="Standard"><text:s text:c="62"/>0.007 <text:s text:c="13"/>1.000 <text:s text:c="4"/>0.000 <text:s text:c="5"/>1.202 r</text:p>
      <text:p text:style-name="Standard"><text:s text:c="2"/>u_dbe_lane_gate_u_dbe_lane_rx/u_rx_ffe_adapt_top/U56776/ZN (ND2OPTPAD1BWP240H8P57PDULVT)</text:p>
      <text:p text:style-name="Standard"><text:s text:c="62"/>0.009 <text:s text:c="13"/>1.030 <text:s text:c="4"/>0.008 <text:s text:c="5"/>1.210 f</text:p>
      <text:p text:style-name="Standard"><text:s text:c="2"/>u_dbe_lane_gate_u_dbe_lane_rx/u_rx_ffe_adapt_top/n45292 (net)</text:p>
      <text:p text:style-name="Standard"><text:s text:c="51"/>0.001 <text:s text:c="17"/>1</text:p>
      <text:p text:style-name="Standard"><text:s text:c="2"/>u_dbe_lane_gate_u_dbe_lane_rx/u_rx_ffe_adapt_top/U56781/A2 (IAOI21D2BWP240H8P57PDULVT)</text:p>
      <text:p text:style-name="Standard"><text:s text:c="62"/>0.009 <text:s text:c="13"/>1.000 <text:s text:c="4"/>0.000 <text:s text:c="5"/>1.210 f</text:p>
      <text:p text:style-name="Standard"><text:s text:c="2"/>u_dbe_lane_gate_u_dbe_lane_rx/u_rx_ffe_adapt_top/U56781/ZN (IAOI21D2BWP240H8P57PDULVT)</text:p>
      <text:p text:style-name="Standard"><text:s text:c="62"/>0.015 <text:s text:c="13"/>1.030 <text:s text:c="4"/>0.023 <text:s text:c="5"/>1.232 f</text:p>
      <text:p text:style-name="Standard"><text:s text:c="2"/>u_dbe_lane_gate_u_dbe_lane_rx/u_rx_ffe_adapt_top/n45293 (net)</text:p>
      <text:p text:style-name="Standard"><text:s text:c="51"/>0.002 <text:s text:c="17"/>1</text:p>
      <text:p text:style-name="Standard"><text:s text:c="2"/>u_dbe_lane_gate_u_dbe_lane_rx/u_rx_ffe_adapt_top/U40903/A1 (NR2SKRD8BWP240H8P57PDULVT)</text:p>
      <text:p text:style-name="Standard"><text:s text:c="62"/>0.016 <text:s text:c="13"/>1.000 <text:s text:c="4"/>0.000 <text:s text:c="5"/>1.233 f</text:p>
      <text:p text:style-name="Standard"><text:s text:c="2"/>u_dbe_lane_gate_u_dbe_lane_rx/u_rx_ffe_adapt_top/U40903/ZN (NR2SKRD8BWP240H8P57PDULVT)</text:p>
      <text:p text:style-name="Standard"><text:s text:c="62"/>0.029 <text:s text:c="13"/>1.030 <text:s text:c="4"/>0.018 <text:s text:c="5"/>1.250 r</text:p>
      <text:p text:style-name="Standard"><text:s text:c="2"/>u_dbe_lane_gate_u_dbe_lane_rx/u_rx_ffe_adapt_top/n48601 (net)</text:p>
      <text:p text:style-name="Standard"><text:s text:c="51"/>0.016 <text:s text:c="16"/>21</text:p>
      <text:p text:style-name="Standard"><text:s text:c="2"/>u_dbe_lane_gate_u_dbe_lane_rx/u_rx_ffe_adapt_top/place_opt_ctmTdsLR_1_674281/A2 (AO211D1BWP240H8P57PDULVT)</text:p>
      <text:p text:style-name="Standard"><text:s text:c="62"/>0.031 <text:s text:c="13"/>1.000 <text:s text:c="4"/>0.001 <text:s text:c="5"/>1.251 r</text:p>
      <text:p text:style-name="Standard"><text:s text:c="2"/>u_dbe_lane_gate_u_dbe_lane_rx/u_rx_ffe_adapt_top/place_opt_ctmTdsLR_1_674281/Z (AO211D1BWP240H8P57PDULVT)</text:p>
      <text:p text:style-name="Standard"><text:s text:c="62"/>0.011 <text:s text:c="13"/>1.030 <text:s text:c="4"/>0.026 <text:s text:c="5"/>1.278 r</text:p>
      <text:p text:style-name="Standard"><text:s text:c="2"/>u_dbe_lane_gate_u_dbe_lane_rx/u_rx_ffe_adapt_top/net418968 (net)</text:p>
      <text:p text:style-name="Standard"><text:s text:c="51"/>0.001 <text:s text:c="17"/>1</text:p>
      <text:p text:style-name="Standard"><text:s text:c="2"/>u_dbe_lane_gate_u_dbe_lane_rx/u_rx_ffe_adapt_top/rx_fir_tap_unbonded_accumulator_16_reg_19_/D (SDFRPQOPTBBD1BWP240H8P57PDLVT)</text:p>
      <text:p text:style-name="Standard"><text:s text:c="62"/>0.011 <text:s text:c="13"/>1.000 <text:s text:c="4"/>0.000 <text:s text:c="5"/>1.278 r</text:p>
      <text:p text:style-name="Standard"><text:s text:c="2"/>data arrival time <text:s text:c="82"/>1.278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<text:soft-page-break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ffe_adapt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ffe_adapt_rcc_ctrl_u_clk_gate_d0nt_touch_clk_gate/Q (CKLNQD8BWP240H8P57PDULVT)</text:p>
      <text:p text:style-name="Standard"><text:s text:c="62"/>0.000 <text:s text:c="13"/>0.960 <text:s text:c="4"/>0.000 <text:s text:c="5"/>1.047 r</text:p>
      <text:p text:style-name="Standard"><text:s text:c="2"/>u_dbe_lane_gate_rcc_clk_rx_ffe_adapt (net) <text:s text:c="6"/>1.095 <text:s text:c="14"/>2748</text:p>
      <text:p text:style-name="Standard"><text:s text:c="2"/>u_dbe_lane_gate_u_dbe_lane_rx/u_rx_ffe_adapt_top/clk_gate_rx_fir_tap_unbonded_accumulator_16_reg_24__0_0_0/latch/CP (CKLNQD4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6_reg_24__0_0_0/latch/Q (CKLNQD4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6_reg_24__0_0_0/ENCLK (net)</text:p>
      <text:p text:style-name="Standard"><text:s text:c="51"/>0.008 <text:s text:c="16"/>22</text:p>
      <text:p text:style-name="Standard"><text:s text:c="2"/>u_dbe_lane_gate_u_dbe_lane_rx/u_rx_ffe_adapt_top/rx_fir_tap_unbonded_accumulator_16_reg_19_/CP (SDFRPQOPTBBD1BWP240H8P57PDLVT)</text:p>
      <text:p text:style-name="Standard"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28 <text:s text:c="5"/>0.969</text:p>
      <text:p text:style-name="Standard"><text:s text:c="2"/>data required time <text:s text:c="81"/>0.969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69</text:p>
      <text:p text:style-name="Standard"><text:s text:c="2"/>data arrival time <text:s text:c="81"/>-1.278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6"/>0.000 <text:s text:c="4"/>-0.309</text:p>
      <text:p text:style-name="Standard"><text:s text:c="2"/>slack (VIOLATED) <text:s text:c="82"/>-0.309</text:p>
      <text:p text:style-name="Standard"/>
      <text:p text:style-name="Standard"/>
      <text:p text:style-name="Standard"><text:soft-page-break/></text:p>
      <text:p text:style-name="Standard"><text:s text:c="2"/>Startpoint: u_dbe_lane_gate_u_dbe_lane_rx/u_rx_eqdfe_top/usync_dfe_clk_en_sync_0__i_sync_genblk1_d0nt_touch_r_sync_d2 (rising edge-triggered flip-flop clocked by rx_block_clk)</text:p>
      <text:p text:style-name="Standard"><text:s text:c="2"/>Endpoint: u_dbe_lane_gate_u_dbe_lane_rx/u_rx_ffe_adapt_top/rx_fir_tap_unbonded_accumulator_0_reg_12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 text:c="62"/>0.000 <text:s text:c="13"/>1.020 <text:s text:c="4"/>0.000 <text:s text:c="5"/>0.000 r</text:p>
      <text:p text:style-name="Standard"><text:soft-page-break/><text:s text:c="2"/>u_dbe_lane_gate_u_dbe_lane_rx/u_rx_eqdfe_top/usync_dfe_clk_en_sync_0__i_sync_genblk1_i_sync_ck_buf_d0nt_touch_ck_buf/Z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t_touch_r_sync_d2/Q (SDFSYNC1RPQD1BWP240H8P57PDULVT)</text:p>
      <text:p text:style-name="Standard"><text:s text:c="62"/>0.039 <text:s text:c="13"/>1.030 <text:s text:c="4"/>0.086 <text:s text:c="5"/>0.086 f</text:p>
      <text:p text:style-name="Standard"><text:s text:c="2"/>u_dbe_lane_gate_u_dbe_lane_rx/u_rx_eqdfe_top/n38315 (net)</text:p>
      <text:p text:style-name="Standard"><text:s text:c="51"/>0.008 <text:s text:c="17"/>7</text:p>
      <text:p text:style-name="Standard"><text:s text:c="2"/>u_dbe_lane_gate_u_dbe_lane_rx/u_rx_eqdfe_top/place_opt_HFSINV_233391_347045/I (INVSKRD5BWP240H8P57PDULVT)</text:p>
      <text:p text:style-name="Standard"><text:s text:c="62"/>0.043 <text:s text:c="13"/>1.000 <text:s text:c="4"/>0.001 <text:s text:c="5"/>0.087 f</text:p>
      <text:p text:style-name="Standard"><text:s text:c="2"/>u_dbe_lane_gate_u_dbe_lane_rx/u_rx_eqdfe_top/place_opt_HFSINV_233391_347045/ZN (INVSKRD5BWP240H8P57PDULVT)</text:p>
      <text:p text:style-name="Standard"><text:s text:c="62"/>0.016 <text:s text:c="13"/>1.030 <text:s text:c="4"/>0.018 <text:s text:c="5"/>0.105 r</text:p>
      <text:p text:style-name="Standard"><text:s text:c="2"/>u_dbe_lane_gate_u_dbe_lane_rx/u_rx_eqdfe_top/place_opt_HFSNET_11403 (net)</text:p>
      <text:p text:style-name="Standard"><text:s text:c="51"/>0.004 <text:s text:c="17"/>2</text:p>
      <text:p text:style-name="Standard"><text:s text:c="2"/>u_dbe_lane_gate_u_dbe_lane_rx/u_rx_eqdfe_top/place_opt_HFSINV_158661_346966/I (INVSKFD5BWP240H8P57PDULVT)</text:p>
      <text:p text:style-name="Standard"><text:s text:c="62"/>0.017 <text:s text:c="13"/>1.000 <text:s text:c="4"/>0.001 <text:s text:c="5"/>0.106 r</text:p>
      <text:p text:style-name="Standard"><text:s text:c="2"/>u_dbe_lane_gate_u_dbe_lane_rx/u_rx_eqdfe_top/place_opt_HFSINV_158661_346966/ZN (INVSKFD5BWP240H8P57PDULVT)</text:p>
      <text:p text:style-name="Standard"><text:s text:c="62"/>0.018 <text:s text:c="13"/>1.030 <text:s text:c="4"/>0.013 <text:s text:c="5"/>0.119 f</text:p>
      <text:p text:style-name="Standard"><text:s text:c="2"/>u_dbe_lane_gate_u_dbe_lane_rx/u_rx_eqdfe_top/place_opt_HFSNET_11323 (net)</text:p>
      <text:p text:style-name="Standard"><text:s text:c="51"/>0.014 <text:s text:c="17"/>2</text:p>
      <text:p text:style-name="Standard"><text:s text:c="2"/>u_dbe_lane_gate_u_dbe_lane_rx/u_rx_eqdfe_top/place_opt_ZBUF_50_inst_764361/I (BUFFD14BWP240H8P57PDULVT)</text:p>
      <text:p text:style-name="Standard"><text:s text:c="62"/>0.029 <text:s text:c="13"/>1.000 <text:s text:c="4"/>0.010 <text:s text:c="5"/>0.129 f</text:p>
      <text:p text:style-name="Standard"><text:s text:c="2"/>u_dbe_lane_gate_u_dbe_lane_rx/u_rx_eqdfe_top/place_opt_ZBUF_50_inst_764361/Z (BUFFD14BWP240H8P57PDULVT)</text:p>
      <text:p text:style-name="Standard"><text:s text:c="62"/>0.014 <text:s text:c="13"/>1.030 <text:s text:c="4"/>0.022 <text:s text:c="5"/>0.151 f</text:p>
      <text:p text:style-name="Standard"><text:s text:c="2"/>u_dbe_lane_gate_u_dbe_lane_rx/u_rx_eqdfe_top/place_opt_ZBUF_50_455 (net)</text:p>
      <text:p text:style-name="Standard"><text:s text:c="51"/>0.013 <text:s text:c="17"/>4</text:p>
      <text:p text:style-name="Standard"><text:s text:c="2"/>u_dbe_lane_gate_u_dbe_lane_rx/u_rx_eqdfe_top/place_opt_HFSINV_141173_346949/I (INVSKRD6BWP240H8P57PDULVT)</text:p>
      <text:p text:style-name="Standard"><text:s text:c="62"/>0.016 <text:s text:c="13"/>1.000 <text:s text:c="4"/>0.002 <text:s text:c="5"/>0.153 f</text:p>
      <text:p text:style-name="Standard"><text:s text:c="2"/>u_dbe_lane_gate_u_dbe_lane_rx/u_rx_eqdfe_top/place_opt_HFSINV_141173_346949/ZN (INVSKRD6BWP240H8P57PDULVT)</text:p>
      <text:p text:style-name="Standard"><text:soft-page-break/><text:s text:c="62"/>0.022 <text:s text:c="13"/>1.030 <text:s text:c="4"/>0.013 <text:s text:c="5"/>0.166 r</text:p>
      <text:p text:style-name="Standard"><text:s text:c="2"/>u_dbe_lane_gate_u_dbe_lane_rx/u_rx_eqdfe_top/place_opt_HFSNET_11307 (net)</text:p>
      <text:p text:style-name="Standard"><text:s text:c="51"/>0.021 <text:s text:c="17"/>6</text:p>
      <text:p text:style-name="Standard"><text:s text:c="2"/>u_dbe_lane_gate_u_dbe_lane_rx/u_rx_eqdfe_top/place_opt_HFSBUF_129820_346948/I (BUFFD10BWP240H8P57PDULVT)</text:p>
      <text:p text:style-name="Standard"><text:s text:c="62"/>0.041 <text:s text:c="13"/>1.000 <text:s text:c="4"/>0.008 <text:s text:c="5"/>0.174 r</text:p>
      <text:p text:style-name="Standard"><text:s text:c="2"/>u_dbe_lane_gate_u_dbe_lane_rx/u_rx_eqdfe_top/place_opt_HFSBUF_129820_346948/Z (BUFFD10BWP240H8P57PDULVT)</text:p>
      <text:p text:style-name="Standard"><text:s text:c="62"/>0.014 <text:s text:c="13"/>1.030 <text:s text:c="4"/>0.024 <text:s text:c="5"/>0.199 r</text:p>
      <text:p text:style-name="Standard"><text:s text:c="2"/>u_dbe_lane_gate_u_dbe_lane_rx/u_rx_eqdfe_top/place_opt_HFSNET_11306 (net)</text:p>
      <text:p text:style-name="Standard"><text:s text:c="51"/>0.014 <text:s text:c="17"/>6</text:p>
      <text:p text:style-name="Standard"><text:s text:c="2"/>u_dbe_lane_gate_u_dbe_lane_rx/u_rx_eqdfe_top/place_opt_HFSINV_128005_346944/I (INVD2BWP240H8P57PDULVT)</text:p>
      <text:p text:style-name="Standard"><text:s text:c="62"/>0.028 <text:s text:c="13"/>1.000 <text:s text:c="4"/>0.013 <text:s text:c="5"/>0.212 r</text:p>
      <text:p text:style-name="Standard"><text:s text:c="2"/>u_dbe_lane_gate_u_dbe_lane_rx/u_rx_eqdfe_top/place_opt_HFSINV_128005_346944/ZN (INVD2BWP240H8P57PDULVT)</text:p>
      <text:p text:style-name="Standard"><text:s text:c="62"/>0.054 <text:s text:c="13"/>1.030 <text:s text:c="4"/>0.039 <text:s text:c="5"/>0.251 f</text:p>
      <text:p text:style-name="Standard"><text:s text:c="2"/>u_dbe_lane_gate_u_dbe_lane_rx/u_rx_eqdfe_top/place_opt_HFSNET_11302 (net)</text:p>
      <text:p text:style-name="Standard"><text:s text:c="51"/>0.017 <text:s text:c="16"/>19</text:p>
      <text:p text:style-name="Standard"><text:s text:c="2"/>u_dbe_lane_gate_u_dbe_lane_rx/u_rx_eqdfe_top/place_opt_ctmTdsLR_2_720515/A2 (IOAI21D1BWP240H8P57PDSVT)</text:p>
      <text:p text:style-name="Standard"><text:s text:c="62"/>0.066 <text:s text:c="13"/>1.000 <text:s text:c="4"/>0.012 <text:s text:c="5"/>0.263 f</text:p>
      <text:p text:style-name="Standard"><text:s text:c="2"/>u_dbe_lane_gate_u_dbe_lane_rx/u_rx_eqdfe_top/place_opt_ctmTdsLR_2_720515/ZN (IOAI21D1BWP240H8P57PDSVT)</text:p>
      <text:p text:style-name="Standard"><text:s text:c="62"/>0.036 <text:s text:c="13"/>1.030 <text:s text:c="4"/>0.084 <text:s text:c="5"/>0.347 f</text:p>
      <text:p text:style-name="Standard"><text:s text:c="2"/>u_dbe_lane_gate_u_dbe_lane_rx/u_rx_eqdfe_top/odat_rx_quantized_err39[1] (net)</text:p>
      <text:p text:style-name="Standard"><text:s text:c="51"/>0.002 <text:s text:c="17"/>2</text:p>
      <text:p text:style-name="Standard"><text:s text:c="2"/>u_dbe_lane_gate_u_dbe_lane_rx/u_rx_ffe_adapt_top/U296/A4 (NR4D1BWP240H8P57PDSVT)</text:p>
      <text:p text:style-name="Standard"><text:s text:c="62"/>0.036 <text:s text:c="13"/>1.000 <text:s text:c="4"/>0.000 <text:s text:c="5"/>0.347 f</text:p>
      <text:p text:style-name="Standard"><text:s text:c="2"/>u_dbe_lane_gate_u_dbe_lane_rx/u_rx_ffe_adapt_top/U296/ZN (NR4D1BWP240H8P57PDSVT)</text:p>
      <text:p text:style-name="Standard"><text:s text:c="62"/>0.058 <text:s text:c="13"/>1.030 <text:s text:c="4"/>0.061 <text:s text:c="5"/>0.408 r</text:p>
      <text:p text:style-name="Standard"><text:s text:c="2"/>u_dbe_lane_gate_u_dbe_lane_rx/u_rx_ffe_adapt_top/n290_CDR4 (net)</text:p>
      <text:p text:style-name="Standard"><text:s text:c="51"/>0.001 <text:s text:c="17"/>1</text:p>
      <text:p text:style-name="Standard"><text:s text:c="2"/>u_dbe_lane_gate_u_dbe_lane_rx/u_rx_ffe_adapt_top/U24125/A1 (AN2D1BWP240H8P57PDSVT)</text:p>
      <text:p text:style-name="Standard"><text:s text:c="62"/>0.059 <text:s text:c="13"/>1.000 <text:s text:c="4"/>0.000 <text:s text:c="5"/>0.408 r</text:p>
      <text:p text:style-name="Standard"><text:s text:c="2"/>u_dbe_lane_gate_u_dbe_lane_rx/u_rx_ffe_adapt_top/U24125/Z (AN2D1BWP240H8P57PDSVT)</text:p>
      <text:p text:style-name="Standard"><text:s text:c="62"/>0.039 <text:s text:c="13"/>1.030 <text:s text:c="4"/>0.074 <text:s text:c="5"/>0.482 r</text:p>
      <text:p text:style-name="Standard"><text:s text:c="2"/>u_dbe_lane_gate_u_dbe_lane_rx/u_rx_ffe_adapt_top/n4313 (net)</text:p>
      <text:p text:style-name="Standard"><text:s text:c="51"/>0.003 <text:s text:c="17"/>2</text:p>
      <text:p text:style-name="Standard"><text:s text:c="2"/>u_dbe_lane_gate_u_dbe_lane_rx/u_rx_ffe_adapt_top/place_opt_HFSINV_139_40097/I (INVD1BWP240H8P57PDULVT)</text:p>
      <text:p text:style-name="Standard"><text:s text:c="62"/>0.040 <text:s text:c="13"/>1.000 <text:s text:c="4"/>0.001 <text:s text:c="5"/>0.483 r</text:p>
      <text:p text:style-name="Standard"><text:s text:c="2"/>u_dbe_lane_gate_u_dbe_lane_rx/u_rx_ffe_adapt_top/place_opt_HFSINV_139_40097/ZN (INVD1BWP240H8P57PDULVT)</text:p>
      <text:p text:style-name="Standard"><text:s text:c="62"/>0.011 <text:s text:c="13"/>1.030 <text:s text:c="4"/>0.014 <text:s text:c="5"/>0.497 f</text:p>
      <text:p text:style-name="Standard"><text:s text:c="2"/>u_dbe_lane_gate_u_dbe_lane_rx/u_rx_ffe_adapt_top/place_opt_HFSNET_4732 (net)</text:p>
      <text:p text:style-name="Standard"><text:s text:c="51"/>0.000 <text:s text:c="17"/>1</text:p>
      <text:p text:style-name="Standard"><text:s text:c="2"/>u_dbe_lane_gate_u_dbe_lane_rx/u_rx_ffe_adapt_top/U250/A1 (AOI22D1BWP240H8P57PDLVT)</text:p>
      <text:p text:style-name="Standard"><text:s text:c="62"/>0.011 <text:s text:c="13"/>1.000 <text:s text:c="4"/>0.000 <text:s text:c="5"/>0.497 f</text:p>
      <text:p text:style-name="Standard"><text:s text:c="2"/>u_dbe_lane_gate_u_dbe_lane_rx/u_rx_ffe_adapt_top/U250/ZN <text:soft-page-break/>(AOI22D1BWP240H8P57PDLVT)</text:p>
      <text:p text:style-name="Standard"><text:s text:c="62"/>0.083 <text:s text:c="13"/>1.030 <text:s text:c="4"/>0.053 <text:s text:c="5"/>0.550 r</text:p>
      <text:p text:style-name="Standard"><text:s text:c="2"/>u_dbe_lane_gate_u_dbe_lane_rx/u_rx_ffe_adapt_top/n280_CDR5 (net)</text:p>
      <text:p text:style-name="Standard"><text:s text:c="51"/>0.005 <text:s text:c="17"/>1</text:p>
      <text:p text:style-name="Standard"><text:s text:c="2"/>u_dbe_lane_gate_u_dbe_lane_rx/u_rx_ffe_adapt_top/U34969/A3 (ND3D1BWP240H8P57PDULVT)</text:p>
      <text:p text:style-name="Standard"><text:s text:c="62"/>0.084 <text:s text:c="13"/>1.000 <text:s text:c="4"/>0.001 <text:s text:c="5"/>0.551 r</text:p>
      <text:p text:style-name="Standard"><text:s text:c="2"/>u_dbe_lane_gate_u_dbe_lane_rx/u_rx_ffe_adapt_top/U34969/ZN (ND3D1BWP240H8P57PDULVT)</text:p>
      <text:p text:style-name="Standard"><text:s text:c="62"/>0.025 <text:s text:c="13"/>1.030 <text:s text:c="4"/>0.029 <text:s text:c="5"/>0.580 f</text:p>
      <text:p text:style-name="Standard"><text:s text:c="2"/>u_dbe_lane_gate_u_dbe_lane_rx/u_rx_ffe_adapt_top/n10423_CDR5 (net)</text:p>
      <text:p text:style-name="Standard"><text:s text:c="51"/>0.001 <text:s text:c="17"/>1</text:p>
      <text:p text:style-name="Standard"><text:s text:c="2"/>u_dbe_lane_gate_u_dbe_lane_rx/u_rx_ffe_adapt_top/place_opt_ctmTdsLR_2_923022/B1 (INR4D1BWP240H8P57PDULVT)</text:p>
      <text:p text:style-name="Standard"><text:s text:c="62"/>0.025 <text:s text:c="13"/>1.000 <text:s text:c="4"/>0.000 <text:s text:c="5"/>0.580 f</text:p>
      <text:p text:style-name="Standard"><text:s text:c="2"/>u_dbe_lane_gate_u_dbe_lane_rx/u_rx_ffe_adapt_top/place_opt_ctmTdsLR_2_923022/ZN (INR4D1BWP240H8P57PDULVT)</text:p>
      <text:p text:style-name="Standard"><text:s text:c="62"/>0.033 <text:s text:c="13"/>1.030 <text:s text:c="4"/>0.026 <text:s text:c="5"/>0.607 r</text:p>
      <text:p text:style-name="Standard"><text:s text:c="2"/>u_dbe_lane_gate_u_dbe_lane_rx/u_rx_ffe_adapt_top/n72385_CDR5 (net)</text:p>
      <text:p text:style-name="Standard"><text:s text:c="51"/>0.001 <text:s text:c="17"/>1</text:p>
      <text:p text:style-name="Standard"><text:s text:c="2"/>u_dbe_lane_gate_u_dbe_lane_rx/u_rx_ffe_adapt_top/U1234/A2 (ND2D2BWP240H8P57PDULVT)</text:p>
      <text:p text:style-name="Standard"><text:s text:c="62"/>0.034 <text:s text:c="13"/>1.000 <text:s text:c="4"/>0.000 <text:s text:c="5"/>0.607 r</text:p>
      <text:p text:style-name="Standard"><text:s text:c="2"/>u_dbe_lane_gate_u_dbe_lane_rx/u_rx_ffe_adapt_top/U1234/ZN (ND2D2BWP240H8P57PDULVT)</text:p>
      <text:p text:style-name="Standard"><text:s text:c="62"/>0.013 <text:s text:c="13"/>1.030 <text:s text:c="4"/>0.015 <text:s text:c="5"/>0.622 f</text:p>
      <text:p text:style-name="Standard"><text:s text:c="2"/>u_dbe_lane_gate_u_dbe_lane_rx/u_rx_ffe_adapt_top/n72217 (net)</text:p>
      <text:p text:style-name="Standard"><text:s text:c="51"/>0.001 <text:s text:c="17"/>1</text:p>
      <text:p text:style-name="Standard"><text:s text:c="2"/>u_dbe_lane_gate_u_dbe_lane_rx/u_rx_ffe_adapt_top/U1439/A1 (ND2D4BWP240H8P57PDULVT)</text:p>
      <text:p text:style-name="Standard"><text:s text:c="62"/>0.013 <text:s text:c="13"/>1.000 <text:s text:c="4"/>0.000 <text:s text:c="5"/>0.622 f</text:p>
      <text:p text:style-name="Standard"><text:s text:c="2"/>u_dbe_lane_gate_u_dbe_lane_rx/u_rx_ffe_adapt_top/U1439/ZN (ND2D4BWP240H8P57PDULVT)</text:p>
      <text:p text:style-name="Standard"><text:s text:c="62"/>0.007 <text:s text:c="13"/>1.030 <text:s text:c="4"/>0.008 <text:s text:c="5"/>0.630 r</text:p>
      <text:p text:style-name="Standard"><text:s text:c="2"/>u_dbe_lane_gate_u_dbe_lane_rx/u_rx_ffe_adapt_top/n70536 (net)</text:p>
      <text:p text:style-name="Standard"><text:s text:c="51"/>0.002 <text:s text:c="17"/>1</text:p>
      <text:p text:style-name="Standard"><text:s text:c="2"/>u_dbe_lane_gate_u_dbe_lane_rx/u_rx_ffe_adapt_top/U40876/I (INVSKFD8BWP240H8P57PDULVT)</text:p>
      <text:p text:style-name="Standard"><text:s text:c="62"/>0.007 <text:s text:c="13"/>1.000 <text:s text:c="4"/>0.000 <text:s text:c="5"/>0.631 r</text:p>
      <text:p text:style-name="Standard"><text:s text:c="2"/>u_dbe_lane_gate_u_dbe_lane_rx/u_rx_ffe_adapt_top/U40876/ZN (INVSKFD8BWP240H8P57PDULVT)</text:p>
      <text:p text:style-name="Standard"><text:s text:c="62"/>0.005 <text:s text:c="13"/>1.030 <text:s text:c="4"/>0.006 <text:s text:c="5"/>0.637 f</text:p>
      <text:p text:style-name="Standard"><text:s text:c="2"/>u_dbe_lane_gate_u_dbe_lane_rx/u_rx_ffe_adapt_top/n510 (net)</text:p>
      <text:p text:style-name="Standard"><text:s text:c="51"/>0.005 <text:s text:c="17"/>2</text:p>
      <text:p text:style-name="Standard"><text:s text:c="2"/>u_dbe_lane_gate_u_dbe_lane_rx/u_rx_ffe_adapt_top/U1430/B (OIAI21D4BWP240H8P57PDULVT)</text:p>
      <text:p text:style-name="Standard"><text:s text:c="62"/>0.005 <text:s text:c="13"/>1.000 <text:s text:c="4"/>0.000 <text:s text:c="5"/>0.637 f</text:p>
      <text:p text:style-name="Standard"><text:s text:c="2"/>u_dbe_lane_gate_u_dbe_lane_rx/u_rx_ffe_adapt_top/U1430/ZN (OIAI21D4BWP240H8P57PDULVT)</text:p>
      <text:p text:style-name="Standard"><text:s text:c="62"/>0.014 <text:s text:c="13"/>1.030 <text:s text:c="4"/>0.017 <text:s text:c="5"/>0.654 f</text:p>
      <text:p text:style-name="Standard"><text:s text:c="2"/>u_dbe_lane_gate_u_dbe_lane_rx/u_rx_ffe_adapt_top/n72216 (net)</text:p>
      <text:p text:style-name="Standard"><text:s text:c="51"/>0.003 <text:s text:c="17"/>1</text:p>
      <text:p text:style-name="Standard"><text:soft-page-break/><text:s text:c="2"/>u_dbe_lane_gate_u_dbe_lane_rx/u_rx_ffe_adapt_top/place_opt_HFSINV_572_292492/I (INVSKRD10BWP240H8P57PDULVT)</text:p>
      <text:p text:style-name="Standard"><text:s text:c="62"/>0.015 <text:s text:c="13"/>1.000 <text:s text:c="4"/>0.000 <text:s text:c="5"/>0.654 f</text:p>
      <text:p text:style-name="Standard"><text:s text:c="2"/>u_dbe_lane_gate_u_dbe_lane_rx/u_rx_ffe_adapt_top/place_opt_HFSINV_572_292492/ZN (INVSKRD10BWP240H8P57PDULVT)</text:p>
      <text:p text:style-name="Standard"><text:s text:c="62"/>0.014 <text:s text:c="13"/>1.030 <text:s text:c="4"/>0.010 <text:s text:c="5"/>0.665 r</text:p>
      <text:p text:style-name="Standard"><text:s text:c="2"/>u_dbe_lane_gate_u_dbe_lane_rx/u_rx_ffe_adapt_top/place_opt_HFSNET_36966 (net)</text:p>
      <text:p text:style-name="Standard"><text:s text:c="51"/>0.020 <text:s text:c="17"/>1</text:p>
      <text:p text:style-name="Standard"><text:s text:c="2"/>u_dbe_lane_gate_u_dbe_lane_rx/u_rx_ffe_adapt_top/place_opt_HFSBUF_521_292491/I (BUFFSKRD16BWP240H8P57PDULVT)</text:p>
      <text:p text:style-name="Standard"><text:s text:c="62"/>0.034 <text:s text:c="13"/>1.000 <text:s text:c="4"/>0.015 <text:s text:c="5"/>0.679 r</text:p>
      <text:p text:style-name="Standard"><text:s text:c="2"/>u_dbe_lane_gate_u_dbe_lane_rx/u_rx_ffe_adapt_top/place_opt_HFSBUF_521_292491/Z (BUFFSKRD16BWP240H8P57PDULVT)</text:p>
      <text:p text:style-name="Standard"><text:s text:c="62"/>0.014 <text:s text:c="13"/>1.030 <text:s text:c="4"/>0.022 <text:s text:c="5"/>0.701 r</text:p>
      <text:p text:style-name="Standard"><text:s text:c="2"/>u_dbe_lane_gate_u_dbe_lane_rx/u_rx_ffe_adapt_top/place_opt_HFSNET_36965 (net)</text:p>
      <text:p text:style-name="Standard"><text:s text:c="51"/>0.024 <text:s text:c="17"/>1</text:p>
      <text:p text:style-name="Standard"><text:s text:c="2"/>u_dbe_lane_gate_u_dbe_lane_rx/u_rx_ffe_adapt_top/place_opt_HFSINV_464_292490/I (INVSKFD10BWP240H8P57PDULVT)</text:p>
      <text:p text:style-name="Standard"><text:s text:c="62"/>0.038 <text:s text:c="13"/>1.000 <text:s text:c="4"/>0.017 <text:s text:c="5"/>0.719 r</text:p>
      <text:p text:style-name="Standard"><text:s text:c="2"/>u_dbe_lane_gate_u_dbe_lane_rx/u_rx_ffe_adapt_top/place_opt_HFSINV_464_292490/ZN (INVSKFD10BWP240H8P57PDULVT)</text:p>
      <text:p text:style-name="Standard"><text:s text:c="62"/>0.018 <text:s text:c="13"/>1.030 <text:s text:c="4"/>0.016 <text:s text:c="5"/>0.734 f</text:p>
      <text:p text:style-name="Standard"><text:s text:c="2"/>u_dbe_lane_gate_u_dbe_lane_rx/u_rx_ffe_adapt_top/place_opt_HFSNET_36964 (net)</text:p>
      <text:p text:style-name="Standard"><text:s text:c="51"/>0.013 <text:s text:c="17"/>3</text:p>
      <text:p text:style-name="Standard"><text:s text:c="2"/>u_dbe_lane_gate_u_dbe_lane_rx/u_rx_ffe_adapt_top/place_opt_HFSBUF_393_292489/I (BUFFSKFD8BWP240H8P57PDULVT)</text:p>
      <text:p text:style-name="Standard"><text:s text:c="62"/>0.024 <text:s text:c="13"/>1.000 <text:s text:c="4"/>0.009 <text:s text:c="5"/>0.743 f</text:p>
      <text:p text:style-name="Standard"><text:s text:c="2"/>u_dbe_lane_gate_u_dbe_lane_rx/u_rx_ffe_adapt_top/place_opt_HFSBUF_393_292489/Z (BUFFSKFD8BWP240H8P57PDULVT)</text:p>
      <text:p text:style-name="Standard"><text:s text:c="62"/>0.013 <text:s text:c="13"/>1.030 <text:s text:c="4"/>0.022 <text:s text:c="5"/>0.764 f</text:p>
      <text:p text:style-name="Standard"><text:s text:c="2"/>u_dbe_lane_gate_u_dbe_lane_rx/u_rx_ffe_adapt_top/place_opt_HFSNET_36963 (net)</text:p>
      <text:p text:style-name="Standard"><text:s text:c="51"/>0.014 <text:s text:c="17"/>5</text:p>
      <text:p text:style-name="Standard"><text:s text:c="2"/>u_dbe_lane_gate_u_dbe_lane_rx/u_rx_ffe_adapt_top/U28102/A2 (ND2OPTPAD12BWP240H8P57PDULVT)</text:p>
      <text:p text:style-name="Standard"><text:s text:c="62"/>0.015 <text:s text:c="13"/>1.000 <text:s text:c="4"/>0.002 <text:s text:c="5"/>0.766 f</text:p>
      <text:p text:style-name="Standard"><text:s text:c="2"/>u_dbe_lane_gate_u_dbe_lane_rx/u_rx_ffe_adapt_top/U28102/ZN (ND2OPTPAD12BWP240H8P57PDULVT)</text:p>
      <text:p text:style-name="Standard"><text:s text:c="62"/>0.009 <text:s text:c="13"/>1.030 <text:s text:c="4"/>0.010 <text:s text:c="5"/>0.776 r</text:p>
      <text:p text:style-name="Standard"><text:s text:c="2"/>u_dbe_lane_gate_u_dbe_lane_rx/u_rx_ffe_adapt_top/n39400 (net)</text:p>
      <text:p text:style-name="Standard"><text:s text:c="51"/>0.006 <text:s text:c="17"/>4</text:p>
      <text:p text:style-name="Standard"><text:s text:c="2"/>u_dbe_lane_gate_u_dbe_lane_rx/u_rx_ffe_adapt_top/place_opt_HFSBUF_686_311068/I (BUFFD12BWP240H8P57PDULVT)</text:p>
      <text:p text:style-name="Standard"><text:s text:c="62"/>0.010 <text:s text:c="13"/>1.000 <text:s text:c="4"/>0.001 <text:s text:c="5"/>0.777 r</text:p>
      <text:p text:style-name="Standard"><text:s text:c="2"/>u_dbe_lane_gate_u_dbe_lane_rx/u_rx_ffe_adapt_top/place_opt_HFSBUF_686_311068/Z (BUFFD12BWP240H8P57PDULVT)</text:p>
      <text:p text:style-name="Standard"><text:s text:c="62"/>0.012 <text:s text:c="13"/>1.030 <text:s text:c="4"/>0.016 <text:s text:c="5"/>0.793 r</text:p>
      <text:p text:style-name="Standard"><text:s text:c="2"/>u_dbe_lane_gate_u_dbe_lane_rx/u_rx_ffe_adapt_top/place_opt_HFSNET_39780 (net)</text:p>
      <text:p text:style-name="Standard"><text:s text:c="51"/>0.012 <text:s text:c="16"/>16</text:p>
      <text:p text:style-name="Standard"><text:s text:c="2"/>u_dbe_lane_gate_u_dbe_lane_rx/u_rx_ffe_adapt_top/place_opt_ctmTdsLR_1_817762/I1 (MUX2D3BWP240H8P57PDULVT)</text:p>
      <text:p text:style-name="Standard"><text:s text:c="62"/>0.012 <text:s text:c="13"/>1.000 <text:s text:c="4"/>0.001 <text:s text:c="5"/>0.794 r</text:p>
      <text:p text:style-name="Standard"><text:s text:c="2"/>u_dbe_lane_gate_u_dbe_lane_rx/u_rx_ffe_adapt_top/place_opt_ctmTdsLR_1_817762/Z <text:soft-page-break/>(MUX2D3BWP240H8P57PDULVT)</text:p>
      <text:p text:style-name="Standard"><text:s text:c="62"/>0.023 <text:s text:c="13"/>1.030 <text:s text:c="4"/>0.029 <text:s text:c="5"/>0.822 r</text:p>
      <text:p text:style-name="Standard"><text:s text:c="2"/>u_dbe_lane_gate_u_dbe_lane_rx/u_rx_ffe_adapt_top/n45631 (net)</text:p>
      <text:p text:style-name="Standard"><text:s text:c="51"/>0.007 <text:s text:c="17"/>9</text:p>
      <text:p text:style-name="Standard"><text:s text:c="2"/>u_dbe_lane_gate_u_dbe_lane_rx/u_rx_ffe_adapt_top/U640/B1 (AOI22D1BWP240H8P57PDULVT)</text:p>
      <text:p text:style-name="Standard"><text:s text:c="62"/>0.024 <text:s text:c="13"/>1.000 <text:s text:c="4"/>0.003 <text:s text:c="5"/>0.826 r</text:p>
      <text:p text:style-name="Standard"><text:s text:c="2"/>u_dbe_lane_gate_u_dbe_lane_rx/u_rx_ffe_adapt_top/U640/ZN (AOI22D1BWP240H8P57PDULVT)</text:p>
      <text:p text:style-name="Standard"><text:s text:c="62"/>0.018 <text:s text:c="13"/>1.030 <text:s text:c="4"/>0.016 <text:s text:c="5"/>0.842 f</text:p>
      <text:p text:style-name="Standard"><text:s text:c="2"/>u_dbe_lane_gate_u_dbe_lane_rx/u_rx_ffe_adapt_top/n551 (net)</text:p>
      <text:p text:style-name="Standard"><text:s text:c="51"/>0.000 <text:s text:c="17"/>1</text:p>
      <text:p text:style-name="Standard"><text:s text:c="2"/>u_dbe_lane_gate_u_dbe_lane_rx/u_rx_ffe_adapt_top/U37913/A1 (ND2D1BWP240H8P57PDULVT)</text:p>
      <text:p text:style-name="Standard"><text:s text:c="62"/>0.018 <text:s text:c="13"/>1.000 <text:s text:c="4"/>0.000 <text:s text:c="5"/>0.842 f</text:p>
      <text:p text:style-name="Standard"><text:s text:c="2"/>u_dbe_lane_gate_u_dbe_lane_rx/u_rx_ffe_adapt_top/U37913/ZN (ND2D1BWP240H8P57PDULVT)</text:p>
      <text:p text:style-name="Standard"><text:s text:c="62"/>0.025 <text:s text:c="13"/>1.030 <text:s text:c="4"/>0.023 <text:s text:c="5"/>0.865 r</text:p>
      <text:p text:style-name="Standard"><text:s text:c="2"/>u_dbe_lane_gate_u_dbe_lane_rx/u_rx_ffe_adapt_top/n45521 (net)</text:p>
      <text:p text:style-name="Standard"><text:s text:c="51"/>0.003 <text:s text:c="17"/>4</text:p>
      <text:p text:style-name="Standard"><text:s text:c="2"/>u_dbe_lane_gate_u_dbe_lane_rx/u_rx_ffe_adapt_top/U679/A1 (OAI22OPTPAD4BWP240H8P57PDULVT)</text:p>
      <text:p text:style-name="Standard"><text:s text:c="62"/>0.026 <text:s text:c="13"/>1.000 <text:s text:c="4"/>0.000 <text:s text:c="5"/>0.865 r</text:p>
      <text:p text:style-name="Standard"><text:s text:c="2"/>u_dbe_lane_gate_u_dbe_lane_rx/u_rx_ffe_adapt_top/U679/ZN (OAI22OPTPAD4BWP240H8P57PDULVT)</text:p>
      <text:p text:style-name="Standard"><text:s text:c="62"/>0.022 <text:s text:c="13"/>1.030 <text:s text:c="4"/>0.015 <text:s text:c="5"/>0.880 f</text:p>
      <text:p text:style-name="Standard"><text:s text:c="2"/>u_dbe_lane_gate_u_dbe_lane_rx/u_rx_ffe_adapt_top/n45508 (net)</text:p>
      <text:p text:style-name="Standard"><text:s text:c="51"/>0.002 <text:s text:c="17"/>2</text:p>
      <text:p text:style-name="Standard"><text:s text:c="2"/>u_dbe_lane_gate_u_dbe_lane_rx/u_rx_ffe_adapt_top/U687/A1 (OAI21SKFD3BWP240H8P57PDULVT)</text:p>
      <text:p text:style-name="Standard"><text:s text:c="62"/>0.022 <text:s text:c="13"/>1.000 <text:s text:c="4"/>0.000 <text:s text:c="5"/>0.880 f</text:p>
      <text:p text:style-name="Standard"><text:s text:c="2"/>u_dbe_lane_gate_u_dbe_lane_rx/u_rx_ffe_adapt_top/U687/ZN (OAI21SKFD3BWP240H8P57PDULVT)</text:p>
      <text:p text:style-name="Standard"><text:s text:c="62"/>0.024 <text:s text:c="13"/>1.030 <text:s text:c="4"/>0.019 <text:s text:c="5"/>0.899 r</text:p>
      <text:p text:style-name="Standard"><text:s text:c="2"/>u_dbe_lane_gate_u_dbe_lane_rx/u_rx_ffe_adapt_top/n45475 (net)</text:p>
      <text:p text:style-name="Standard"><text:s text:c="51"/>0.002 <text:s text:c="17"/>2</text:p>
      <text:p text:style-name="Standard"><text:s text:c="2"/>u_dbe_lane_gate_u_dbe_lane_rx/u_rx_ffe_adapt_top/U41023/A2 (OR2D8BWP240H8P57PDULVT)</text:p>
      <text:p text:style-name="Standard"><text:s text:c="62"/>0.024 <text:s text:c="13"/>1.000 <text:s text:c="4"/>0.000 <text:s text:c="5"/>0.899 r</text:p>
      <text:p text:style-name="Standard"><text:s text:c="2"/>u_dbe_lane_gate_u_dbe_lane_rx/u_rx_ffe_adapt_top/U41023/Z (OR2D8BWP240H8P57PDULVT)</text:p>
      <text:p text:style-name="Standard"><text:s text:c="62"/>0.008 <text:s text:c="13"/>1.030 <text:s text:c="4"/>0.022 <text:s text:c="5"/>0.921 r</text:p>
      <text:p text:style-name="Standard"><text:s text:c="2"/>u_dbe_lane_gate_u_dbe_lane_rx/u_rx_ffe_adapt_top/n11028 (net)</text:p>
      <text:p text:style-name="Standard"><text:s text:c="51"/>0.006 <text:s text:c="17"/>2</text:p>
      <text:p text:style-name="Standard"><text:s text:c="2"/>u_dbe_lane_gate_u_dbe_lane_rx/u_rx_ffe_adapt_top/place_opt_HFSINV_533_306239/I (INVD8BWP240H8P57PDLVT)</text:p>
      <text:p text:style-name="Standard"><text:s text:c="62"/>0.009 <text:s text:c="13"/>1.000 <text:s text:c="4"/>0.001 <text:s text:c="5"/>0.922 r</text:p>
      <text:p text:style-name="Standard"><text:s text:c="2"/>u_dbe_lane_gate_u_dbe_lane_rx/u_rx_ffe_adapt_top/place_opt_HFSINV_533_306239/ZN (INVD8BWP240H8P57PDLVT)</text:p>
      <text:p text:style-name="Standard"><text:s text:c="62"/>0.016 <text:s text:c="13"/>1.030 <text:s text:c="4"/>0.011 <text:s text:c="5"/>0.933 f</text:p>
      <text:p text:style-name="Standard"><text:s text:c="2"/>u_dbe_lane_gate_u_dbe_lane_rx/u_rx_ffe_adapt_top/place_opt_HFSNET_38686 (net)</text:p>
      <text:p text:style-name="Standard"><text:s text:c="51"/>0.014 <text:s text:c="16"/>14</text:p>
      <text:p text:style-name="Standard"><text:soft-page-break/><text:s text:c="2"/>u_dbe_lane_gate_u_dbe_lane_rx/u_rx_ffe_adapt_top/U44146/A1 (ND2D1BWP240H8P57PDSVT)</text:p>
      <text:p text:style-name="Standard"><text:s text:c="62"/>0.021 <text:s text:c="13"/>1.000 <text:s text:c="4"/>0.006 <text:s text:c="5"/>0.939 f</text:p>
      <text:p text:style-name="Standard"><text:s text:c="2"/>u_dbe_lane_gate_u_dbe_lane_rx/u_rx_ffe_adapt_top/U44146/ZN (ND2D1BWP240H8P57PDSVT)</text:p>
      <text:p text:style-name="Standard"><text:s text:c="62"/>0.049 <text:s text:c="13"/>1.030 <text:s text:c="4"/>0.052 <text:s text:c="5"/>0.991 r</text:p>
      <text:p text:style-name="Standard"><text:s text:c="2"/>u_dbe_lane_gate_u_dbe_lane_rx/u_rx_ffe_adapt_top/n48504 (net)</text:p>
      <text:p text:style-name="Standard"><text:s text:c="51"/>0.005 <text:s text:c="17"/>3</text:p>
      <text:p text:style-name="Standard"><text:s text:c="2"/>u_dbe_lane_gate_u_dbe_lane_rx/u_rx_ffe_adapt_top/U47691/A2 (OAI21SKRD2BWP240H8P57PDULVT)</text:p>
      <text:p text:style-name="Standard"><text:s text:c="62"/>0.052 <text:s text:c="13"/>1.000 <text:s text:c="4"/>0.001 <text:s text:c="5"/>0.992 r</text:p>
      <text:p text:style-name="Standard"><text:s text:c="2"/>u_dbe_lane_gate_u_dbe_lane_rx/u_rx_ffe_adapt_top/U47691/ZN (OAI21SKRD2BWP240H8P57PDULVT)</text:p>
      <text:p text:style-name="Standard"><text:s text:c="62"/>0.020 <text:s text:c="13"/>1.030 <text:s text:c="4"/>0.029 <text:s text:c="5"/>1.021 f</text:p>
      <text:p text:style-name="Standard"><text:s text:c="2"/>u_dbe_lane_gate_u_dbe_lane_rx/u_rx_ffe_adapt_top/n48508 (net)</text:p>
      <text:p text:style-name="Standard"><text:s text:c="51"/>0.001 <text:s text:c="17"/>2</text:p>
      <text:p text:style-name="Standard"><text:s text:c="2"/>u_dbe_lane_gate_u_dbe_lane_rx/u_rx_ffe_adapt_top/place_opt_ctmTdsLR_2_812939/B1 (IIND3D1BWP240H8P57PDULVT)</text:p>
      <text:p text:style-name="Standard"><text:s text:c="62"/>0.021 <text:s text:c="13"/>1.000 <text:s text:c="4"/>0.000 <text:s text:c="5"/>1.021 f</text:p>
      <text:p text:style-name="Standard"><text:s text:c="2"/>u_dbe_lane_gate_u_dbe_lane_rx/u_rx_ffe_adapt_top/place_opt_ctmTdsLR_2_812939/ZN (IIND3D1BWP240H8P57PDULVT)</text:p>
      <text:p text:style-name="Standard"><text:s text:c="62"/>0.011 <text:s text:c="13"/>1.030 <text:s text:c="4"/>0.013 <text:s text:c="5"/>1.034 r</text:p>
      <text:p text:style-name="Standard"><text:s text:c="2"/>u_dbe_lane_gate_u_dbe_lane_rx/u_rx_ffe_adapt_top/tmp_net184501 (net)</text:p>
      <text:p text:style-name="Standard"><text:s text:c="51"/>0.001 <text:s text:c="17"/>1</text:p>
      <text:p text:style-name="Standard"><text:s text:c="2"/>u_dbe_lane_gate_u_dbe_lane_rx/u_rx_ffe_adapt_top/place_opt_ctmTdsLR_3_812940/B (OA211D1BWP240H8P57PDULVT)</text:p>
      <text:p text:style-name="Standard"><text:s text:c="62"/>0.011 <text:s text:c="13"/>1.000 <text:s text:c="4"/>0.000 <text:s text:c="5"/>1.034 r</text:p>
      <text:p text:style-name="Standard"><text:s text:c="2"/>u_dbe_lane_gate_u_dbe_lane_rx/u_rx_ffe_adapt_top/place_opt_ctmTdsLR_3_812940/Z (OA211D1BWP240H8P57PDULVT)</text:p>
      <text:p text:style-name="Standard"><text:s text:c="62"/>0.012 <text:s text:c="13"/>1.030 <text:s text:c="4"/>0.024 <text:s text:c="5"/>1.058 r</text:p>
      <text:p text:style-name="Standard"><text:s text:c="2"/>u_dbe_lane_gate_u_dbe_lane_rx/u_rx_ffe_adapt_top/n48526 (net)</text:p>
      <text:p text:style-name="Standard"><text:s text:c="51"/>0.001 <text:s text:c="17"/>2</text:p>
      <text:p text:style-name="Standard"><text:s text:c="2"/>u_dbe_lane_gate_u_dbe_lane_rx/u_rx_ffe_adapt_top/place_opt_ctmTdsLR_2_895393/A2 (OAI21D1BWP240H8P57PDULVT)</text:p>
      <text:p text:style-name="Standard"><text:s text:c="62"/>0.012 <text:s text:c="13"/>1.000 <text:s text:c="4"/>0.000 <text:s text:c="5"/>1.058 r</text:p>
      <text:p text:style-name="Standard"><text:s text:c="2"/>u_dbe_lane_gate_u_dbe_lane_rx/u_rx_ffe_adapt_top/place_opt_ctmTdsLR_2_895393/ZN (OAI21D1BWP240H8P57PDULVT)</text:p>
      <text:p text:style-name="Standard"><text:s text:c="62"/>0.024 <text:s text:c="13"/>1.030 <text:s text:c="4"/>0.020 <text:s text:c="5"/>1.077 f</text:p>
      <text:p text:style-name="Standard"><text:s text:c="2"/>u_dbe_lane_gate_u_dbe_lane_rx/u_rx_ffe_adapt_top/n34492 (net)</text:p>
      <text:p text:style-name="Standard"><text:s text:c="51"/>0.002 <text:s text:c="17"/>2</text:p>
      <text:p text:style-name="Standard"><text:s text:c="2"/>u_dbe_lane_gate_u_dbe_lane_rx/u_rx_ffe_adapt_top/place_opt_ctmTdsLR_2_887585/A2 (AOI211D2BWP240H8P57PDULVT)</text:p>
      <text:p text:style-name="Standard"><text:s text:c="62"/>0.024 <text:s text:c="13"/>1.000 <text:s text:c="4"/>0.000 <text:s text:c="5"/>1.078 f</text:p>
      <text:p text:style-name="Standard"><text:s text:c="2"/>u_dbe_lane_gate_u_dbe_lane_rx/u_rx_ffe_adapt_top/place_opt_ctmTdsLR_2_887585/ZN (AOI211D2BWP240H8P57PDULVT)</text:p>
      <text:p text:style-name="Standard"><text:s text:c="62"/>0.027 <text:s text:c="13"/>1.030 <text:s text:c="4"/>0.027 <text:s text:c="5"/>1.105 r</text:p>
      <text:p text:style-name="Standard"><text:s text:c="2"/>u_dbe_lane_gate_u_dbe_lane_rx/u_rx_ffe_adapt_top/n34388 (net)</text:p>
      <text:p text:style-name="Standard"><text:s text:c="51"/>0.003 <text:s text:c="17"/>2</text:p>
      <text:p text:style-name="Standard"><text:s text:c="2"/>u_dbe_lane_gate_u_dbe_lane_rx/u_rx_ffe_adapt_top/U44242/A1 (IOAI21D4BWP240H8P57PDULVT)</text:p>
      <text:p text:style-name="Standard"><text:s text:c="62"/>0.029 <text:s text:c="13"/>1.000 <text:s text:c="4"/>0.000 <text:s text:c="5"/>1.105 r</text:p>
      <text:p text:style-name="Standard"><text:s text:c="2"/>u_dbe_lane_gate_u_dbe_lane_rx/u_rx_ffe_adapt_top/U44242/ZN <text:soft-page-break/>(IOAI21D4BWP240H8P57PDULVT)</text:p>
      <text:p text:style-name="Standard"><text:s text:c="62"/>0.018 <text:s text:c="13"/>1.030 <text:s text:c="4"/>0.016 <text:s text:c="5"/>1.121 f</text:p>
      <text:p text:style-name="Standard"><text:s text:c="2"/>u_dbe_lane_gate_u_dbe_lane_rx/u_rx_ffe_adapt_top/n34376 (net)</text:p>
      <text:p text:style-name="Standard"><text:s text:c="51"/>0.003 <text:s text:c="17"/>2</text:p>
      <text:p text:style-name="Standard"><text:s text:c="2"/>u_dbe_lane_gate_u_dbe_lane_rx/u_rx_ffe_adapt_top/U31803/A1 (AIOI21D4BWP240H8P57PDULVT)</text:p>
      <text:p text:style-name="Standard"><text:s text:c="62"/>0.018 <text:s text:c="13"/>1.000 <text:s text:c="4"/>0.000 <text:s text:c="5"/>1.121 f</text:p>
      <text:p text:style-name="Standard"><text:s text:c="2"/>u_dbe_lane_gate_u_dbe_lane_rx/u_rx_ffe_adapt_top/U31803/ZN (AIOI21D4BWP240H8P57PDULVT)</text:p>
      <text:p text:style-name="Standard"><text:s text:c="62"/>0.013 <text:s text:c="13"/>1.030 <text:s text:c="4"/>0.013 <text:s text:c="5"/>1.134 r</text:p>
      <text:p text:style-name="Standard"><text:s text:c="2"/>u_dbe_lane_gate_u_dbe_lane_rx/u_rx_ffe_adapt_top/n34372 (net)</text:p>
      <text:p text:style-name="Standard"><text:s text:c="51"/>0.002 <text:s text:c="17"/>2</text:p>
      <text:p text:style-name="Standard"><text:s text:c="2"/>u_dbe_lane_gate_u_dbe_lane_rx/u_rx_ffe_adapt_top/U44252/A1 (IOAI21D4BWP240H8P57PDULVT)</text:p>
      <text:p text:style-name="Standard"><text:s text:c="62"/>0.013 <text:s text:c="13"/>1.000 <text:s text:c="4"/>0.000 <text:s text:c="5"/>1.134 r</text:p>
      <text:p text:style-name="Standard"><text:s text:c="2"/>u_dbe_lane_gate_u_dbe_lane_rx/u_rx_ffe_adapt_top/U44252/ZN (IOAI21D4BWP240H8P57PDULVT)</text:p>
      <text:p text:style-name="Standard"><text:s text:c="62"/>0.018 <text:s text:c="13"/>1.030 <text:s text:c="4"/>0.011 <text:s text:c="5"/>1.145 f</text:p>
      <text:p text:style-name="Standard"><text:s text:c="2"/>u_dbe_lane_gate_u_dbe_lane_rx/u_rx_ffe_adapt_top/n34367 (net)</text:p>
      <text:p text:style-name="Standard"><text:s text:c="51"/>0.002 <text:s text:c="17"/>2</text:p>
      <text:p text:style-name="Standard"><text:s text:c="2"/>u_dbe_lane_gate_u_dbe_lane_rx/u_rx_ffe_adapt_top/place_opt_ctmTdsLR_1_589020/A1 (AIOI21D2BWP240H8P57PDULVT)</text:p>
      <text:p text:style-name="Standard"><text:s text:c="62"/>0.018 <text:s text:c="13"/>1.000 <text:s text:c="4"/>0.000 <text:s text:c="5"/>1.146 f</text:p>
      <text:p text:style-name="Standard"><text:s text:c="2"/>u_dbe_lane_gate_u_dbe_lane_rx/u_rx_ffe_adapt_top/place_opt_ctmTdsLR_1_589020/ZN (AIOI21D2BWP240H8P57PDULVT)</text:p>
      <text:p text:style-name="Standard"><text:s text:c="62"/>0.014 <text:s text:c="13"/>1.030 <text:s text:c="4"/>0.015 <text:s text:c="5"/>1.161 r</text:p>
      <text:p text:style-name="Standard"><text:s text:c="2"/>u_dbe_lane_gate_u_dbe_lane_rx/u_rx_ffe_adapt_top/n34363 (net)</text:p>
      <text:p text:style-name="Standard"><text:s text:c="51"/>0.002 <text:s text:c="17"/>2</text:p>
      <text:p text:style-name="Standard"><text:s text:c="2"/>u_dbe_lane_gate_u_dbe_lane_rx/u_rx_ffe_adapt_top/U44266/A2 (OAI21D2BWP240H8P57PDULVT)</text:p>
      <text:p text:style-name="Standard"><text:s text:c="62"/>0.014 <text:s text:c="13"/>1.000 <text:s text:c="4"/>0.000 <text:s text:c="5"/>1.161 r</text:p>
      <text:p text:style-name="Standard"><text:s text:c="2"/>u_dbe_lane_gate_u_dbe_lane_rx/u_rx_ffe_adapt_top/U44266/ZN (OAI21D2BWP240H8P57PDULVT)</text:p>
      <text:p text:style-name="Standard"><text:s text:c="62"/>0.020 <text:s text:c="13"/>1.030 <text:s text:c="4"/>0.016 <text:s text:c="5"/>1.177 f</text:p>
      <text:p text:style-name="Standard"><text:s text:c="2"/>u_dbe_lane_gate_u_dbe_lane_rx/u_rx_ffe_adapt_top/n34381 (net)</text:p>
      <text:p text:style-name="Standard"><text:s text:c="51"/>0.002 <text:s text:c="17"/>2</text:p>
      <text:p text:style-name="Standard"><text:s text:c="2"/>u_dbe_lane_gate_u_dbe_lane_rx/u_rx_ffe_adapt_top/place_opt_ctmTdsLR_1_617214/A1 (XNR2D4BWP240H8P57PDULVT)</text:p>
      <text:p text:style-name="Standard"><text:s text:c="62"/>0.020 <text:s text:c="13"/>1.000 <text:s text:c="4"/>0.000 <text:s text:c="5"/>1.177 f</text:p>
      <text:p text:style-name="Standard"><text:s text:c="2"/>u_dbe_lane_gate_u_dbe_lane_rx/u_rx_ffe_adapt_top/place_opt_ctmTdsLR_1_617214/ZN (XNR2D4BWP240H8P57PDULVT)</text:p>
      <text:p text:style-name="Standard"><text:s text:c="62"/>0.007 <text:s text:c="13"/>1.030 <text:s text:c="4"/>0.028 <text:s text:c="5"/>1.205 r</text:p>
      <text:p text:style-name="Standard"><text:s text:c="2"/>u_dbe_lane_gate_u_dbe_lane_rx/u_rx_ffe_adapt_top/n34395 (net)</text:p>
      <text:p text:style-name="Standard"><text:s text:c="51"/>0.001 <text:s text:c="17"/>2</text:p>
      <text:p text:style-name="Standard"><text:s text:c="2"/>u_dbe_lane_gate_u_dbe_lane_rx/u_rx_ffe_adapt_top/place_opt_ctmTdsLR_2_803666/A2 (ND4D1BWP240H8P57PDULVT)</text:p>
      <text:p text:style-name="Standard"><text:s text:c="62"/>0.007 <text:s text:c="13"/>1.000 <text:s text:c="4"/>0.000 <text:s text:c="5"/>1.205 r</text:p>
      <text:p text:style-name="Standard"><text:s text:c="2"/>u_dbe_lane_gate_u_dbe_lane_rx/u_rx_ffe_adapt_top/place_opt_ctmTdsLR_2_803666/ZN (ND4D1BWP240H8P57PDULVT)</text:p>
      <text:p text:style-name="Standard"><text:s text:c="62"/>0.037 <text:s text:c="13"/>1.030 <text:s text:c="4"/>0.026 <text:s text:c="5"/>1.231 f</text:p>
      <text:p text:style-name="Standard"><text:s text:c="2"/>u_dbe_lane_gate_u_dbe_lane_rx/u_rx_ffe_adapt_top/n69455 (net)</text:p>
      <text:p text:style-name="Standard"><text:s text:c="51"/>0.003 <text:s text:c="17"/>1</text:p>
      <text:p text:style-name="Standard"><text:soft-page-break/><text:s text:c="2"/>u_dbe_lane_gate_u_dbe_lane_rx/u_rx_ffe_adapt_top/U27155/A1 (AOI21SKRD6BWP240H8P57PDULVT)</text:p>
      <text:p text:style-name="Standard"><text:s text:c="62"/>0.037 <text:s text:c="13"/>1.000 <text:s text:c="4"/>0.000 <text:s text:c="5"/>1.231 f</text:p>
      <text:p text:style-name="Standard"><text:s text:c="2"/>u_dbe_lane_gate_u_dbe_lane_rx/u_rx_ffe_adapt_top/U27155/ZN (AOI21SKRD6BWP240H8P57PDULVT)</text:p>
      <text:p text:style-name="Standard"><text:s text:c="62"/>0.035 <text:s text:c="13"/>1.030 <text:s text:c="4"/>0.025 <text:s text:c="5"/>1.256 r</text:p>
      <text:p text:style-name="Standard"><text:s text:c="2"/>u_dbe_lane_gate_u_dbe_lane_rx/u_rx_ffe_adapt_top/n48583 (net)</text:p>
      <text:p text:style-name="Standard"><text:s text:c="51"/>0.014 <text:s text:c="16"/>19</text:p>
      <text:p text:style-name="Standard"><text:s text:c="2"/>u_dbe_lane_gate_u_dbe_lane_rx/u_rx_ffe_adapt_top/U59270/A2 (IOA21D1BWP240H8P57PDULVT)</text:p>
      <text:p text:style-name="Standard"><text:s text:c="62"/>0.040 <text:s text:c="13"/>1.000 <text:s text:c="4"/>0.001 <text:s text:c="5"/>1.257 r</text:p>
      <text:p text:style-name="Standard"><text:s text:c="2"/>u_dbe_lane_gate_u_dbe_lane_rx/u_rx_ffe_adapt_top/U59270/ZN (IOA21D1BWP240H8P57PDULVT)</text:p>
      <text:p text:style-name="Standard"><text:s text:c="62"/>0.009 <text:s text:c="13"/>1.030 <text:s text:c="4"/>0.023 <text:s text:c="5"/>1.280 r</text:p>
      <text:p text:style-name="Standard"><text:s text:c="2"/>u_dbe_lane_gate_u_dbe_lane_rx/u_rx_ffe_adapt_top/net417956 (net)</text:p>
      <text:p text:style-name="Standard"><text:s text:c="51"/>0.001 <text:s text:c="17"/>1</text:p>
      <text:p text:style-name="Standard"><text:s text:c="2"/>u_dbe_lane_gate_u_dbe_lane_rx/u_rx_ffe_adapt_top/rx_fir_tap_unbonded_accumulator_0_reg_12_/D (SDFRPQD1BWP240H8P57PDULVT)</text:p>
      <text:p text:style-name="Standard"><text:s text:c="62"/>0.009 <text:s text:c="13"/>1.000 <text:s text:c="4"/>0.000 <text:s text:c="5"/>1.280 r</text:p>
      <text:p text:style-name="Standard"><text:s text:c="2"/>data arrival time <text:s text:c="82"/>1.280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ffe_adapt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ffe_adapt_rcc_ctrl_u_clk_gate_d0nt_touch_clk_gate/Q (CKLNQD8BWP240H8P57PDULVT)</text:p>
      <text:p text:style-name="Standard"><text:soft-page-break/><text:s text:c="62"/>0.000 <text:s text:c="13"/>0.960 <text:s text:c="4"/>0.000 <text:s text:c="5"/>1.047 r</text:p>
      <text:p text:style-name="Standard"><text:s text:c="2"/>u_dbe_lane_gate_rcc_clk_rx_ffe_adapt (net) <text:s text:c="6"/>1.095 <text:s text:c="14"/>2748</text:p>
      <text:p text:style-name="Standard"><text:s text:c="2"/>u_dbe_lane_gate_u_dbe_lane_rx/u_rx_ffe_adapt_top/clk_gate_rx_fir_tap_unbonded_accumulator_0_reg_22__0_0_0/latch/CP (CKLNQOPTBBD4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0_reg_22__0_0_0/latch/Q (CKLNQOPTBBD4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0_reg_22__0_0_0/ENCLK (net)</text:p>
      <text:p text:style-name="Standard"><text:s text:c="51"/>0.007 <text:s text:c="16"/>20</text:p>
      <text:p text:style-name="Standard"><text:s text:c="2"/>u_dbe_lane_gate_u_dbe_lane_rx/u_rx_ffe_adapt_top/rx_fir_tap_unbonded_accumulator_0_reg_12_/CP (SDFRPQD1BWP240H8P57PDULVT)</text:p>
      <text:p text:style-name="Standard"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25 <text:s text:c="5"/>0.972</text:p>
      <text:p text:style-name="Standard"><text:s text:c="2"/>data required time <text:s text:c="81"/>0.972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72</text:p>
      <text:p text:style-name="Standard"><text:s text:c="2"/>data arrival time <text:s text:c="81"/>-1.280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6"/>0.000 <text:s text:c="4"/>-0.308</text:p>
      <text:p text:style-name="Standard"><text:s text:c="2"/>slack (VIOLATED) <text:s text:c="82"/>-0.308</text:p>
      <text:p text:style-name="Standard"/>
      <text:p text:style-name="Standard"/>
      <text:p text:style-name="Standard"/>
      <text:p text:style-name="Standard"><text:s text:c="2"/>Startpoint: u_dbe_lane_gate_u_dbe_lane_rx/u_rx_eqdfe_top/usync_dfe_clk_en_sync_0__i_sync_genblk1_d0nt_touch_r_sync_d2 (rising edge-triggered flip-flop clocked by rx_block_clk)</text:p>
      <text:p text:style-name="Standard"><text:s text:c="2"/>Endpoint: u_dbe_lane_gate_u_dbe_lane_rx/u_rx_constellation_demapper_top/decoded_data_r_reg_95___decoded_data_r_reg_94___decoded_data_r_reg_93___decoded_data_r_reg_92___decoded_data_r_reg_91___decoded_data_r_reg_90___decoded_data_r_reg_89___decoded_data_r_reg_88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oft-page-break/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i_sync_ck_buf_d0nt_touch_ck_buf/Z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<text:soft-page-break/>t_touch_r_sync_d2/Q (SDFSYNC1RPQD1BWP240H8P57PDULVT)</text:p>
      <text:p text:style-name="Standard"><text:s text:c="62"/>0.049 <text:s text:c="13"/>1.030 <text:s text:c="4"/>0.081 <text:s text:c="5"/>0.081 r</text:p>
      <text:p text:style-name="Standard"><text:s text:c="2"/>u_dbe_lane_gate_u_dbe_lane_rx/u_rx_eqdfe_top/n38315 (net)</text:p>
      <text:p text:style-name="Standard"><text:s text:c="51"/>0.008 <text:s text:c="17"/>7</text:p>
      <text:p text:style-name="Standard"><text:s text:c="2"/>u_dbe_lane_gate_u_dbe_lane_rx/u_rx_eqdfe_top/place_opt_HFSINV_233391_347045/I (INVSKRD5BWP240H8P57PDULVT)</text:p>
      <text:p text:style-name="Standard"><text:s text:c="62"/>0.058 <text:s text:c="13"/>1.000 <text:s text:c="4"/>0.001 <text:s text:c="5"/>0.082 r</text:p>
      <text:p text:style-name="Standard"><text:s text:c="2"/>u_dbe_lane_gate_u_dbe_lane_rx/u_rx_eqdfe_top/place_opt_HFSINV_233391_347045/ZN (INVSKRD5BWP240H8P57PDULVT)</text:p>
      <text:p text:style-name="Standard"><text:s text:c="62"/>0.020 <text:s text:c="13"/>1.030 <text:s text:c="4"/>0.022 <text:s text:c="5"/>0.104 f</text:p>
      <text:p text:style-name="Standard"><text:s text:c="2"/>u_dbe_lane_gate_u_dbe_lane_rx/u_rx_eqdfe_top/place_opt_HFSNET_11403 (net)</text:p>
      <text:p text:style-name="Standard"><text:s text:c="51"/>0.004 <text:s text:c="17"/>2</text:p>
      <text:p text:style-name="Standard"><text:s text:c="2"/>u_dbe_lane_gate_u_dbe_lane_rx/u_rx_eqdfe_top/place_opt_HFSBUF_232567_347044/I (BUFFSKRD12BWP240H8P57PDULVT)</text:p>
      <text:p text:style-name="Standard"><text:s text:c="62"/>0.020 <text:s text:c="13"/>1.000 <text:s text:c="4"/>0.001 <text:s text:c="5"/>0.105 f</text:p>
      <text:p text:style-name="Standard"><text:s text:c="2"/>u_dbe_lane_gate_u_dbe_lane_rx/u_rx_eqdfe_top/place_opt_HFSBUF_232567_347044/Z (BUFFSKRD12BWP240H8P57PDULVT)</text:p>
      <text:p text:style-name="Standard"><text:s text:c="62"/>0.012 <text:s text:c="13"/>1.030 <text:s text:c="4"/>0.020 <text:s text:c="5"/>0.125 f</text:p>
      <text:p text:style-name="Standard"><text:s text:c="2"/>u_dbe_lane_gate_u_dbe_lane_rx/u_rx_eqdfe_top/place_opt_HFSNET_11402 (net)</text:p>
      <text:p text:style-name="Standard"><text:s text:c="51"/>0.017 <text:s text:c="17"/>7</text:p>
      <text:p text:style-name="Standard"><text:s text:c="2"/>u_dbe_lane_gate_u_dbe_lane_rx/u_rx_eqdfe_top/place_opt_HFSBUF_183200_347007/I (BUFFSKRD4BWP240H8P57PDSVT)</text:p>
      <text:p text:style-name="Standard"><text:s text:c="62"/>0.037 <text:s text:c="13"/>1.000 <text:s text:c="4"/>0.015 <text:s text:c="5"/>0.140 f</text:p>
      <text:p text:style-name="Standard"><text:s text:c="2"/>u_dbe_lane_gate_u_dbe_lane_rx/u_rx_eqdfe_top/place_opt_HFSBUF_183200_347007/Z (BUFFSKRD4BWP240H8P57PDSVT)</text:p>
      <text:p text:style-name="Standard"><text:s text:c="62"/>0.038 <text:s text:c="13"/>1.030 <text:s text:c="4"/>0.077 <text:s text:c="5"/>0.218 f</text:p>
      <text:p text:style-name="Standard"><text:s text:c="2"/>u_dbe_lane_gate_u_dbe_lane_rx/u_rx_eqdfe_top/place_opt_HFSNET_11365 (net)</text:p>
      <text:p text:style-name="Standard"><text:s text:c="51"/>0.010 <text:s text:c="17"/>2</text:p>
      <text:p text:style-name="Standard"><text:s text:c="2"/>u_dbe_lane_gate_u_dbe_lane_rx/u_rx_eqdfe_top/place_opt_ZBUF_92_inst_765317/I (BUFFD10BWP240H8P57PDLVT)</text:p>
      <text:p text:style-name="Standard"><text:s text:c="62"/>0.043 <text:s text:c="13"/>1.000 <text:s text:c="4"/>0.008 <text:s text:c="5"/>0.226 f</text:p>
      <text:p text:style-name="Standard"><text:s text:c="2"/>u_dbe_lane_gate_u_dbe_lane_rx/u_rx_eqdfe_top/place_opt_ZBUF_92_inst_765317/Z (BUFFD10BWP240H8P57PDLVT)</text:p>
      <text:p text:style-name="Standard"><text:s text:c="62"/>0.019 <text:s text:c="13"/>1.030 <text:s text:c="4"/>0.032 <text:s text:c="5"/>0.257 f</text:p>
      <text:p text:style-name="Standard"><text:s text:c="2"/>u_dbe_lane_gate_u_dbe_lane_rx/u_rx_eqdfe_top/place_opt_ZBUF_92_488 (net)</text:p>
      <text:p text:style-name="Standard"><text:s text:c="51"/>0.020 <text:s text:c="17"/>7</text:p>
      <text:p text:style-name="Standard"><text:s text:c="2"/>u_dbe_lane_gate_u_dbe_lane_rx/u_rx_eqdfe_top/place_opt_HFSINV_170507_346989/I (INVD3BWP240H8P57PDSVT)</text:p>
      <text:p text:style-name="Standard"><text:s text:c="62"/>0.041 <text:s text:c="13"/>1.000 <text:s text:c="4"/>0.018 <text:s text:c="5"/>0.275 f</text:p>
      <text:p text:style-name="Standard"><text:s text:c="2"/>u_dbe_lane_gate_u_dbe_lane_rx/u_rx_eqdfe_top/place_opt_HFSINV_170507_346989/ZN (INVD3BWP240H8P57PDSVT)</text:p>
      <text:p text:style-name="Standard"><text:s text:c="62"/>0.065 <text:s text:c="13"/>1.030 <text:s text:c="4"/>0.063 <text:s text:c="5"/>0.338 r</text:p>
      <text:p text:style-name="Standard"><text:s text:c="2"/>u_dbe_lane_gate_u_dbe_lane_rx/u_rx_eqdfe_top/place_opt_HFSNET_11347 (net)</text:p>
      <text:p text:style-name="Standard"><text:s text:c="51"/>0.016 <text:s text:c="16"/>15</text:p>
      <text:p text:style-name="Standard"><text:s text:c="2"/>u_dbe_lane_gate_u_dbe_lane_rx/u_rx_eqdfe_top/place_opt_HFSBUF_167950_346987/I (BUFFD2BWP240H8P57PDULVT)</text:p>
      <text:p text:style-name="Standard"><text:s text:c="62"/>0.079 <text:s text:c="13"/>1.000 <text:s text:c="4"/>0.006 <text:s text:c="5"/>0.344 r</text:p>
      <text:p text:style-name="Standard"><text:s text:c="2"/>u_dbe_lane_gate_u_dbe_lane_rx/u_rx_eqdfe_top/place_opt_HFSBUF_167950_346987/Z (BUFFD2BWP240H8P57PDULVT)</text:p>
      <text:p text:style-name="Standard"><text:s text:c="62"/>0.064 <text:s text:c="13"/>1.030 <text:s text:c="4"/>0.048 <text:s text:c="5"/>0.392 r</text:p>
      <text:p text:style-name="Standard"><text:s text:c="2"/>u_dbe_lane_gate_u_dbe_lane_rx/u_rx_eqdfe_top/place_opt_HFSNET_11345 (net)</text:p>
      <text:p text:style-name="Standard"><text:s text:c="51"/>0.020 <text:s text:c="16"/>16</text:p>
      <text:p text:style-name="Standard"><text:soft-page-break/><text:s text:c="2"/>u_dbe_lane_gate_u_dbe_lane_rx/u_rx_eqdfe_top/place_opt_HFSINV_167357_346983/I (INVD2BWP240H8P57PDSVT)</text:p>
      <text:p text:style-name="Standard"><text:s text:c="62"/>0.088 <text:s text:c="13"/>1.000 <text:s text:c="4"/>0.018 <text:s text:c="5"/>0.410 r</text:p>
      <text:p text:style-name="Standard"><text:s text:c="2"/>u_dbe_lane_gate_u_dbe_lane_rx/u_rx_eqdfe_top/place_opt_HFSINV_167357_346983/ZN (INVD2BWP240H8P57PDSVT)</text:p>
      <text:p text:style-name="Standard"><text:s text:c="62"/>0.073 <text:s text:c="13"/>1.030 <text:s text:c="4"/>0.105 <text:s text:c="5"/>0.514 f</text:p>
      <text:p text:style-name="Standard"><text:s text:c="2"/>u_dbe_lane_gate_u_dbe_lane_rx/u_rx_eqdfe_top/place_opt_HFSNET_11341 (net)</text:p>
      <text:p text:style-name="Standard"><text:s text:c="51"/>0.010 <text:s text:c="17"/>1</text:p>
      <text:p text:style-name="Standard"><text:s text:c="2"/>u_dbe_lane_gate_u_dbe_lane_rx/u_rx_eqdfe_top/U27648/A2 (AN2D2BWP240H8P57PDULVT)</text:p>
      <text:p text:style-name="Standard"><text:s text:c="62"/>0.074 <text:s text:c="13"/>1.000 <text:s text:c="4"/>0.005 <text:s text:c="5"/>0.520 f</text:p>
      <text:p text:style-name="Standard"><text:s text:c="2"/>u_dbe_lane_gate_u_dbe_lane_rx/u_rx_eqdfe_top/U27648/Z (AN2D2BWP240H8P57PDULVT)</text:p>
      <text:p text:style-name="Standard"><text:s text:c="62"/>0.015 <text:s text:c="13"/>1.030 <text:s text:c="4"/>0.037 <text:s text:c="5"/>0.557 f</text:p>
      <text:p text:style-name="Standard"><text:s text:c="2"/>u_dbe_lane_gate_u_dbe_lane_rx/u_rx_eqdfe_top/sub_x_898_B_1_ (net)</text:p>
      <text:p text:style-name="Standard"><text:s text:c="51"/>0.004 <text:s text:c="17"/>4</text:p>
      <text:p text:style-name="Standard"><text:s text:c="2"/>u_dbe_lane_gate_u_dbe_lane_rx/u_rx_eqdfe_top/place_opt_HFSINV_221_71896/I (INVSKRD5BWP240H8P57PDULVT)</text:p>
      <text:p text:style-name="Standard"><text:s text:c="62"/>0.015 <text:s text:c="13"/>1.000 <text:s text:c="4"/>0.000 <text:s text:c="5"/>0.557 f</text:p>
      <text:p text:style-name="Standard"><text:s text:c="2"/>u_dbe_lane_gate_u_dbe_lane_rx/u_rx_eqdfe_top/place_opt_HFSINV_221_71896/ZN (INVSKRD5BWP240H8P57PDULVT)</text:p>
      <text:p text:style-name="Standard"><text:s text:c="62"/>0.013 <text:s text:c="13"/>1.030 <text:s text:c="4"/>0.012 <text:s text:c="5"/>0.569 r</text:p>
      <text:p text:style-name="Standard"><text:s text:c="2"/>u_dbe_lane_gate_u_dbe_lane_rx/u_rx_eqdfe_top/place_opt_HFSNET_2681 (net)</text:p>
      <text:p text:style-name="Standard"><text:s text:c="51"/>0.007 <text:s text:c="17"/>4</text:p>
      <text:p text:style-name="Standard"><text:s text:c="2"/>u_dbe_lane_gate_u_dbe_lane_rx/u_rx_eqdfe_top/U6537/A2 (NR2D1BWP240H8P57PDSVT)</text:p>
      <text:p text:style-name="Standard"><text:s text:c="62"/>0.014 <text:s text:c="13"/>1.000 <text:s text:c="4"/>0.000 <text:s text:c="5"/>0.569 r</text:p>
      <text:p text:style-name="Standard"><text:s text:c="2"/>u_dbe_lane_gate_u_dbe_lane_rx/u_rx_eqdfe_top/U6537/ZN (NR2D1BWP240H8P57PDSVT)</text:p>
      <text:p text:style-name="Standard"><text:s text:c="62"/>0.023 <text:s text:c="13"/>1.030 <text:s text:c="4"/>0.017 <text:s text:c="5"/>0.586 f</text:p>
      <text:p text:style-name="Standard"><text:s text:c="2"/>u_dbe_lane_gate_u_dbe_lane_rx/u_rx_eqdfe_top/n4067 (net)</text:p>
      <text:p text:style-name="Standard"><text:s text:c="51"/>0.001 <text:s text:c="17"/>1</text:p>
      <text:p text:style-name="Standard"><text:s text:c="2"/>u_dbe_lane_gate_u_dbe_lane_rx/u_rx_eqdfe_top/U6538/B (AOI211D1BWP240H8P57PDULVT)</text:p>
      <text:p text:style-name="Standard"><text:s text:c="62"/>0.023 <text:s text:c="13"/>1.000 <text:s text:c="4"/>0.000 <text:s text:c="5"/>0.586 f</text:p>
      <text:p text:style-name="Standard"><text:s text:c="2"/>u_dbe_lane_gate_u_dbe_lane_rx/u_rx_eqdfe_top/U6538/ZN (AOI211D1BWP240H8P57PDULVT)</text:p>
      <text:p text:style-name="Standard"><text:s text:c="62"/>0.033 <text:s text:c="13"/>1.030 <text:s text:c="4"/>0.023 <text:s text:c="5"/>0.609 r</text:p>
      <text:p text:style-name="Standard"><text:s text:c="2"/>u_dbe_lane_gate_u_dbe_lane_rx/u_rx_eqdfe_top/n4073 (net)</text:p>
      <text:p text:style-name="Standard"><text:s text:c="51"/>0.001 <text:s text:c="17"/>1</text:p>
      <text:p text:style-name="Standard"><text:s text:c="2"/>u_dbe_lane_gate_u_dbe_lane_rx/u_rx_eqdfe_top/U6544/CI (FCICOND1BWP240H8P57PDULVT)</text:p>
      <text:p text:style-name="Standard"><text:s text:c="62"/>0.034 <text:s text:c="13"/>1.000 <text:s text:c="4"/>0.000 <text:s text:c="5"/>0.609 r</text:p>
      <text:p text:style-name="Standard"><text:s text:c="2"/>u_dbe_lane_gate_u_dbe_lane_rx/u_rx_eqdfe_top/U6544/CON (FCICOND1BWP240H8P57PDULVT)</text:p>
      <text:p text:style-name="Standard"><text:s text:c="62"/>0.022 <text:s text:c="13"/>1.030 <text:s text:c="4"/>0.021 <text:s text:c="5"/>0.630 f</text:p>
      <text:p text:style-name="Standard"><text:s text:c="2"/>u_dbe_lane_gate_u_dbe_lane_rx/u_rx_eqdfe_top/n4078 (net)</text:p>
      <text:p text:style-name="Standard"><text:s text:c="51"/>0.001 <text:s text:c="17"/>1</text:p>
      <text:p text:style-name="Standard"><text:s text:c="2"/>u_dbe_lane_gate_u_dbe_lane_rx/u_rx_eqdfe_top/U6549/CI (FCICOND1BWP240H8P57PDULVT)</text:p>
      <text:p text:style-name="Standard"><text:s text:c="62"/>0.023 <text:s text:c="13"/>1.000 <text:s text:c="4"/>0.000 <text:s text:c="5"/>0.630 f</text:p>
      <text:p text:style-name="Standard"><text:s text:c="2"/>u_dbe_lane_gate_u_dbe_lane_rx/u_rx_eqdfe_top/U6549/CON (FCICOND1BWP240H8P57PDULVT)</text:p>
      <text:p text:style-name="Standard"><text:s text:c="62"/>0.022 <text:s text:c="13"/>1.030 <text:s text:c="4"/>0.019 <text:s text:c="5"/>0.649 r</text:p>
      <text:p text:style-name="Standard"><text:s text:c="2"/>u_dbe_lane_gate_u_dbe_lane_rx/u_rx_eqdfe_top/n4084 (net)</text:p>
      <text:p text:style-name="Standard"><text:s text:c="51"/>0.001 <text:s text:c="17"/>1</text:p>
      <text:p text:style-name="Standard"><text:s text:c="2"/>u_dbe_lane_gate_u_dbe_lane_rx/u_rx_eqdfe_top/U6557/CI <text:soft-page-break/>(FCICOND1BWP240H8P57PDULVT)</text:p>
      <text:p text:style-name="Standard"><text:s text:c="62"/>0.022 <text:s text:c="13"/>1.000 <text:s text:c="4"/>0.000 <text:s text:c="5"/>0.649 r</text:p>
      <text:p text:style-name="Standard"><text:s text:c="2"/>u_dbe_lane_gate_u_dbe_lane_rx/u_rx_eqdfe_top/U6557/CON (FCICOND1BWP240H8P57PDULVT)</text:p>
      <text:p text:style-name="Standard"><text:s text:c="62"/>0.022 <text:s text:c="13"/>1.030 <text:s text:c="4"/>0.018 <text:s text:c="5"/>0.667 f</text:p>
      <text:p text:style-name="Standard"><text:s text:c="2"/>u_dbe_lane_gate_u_dbe_lane_rx/u_rx_eqdfe_top/n4093 (net)</text:p>
      <text:p text:style-name="Standard"><text:s text:c="51"/>0.001 <text:s text:c="17"/>1</text:p>
      <text:p text:style-name="Standard"><text:s text:c="2"/>u_dbe_lane_gate_u_dbe_lane_rx/u_rx_eqdfe_top/U6564/B (FCICOND1BWP240H8P57PDULVT)</text:p>
      <text:p text:style-name="Standard"><text:s text:c="62"/>0.022 <text:s text:c="13"/>1.000 <text:s text:c="4"/>0.000 <text:s text:c="5"/>0.667 f</text:p>
      <text:p text:style-name="Standard"><text:s text:c="2"/>u_dbe_lane_gate_u_dbe_lane_rx/u_rx_eqdfe_top/U6564/CON (FCICOND1BWP240H8P57PDULVT)</text:p>
      <text:p text:style-name="Standard"><text:s text:c="62"/>0.030 <text:s text:c="13"/>1.030 <text:s text:c="4"/>0.020 <text:s text:c="5"/>0.687 r</text:p>
      <text:p text:style-name="Standard"><text:s text:c="2"/>u_dbe_lane_gate_u_dbe_lane_rx/u_rx_eqdfe_top/n4102 (net)</text:p>
      <text:p text:style-name="Standard"><text:s text:c="51"/>0.001 <text:s text:c="17"/>1</text:p>
      <text:p text:style-name="Standard"><text:s text:c="2"/>u_dbe_lane_gate_u_dbe_lane_rx/u_rx_eqdfe_top/U16194/CI (FCICOND1BWP240H8P57PDULVT)</text:p>
      <text:p text:style-name="Standard"><text:s text:c="62"/>0.030 <text:s text:c="13"/>1.000 <text:s text:c="4"/>0.000 <text:s text:c="5"/>0.687 r</text:p>
      <text:p text:style-name="Standard"><text:s text:c="2"/>u_dbe_lane_gate_u_dbe_lane_rx/u_rx_eqdfe_top/U16194/CON (FCICOND1BWP240H8P57PDULVT)</text:p>
      <text:p text:style-name="Standard"><text:s text:c="62"/>0.027 <text:s text:c="13"/>1.030 <text:s text:c="4"/>0.020 <text:s text:c="5"/>0.707 f</text:p>
      <text:p text:style-name="Standard"><text:s text:c="2"/>u_dbe_lane_gate_u_dbe_lane_rx/u_rx_eqdfe_top/n4103 (net)</text:p>
      <text:p text:style-name="Standard"><text:s text:c="51"/>0.001 <text:s text:c="17"/>1</text:p>
      <text:p text:style-name="Standard"><text:s text:c="2"/>u_dbe_lane_gate_u_dbe_lane_rx/u_rx_eqdfe_top/U15906/B (IOA21D2BWP240H8P57PDULVT)</text:p>
      <text:p text:style-name="Standard"><text:s text:c="62"/>0.028 <text:s text:c="13"/>1.000 <text:s text:c="4"/>0.000 <text:s text:c="5"/>0.707 f</text:p>
      <text:p text:style-name="Standard"><text:s text:c="2"/>u_dbe_lane_gate_u_dbe_lane_rx/u_rx_eqdfe_top/U15906/ZN (IOA21D2BWP240H8P57PDULVT)</text:p>
      <text:p text:style-name="Standard"><text:s text:c="62"/>0.010 <text:s text:c="13"/>1.030 <text:s text:c="4"/>0.011 <text:s text:c="5"/>0.718 r</text:p>
      <text:p text:style-name="Standard"><text:s text:c="2"/>u_dbe_lane_gate_u_dbe_lane_rx/u_rx_eqdfe_top/n4106 (net)</text:p>
      <text:p text:style-name="Standard"><text:s text:c="51"/>0.001 <text:s text:c="17"/>1</text:p>
      <text:p text:style-name="Standard"><text:s text:c="2"/>u_dbe_lane_gate_u_dbe_lane_rx/u_rx_eqdfe_top/place_opt_ctmTdsLR_1_395610/A1 (IOA22D4BWP240H8P57PDULVT)</text:p>
      <text:p text:style-name="Standard"><text:s text:c="62"/>0.010 <text:s text:c="13"/>1.000 <text:s text:c="4"/>0.000 <text:s text:c="5"/>0.718 r</text:p>
      <text:p text:style-name="Standard"><text:s text:c="2"/>u_dbe_lane_gate_u_dbe_lane_rx/u_rx_eqdfe_top/place_opt_ctmTdsLR_1_395610/ZN (IOA22D4BWP240H8P57PDULVT)</text:p>
      <text:p text:style-name="Standard"><text:s text:c="62"/>0.034 <text:s text:c="13"/>1.030 <text:s text:c="4"/>0.022 <text:s text:c="5"/>0.740 r</text:p>
      <text:p text:style-name="Standard"><text:s text:c="2"/>u_dbe_lane_gate_u_dbe_lane_rx/u_rx_eqdfe_top/n40414 (net)</text:p>
      <text:p text:style-name="Standard"><text:s text:c="51"/>0.008 <text:s text:c="17"/>3</text:p>
      <text:p text:style-name="Standard"><text:s text:c="2"/>u_dbe_lane_gate_u_dbe_lane_rx/u_rx_eqdfe_top/place_opt_HFSBUF_364_297868/I (BUFFD8BWP240H8P57PDULVT)</text:p>
      <text:p text:style-name="Standard"><text:s text:c="62"/>0.036 <text:s text:c="13"/>1.000 <text:s text:c="4"/>0.001 <text:s text:c="5"/>0.741 r</text:p>
      <text:p text:style-name="Standard"><text:s text:c="2"/>u_dbe_lane_gate_u_dbe_lane_rx/u_rx_eqdfe_top/place_opt_HFSBUF_364_297868/Z (BUFFD8BWP240H8P57PDULVT)</text:p>
      <text:p text:style-name="Standard"><text:s text:c="62"/>0.015 <text:s text:c="13"/>1.030 <text:s text:c="4"/>0.025 <text:s text:c="5"/>0.766 r</text:p>
      <text:p text:style-name="Standard"><text:s text:c="2"/>u_dbe_lane_gate_u_dbe_lane_rx/u_rx_eqdfe_top/place_opt_HFSNET_9748 (net)</text:p>
      <text:p text:style-name="Standard"><text:s text:c="51"/>0.013 <text:s text:c="16"/>11</text:p>
      <text:p text:style-name="Standard"><text:s text:c="2"/>u_dbe_lane_gate_u_dbe_lane_rx/u_rx_eqdfe_top/place_opt_ctmTdsLR_1_455224/B1 (AOI22D1BWP240H8P57PDULVT)</text:p>
      <text:p text:style-name="Standard"><text:s text:c="62"/>0.016 <text:s text:c="13"/>1.000 <text:s text:c="4"/>0.002 <text:s text:c="5"/>0.767 r</text:p>
      <text:p text:style-name="Standard"><text:s text:c="2"/>u_dbe_lane_gate_u_dbe_lane_rx/u_rx_eqdfe_top/place_opt_ctmTdsLR_1_455224/ZN (AOI22D1BWP240H8P57PDULVT)</text:p>
      <text:p text:style-name="Standard"><text:s text:c="62"/>0.022 <text:s text:c="13"/>1.030 <text:s text:c="4"/>0.014 <text:s text:c="5"/>0.781 f</text:p>
      <text:p text:style-name="Standard"><text:soft-page-break/><text:s text:c="2"/>u_dbe_lane_gate_u_dbe_lane_rx/u_rx_eqdfe_top/tmp_net37510 (net)</text:p>
      <text:p text:style-name="Standard"><text:s text:c="51"/>0.000 <text:s text:c="17"/>1</text:p>
      <text:p text:style-name="Standard"><text:s text:c="2"/>u_dbe_lane_gate_u_dbe_lane_rx/u_rx_eqdfe_top/place_opt_ctmTdsLR_1_588726/B1 (OAI22D1BWP240H8P57PDULVT)</text:p>
      <text:p text:style-name="Standard"><text:s text:c="62"/>0.022 <text:s text:c="13"/>1.000 <text:s text:c="4"/>0.000 <text:s text:c="5"/>0.781 f</text:p>
      <text:p text:style-name="Standard"><text:s text:c="2"/>u_dbe_lane_gate_u_dbe_lane_rx/u_rx_eqdfe_top/place_opt_ctmTdsLR_1_588726/ZN (OAI22D1BWP240H8P57PDULVT)</text:p>
      <text:p text:style-name="Standard"><text:s text:c="62"/>0.020 <text:s text:c="13"/>1.030 <text:s text:c="4"/>0.017 <text:s text:c="5"/>0.798 r</text:p>
      <text:p text:style-name="Standard"><text:s text:c="2"/>u_dbe_lane_gate_u_dbe_lane_rx/u_rx_eqdfe_top/tmp_net87680 (net)</text:p>
      <text:p text:style-name="Standard"><text:s text:c="51"/>0.000 <text:s text:c="17"/>1</text:p>
      <text:p text:style-name="Standard"><text:s text:c="2"/>u_dbe_lane_gate_u_dbe_lane_rx/u_rx_eqdfe_top/place_opt_ctmTdsLR_2_588727/B (IOA21D1BWP240H8P57PDULVT)</text:p>
      <text:p text:style-name="Standard"><text:s text:c="62"/>0.020 <text:s text:c="13"/>1.000 <text:s text:c="4"/>0.000 <text:s text:c="5"/>0.798 r</text:p>
      <text:p text:style-name="Standard"><text:s text:c="2"/>u_dbe_lane_gate_u_dbe_lane_rx/u_rx_eqdfe_top/place_opt_ctmTdsLR_2_588727/ZN (IOA21D1BWP240H8P57PDULVT)</text:p>
      <text:p text:style-name="Standard"><text:s text:c="62"/>0.012 <text:s text:c="13"/>1.030 <text:s text:c="4"/>0.014 <text:s text:c="5"/>0.812 f</text:p>
      <text:p text:style-name="Standard"><text:s text:c="2"/>u_dbe_lane_gate_u_dbe_lane_rx/u_rx_eqdfe_top/n12872 (net)</text:p>
      <text:p text:style-name="Standard"><text:s text:c="51"/>0.001 <text:s text:c="17"/>1</text:p>
      <text:p text:style-name="Standard"><text:s text:c="2"/>u_dbe_lane_gate_u_dbe_lane_rx/u_rx_eqdfe_top/place_opt_ctmTdsLR_1_866897/B (IOAI21D1BWP240H8P57PDULVT)</text:p>
      <text:p text:style-name="Standard"><text:s text:c="62"/>0.012 <text:s text:c="13"/>1.000 <text:s text:c="4"/>0.000 <text:s text:c="5"/>0.812 f</text:p>
      <text:p text:style-name="Standard"><text:s text:c="2"/>u_dbe_lane_gate_u_dbe_lane_rx/u_rx_eqdfe_top/place_opt_ctmTdsLR_1_866897/ZN (IOAI21D1BWP240H8P57PDULVT)</text:p>
      <text:p text:style-name="Standard"><text:s text:c="62"/>0.015 <text:s text:c="13"/>1.030 <text:s text:c="4"/>0.009 <text:s text:c="5"/>0.821 r</text:p>
      <text:p text:style-name="Standard"><text:s text:c="2"/>u_dbe_lane_gate_u_dbe_lane_rx/u_rx_eqdfe_top/tmp_net121762 (net)</text:p>
      <text:p text:style-name="Standard"><text:s text:c="51"/>0.001 <text:s text:c="17"/>1</text:p>
      <text:p text:style-name="Standard"><text:s text:c="2"/>u_dbe_lane_gate_u_dbe_lane_rx/u_rx_eqdfe_top/place_opt_ctmTdsLR_2_874256/A1 (IOA22D1BWP240H8P57PDULVT)</text:p>
      <text:p text:style-name="Standard"><text:s text:c="62"/>0.015 <text:s text:c="13"/>1.000 <text:s text:c="4"/>0.000 <text:s text:c="5"/>0.821 r</text:p>
      <text:p text:style-name="Standard"><text:s text:c="2"/>u_dbe_lane_gate_u_dbe_lane_rx/u_rx_eqdfe_top/place_opt_ctmTdsLR_2_874256/ZN (IOA22D1BWP240H8P57PDULVT)</text:p>
      <text:p text:style-name="Standard"><text:s text:c="62"/>0.026 <text:s text:c="13"/>1.030 <text:s text:c="4"/>0.017 <text:s text:c="5"/>0.838 r</text:p>
      <text:p text:style-name="Standard"><text:s text:c="2"/>u_dbe_lane_gate_u_dbe_lane_rx/u_rx_eqdfe_top/tmp_net160444 (net)</text:p>
      <text:p text:style-name="Standard"><text:s text:c="51"/>0.001 <text:s text:c="17"/>1</text:p>
      <text:p text:style-name="Standard"><text:s text:c="2"/>u_dbe_lane_gate_u_dbe_lane_rx/u_rx_eqdfe_top/place_opt_ctmTdsLR_1_822697/B (IOA21D1BWP240H8P57PDULVT)</text:p>
      <text:p text:style-name="Standard"><text:s text:c="62"/>0.027 <text:s text:c="13"/>1.000 <text:s text:c="4"/>0.000 <text:s text:c="5"/>0.838 r</text:p>
      <text:p text:style-name="Standard"><text:s text:c="2"/>u_dbe_lane_gate_u_dbe_lane_rx/u_rx_eqdfe_top/place_opt_ctmTdsLR_1_822697/ZN (IOA21D1BWP240H8P57PDULVT)</text:p>
      <text:p text:style-name="Standard"><text:s text:c="62"/>0.014 <text:s text:c="13"/>1.030 <text:s text:c="4"/>0.016 <text:s text:c="5"/>0.854 f</text:p>
      <text:p text:style-name="Standard"><text:s text:c="2"/>u_dbe_lane_gate_u_dbe_lane_rx/u_rx_eqdfe_top/tmp_net107543 (net)</text:p>
      <text:p text:style-name="Standard"><text:s text:c="51"/>0.001 <text:s text:c="17"/>1</text:p>
      <text:p text:style-name="Standard"><text:s text:c="2"/>u_dbe_lane_gate_u_dbe_lane_rx/u_rx_eqdfe_top/place_opt_ctmTdsLR_3_630248/CI (FCICOD1BWP240H8P57PDULVT)</text:p>
      <text:p text:style-name="Standard"><text:s text:c="62"/>0.014 <text:s text:c="13"/>1.000 <text:s text:c="4"/>0.000 <text:s text:c="5"/>0.854 f</text:p>
      <text:p text:style-name="Standard"><text:s text:c="2"/>u_dbe_lane_gate_u_dbe_lane_rx/u_rx_eqdfe_top/place_opt_ctmTdsLR_3_630248/CO (FCICOD1BWP240H8P57PDULVT)</text:p>
      <text:p text:style-name="Standard"><text:s text:c="62"/>0.009 <text:s text:c="13"/>1.030 <text:s text:c="4"/>0.023 <text:s text:c="5"/>0.878 f</text:p>
      <text:p text:style-name="Standard"><text:s text:c="2"/>u_dbe_lane_gate_u_dbe_lane_rx/u_rx_eqdfe_top/n12917 (net)</text:p>
      <text:p text:style-name="Standard"><text:s text:c="51"/>0.001 <text:s text:c="17"/>1</text:p>
      <text:p text:style-name="Standard"><text:s text:c="2"/>u_dbe_lane_gate_u_dbe_lane_rx/u_rx_eqdfe_top/place_opt_ctmTdsLR_2_646073/A2 (AOI21D1BWP240H8P57PDULVT)</text:p>
      <text:p text:style-name="Standard"><text:soft-page-break/><text:s text:c="62"/>0.009 <text:s text:c="13"/>1.000 <text:s text:c="4"/>0.000 <text:s text:c="5"/>0.878 f</text:p>
      <text:p text:style-name="Standard"><text:s text:c="2"/>u_dbe_lane_gate_u_dbe_lane_rx/u_rx_eqdfe_top/place_opt_ctmTdsLR_2_646073/ZN (AOI21D1BWP240H8P57PDULVT)</text:p>
      <text:p text:style-name="Standard"><text:s text:c="62"/>0.015 <text:s text:c="13"/>1.030 <text:s text:c="4"/>0.014 <text:s text:c="5"/>0.892 r</text:p>
      <text:p text:style-name="Standard"><text:s text:c="2"/>u_dbe_lane_gate_u_dbe_lane_rx/u_rx_eqdfe_top/tmp_net114882 (net)</text:p>
      <text:p text:style-name="Standard"><text:s text:c="51"/>0.001 <text:s text:c="17"/>1</text:p>
      <text:p text:style-name="Standard"><text:s text:c="2"/>u_dbe_lane_gate_u_dbe_lane_rx/u_rx_eqdfe_top/place_opt_ctmTdsLR_3_646074/B (IAO21D1BWP240H8P57PDULVT)</text:p>
      <text:p text:style-name="Standard"><text:s text:c="62"/>0.015 <text:s text:c="13"/>1.000 <text:s text:c="4"/>0.000 <text:s text:c="5"/>0.892 r</text:p>
      <text:p text:style-name="Standard"><text:s text:c="2"/>u_dbe_lane_gate_u_dbe_lane_rx/u_rx_eqdfe_top/place_opt_ctmTdsLR_3_646074/ZN (IAO21D1BWP240H8P57PDULVT)</text:p>
      <text:p text:style-name="Standard"><text:s text:c="62"/>0.010 <text:s text:c="13"/>1.030 <text:s text:c="4"/>0.011 <text:s text:c="5"/>0.903 f</text:p>
      <text:p text:style-name="Standard"><text:s text:c="2"/>u_dbe_lane_gate_u_dbe_lane_rx/u_rx_eqdfe_top/n39634 (net)</text:p>
      <text:p text:style-name="Standard"><text:s text:c="51"/>0.001 <text:s text:c="17"/>1</text:p>
      <text:p text:style-name="Standard"><text:s text:c="2"/>u_dbe_lane_gate_u_dbe_lane_rx/u_rx_eqdfe_top/place_opt_ctmTdsLR_1_855933/A2 (NR2SKRD3BWP240H8P57PDULVT)</text:p>
      <text:p text:style-name="Standard"><text:s text:c="62"/>0.010 <text:s text:c="13"/>1.000 <text:s text:c="4"/>0.000 <text:s text:c="5"/>0.903 f</text:p>
      <text:p text:style-name="Standard"><text:s text:c="2"/>u_dbe_lane_gate_u_dbe_lane_rx/u_rx_eqdfe_top/place_opt_ctmTdsLR_1_855933/ZN (NR2SKRD3BWP240H8P57PDULVT)</text:p>
      <text:p text:style-name="Standard"><text:s text:c="62"/>0.010 <text:s text:c="13"/>1.030 <text:s text:c="4"/>0.010 <text:s text:c="5"/>0.913 r</text:p>
      <text:p text:style-name="Standard"><text:s text:c="2"/>u_dbe_lane_gate_u_dbe_lane_rx/u_rx_eqdfe_top/tmp_net207023 (net)</text:p>
      <text:p text:style-name="Standard"><text:s text:c="51"/>0.002 <text:s text:c="17"/>1</text:p>
      <text:p text:style-name="Standard"><text:s text:c="2"/>u_dbe_lane_gate_u_dbe_lane_rx/u_rx_eqdfe_top/place_opt_ctmTdsLR_2_855934/B2 (IOA22D4BWP240H8P57PDULVT)</text:p>
      <text:p text:style-name="Standard"><text:s text:c="62"/>0.010 <text:s text:c="13"/>1.000 <text:s text:c="4"/>0.000 <text:s text:c="5"/>0.913 r</text:p>
      <text:p text:style-name="Standard"><text:s text:c="2"/>u_dbe_lane_gate_u_dbe_lane_rx/u_rx_eqdfe_top/place_opt_ctmTdsLR_2_855934/ZN (IOA22D4BWP240H8P57PDULVT)</text:p>
      <text:p text:style-name="Standard"><text:s text:c="62"/>0.013 <text:s text:c="13"/>1.030 <text:s text:c="4"/>0.013 <text:s text:c="5"/>0.926 f</text:p>
      <text:p text:style-name="Standard"><text:s text:c="2"/>u_dbe_lane_gate_u_dbe_lane_rx/u_rx_eqdfe_top/n12964 (net)</text:p>
      <text:p text:style-name="Standard"><text:s text:c="51"/>0.003 <text:s text:c="17"/>1</text:p>
      <text:p text:style-name="Standard"><text:s text:c="2"/>u_dbe_lane_gate_u_dbe_lane_rx/u_rx_eqdfe_top/U37651/A1 (ND2SKFD6BWP240H8P57PDULVT)</text:p>
      <text:p text:style-name="Standard"><text:s text:c="62"/>0.013 <text:s text:c="13"/>1.000 <text:s text:c="4"/>0.000 <text:s text:c="5"/>0.927 f</text:p>
      <text:p text:style-name="Standard"><text:s text:c="2"/>u_dbe_lane_gate_u_dbe_lane_rx/u_rx_eqdfe_top/U37651/ZN (ND2SKFD6BWP240H8P57PDULVT)</text:p>
      <text:p text:style-name="Standard"><text:s text:c="62"/>0.009 <text:s text:c="13"/>1.030 <text:s text:c="4"/>0.009 <text:s text:c="5"/>0.936 r</text:p>
      <text:p text:style-name="Standard"><text:s text:c="2"/>u_dbe_lane_gate_u_dbe_lane_rx/u_rx_eqdfe_top/n40610 (net)</text:p>
      <text:p text:style-name="Standard"><text:s text:c="51"/>0.004 <text:s text:c="17"/>1</text:p>
      <text:p text:style-name="Standard"><text:s text:c="2"/>u_dbe_lane_gate_u_dbe_lane_rx/u_rx_eqdfe_top/U37809/A1 (ND2SKFD12BWP240H8P57PDULVT)</text:p>
      <text:p text:style-name="Standard"><text:s text:c="62"/>0.010 <text:s text:c="13"/>1.000 <text:s text:c="4"/>0.001 <text:s text:c="5"/>0.937 r</text:p>
      <text:p text:style-name="Standard"><text:s text:c="2"/>u_dbe_lane_gate_u_dbe_lane_rx/u_rx_eqdfe_top/U37809/ZN (ND2SKFD12BWP240H8P57PDULVT)</text:p>
      <text:p text:style-name="Standard"><text:s text:c="62"/>0.015 <text:s text:c="13"/>1.030 <text:s text:c="4"/>0.008 <text:s text:c="5"/>0.945 f</text:p>
      <text:p text:style-name="Standard"><text:s text:c="2"/>u_dbe_lane_gate_u_dbe_lane_rx/u_rx_eqdfe_top/ffe_mode_quantized_region_comb[32] (net)</text:p>
      <text:p text:style-name="Standard"><text:s text:c="51"/>0.009 <text:s text:c="17"/>5</text:p>
      <text:p text:style-name="Standard"><text:s text:c="2"/>u_dbe_lane_gate_u_dbe_lane_rx/u_rx_eqdfe_top/place_opt_HFSBUF_43_202401/I (BUFFSKFD12BWP240H8P57PDULVT)</text:p>
      <text:p text:style-name="Standard"><text:s text:c="62"/>0.024 <text:s text:c="13"/>1.000 <text:s text:c="4"/>0.008 <text:s text:c="5"/>0.952 f</text:p>
      <text:p text:style-name="Standard"><text:s text:c="2"/>u_dbe_lane_gate_u_dbe_lane_rx/u_rx_eqdfe_top/place_opt_HFSBUF_43_202401/Z (BUFFSKFD12BWP240H8P57PDULVT)</text:p>
      <text:p text:style-name="Standard"><text:s text:c="62"/>0.013 <text:s text:c="13"/>1.030 <text:s text:c="4"/>0.021 <text:s text:c="5"/>0.973 f</text:p>
      <text:p text:style-name="Standard"><text:soft-page-break/><text:s text:c="2"/>u_dbe_lane_gate_u_dbe_lane_rx/u_rx_eqdfe_top/place_opt_HFSNET_6092 (net)</text:p>
      <text:p text:style-name="Standard"><text:s text:c="51"/>0.026 <text:s text:c="17"/>2</text:p>
      <text:p text:style-name="Standard"><text:s text:c="2"/>u_dbe_lane_gate_u_dbe_lane_rx/u_rx_eqdfe_top/U37781/A2 (IOA21D8BWP240H8P57PDULVT)</text:p>
      <text:p text:style-name="Standard"><text:s text:c="62"/>0.054 <text:s text:c="13"/>1.000 <text:s text:c="4"/>0.026 <text:s text:c="5"/>1.000 f</text:p>
      <text:p text:style-name="Standard"><text:s text:c="2"/>u_dbe_lane_gate_u_dbe_lane_rx/u_rx_eqdfe_top/U37781/ZN (IOA21D8BWP240H8P57PDULVT)</text:p>
      <text:p text:style-name="Standard"><text:s text:c="62"/>0.037 <text:s text:c="13"/>1.030 <text:s text:c="4"/>0.035 <text:s text:c="5"/>1.035 f</text:p>
      <text:p text:style-name="Standard"><text:s text:c="2"/>u_dbe_lane_gate_u_dbe_lane_rx/u_rx_eqdfe_top/odat_rx_decoded_region47[0] (net)</text:p>
      <text:p text:style-name="Standard"><text:s text:c="51"/>0.014 <text:s text:c="17"/>1</text:p>
      <text:p text:style-name="Standard"><text:s text:c="2"/>u_dbe_lane_gate_u_dbe_lane_rx/u_rx_constellation_demapper_top/place_opt_HFSBUF_59_191438/I (BUFFD14BWP240H8P57PDULVT)</text:p>
      <text:p text:style-name="Standard"><text:s text:c="62"/>0.040 <text:s text:c="13"/>1.000 <text:s text:c="4"/>0.009 <text:s text:c="5"/>1.043 f</text:p>
      <text:p text:style-name="Standard"><text:s text:c="2"/>u_dbe_lane_gate_u_dbe_lane_rx/u_rx_constellation_demapper_top/place_opt_HFSBUF_59_191438/Z (BUFFD14BWP240H8P57PDULVT)</text:p>
      <text:p text:style-name="Standard"><text:s text:c="62"/>0.015 <text:s text:c="13"/>1.030 <text:s text:c="4"/>0.024 <text:s text:c="5"/>1.067 f</text:p>
      <text:p text:style-name="Standard"><text:s text:c="2"/>u_dbe_lane_gate_u_dbe_lane_rx/u_rx_constellation_demapper_top/place_opt_HFSNET_531 (net)</text:p>
      <text:p text:style-name="Standard"><text:s text:c="51"/>0.022 <text:s text:c="17"/>2</text:p>
      <text:p text:style-name="Standard"><text:s text:c="2"/>u_dbe_lane_gate_u_dbe_lane_rx/u_rx_constellation_demapper_top/place_opt_ctmTdsLR_2_724846/A2 (AO211D4BWP240H8P57PDULVT)</text:p>
      <text:p text:style-name="Standard"><text:s text:c="62"/>0.034 <text:s text:c="13"/>1.000 <text:s text:c="4"/>0.016 <text:s text:c="5"/>1.083 f</text:p>
      <text:p text:style-name="Standard"><text:s text:c="2"/>u_dbe_lane_gate_u_dbe_lane_rx/u_rx_constellation_demapper_top/place_opt_ctmTdsLR_2_724846/Z (AO211D4BWP240H8P57PDULVT)</text:p>
      <text:p text:style-name="Standard"><text:s text:c="62"/>0.022 <text:s text:c="13"/>1.030 <text:s text:c="4"/>0.043 <text:s text:c="5"/>1.126 f</text:p>
      <text:p text:style-name="Standard"><text:s text:c="2"/>u_dbe_lane_gate_u_dbe_lane_rx/u_rx_constellation_demapper_top/n1098 (net)</text:p>
      <text:p text:style-name="Standard"><text:s text:c="51"/>0.010 <text:s text:c="17"/>8</text:p>
      <text:p text:style-name="Standard"><text:s text:c="2"/>u_dbe_lane_gate_u_dbe_lane_rx/u_rx_constellation_demapper_top/place_opt_ctmTdsLR_1_707083/A1 (OAI31D1BWP240H8P57PDULVT)</text:p>
      <text:p text:style-name="Standard"><text:s text:c="62"/>0.027 <text:s text:c="13"/>1.000 <text:s text:c="4"/>0.008 <text:s text:c="5"/>1.134 f</text:p>
      <text:p text:style-name="Standard"><text:s text:c="2"/>u_dbe_lane_gate_u_dbe_lane_rx/u_rx_constellation_demapper_top/place_opt_ctmTdsLR_1_707083/ZN (OAI31D1BWP240H8P57PDULVT)</text:p>
      <text:p text:style-name="Standard"><text:s text:c="62"/>0.024 <text:s text:c="13"/>1.030 <text:s text:c="4"/>0.024 <text:s text:c="5"/>1.158 r</text:p>
      <text:p text:style-name="Standard"><text:s text:c="2"/>u_dbe_lane_gate_u_dbe_lane_rx/u_rx_constellation_demapper_top/tmp_net145223 (net)</text:p>
      <text:p text:style-name="Standard"><text:s text:c="51"/>0.001 <text:s text:c="17"/>1</text:p>
      <text:p text:style-name="Standard"><text:s text:c="2"/>u_dbe_lane_gate_u_dbe_lane_rx/u_rx_constellation_demapper_top/place_opt_ctmTdsLR_1_546952/C (OAOI211D1BWP240H8P57PDULVT)</text:p>
      <text:p text:style-name="Standard"><text:s text:c="62"/>0.025 <text:s text:c="13"/>1.000 <text:s text:c="4"/>0.000 <text:s text:c="5"/>1.158 r</text:p>
      <text:p text:style-name="Standard"><text:s text:c="2"/>u_dbe_lane_gate_u_dbe_lane_rx/u_rx_constellation_demapper_top/place_opt_ctmTdsLR_1_546952/ZN (OAOI211D1BWP240H8P57PDULVT)</text:p>
      <text:p text:style-name="Standard"><text:s text:c="62"/>0.016 <text:s text:c="13"/>1.030 <text:s text:c="4"/>0.012 <text:s text:c="5"/>1.170 f</text:p>
      <text:p text:style-name="Standard"><text:s text:c="2"/>u_dbe_lane_gate_u_dbe_lane_rx/u_rx_constellation_demapper_top/tmp_net68001 (net)</text:p>
      <text:p text:style-name="Standard"><text:s text:c="51"/>0.001 <text:s text:c="17"/>1</text:p>
      <text:p text:style-name="Standard"><text:s text:c="2"/><text:soft-page-break/>u_dbe_lane_gate_u_dbe_lane_rx/u_rx_constellation_demapper_top/place_opt_ctmTdsLR_1_897203/A2 (NR2D1BWP240H8P57PDULVT)</text:p>
      <text:p text:style-name="Standard"><text:s text:c="62"/>0.016 <text:s text:c="13"/>1.000 <text:s text:c="4"/>0.000 <text:s text:c="5"/>1.170 f</text:p>
      <text:p text:style-name="Standard"><text:s text:c="2"/>u_dbe_lane_gate_u_dbe_lane_rx/u_rx_constellation_demapper_top/place_opt_ctmTdsLR_1_897203/ZN (NR2D1BWP240H8P57PDULVT)</text:p>
      <text:p text:style-name="Standard"><text:s text:c="62"/>0.029 <text:s text:c="13"/>1.030 <text:s text:c="4"/>0.017 <text:s text:c="5"/>1.187 r</text:p>
      <text:p text:style-name="Standard"><text:s text:c="2"/>u_dbe_lane_gate_u_dbe_lane_rx/u_rx_constellation_demapper_top/tmp_net228667 (net)</text:p>
      <text:p text:style-name="Standard"><text:s text:c="51"/>0.001 <text:s text:c="17"/>1</text:p>
      <text:p text:style-name="Standard"><text:s text:c="2"/>u_dbe_lane_gate_u_dbe_lane_rx/u_rx_constellation_demapper_top/place_opt_ctmTdsLR_2_897204/A1 (XOR2D1BWP240H8P57PDLVT)</text:p>
      <text:p text:style-name="Standard"><text:s text:c="62"/>0.030 <text:s text:c="13"/>1.000 <text:s text:c="4"/>0.000 <text:s text:c="5"/>1.187 r</text:p>
      <text:p text:style-name="Standard"><text:s text:c="2"/>u_dbe_lane_gate_u_dbe_lane_rx/u_rx_constellation_demapper_top/place_opt_ctmTdsLR_2_897204/Z (XOR2D1BWP240H8P57PDLVT)</text:p>
      <text:p text:style-name="Standard"><text:s text:c="62"/>0.022 <text:s text:c="13"/>1.030 <text:s text:c="4"/>0.047 <text:s text:c="5"/>1.234 f</text:p>
      <text:p text:style-name="Standard"><text:s text:c="2"/>u_dbe_lane_gate_u_dbe_lane_rx/u_rx_constellation_demapper_top/n1094 (net)</text:p>
      <text:p text:style-name="Standard"><text:s text:c="51"/>0.003 <text:s text:c="17"/>3</text:p>
      <text:p text:style-name="Standard"><text:s text:c="2"/>u_dbe_lane_gate_u_dbe_lane_rx/u_rx_constellation_demapper_top/U1275/S1 (MUX4D1BWP240H8P57PDLVT)</text:p>
      <text:p text:style-name="Standard"><text:s text:c="62"/>0.022 <text:s text:c="13"/>1.000 <text:s text:c="4"/>0.000 <text:s text:c="5"/>1.234 f</text:p>
      <text:p text:style-name="Standard"><text:s text:c="2"/>u_dbe_lane_gate_u_dbe_lane_rx/u_rx_constellation_demapper_top/U1275/Z (MUX4D1BWP240H8P57PDLVT)</text:p>
      <text:p text:style-name="Standard"><text:s text:c="62"/>0.017 <text:s text:c="13"/>1.030 <text:s text:c="4"/>0.036 <text:s text:c="5"/>1.270 r</text:p>
      <text:p text:style-name="Standard"><text:s text:c="2"/>u_dbe_lane_gate_u_dbe_lane_rx/u_rx_constellation_demapper_top/decoded_data_nxt_r[94] (net)</text:p>
      <text:p text:style-name="Standard"><text:s text:c="51"/>0.001 <text:s text:c="17"/>1</text:p>
      <text:p text:style-name="Standard"><text:s text:c="2"/>u_dbe_lane_gate_u_dbe_lane_rx/u_rx_constellation_demapper_top/decoded_data_r_reg_95___decoded_data_r_reg_94___decoded_data_r_reg_93___decoded_data_r_reg_92___decoded_data_r_reg_91___decoded_data_r_reg_90___decoded_data_r_reg_89___decoded_data_r_reg_88_/D2 (MB8SRLSDFRPQD1BWP240H8P57PDLVT)</text:p>
      <text:p text:style-name="Standard"><text:s text:c="62"/>0.017 <text:s text:c="13"/>1.000 <text:s text:c="4"/>0.000 <text:s text:c="5"/>1.271 r</text:p>
      <text:p text:style-name="Standard"><text:s text:c="2"/>data arrival time <text:s text:c="82"/>1.271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oft-page-break/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demapper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demapper_rcc_ctrl_u_clk_gate_d0nt_touch_clk_gate/Q (CKLNQD8BWP240H8P57PDULVT)</text:p>
      <text:p text:style-name="Standard"><text:s text:c="62"/>0.000 <text:s text:c="13"/>0.960 <text:s text:c="4"/>0.000 <text:s text:c="5"/>1.047 r</text:p>
      <text:p text:style-name="Standard"><text:s text:c="2"/>u_dbe_lane_gate_rcc_clk_rx_demapper (net) <text:s text:c="7"/>0.000 <text:s text:c="16"/>25</text:p>
      <text:p text:style-name="Standard"><text:s text:c="2"/>u_dbe_lane_gate_u_dbe_lane_rx/u_rx_constellation_demapper_top/decoded_data_r_reg_95___decoded_data_r_reg_94___decoded_data_r_reg_93___decoded_data_r_reg_92___decoded_data_r_reg_91___decoded_data_r_reg_90___decoded_data_r_reg_89___decoded_data_r_reg_88_/CP (MB8SRLSDFRPQD1BWP240H8P57PDLVT)</text:p>
      <text:p text:style-name="Standard"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35 <text:s text:c="5"/>0.962</text:p>
      <text:p text:style-name="Standard"><text:s text:c="2"/>data required time <text:s text:c="81"/>0.962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62</text:p>
      <text:p text:style-name="Standard"><text:s text:c="2"/>data arrival time <text:s text:c="81"/>-1.271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6"/>0.000 <text:s text:c="4"/>-0.308</text:p>
      <text:p text:style-name="Standard"><text:s text:c="2"/>slack (VIOLATED) <text:s text:c="82"/>-0.308</text:p>
      <text:p text:style-name="Standard"/>
      <text:p text:style-name="Standard"/>
      <text:p text:style-name="Standard">Startpoint: u_dbe_lane_gate_u_dbe_lane_rx/u_rx_eqdfe_top/usync_dfe_clk_en_sync_0__i_sync_genblk1_d0nt_touch_r_sync_d2 (rising edge-triggered flip-flop clocked by rx_block_clk)</text:p>
      <text:p text:style-name="Standard"><text:s text:c="2"/>Endpoint: u_dbe_lane_gate_u_dbe_lane_rx/u_rx_ffe_adapt_top/rx_fir_tap_unbonded_accumulator_13_reg_9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oft-page-break/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i_sync_ck_buf_d0nt_touch_ck_buf/Z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<text:soft-page-break/>t_touch_r_sync_d2/Q (SDFSYNC1RPQD1BWP240H8P57PDULVT)</text:p>
      <text:p text:style-name="Standard"><text:s text:c="62"/>0.039 <text:s text:c="13"/>1.030 <text:s text:c="4"/>0.086 <text:s text:c="5"/>0.086 f</text:p>
      <text:p text:style-name="Standard"><text:s text:c="2"/>u_dbe_lane_gate_u_dbe_lane_rx/u_rx_eqdfe_top/n38315 (net)</text:p>
      <text:p text:style-name="Standard"><text:s text:c="51"/>0.008 <text:s text:c="17"/>7</text:p>
      <text:p text:style-name="Standard"><text:s text:c="2"/>u_dbe_lane_gate_u_dbe_lane_rx/u_rx_eqdfe_top/place_opt_HFSINV_233391_347045/I (INVSKRD5BWP240H8P57PDULVT)</text:p>
      <text:p text:style-name="Standard"><text:s text:c="62"/>0.043 <text:s text:c="13"/>1.000 <text:s text:c="4"/>0.001 <text:s text:c="5"/>0.087 f</text:p>
      <text:p text:style-name="Standard"><text:s text:c="2"/>u_dbe_lane_gate_u_dbe_lane_rx/u_rx_eqdfe_top/place_opt_HFSINV_233391_347045/ZN (INVSKRD5BWP240H8P57PDULVT)</text:p>
      <text:p text:style-name="Standard"><text:s text:c="62"/>0.016 <text:s text:c="13"/>1.030 <text:s text:c="4"/>0.018 <text:s text:c="5"/>0.105 r</text:p>
      <text:p text:style-name="Standard"><text:s text:c="2"/>u_dbe_lane_gate_u_dbe_lane_rx/u_rx_eqdfe_top/place_opt_HFSNET_11403 (net)</text:p>
      <text:p text:style-name="Standard"><text:s text:c="51"/>0.004 <text:s text:c="17"/>2</text:p>
      <text:p text:style-name="Standard"><text:s text:c="2"/>u_dbe_lane_gate_u_dbe_lane_rx/u_rx_eqdfe_top/place_opt_HFSINV_158661_346966/I (INVSKFD5BWP240H8P57PDULVT)</text:p>
      <text:p text:style-name="Standard"><text:s text:c="62"/>0.017 <text:s text:c="13"/>1.000 <text:s text:c="4"/>0.001 <text:s text:c="5"/>0.106 r</text:p>
      <text:p text:style-name="Standard"><text:s text:c="2"/>u_dbe_lane_gate_u_dbe_lane_rx/u_rx_eqdfe_top/place_opt_HFSINV_158661_346966/ZN (INVSKFD5BWP240H8P57PDULVT)</text:p>
      <text:p text:style-name="Standard"><text:s text:c="62"/>0.018 <text:s text:c="13"/>1.030 <text:s text:c="4"/>0.013 <text:s text:c="5"/>0.119 f</text:p>
      <text:p text:style-name="Standard"><text:s text:c="2"/>u_dbe_lane_gate_u_dbe_lane_rx/u_rx_eqdfe_top/place_opt_HFSNET_11323 (net)</text:p>
      <text:p text:style-name="Standard"><text:s text:c="51"/>0.014 <text:s text:c="17"/>2</text:p>
      <text:p text:style-name="Standard"><text:s text:c="2"/>u_dbe_lane_gate_u_dbe_lane_rx/u_rx_eqdfe_top/place_opt_ZBUF_50_inst_764361/I (BUFFD14BWP240H8P57PDULVT)</text:p>
      <text:p text:style-name="Standard"><text:s text:c="62"/>0.029 <text:s text:c="13"/>1.000 <text:s text:c="4"/>0.010 <text:s text:c="5"/>0.129 f</text:p>
      <text:p text:style-name="Standard"><text:s text:c="2"/>u_dbe_lane_gate_u_dbe_lane_rx/u_rx_eqdfe_top/place_opt_ZBUF_50_inst_764361/Z (BUFFD14BWP240H8P57PDULVT)</text:p>
      <text:p text:style-name="Standard"><text:s text:c="62"/>0.014 <text:s text:c="13"/>1.030 <text:s text:c="4"/>0.022 <text:s text:c="5"/>0.151 f</text:p>
      <text:p text:style-name="Standard"><text:s text:c="2"/>u_dbe_lane_gate_u_dbe_lane_rx/u_rx_eqdfe_top/place_opt_ZBUF_50_455 (net)</text:p>
      <text:p text:style-name="Standard"><text:s text:c="51"/>0.013 <text:s text:c="17"/>4</text:p>
      <text:p text:style-name="Standard"><text:s text:c="2"/>u_dbe_lane_gate_u_dbe_lane_rx/u_rx_eqdfe_top/place_opt_HFSINV_141173_346949/I (INVSKRD6BWP240H8P57PDULVT)</text:p>
      <text:p text:style-name="Standard"><text:s text:c="62"/>0.016 <text:s text:c="13"/>1.000 <text:s text:c="4"/>0.002 <text:s text:c="5"/>0.153 f</text:p>
      <text:p text:style-name="Standard"><text:s text:c="2"/>u_dbe_lane_gate_u_dbe_lane_rx/u_rx_eqdfe_top/place_opt_HFSINV_141173_346949/ZN (INVSKRD6BWP240H8P57PDULVT)</text:p>
      <text:p text:style-name="Standard"><text:s text:c="62"/>0.022 <text:s text:c="13"/>1.030 <text:s text:c="4"/>0.013 <text:s text:c="5"/>0.166 r</text:p>
      <text:p text:style-name="Standard"><text:s text:c="2"/>u_dbe_lane_gate_u_dbe_lane_rx/u_rx_eqdfe_top/place_opt_HFSNET_11307 (net)</text:p>
      <text:p text:style-name="Standard"><text:s text:c="51"/>0.021 <text:s text:c="17"/>6</text:p>
      <text:p text:style-name="Standard"><text:s text:c="2"/>u_dbe_lane_gate_u_dbe_lane_rx/u_rx_eqdfe_top/place_opt_HFSBUF_129820_346948/I (BUFFD10BWP240H8P57PDULVT)</text:p>
      <text:p text:style-name="Standard"><text:s text:c="62"/>0.041 <text:s text:c="13"/>1.000 <text:s text:c="4"/>0.008 <text:s text:c="5"/>0.174 r</text:p>
      <text:p text:style-name="Standard"><text:s text:c="2"/>u_dbe_lane_gate_u_dbe_lane_rx/u_rx_eqdfe_top/place_opt_HFSBUF_129820_346948/Z (BUFFD10BWP240H8P57PDULVT)</text:p>
      <text:p text:style-name="Standard"><text:s text:c="62"/>0.014 <text:s text:c="13"/>1.030 <text:s text:c="4"/>0.024 <text:s text:c="5"/>0.199 r</text:p>
      <text:p text:style-name="Standard"><text:s text:c="2"/>u_dbe_lane_gate_u_dbe_lane_rx/u_rx_eqdfe_top/place_opt_HFSNET_11306 (net)</text:p>
      <text:p text:style-name="Standard"><text:s text:c="51"/>0.014 <text:s text:c="17"/>6</text:p>
      <text:p text:style-name="Standard"><text:s text:c="2"/>u_dbe_lane_gate_u_dbe_lane_rx/u_rx_eqdfe_top/place_opt_HFSINV_128005_346944/I (INVD2BWP240H8P57PDULVT)</text:p>
      <text:p text:style-name="Standard"><text:s text:c="62"/>0.028 <text:s text:c="13"/>1.000 <text:s text:c="4"/>0.013 <text:s text:c="5"/>0.212 r</text:p>
      <text:p text:style-name="Standard"><text:s text:c="2"/>u_dbe_lane_gate_u_dbe_lane_rx/u_rx_eqdfe_top/place_opt_HFSINV_128005_346944/ZN (INVD2BWP240H8P57PDULVT)</text:p>
      <text:p text:style-name="Standard"><text:s text:c="62"/>0.054 <text:s text:c="13"/>1.030 <text:s text:c="4"/>0.039 <text:s text:c="5"/>0.251 f</text:p>
      <text:p text:style-name="Standard"><text:s text:c="2"/>u_dbe_lane_gate_u_dbe_lane_rx/u_rx_eqdfe_top/place_opt_HFSNET_11302 (net)</text:p>
      <text:p text:style-name="Standard"><text:s text:c="51"/>0.017 <text:s text:c="16"/>19</text:p>
      <text:p text:style-name="Standard"><text:soft-page-break/><text:s text:c="2"/>u_dbe_lane_gate_u_dbe_lane_rx/u_rx_eqdfe_top/place_opt_ctmTdsLR_2_720515/A2 (IOAI21D1BWP240H8P57PDSVT)</text:p>
      <text:p text:style-name="Standard"><text:s text:c="62"/>0.066 <text:s text:c="13"/>1.000 <text:s text:c="4"/>0.012 <text:s text:c="5"/>0.263 f</text:p>
      <text:p text:style-name="Standard"><text:s text:c="2"/>u_dbe_lane_gate_u_dbe_lane_rx/u_rx_eqdfe_top/place_opt_ctmTdsLR_2_720515/ZN (IOAI21D1BWP240H8P57PDSVT)</text:p>
      <text:p text:style-name="Standard"><text:s text:c="62"/>0.036 <text:s text:c="13"/>1.030 <text:s text:c="4"/>0.084 <text:s text:c="5"/>0.347 f</text:p>
      <text:p text:style-name="Standard"><text:s text:c="2"/>u_dbe_lane_gate_u_dbe_lane_rx/u_rx_eqdfe_top/odat_rx_quantized_err39[1] (net)</text:p>
      <text:p text:style-name="Standard"><text:s text:c="51"/>0.002 <text:s text:c="17"/>2</text:p>
      <text:p text:style-name="Standard"><text:s text:c="2"/>u_dbe_lane_gate_u_dbe_lane_rx/u_rx_ffe_adapt_top/U296/A4 (NR4D1BWP240H8P57PDSVT)</text:p>
      <text:p text:style-name="Standard"><text:s text:c="62"/>0.036 <text:s text:c="13"/>1.000 <text:s text:c="4"/>0.000 <text:s text:c="5"/>0.347 f</text:p>
      <text:p text:style-name="Standard"><text:s text:c="2"/>u_dbe_lane_gate_u_dbe_lane_rx/u_rx_ffe_adapt_top/U296/ZN (NR4D1BWP240H8P57PDSVT)</text:p>
      <text:p text:style-name="Standard"><text:s text:c="62"/>0.058 <text:s text:c="13"/>1.030 <text:s text:c="4"/>0.061 <text:s text:c="5"/>0.408 r</text:p>
      <text:p text:style-name="Standard"><text:s text:c="2"/>u_dbe_lane_gate_u_dbe_lane_rx/u_rx_ffe_adapt_top/n290_CDR4 (net)</text:p>
      <text:p text:style-name="Standard"><text:s text:c="51"/>0.001 <text:s text:c="17"/>1</text:p>
      <text:p text:style-name="Standard"><text:s text:c="2"/>u_dbe_lane_gate_u_dbe_lane_rx/u_rx_ffe_adapt_top/U24125/A1 (AN2D1BWP240H8P57PDSVT)</text:p>
      <text:p text:style-name="Standard"><text:s text:c="62"/>0.059 <text:s text:c="13"/>1.000 <text:s text:c="4"/>0.000 <text:s text:c="5"/>0.408 r</text:p>
      <text:p text:style-name="Standard"><text:s text:c="2"/>u_dbe_lane_gate_u_dbe_lane_rx/u_rx_ffe_adapt_top/U24125/Z (AN2D1BWP240H8P57PDSVT)</text:p>
      <text:p text:style-name="Standard"><text:s text:c="62"/>0.039 <text:s text:c="13"/>1.030 <text:s text:c="4"/>0.074 <text:s text:c="5"/>0.482 r</text:p>
      <text:p text:style-name="Standard"><text:s text:c="2"/>u_dbe_lane_gate_u_dbe_lane_rx/u_rx_ffe_adapt_top/n4313 (net)</text:p>
      <text:p text:style-name="Standard"><text:s text:c="51"/>0.003 <text:s text:c="17"/>2</text:p>
      <text:p text:style-name="Standard"><text:s text:c="2"/>u_dbe_lane_gate_u_dbe_lane_rx/u_rx_ffe_adapt_top/place_opt_HFSINV_139_40097/I (INVD1BWP240H8P57PDULVT)</text:p>
      <text:p text:style-name="Standard"><text:s text:c="62"/>0.040 <text:s text:c="13"/>1.000 <text:s text:c="4"/>0.001 <text:s text:c="5"/>0.483 r</text:p>
      <text:p text:style-name="Standard"><text:s text:c="2"/>u_dbe_lane_gate_u_dbe_lane_rx/u_rx_ffe_adapt_top/place_opt_HFSINV_139_40097/ZN (INVD1BWP240H8P57PDULVT)</text:p>
      <text:p text:style-name="Standard"><text:s text:c="62"/>0.011 <text:s text:c="13"/>1.030 <text:s text:c="4"/>0.014 <text:s text:c="5"/>0.497 f</text:p>
      <text:p text:style-name="Standard"><text:s text:c="2"/>u_dbe_lane_gate_u_dbe_lane_rx/u_rx_ffe_adapt_top/place_opt_HFSNET_4732 (net)</text:p>
      <text:p text:style-name="Standard"><text:s text:c="51"/>0.000 <text:s text:c="17"/>1</text:p>
      <text:p text:style-name="Standard"><text:s text:c="2"/>u_dbe_lane_gate_u_dbe_lane_rx/u_rx_ffe_adapt_top/U250/A1 (AOI22D1BWP240H8P57PDLVT)</text:p>
      <text:p text:style-name="Standard"><text:s text:c="62"/>0.011 <text:s text:c="13"/>1.000 <text:s text:c="4"/>0.000 <text:s text:c="5"/>0.497 f</text:p>
      <text:p text:style-name="Standard"><text:s text:c="2"/>u_dbe_lane_gate_u_dbe_lane_rx/u_rx_ffe_adapt_top/U250/ZN (AOI22D1BWP240H8P57PDLVT)</text:p>
      <text:p text:style-name="Standard"><text:s text:c="62"/>0.083 <text:s text:c="13"/>1.030 <text:s text:c="4"/>0.053 <text:s text:c="5"/>0.550 r</text:p>
      <text:p text:style-name="Standard"><text:s text:c="2"/>u_dbe_lane_gate_u_dbe_lane_rx/u_rx_ffe_adapt_top/n280_CDR5 (net)</text:p>
      <text:p text:style-name="Standard"><text:s text:c="51"/>0.005 <text:s text:c="17"/>1</text:p>
      <text:p text:style-name="Standard"><text:s text:c="2"/>u_dbe_lane_gate_u_dbe_lane_rx/u_rx_ffe_adapt_top/U34969/A3 (ND3D1BWP240H8P57PDULVT)</text:p>
      <text:p text:style-name="Standard"><text:s text:c="62"/>0.084 <text:s text:c="13"/>1.000 <text:s text:c="4"/>0.001 <text:s text:c="5"/>0.551 r</text:p>
      <text:p text:style-name="Standard"><text:s text:c="2"/>u_dbe_lane_gate_u_dbe_lane_rx/u_rx_ffe_adapt_top/U34969/ZN (ND3D1BWP240H8P57PDULVT)</text:p>
      <text:p text:style-name="Standard"><text:s text:c="62"/>0.025 <text:s text:c="13"/>1.030 <text:s text:c="4"/>0.029 <text:s text:c="5"/>0.580 f</text:p>
      <text:p text:style-name="Standard"><text:s text:c="2"/>u_dbe_lane_gate_u_dbe_lane_rx/u_rx_ffe_adapt_top/n10423_CDR5 (net)</text:p>
      <text:p text:style-name="Standard"><text:s text:c="51"/>0.001 <text:s text:c="17"/>1</text:p>
      <text:p text:style-name="Standard"><text:s text:c="2"/>u_dbe_lane_gate_u_dbe_lane_rx/u_rx_ffe_adapt_top/place_opt_ctmTdsLR_2_923022/B1 (INR4D1BWP240H8P57PDULVT)</text:p>
      <text:p text:style-name="Standard"><text:s text:c="62"/>0.025 <text:s text:c="13"/>1.000 <text:s text:c="4"/>0.000 <text:s text:c="5"/>0.580 f</text:p>
      <text:p text:style-name="Standard"><text:s text:c="2"/>u_dbe_lane_gate_u_dbe_lane_rx/u_rx_ffe_adapt_top/place_opt_ctmTdsLR_2_923022/ZN (INR4D1BWP240H8P57PDULVT)</text:p>
      <text:p text:style-name="Standard"><text:s text:c="62"/>0.033 <text:s text:c="13"/>1.030 <text:s text:c="4"/>0.026 <text:s text:c="5"/>0.607 r</text:p>
      <text:p text:style-name="Standard"><text:s text:c="2"/>u_dbe_lane_gate_u_dbe_lane_rx/u_rx_ffe_adapt_top/n72385_CDR5 (net)</text:p>
      <text:p text:style-name="Standard"><text:soft-page-break/><text:s text:c="51"/>0.001 <text:s text:c="17"/>1</text:p>
      <text:p text:style-name="Standard"><text:s text:c="2"/>u_dbe_lane_gate_u_dbe_lane_rx/u_rx_ffe_adapt_top/U1234/A2 (ND2D2BWP240H8P57PDULVT)</text:p>
      <text:p text:style-name="Standard"><text:s text:c="62"/>0.034 <text:s text:c="13"/>1.000 <text:s text:c="4"/>0.000 <text:s text:c="5"/>0.607 r</text:p>
      <text:p text:style-name="Standard"><text:s text:c="2"/>u_dbe_lane_gate_u_dbe_lane_rx/u_rx_ffe_adapt_top/U1234/ZN (ND2D2BWP240H8P57PDULVT)</text:p>
      <text:p text:style-name="Standard"><text:s text:c="62"/>0.013 <text:s text:c="13"/>1.030 <text:s text:c="4"/>0.015 <text:s text:c="5"/>0.622 f</text:p>
      <text:p text:style-name="Standard"><text:s text:c="2"/>u_dbe_lane_gate_u_dbe_lane_rx/u_rx_ffe_adapt_top/n72217 (net)</text:p>
      <text:p text:style-name="Standard"><text:s text:c="51"/>0.001 <text:s text:c="17"/>1</text:p>
      <text:p text:style-name="Standard"><text:s text:c="2"/>u_dbe_lane_gate_u_dbe_lane_rx/u_rx_ffe_adapt_top/U1439/A1 (ND2D4BWP240H8P57PDULVT)</text:p>
      <text:p text:style-name="Standard"><text:s text:c="62"/>0.013 <text:s text:c="13"/>1.000 <text:s text:c="4"/>0.000 <text:s text:c="5"/>0.622 f</text:p>
      <text:p text:style-name="Standard"><text:s text:c="2"/>u_dbe_lane_gate_u_dbe_lane_rx/u_rx_ffe_adapt_top/U1439/ZN (ND2D4BWP240H8P57PDULVT)</text:p>
      <text:p text:style-name="Standard"><text:s text:c="62"/>0.007 <text:s text:c="13"/>1.030 <text:s text:c="4"/>0.008 <text:s text:c="5"/>0.630 r</text:p>
      <text:p text:style-name="Standard"><text:s text:c="2"/>u_dbe_lane_gate_u_dbe_lane_rx/u_rx_ffe_adapt_top/n70536 (net)</text:p>
      <text:p text:style-name="Standard"><text:s text:c="51"/>0.002 <text:s text:c="17"/>1</text:p>
      <text:p text:style-name="Standard"><text:s text:c="2"/>u_dbe_lane_gate_u_dbe_lane_rx/u_rx_ffe_adapt_top/U40876/I (INVSKFD8BWP240H8P57PDULVT)</text:p>
      <text:p text:style-name="Standard"><text:s text:c="62"/>0.007 <text:s text:c="13"/>1.000 <text:s text:c="4"/>0.000 <text:s text:c="5"/>0.631 r</text:p>
      <text:p text:style-name="Standard"><text:s text:c="2"/>u_dbe_lane_gate_u_dbe_lane_rx/u_rx_ffe_adapt_top/U40876/ZN (INVSKFD8BWP240H8P57PDULVT)</text:p>
      <text:p text:style-name="Standard"><text:s text:c="62"/>0.005 <text:s text:c="13"/>1.030 <text:s text:c="4"/>0.006 <text:s text:c="5"/>0.637 f</text:p>
      <text:p text:style-name="Standard"><text:s text:c="2"/>u_dbe_lane_gate_u_dbe_lane_rx/u_rx_ffe_adapt_top/n510 (net)</text:p>
      <text:p text:style-name="Standard"><text:s text:c="51"/>0.005 <text:s text:c="17"/>2</text:p>
      <text:p text:style-name="Standard"><text:s text:c="2"/>u_dbe_lane_gate_u_dbe_lane_rx/u_rx_ffe_adapt_top/U1430/B (OIAI21D4BWP240H8P57PDULVT)</text:p>
      <text:p text:style-name="Standard"><text:s text:c="62"/>0.005 <text:s text:c="13"/>1.000 <text:s text:c="4"/>0.000 <text:s text:c="5"/>0.637 f</text:p>
      <text:p text:style-name="Standard"><text:s text:c="2"/>u_dbe_lane_gate_u_dbe_lane_rx/u_rx_ffe_adapt_top/U1430/ZN (OIAI21D4BWP240H8P57PDULVT)</text:p>
      <text:p text:style-name="Standard"><text:s text:c="62"/>0.014 <text:s text:c="13"/>1.030 <text:s text:c="4"/>0.017 <text:s text:c="5"/>0.654 f</text:p>
      <text:p text:style-name="Standard"><text:s text:c="2"/>u_dbe_lane_gate_u_dbe_lane_rx/u_rx_ffe_adapt_top/n72216 (net)</text:p>
      <text:p text:style-name="Standard"><text:s text:c="51"/>0.003 <text:s text:c="17"/>1</text:p>
      <text:p text:style-name="Standard"><text:s text:c="2"/>u_dbe_lane_gate_u_dbe_lane_rx/u_rx_ffe_adapt_top/place_opt_HFSINV_572_292492/I (INVSKRD10BWP240H8P57PDULVT)</text:p>
      <text:p text:style-name="Standard"><text:s text:c="62"/>0.015 <text:s text:c="13"/>1.000 <text:s text:c="4"/>0.000 <text:s text:c="5"/>0.654 f</text:p>
      <text:p text:style-name="Standard"><text:s text:c="2"/>u_dbe_lane_gate_u_dbe_lane_rx/u_rx_ffe_adapt_top/place_opt_HFSINV_572_292492/ZN (INVSKRD10BWP240H8P57PDULVT)</text:p>
      <text:p text:style-name="Standard"><text:s text:c="62"/>0.014 <text:s text:c="13"/>1.030 <text:s text:c="4"/>0.010 <text:s text:c="5"/>0.665 r</text:p>
      <text:p text:style-name="Standard"><text:s text:c="2"/>u_dbe_lane_gate_u_dbe_lane_rx/u_rx_ffe_adapt_top/place_opt_HFSNET_36966 (net)</text:p>
      <text:p text:style-name="Standard"><text:s text:c="51"/>0.020 <text:s text:c="17"/>1</text:p>
      <text:p text:style-name="Standard"><text:s text:c="2"/>u_dbe_lane_gate_u_dbe_lane_rx/u_rx_ffe_adapt_top/place_opt_HFSBUF_521_292491/I (BUFFSKRD16BWP240H8P57PDULVT)</text:p>
      <text:p text:style-name="Standard"><text:s text:c="62"/>0.034 <text:s text:c="13"/>1.000 <text:s text:c="4"/>0.015 <text:s text:c="5"/>0.679 r</text:p>
      <text:p text:style-name="Standard"><text:s text:c="2"/>u_dbe_lane_gate_u_dbe_lane_rx/u_rx_ffe_adapt_top/place_opt_HFSBUF_521_292491/Z (BUFFSKRD16BWP240H8P57PDULVT)</text:p>
      <text:p text:style-name="Standard"><text:s text:c="62"/>0.014 <text:s text:c="13"/>1.030 <text:s text:c="4"/>0.022 <text:s text:c="5"/>0.701 r</text:p>
      <text:p text:style-name="Standard"><text:s text:c="2"/>u_dbe_lane_gate_u_dbe_lane_rx/u_rx_ffe_adapt_top/place_opt_HFSNET_36965 (net)</text:p>
      <text:p text:style-name="Standard"><text:s text:c="51"/>0.024 <text:s text:c="17"/>1</text:p>
      <text:p text:style-name="Standard"><text:s text:c="2"/>u_dbe_lane_gate_u_dbe_lane_rx/u_rx_ffe_adapt_top/place_opt_HFSINV_464_292490/I (INVSKFD10BWP240H8P57PDULVT)</text:p>
      <text:p text:style-name="Standard"><text:s text:c="62"/>0.038 <text:s text:c="13"/>1.000 <text:s text:c="4"/>0.017 <text:s text:c="5"/>0.719 r</text:p>
      <text:p text:style-name="Standard"><text:soft-page-break/><text:s text:c="2"/>u_dbe_lane_gate_u_dbe_lane_rx/u_rx_ffe_adapt_top/place_opt_HFSINV_464_292490/ZN (INVSKFD10BWP240H8P57PDULVT)</text:p>
      <text:p text:style-name="Standard"><text:s text:c="62"/>0.018 <text:s text:c="13"/>1.030 <text:s text:c="4"/>0.016 <text:s text:c="5"/>0.734 f</text:p>
      <text:p text:style-name="Standard"><text:s text:c="2"/>u_dbe_lane_gate_u_dbe_lane_rx/u_rx_ffe_adapt_top/place_opt_HFSNET_36964 (net)</text:p>
      <text:p text:style-name="Standard"><text:s text:c="51"/>0.013 <text:s text:c="17"/>3</text:p>
      <text:p text:style-name="Standard"><text:s text:c="2"/>u_dbe_lane_gate_u_dbe_lane_rx/u_rx_ffe_adapt_top/place_opt_HFSBUF_393_292489/I (BUFFSKFD8BWP240H8P57PDULVT)</text:p>
      <text:p text:style-name="Standard"><text:s text:c="62"/>0.024 <text:s text:c="13"/>1.000 <text:s text:c="4"/>0.009 <text:s text:c="5"/>0.743 f</text:p>
      <text:p text:style-name="Standard"><text:s text:c="2"/>u_dbe_lane_gate_u_dbe_lane_rx/u_rx_ffe_adapt_top/place_opt_HFSBUF_393_292489/Z (BUFFSKFD8BWP240H8P57PDULVT)</text:p>
      <text:p text:style-name="Standard"><text:s text:c="62"/>0.013 <text:s text:c="13"/>1.030 <text:s text:c="4"/>0.022 <text:s text:c="5"/>0.764 f</text:p>
      <text:p text:style-name="Standard"><text:s text:c="2"/>u_dbe_lane_gate_u_dbe_lane_rx/u_rx_ffe_adapt_top/place_opt_HFSNET_36963 (net)</text:p>
      <text:p text:style-name="Standard"><text:s text:c="51"/>0.014 <text:s text:c="17"/>5</text:p>
      <text:p text:style-name="Standard"><text:s text:c="2"/>u_dbe_lane_gate_u_dbe_lane_rx/u_rx_ffe_adapt_top/U21114/A2 (AN2D2BWP240H8P57PDLVT)</text:p>
      <text:p text:style-name="Standard"><text:s text:c="62"/>0.015 <text:s text:c="13"/>1.000 <text:s text:c="4"/>0.002 <text:s text:c="5"/>0.767 f</text:p>
      <text:p text:style-name="Standard"><text:s text:c="2"/>u_dbe_lane_gate_u_dbe_lane_rx/u_rx_ffe_adapt_top/U21114/Z (AN2D2BWP240H8P57PDLVT)</text:p>
      <text:p text:style-name="Standard"><text:s text:c="62"/>0.013 <text:s text:c="13"/>1.030 <text:s text:c="4"/>0.027 <text:s text:c="5"/>0.794 f</text:p>
      <text:p text:style-name="Standard"><text:s text:c="2"/>u_dbe_lane_gate_u_dbe_lane_rx/u_rx_ffe_adapt_top/n580 (net)</text:p>
      <text:p text:style-name="Standard"><text:s text:c="51"/>0.003 <text:s text:c="17"/>2</text:p>
      <text:p text:style-name="Standard"><text:s text:c="2"/>u_dbe_lane_gate_u_dbe_lane_rx/u_rx_ffe_adapt_top/U36117/I (INVD4BWP240H8P57PDULVT)</text:p>
      <text:p text:style-name="Standard"><text:s text:c="62"/>0.013 <text:s text:c="13"/>1.000 <text:s text:c="4"/>0.000 <text:s text:c="5"/>0.794 f</text:p>
      <text:p text:style-name="Standard"><text:s text:c="2"/>u_dbe_lane_gate_u_dbe_lane_rx/u_rx_ffe_adapt_top/U36117/ZN (INVD4BWP240H8P57PDULVT)</text:p>
      <text:p text:style-name="Standard"><text:s text:c="62"/>0.035 <text:s text:c="13"/>1.030 <text:s text:c="4"/>0.021 <text:s text:c="5"/>0.815 r</text:p>
      <text:p text:style-name="Standard"><text:s text:c="2"/>u_dbe_lane_gate_u_dbe_lane_rx/u_rx_ffe_adapt_top/n68720 (net)</text:p>
      <text:p text:style-name="Standard"><text:s text:c="51"/>0.020 <text:s text:c="16"/>15</text:p>
      <text:p text:style-name="Standard"><text:s text:c="2"/>u_dbe_lane_gate_u_dbe_lane_rx/u_rx_ffe_adapt_top/U54092/A2 (ND2D1BWP240H8P57PDLVT)</text:p>
      <text:p text:style-name="Standard"><text:s text:c="62"/>0.038 <text:s text:c="13"/>1.000 <text:s text:c="4"/>0.003 <text:s text:c="5"/>0.818 r</text:p>
      <text:p text:style-name="Standard"><text:s text:c="2"/>u_dbe_lane_gate_u_dbe_lane_rx/u_rx_ffe_adapt_top/U54092/ZN (ND2D1BWP240H8P57PDLVT)</text:p>
      <text:p text:style-name="Standard"><text:s text:c="62"/>0.045 <text:s text:c="13"/>1.030 <text:s text:c="4"/>0.048 <text:s text:c="5"/>0.866 f</text:p>
      <text:p text:style-name="Standard"><text:s text:c="2"/>u_dbe_lane_gate_u_dbe_lane_rx/u_rx_ffe_adapt_top/n42785 (net)</text:p>
      <text:p text:style-name="Standard"><text:s text:c="51"/>0.003 <text:s text:c="17"/>5</text:p>
      <text:p text:style-name="Standard"><text:s text:c="2"/>u_dbe_lane_gate_u_dbe_lane_rx/u_rx_ffe_adapt_top/U54099/A1 (OAI21D2BWP240H8P57PDULVT)</text:p>
      <text:p text:style-name="Standard"><text:s text:c="62"/>0.045 <text:s text:c="13"/>1.000 <text:s text:c="4"/>0.000 <text:s text:c="5"/>0.866 f</text:p>
      <text:p text:style-name="Standard"><text:s text:c="2"/>u_dbe_lane_gate_u_dbe_lane_rx/u_rx_ffe_adapt_top/U54099/ZN (OAI21D2BWP240H8P57PDULVT)</text:p>
      <text:p text:style-name="Standard"><text:s text:c="62"/>0.026 <text:s text:c="13"/>1.030 <text:s text:c="4"/>0.027 <text:s text:c="5"/>0.893 r</text:p>
      <text:p text:style-name="Standard"><text:s text:c="2"/>u_dbe_lane_gate_u_dbe_lane_rx/u_rx_ffe_adapt_top/n42783 (net)</text:p>
      <text:p text:style-name="Standard"><text:s text:c="51"/>0.003 <text:s text:c="17"/>4</text:p>
      <text:p text:style-name="Standard"><text:s text:c="2"/>u_dbe_lane_gate_u_dbe_lane_rx/u_rx_ffe_adapt_top/U54104/A1 (IOA21D1BWP240H8P57PDLVT)</text:p>
      <text:p text:style-name="Standard"><text:s text:c="62"/>0.026 <text:s text:c="13"/>1.000 <text:s text:c="4"/>0.000 <text:s text:c="5"/>0.893 r</text:p>
      <text:p text:style-name="Standard"><text:s text:c="2"/>u_dbe_lane_gate_u_dbe_lane_rx/u_rx_ffe_adapt_top/U54104/ZN (IOA21D1BWP240H8P57PDLVT)</text:p>
      <text:p text:style-name="Standard"><text:s text:c="62"/>0.012 <text:s text:c="13"/>1.030 <text:s text:c="4"/>0.028 <text:s text:c="5"/>0.921 r</text:p>
      <text:p text:style-name="Standard"><text:s text:c="2"/>u_dbe_lane_gate_u_dbe_lane_rx/u_rx_ffe_adapt_top/n42801 (net)</text:p>
      <text:p text:style-name="Standard"><text:s text:c="51"/>0.001 <text:s text:c="17"/>2</text:p>
      <text:p text:style-name="Standard"><text:s text:c="2"/>u_dbe_lane_gate_u_dbe_lane_rx/u_rx_ffe_adapt_top/U54105/A1 <text:soft-page-break/>(NR2D1BWP240H8P57PDLVT)</text:p>
      <text:p text:style-name="Standard"><text:s text:c="62"/>0.012 <text:s text:c="13"/>1.000 <text:s text:c="4"/>0.000 <text:s text:c="5"/>0.921 r</text:p>
      <text:p text:style-name="Standard"><text:s text:c="2"/>u_dbe_lane_gate_u_dbe_lane_rx/u_rx_ffe_adapt_top/U54105/ZN (NR2D1BWP240H8P57PDLVT)</text:p>
      <text:p text:style-name="Standard"><text:s text:c="62"/>0.024 <text:s text:c="13"/>1.030 <text:s text:c="4"/>0.013 <text:s text:c="5"/>0.934 f</text:p>
      <text:p text:style-name="Standard"><text:s text:c="2"/>u_dbe_lane_gate_u_dbe_lane_rx/u_rx_ffe_adapt_top/n42731 (net)</text:p>
      <text:p text:style-name="Standard"><text:s text:c="51"/>0.001 <text:s text:c="17"/>2</text:p>
      <text:p text:style-name="Standard"><text:s text:c="2"/>u_dbe_lane_gate_u_dbe_lane_rx/u_rx_ffe_adapt_top/U24271/A1 (NR2D1BWP240H8P57PDSVT)</text:p>
      <text:p text:style-name="Standard"><text:s text:c="62"/>0.024 <text:s text:c="13"/>1.000 <text:s text:c="4"/>0.000 <text:s text:c="5"/>0.934 f</text:p>
      <text:p text:style-name="Standard"><text:s text:c="2"/>u_dbe_lane_gate_u_dbe_lane_rx/u_rx_ffe_adapt_top/U24271/ZN (NR2D1BWP240H8P57PDSVT)</text:p>
      <text:p text:style-name="Standard"><text:s text:c="62"/>0.042 <text:s text:c="13"/>1.030 <text:s text:c="4"/>0.041 <text:s text:c="5"/>0.975 r</text:p>
      <text:p text:style-name="Standard"><text:s text:c="2"/>u_dbe_lane_gate_u_dbe_lane_rx/u_rx_ffe_adapt_top/n48905 (net)</text:p>
      <text:p text:style-name="Standard"><text:s text:c="51"/>0.002 <text:s text:c="17"/>3</text:p>
      <text:p text:style-name="Standard"><text:s text:c="2"/>u_dbe_lane_gate_u_dbe_lane_rx/u_rx_ffe_adapt_top/place_opt_ctmTdsLR_1_707978/A1 (OR2D1BWP240H8P57PDSVT)</text:p>
      <text:p text:style-name="Standard"><text:s text:c="62"/>0.043 <text:s text:c="13"/>1.000 <text:s text:c="4"/>0.000 <text:s text:c="5"/>0.975 r</text:p>
      <text:p text:style-name="Standard"><text:s text:c="2"/>u_dbe_lane_gate_u_dbe_lane_rx/u_rx_ffe_adapt_top/place_opt_ctmTdsLR_1_707978/Z (OR2D1BWP240H8P57PDSVT)</text:p>
      <text:p text:style-name="Standard"><text:s text:c="62"/>0.011 <text:s text:c="13"/>1.030 <text:s text:c="4"/>0.043 <text:s text:c="5"/>1.018 r</text:p>
      <text:p text:style-name="Standard"><text:s text:c="2"/>u_dbe_lane_gate_u_dbe_lane_rx/u_rx_ffe_adapt_top/tmp_net145683 (net)</text:p>
      <text:p text:style-name="Standard"><text:s text:c="51"/>0.001 <text:s text:c="17"/>1</text:p>
      <text:p text:style-name="Standard"><text:s text:c="2"/>u_dbe_lane_gate_u_dbe_lane_rx/u_rx_ffe_adapt_top/place_opt_ctmTdsLR_2_707979/A2 (IAOI21D2BWP240H8P57PDULVT)</text:p>
      <text:p text:style-name="Standard"><text:s text:c="62"/>0.011 <text:s text:c="13"/>1.000 <text:s text:c="4"/>0.000 <text:s text:c="5"/>1.018 r</text:p>
      <text:p text:style-name="Standard"><text:s text:c="2"/>u_dbe_lane_gate_u_dbe_lane_rx/u_rx_ffe_adapt_top/place_opt_ctmTdsLR_2_707979/ZN (IAOI21D2BWP240H8P57PDULVT)</text:p>
      <text:p text:style-name="Standard"><text:s text:c="62"/>0.019 <text:s text:c="13"/>1.030 <text:s text:c="4"/>0.022 <text:s text:c="5"/>1.039 r</text:p>
      <text:p text:style-name="Standard"><text:s text:c="2"/>u_dbe_lane_gate_u_dbe_lane_rx/u_rx_ffe_adapt_top/n48918 (net)</text:p>
      <text:p text:style-name="Standard"><text:s text:c="51"/>0.002 <text:s text:c="17"/>2</text:p>
      <text:p text:style-name="Standard"><text:s text:c="2"/>u_dbe_lane_gate_u_dbe_lane_rx/u_rx_ffe_adapt_top/place_opt_ctmTdsLR_2_823004/A1 (IOAI21D4BWP240H8P57PDULVT)</text:p>
      <text:p text:style-name="Standard"><text:s text:c="62"/>0.019 <text:s text:c="13"/>1.000 <text:s text:c="4"/>0.000 <text:s text:c="5"/>1.039 r</text:p>
      <text:p text:style-name="Standard"><text:s text:c="2"/>u_dbe_lane_gate_u_dbe_lane_rx/u_rx_ffe_adapt_top/place_opt_ctmTdsLR_2_823004/ZN (IOAI21D4BWP240H8P57PDULVT)</text:p>
      <text:p text:style-name="Standard"><text:s text:c="62"/>0.011 <text:s text:c="13"/>1.030 <text:s text:c="4"/>0.012 <text:s text:c="5"/>1.051 f</text:p>
      <text:p text:style-name="Standard"><text:s text:c="2"/>u_dbe_lane_gate_u_dbe_lane_rx/u_rx_ffe_adapt_top/n43230 (net)</text:p>
      <text:p text:style-name="Standard"><text:s text:c="51"/>0.002 <text:s text:c="17"/>2</text:p>
      <text:p text:style-name="Standard"><text:s text:c="2"/>u_dbe_lane_gate_u_dbe_lane_rx/u_rx_ffe_adapt_top/U40377/A1 (AOI21D2BWP240H8P57PDULVT)</text:p>
      <text:p text:style-name="Standard"><text:s text:c="62"/>0.011 <text:s text:c="13"/>1.000 <text:s text:c="4"/>0.000 <text:s text:c="5"/>1.052 f</text:p>
      <text:p text:style-name="Standard"><text:s text:c="2"/>u_dbe_lane_gate_u_dbe_lane_rx/u_rx_ffe_adapt_top/U40377/ZN (AOI21D2BWP240H8P57PDULVT)</text:p>
      <text:p text:style-name="Standard"><text:s text:c="62"/>0.014 <text:s text:c="13"/>1.030 <text:s text:c="4"/>0.013 <text:s text:c="5"/>1.065 r</text:p>
      <text:p text:style-name="Standard"><text:s text:c="2"/>u_dbe_lane_gate_u_dbe_lane_rx/u_rx_ffe_adapt_top/n43207 (net)</text:p>
      <text:p text:style-name="Standard"><text:s text:c="51"/>0.001 <text:s text:c="17"/>2</text:p>
      <text:p text:style-name="Standard"><text:s text:c="2"/>u_dbe_lane_gate_u_dbe_lane_rx/u_rx_ffe_adapt_top/U54215/A2 (OAI21D2BWP240H8P57PDULVT)</text:p>
      <text:p text:style-name="Standard"><text:s text:c="62"/>0.014 <text:s text:c="13"/>1.000 <text:s text:c="4"/>0.000 <text:s text:c="5"/>1.065 r</text:p>
      <text:p text:style-name="Standard"><text:s text:c="2"/>u_dbe_lane_gate_u_dbe_lane_rx/u_rx_ffe_adapt_top/U54215/ZN (OAI21D2BWP240H8P57PDULVT)</text:p>
      <text:p text:style-name="Standard"><text:soft-page-break/><text:s text:c="62"/>0.020 <text:s text:c="13"/>1.030 <text:s text:c="4"/>0.016 <text:s text:c="5"/>1.081 f</text:p>
      <text:p text:style-name="Standard"><text:s text:c="2"/>u_dbe_lane_gate_u_dbe_lane_rx/u_rx_ffe_adapt_top/n43194 (net)</text:p>
      <text:p text:style-name="Standard"><text:s text:c="51"/>0.003 <text:s text:c="17"/>2</text:p>
      <text:p text:style-name="Standard"><text:s text:c="2"/>u_dbe_lane_gate_u_dbe_lane_rx/u_rx_ffe_adapt_top/U5748/A1 (AIOI21D4BWP240H8P57PDULVT)</text:p>
      <text:p text:style-name="Standard"><text:s text:c="62"/>0.020 <text:s text:c="13"/>1.000 <text:s text:c="4"/>0.000 <text:s text:c="5"/>1.081 f</text:p>
      <text:p text:style-name="Standard"><text:s text:c="2"/>u_dbe_lane_gate_u_dbe_lane_rx/u_rx_ffe_adapt_top/U5748/ZN (AIOI21D4BWP240H8P57PDULVT)</text:p>
      <text:p text:style-name="Standard"><text:s text:c="62"/>0.012 <text:s text:c="13"/>1.030 <text:s text:c="4"/>0.012 <text:s text:c="5"/>1.094 r</text:p>
      <text:p text:style-name="Standard"><text:s text:c="2"/>u_dbe_lane_gate_u_dbe_lane_rx/u_rx_ffe_adapt_top/n43178 (net)</text:p>
      <text:p text:style-name="Standard"><text:s text:c="51"/>0.002 <text:s text:c="17"/>2</text:p>
      <text:p text:style-name="Standard"><text:s text:c="2"/>u_dbe_lane_gate_u_dbe_lane_rx/u_rx_ffe_adapt_top/U54229/A2 (OAI21D2BWP240H8P57PDULVT)</text:p>
      <text:p text:style-name="Standard"><text:s text:c="62"/>0.012 <text:s text:c="13"/>1.000 <text:s text:c="4"/>0.000 <text:s text:c="5"/>1.094 r</text:p>
      <text:p text:style-name="Standard"><text:s text:c="2"/>u_dbe_lane_gate_u_dbe_lane_rx/u_rx_ffe_adapt_top/U54229/ZN (OAI21D2BWP240H8P57PDULVT)</text:p>
      <text:p text:style-name="Standard"><text:s text:c="62"/>0.018 <text:s text:c="13"/>1.030 <text:s text:c="4"/>0.014 <text:s text:c="5"/>1.108 f</text:p>
      <text:p text:style-name="Standard"><text:s text:c="2"/>u_dbe_lane_gate_u_dbe_lane_rx/u_rx_ffe_adapt_top/n43164 (net)</text:p>
      <text:p text:style-name="Standard"><text:s text:c="51"/>0.002 <text:s text:c="17"/>2</text:p>
      <text:p text:style-name="Standard"><text:s text:c="2"/>u_dbe_lane_gate_u_dbe_lane_rx/u_rx_ffe_adapt_top/U31804/A1 (AIOI21D4BWP240H8P57PDULVT)</text:p>
      <text:p text:style-name="Standard"><text:s text:c="62"/>0.018 <text:s text:c="13"/>1.000 <text:s text:c="4"/>0.000 <text:s text:c="5"/>1.108 f</text:p>
      <text:p text:style-name="Standard"><text:s text:c="2"/>u_dbe_lane_gate_u_dbe_lane_rx/u_rx_ffe_adapt_top/U31804/ZN (AIOI21D4BWP240H8P57PDULVT)</text:p>
      <text:p text:style-name="Standard"><text:s text:c="62"/>0.012 <text:s text:c="13"/>1.030 <text:s text:c="4"/>0.012 <text:s text:c="5"/>1.120 r</text:p>
      <text:p text:style-name="Standard"><text:s text:c="2"/>u_dbe_lane_gate_u_dbe_lane_rx/u_rx_ffe_adapt_top/n43149 (net)</text:p>
      <text:p text:style-name="Standard"><text:s text:c="51"/>0.002 <text:s text:c="17"/>2</text:p>
      <text:p text:style-name="Standard"><text:s text:c="2"/>u_dbe_lane_gate_u_dbe_lane_rx/u_rx_ffe_adapt_top/place_opt_ctmTdsLR_1_730633/A1 (OAI21SKRD3BWP240H8P57PDULVT)</text:p>
      <text:p text:style-name="Standard"><text:s text:c="62"/>0.012 <text:s text:c="13"/>1.000 <text:s text:c="4"/>0.000 <text:s text:c="5"/>1.120 r</text:p>
      <text:p text:style-name="Standard"><text:s text:c="2"/>u_dbe_lane_gate_u_dbe_lane_rx/u_rx_ffe_adapt_top/place_opt_ctmTdsLR_1_730633/ZN (OAI21SKRD3BWP240H8P57PDULVT)</text:p>
      <text:p text:style-name="Standard"><text:s text:c="62"/>0.024 <text:s text:c="13"/>1.030 <text:s text:c="4"/>0.016 <text:s text:c="5"/>1.136 f</text:p>
      <text:p text:style-name="Standard"><text:s text:c="2"/>u_dbe_lane_gate_u_dbe_lane_rx/u_rx_ffe_adapt_top/n42843 (net)</text:p>
      <text:p text:style-name="Standard"><text:s text:c="51"/>0.003 <text:s text:c="17"/>2</text:p>
      <text:p text:style-name="Standard"><text:s text:c="2"/>u_dbe_lane_gate_u_dbe_lane_rx/u_rx_ffe_adapt_top/place_opt_ctmTdsLR_1_481324/A1 (AIOI21D4BWP240H8P57PDULVT)</text:p>
      <text:p text:style-name="Standard"><text:s text:c="62"/>0.025 <text:s text:c="13"/>1.000 <text:s text:c="4"/>0.000 <text:s text:c="5"/>1.136 f</text:p>
      <text:p text:style-name="Standard"><text:s text:c="2"/>u_dbe_lane_gate_u_dbe_lane_rx/u_rx_ffe_adapt_top/place_opt_ctmTdsLR_1_481324/ZN (AIOI21D4BWP240H8P57PDULVT)</text:p>
      <text:p text:style-name="Standard"><text:s text:c="62"/>0.016 <text:s text:c="13"/>1.030 <text:s text:c="4"/>0.016 <text:s text:c="5"/>1.153 r</text:p>
      <text:p text:style-name="Standard"><text:s text:c="2"/>u_dbe_lane_gate_u_dbe_lane_rx/u_rx_ffe_adapt_top/n42839 (net)</text:p>
      <text:p text:style-name="Standard"><text:s text:c="51"/>0.004 <text:s text:c="17"/>2</text:p>
      <text:p text:style-name="Standard"><text:s text:c="2"/>u_dbe_lane_gate_u_dbe_lane_rx/u_rx_ffe_adapt_top/place_opt_ctmTdsLR_1_801666/A2 (XNR2D6BWP240H8P57PDULVT)</text:p>
      <text:p text:style-name="Standard"><text:s text:c="62"/>0.017 <text:s text:c="13"/>1.000 <text:s text:c="4"/>0.000 <text:s text:c="5"/>1.153 r</text:p>
      <text:p text:style-name="Standard"><text:s text:c="2"/>u_dbe_lane_gate_u_dbe_lane_rx/u_rx_ffe_adapt_top/place_opt_ctmTdsLR_1_801666/ZN (XNR2D6BWP240H8P57PDULVT)</text:p>
      <text:p text:style-name="Standard"><text:s text:c="62"/>0.007 <text:s text:c="13"/>1.030 <text:s text:c="4"/>0.024 <text:s text:c="5"/>1.177 r</text:p>
      <text:p text:style-name="Standard"><text:s text:c="2"/>u_dbe_lane_gate_u_dbe_lane_rx/u_rx_ffe_adapt_top/n42849 (net)</text:p>
      <text:p text:style-name="Standard"><text:s text:c="51"/>0.002 <text:s text:c="17"/>2</text:p>
      <text:p text:style-name="Standard"><text:s text:c="2"/>u_dbe_lane_gate_u_dbe_lane_rx/u_rx_ffe_adapt_top/U38247/A1 <text:soft-page-break/>(IAO21D4BWP240H8P57PDULVT)</text:p>
      <text:p text:style-name="Standard"><text:s text:c="62"/>0.007 <text:s text:c="13"/>1.000 <text:s text:c="4"/>0.000 <text:s text:c="5"/>1.177 r</text:p>
      <text:p text:style-name="Standard"><text:s text:c="2"/>u_dbe_lane_gate_u_dbe_lane_rx/u_rx_ffe_adapt_top/U38247/ZN (IAO21D4BWP240H8P57PDULVT)</text:p>
      <text:p text:style-name="Standard"><text:s text:c="62"/>0.047 <text:s text:c="13"/>1.030 <text:s text:c="4"/>0.033 <text:s text:c="5"/>1.211 r</text:p>
      <text:p text:style-name="Standard"><text:s text:c="2"/>u_dbe_lane_gate_u_dbe_lane_rx/u_rx_ffe_adapt_top/n48985 (net)</text:p>
      <text:p text:style-name="Standard"><text:s text:c="51"/>0.022 <text:s text:c="16"/>24</text:p>
      <text:p text:style-name="Standard"><text:s text:c="2"/>u_dbe_lane_gate_u_dbe_lane_rx/u_rx_ffe_adapt_top/U59531/A2 (IOA21D1BWP240H8P57PDULVT)</text:p>
      <text:p text:style-name="Standard"><text:s text:c="62"/>0.064 <text:s text:c="13"/>1.000 <text:s text:c="4"/>0.002 <text:s text:c="5"/>1.213 r</text:p>
      <text:p text:style-name="Standard"><text:s text:c="2"/>u_dbe_lane_gate_u_dbe_lane_rx/u_rx_ffe_adapt_top/U59531/ZN (IOA21D1BWP240H8P57PDULVT)</text:p>
      <text:p text:style-name="Standard"><text:s text:c="62"/>0.012 <text:s text:c="13"/>1.030 <text:s text:c="4"/>0.028 <text:s text:c="5"/>1.241 r</text:p>
      <text:p text:style-name="Standard"><text:s text:c="2"/>u_dbe_lane_gate_u_dbe_lane_rx/u_rx_ffe_adapt_top/net418779 (net)</text:p>
      <text:p text:style-name="Standard"><text:s text:c="51"/>0.001 <text:s text:c="17"/>1</text:p>
      <text:p text:style-name="Standard"><text:s text:c="2"/>u_dbe_lane_gate_u_dbe_lane_rx/u_rx_ffe_adapt_top/rx_fir_tap_unbonded_accumulator_13_reg_9_/D (SDFRPQOPTBCD2BWP240H8P57PDSVT)</text:p>
      <text:p text:style-name="Standard"><text:s text:c="62"/>0.012 <text:s text:c="13"/>1.000 <text:s text:c="4"/>0.000 <text:s text:c="5"/>1.241 r</text:p>
      <text:p text:style-name="Standard"><text:s text:c="2"/>data arrival time <text:s text:c="82"/>1.241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ffe_adapt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ffe_adapt_rcc_ctrl_u_clk_gate_d0nt_touch_clk_gate/Q (CKLNQD8BWP240H8P57PDULVT)</text:p>
      <text:p text:style-name="Standard"><text:s text:c="62"/>0.000 <text:s text:c="13"/>0.960 <text:s text:c="4"/>0.000 <text:s text:c="5"/>1.047 r</text:p>
      <text:p text:style-name="Standard"><text:soft-page-break/><text:s text:c="2"/>u_dbe_lane_gate_rcc_clk_rx_ffe_adapt (net) <text:s text:c="6"/>1.095 <text:s text:c="14"/>2748</text:p>
      <text:p text:style-name="Standard"><text:s text:c="2"/>u_dbe_lane_gate_u_dbe_lane_rx/u_rx_ffe_adapt_top/clk_gate_rx_fir_tap_unbonded_accumulator_13_reg_27__0_0_0/latch/CP (CKLNQD5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3_reg_27__0_0_0/latch/Q (CKLNQD5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3_reg_27__0_0_0/ENCLK (net)</text:p>
      <text:p text:style-name="Standard"><text:s text:c="51"/>0.009 <text:s text:c="16"/>25</text:p>
      <text:p text:style-name="Standard"><text:s text:c="2"/>u_dbe_lane_gate_u_dbe_lane_rx/u_rx_ffe_adapt_top/rx_fir_tap_unbonded_accumulator_13_reg_9_/CP (SDFRPQOPTBCD2BWP240H8P57PDSVT)</text:p>
      <text:p text:style-name="Standard"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12 <text:s text:c="5"/>0.985</text:p>
      <text:p text:style-name="Standard"><text:s text:c="2"/>data required time <text:s text:c="81"/>0.985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85</text:p>
      <text:p text:style-name="Standard"><text:s text:c="2"/>data arrival time <text:s text:c="81"/>-1.241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6"/>0.000 <text:s text:c="4"/>-0.256</text:p>
      <text:p text:style-name="Standard"><text:s text:c="2"/>slack (VIOLATED) <text:s text:c="82"/>-0.256</text:p>
      <text:p text:style-name="Standard"/>
      <text:p text:style-name="Standard"/>
      <text:p text:style-name="Standard"/>
      <text:p text:style-name="Standard"><text:s text:c="2"/>Startpoint: u_dbe_lane_gate_u_dbe_lane_rx/u_rx_eqdfe_top/usync_dfe_clk_en_sync_0__i_sync_genblk1_d0nt_touch_r_sync_d2 (rising edge-triggered flip-flop clocked by rx_block_clk)</text:p>
      <text:p text:style-name="Standard"><text:s text:c="2"/>Endpoint: u_dbe_lane_gate_u_dbe_lane_rx/u_rx_slicer_adapt_top/rx_threshold_unbonded_accumulator_upp_el_reg_17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<text:soft-page-break/>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i_sync_ck_buf_d0nt_touch_ck_buf/Z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t_touch_r_sync_d2/Q (SDFSYNC1RPQD1BWP240H8P57PDULVT)</text:p>
      <text:p text:style-name="Standard"><text:s text:c="62"/>0.039 <text:s text:c="13"/>1.030 <text:s text:c="4"/>0.086 <text:s text:c="5"/>0.086 f</text:p>
      <text:p text:style-name="Standard"><text:s text:c="2"/>u_dbe_lane_gate_u_dbe_lane_rx/u_rx_eqdfe_top/n38315 (net)</text:p>
      <text:p text:style-name="Standard"><text:soft-page-break/><text:s text:c="51"/>0.008 <text:s text:c="17"/>7</text:p>
      <text:p text:style-name="Standard"><text:s text:c="2"/>u_dbe_lane_gate_u_dbe_lane_rx/u_rx_eqdfe_top/place_opt_HFSBUF_103465_346898/I (BUFFD12BWP240H8P57PDULVT)</text:p>
      <text:p text:style-name="Standard"><text:s text:c="62"/>0.043 <text:s text:c="13"/>1.000 <text:s text:c="4"/>0.001 <text:s text:c="5"/>0.087 f</text:p>
      <text:p text:style-name="Standard"><text:s text:c="2"/>u_dbe_lane_gate_u_dbe_lane_rx/u_rx_eqdfe_top/place_opt_HFSBUF_103465_346898/Z (BUFFD12BWP240H8P57PDULVT)</text:p>
      <text:p text:style-name="Standard"><text:s text:c="62"/>0.024 <text:s text:c="13"/>1.030 <text:s text:c="4"/>0.032 <text:s text:c="5"/>0.119 f</text:p>
      <text:p text:style-name="Standard"><text:s text:c="2"/>u_dbe_lane_gate_u_dbe_lane_rx/u_rx_eqdfe_top/place_opt_HFSNET_11256 (net)</text:p>
      <text:p text:style-name="Standard"><text:s text:c="51"/>0.037 <text:s text:c="16"/>18</text:p>
      <text:p text:style-name="Standard"><text:s text:c="2"/>u_dbe_lane_gate_u_dbe_lane_rx/u_rx_eqdfe_top/place_opt_ZINV_1543_inst_357114/I (INVSKRD14BWP240H8P57PDULVT)</text:p>
      <text:p text:style-name="Standard"><text:s text:c="62"/>0.027 <text:s text:c="13"/>1.000 <text:s text:c="4"/>0.002 <text:s text:c="5"/>0.120 f</text:p>
      <text:p text:style-name="Standard"><text:s text:c="2"/>u_dbe_lane_gate_u_dbe_lane_rx/u_rx_eqdfe_top/place_opt_ZINV_1543_inst_357114/ZN (INVSKRD14BWP240H8P57PDULVT)</text:p>
      <text:p text:style-name="Standard"><text:s text:c="62"/>0.009 <text:s text:c="13"/>1.030 <text:s text:c="4"/>0.009 <text:s text:c="5"/>0.130 r</text:p>
      <text:p text:style-name="Standard"><text:s text:c="2"/>u_dbe_lane_gate_u_dbe_lane_rx/u_rx_eqdfe_top/place_opt_ZINV_1543_74 (net)</text:p>
      <text:p text:style-name="Standard"><text:s text:c="51"/>0.005 <text:s text:c="17"/>2</text:p>
      <text:p text:style-name="Standard"><text:s text:c="2"/>u_dbe_lane_gate_u_dbe_lane_rx/u_rx_eqdfe_top/place_opt_ZINV_1507_inst_357112/I (INVSKRD10BWP240H8P57PDULVT)</text:p>
      <text:p text:style-name="Standard"><text:s text:c="62"/>0.009 <text:s text:c="13"/>1.000 <text:s text:c="4"/>0.001 <text:s text:c="5"/>0.131 r</text:p>
      <text:p text:style-name="Standard"><text:s text:c="2"/>u_dbe_lane_gate_u_dbe_lane_rx/u_rx_eqdfe_top/place_opt_ZINV_1507_inst_357112/ZN (INVSKRD10BWP240H8P57PDULVT)</text:p>
      <text:p text:style-name="Standard"><text:s text:c="62"/>0.008 <text:s text:c="13"/>1.030 <text:s text:c="4"/>0.008 <text:s text:c="5"/>0.138 f</text:p>
      <text:p text:style-name="Standard"><text:s text:c="2"/>u_dbe_lane_gate_u_dbe_lane_rx/u_rx_eqdfe_top/place_opt_ZINV_1507_74 (net)</text:p>
      <text:p text:style-name="Standard"><text:s text:c="51"/>0.020 <text:s text:c="17"/>6</text:p>
      <text:p text:style-name="Standard"><text:s text:c="2"/>u_dbe_lane_gate_u_dbe_lane_rx/u_rx_eqdfe_top/place_opt_HFSBUF_68400_346858/I (BUFFSKFD8BWP240H8P57PDULVT)</text:p>
      <text:p text:style-name="Standard"><text:s text:c="62"/>0.047 <text:s text:c="13"/>1.000 <text:s text:c="4"/>0.017 <text:s text:c="5"/>0.155 f</text:p>
      <text:p text:style-name="Standard"><text:s text:c="2"/>u_dbe_lane_gate_u_dbe_lane_rx/u_rx_eqdfe_top/place_opt_HFSBUF_68400_346858/Z (BUFFSKFD8BWP240H8P57PDULVT)</text:p>
      <text:p text:style-name="Standard"><text:s text:c="62"/>0.016 <text:s text:c="13"/>1.030 <text:s text:c="4"/>0.028 <text:s text:c="5"/>0.183 f</text:p>
      <text:p text:style-name="Standard"><text:s text:c="2"/>u_dbe_lane_gate_u_dbe_lane_rx/u_rx_eqdfe_top/place_opt_HFSNET_11216 (net)</text:p>
      <text:p text:style-name="Standard"><text:s text:c="51"/>0.018 <text:s text:c="16"/>20</text:p>
      <text:p text:style-name="Standard"><text:s text:c="2"/>u_dbe_lane_gate_u_dbe_lane_rx/u_rx_eqdfe_top/place_opt_HFSBUF_67787_346857/I (BUFFD5BWP240H8P57PDULVT)</text:p>
      <text:p text:style-name="Standard"><text:s text:c="62"/>0.023 <text:s text:c="13"/>1.000 <text:s text:c="4"/>0.005 <text:s text:c="5"/>0.189 f</text:p>
      <text:p text:style-name="Standard"><text:s text:c="2"/>u_dbe_lane_gate_u_dbe_lane_rx/u_rx_eqdfe_top/place_opt_HFSBUF_67787_346857/Z (BUFFD5BWP240H8P57PDULVT)</text:p>
      <text:p text:style-name="Standard"><text:s text:c="62"/>0.019 <text:s text:c="13"/>1.030 <text:s text:c="4"/>0.025 <text:s text:c="5"/>0.214 f</text:p>
      <text:p text:style-name="Standard"><text:s text:c="2"/>u_dbe_lane_gate_u_dbe_lane_rx/u_rx_eqdfe_top/place_opt_HFSNET_11215 (net)</text:p>
      <text:p text:style-name="Standard"><text:s text:c="51"/>0.016 <text:s text:c="17"/>8</text:p>
      <text:p text:style-name="Standard"><text:s text:c="2"/>u_dbe_lane_gate_u_dbe_lane_rx/u_rx_eqdfe_top/place_opt_ctmTdsLR_1_535928/B2 (AO22D2BWP240H8P57PDULVT)</text:p>
      <text:p text:style-name="Standard"><text:s text:c="62"/>0.021 <text:s text:c="13"/>1.000 <text:s text:c="4"/>0.001 <text:s text:c="5"/>0.215 f</text:p>
      <text:p text:style-name="Standard"><text:s text:c="2"/>u_dbe_lane_gate_u_dbe_lane_rx/u_rx_eqdfe_top/place_opt_ctmTdsLR_1_535928/Z (AO22D2BWP240H8P57PDULVT)</text:p>
      <text:p text:style-name="Standard"><text:s text:c="62"/>0.037 <text:s text:c="13"/>1.030 <text:s text:c="4"/>0.039 <text:s text:c="5"/>0.254 f</text:p>
      <text:p text:style-name="Standard"><text:s text:c="2"/>u_dbe_lane_gate_u_dbe_lane_rx/u_rx_eqdfe_top/odat_rx_dfe_fir_val7[8] (net)</text:p>
      <text:p text:style-name="Standard"><text:s text:c="51"/>0.011 <text:s text:c="17"/>3</text:p>
      <text:p text:style-name="Standard"><text:s text:c="2"/>u_dbe_lane_gate_u_dbe_lane_rx/u_rx_eqdfe_top/place_opt_HFSBUF_25_217508/I (BUFFD3BWP240H8P57PDSVT)</text:p>
      <text:p text:style-name="Standard"><text:s text:c="62"/>0.041 <text:s text:c="13"/>1.000 <text:s text:c="4"/>0.009 <text:s text:c="5"/>0.263 f</text:p>
      <text:p text:style-name="Standard"><text:soft-page-break/><text:s text:c="2"/>u_dbe_lane_gate_u_dbe_lane_rx/u_rx_eqdfe_top/place_opt_HFSBUF_25_217508/Z (BUFFD3BWP240H8P57PDSVT)</text:p>
      <text:p text:style-name="Standard"><text:s text:c="62"/>0.062 <text:s text:c="13"/>1.030 <text:s text:c="4"/>0.077 <text:s text:c="5"/>0.340 f</text:p>
      <text:p text:style-name="Standard"><text:s text:c="2"/>u_dbe_lane_gate_u_dbe_lane_rx/u_rx_eqdfe_top/oadapt_rx_dfe_fir_val7[8] (net)</text:p>
      <text:p text:style-name="Standard"><text:s text:c="51"/>0.017 <text:s text:c="17"/>6</text:p>
      <text:p text:style-name="Standard"><text:s text:c="2"/>u_dbe_lane_gate_u_dbe_lane_rx/u_rx_slicer_adapt_top/place_opt_ctmTdsLR_1_701353/A2 (AN2D1BWP240H8P57PDULVT)</text:p>
      <text:p text:style-name="Standard"><text:s text:c="62"/>0.069 <text:s text:c="13"/>1.000 <text:s text:c="4"/>0.018 <text:s text:c="5"/>0.358 f</text:p>
      <text:p text:style-name="Standard"><text:s text:c="2"/>u_dbe_lane_gate_u_dbe_lane_rx/u_rx_slicer_adapt_top/place_opt_ctmTdsLR_1_701353/Z (AN2D1BWP240H8P57PDULVT)</text:p>
      <text:p text:style-name="Standard"><text:s text:c="62"/>0.009 <text:s text:c="13"/>1.030 <text:s text:c="4"/>0.031 <text:s text:c="5"/>0.389 f</text:p>
      <text:p text:style-name="Standard"><text:s text:c="2"/>u_dbe_lane_gate_u_dbe_lane_rx/u_rx_slicer_adapt_top/tmp_net142495 (net)</text:p>
      <text:p text:style-name="Standard"><text:s text:c="51"/>0.001 <text:s text:c="17"/>1</text:p>
      <text:p text:style-name="Standard"><text:s text:c="2"/>u_dbe_lane_gate_u_dbe_lane_rx/u_rx_slicer_adapt_top/place_opt_ctmTdsLR_2_701354/I (INVD1BWP240H8P57PDULVT)</text:p>
      <text:p text:style-name="Standard"><text:s text:c="62"/>0.009 <text:s text:c="13"/>1.000 <text:s text:c="4"/>0.000 <text:s text:c="5"/>0.389 f</text:p>
      <text:p text:style-name="Standard"><text:s text:c="2"/>u_dbe_lane_gate_u_dbe_lane_rx/u_rx_slicer_adapt_top/place_opt_ctmTdsLR_2_701354/ZN (INVD1BWP240H8P57PDULVT)</text:p>
      <text:p text:style-name="Standard"><text:s text:c="62"/>0.089 <text:s text:c="13"/>1.030 <text:s text:c="4"/>0.055 <text:s text:c="5"/>0.444 r</text:p>
      <text:p text:style-name="Standard"><text:s text:c="2"/>u_dbe_lane_gate_u_dbe_lane_rx/u_rx_slicer_adapt_top/n33314 (net)</text:p>
      <text:p text:style-name="Standard"><text:s text:c="51"/>0.012 <text:s text:c="16"/>16</text:p>
      <text:p text:style-name="Standard"><text:s text:c="2"/>u_dbe_lane_gate_u_dbe_lane_rx/u_rx_slicer_adapt_top/U36877/B2 (OAI22D1BWP240H8P57PDLVT)</text:p>
      <text:p text:style-name="Standard"><text:s text:c="62"/>0.091 <text:s text:c="13"/>1.000 <text:s text:c="4"/>0.004 <text:s text:c="5"/>0.448 r</text:p>
      <text:p text:style-name="Standard"><text:s text:c="2"/>u_dbe_lane_gate_u_dbe_lane_rx/u_rx_slicer_adapt_top/U36877/ZN (OAI22D1BWP240H8P57PDLVT)</text:p>
      <text:p text:style-name="Standard"><text:s text:c="62"/>0.038 <text:s text:c="13"/>1.030 <text:s text:c="4"/>0.064 <text:s text:c="5"/>0.512 f</text:p>
      <text:p text:style-name="Standard"><text:s text:c="2"/>u_dbe_lane_gate_u_dbe_lane_rx/u_rx_slicer_adapt_top/n33331_CDR4 (net)</text:p>
      <text:p text:style-name="Standard"><text:s text:c="51"/>0.002 <text:s text:c="17"/>1</text:p>
      <text:p text:style-name="Standard"><text:s text:c="2"/>u_dbe_lane_gate_u_dbe_lane_rx/u_rx_slicer_adapt_top/U36880/A2 (NR4SKRD3BWP240H8P57PDULVT)</text:p>
      <text:p text:style-name="Standard"><text:s text:c="62"/>0.038 <text:s text:c="13"/>1.000 <text:s text:c="4"/>0.000 <text:s text:c="5"/>0.512 f</text:p>
      <text:p text:style-name="Standard"><text:s text:c="2"/>u_dbe_lane_gate_u_dbe_lane_rx/u_rx_slicer_adapt_top/U36880/ZN (NR4SKRD3BWP240H8P57PDULVT)</text:p>
      <text:p text:style-name="Standard"><text:s text:c="62"/>0.032 <text:s text:c="13"/>1.030 <text:s text:c="4"/>0.027 <text:s text:c="5"/>0.539 r</text:p>
      <text:p text:style-name="Standard"><text:s text:c="2"/>u_dbe_lane_gate_u_dbe_lane_rx/u_rx_slicer_adapt_top/n33352_CDR4 (net)</text:p>
      <text:p text:style-name="Standard"><text:s text:c="51"/>0.002 <text:s text:c="17"/>1</text:p>
      <text:p text:style-name="Standard"><text:s text:c="2"/>u_dbe_lane_gate_u_dbe_lane_rx/u_rx_slicer_adapt_top/U26417/A1 (AOI21D2BWP240H8P57PDLVT)</text:p>
      <text:p text:style-name="Standard"><text:s text:c="62"/>0.033 <text:s text:c="13"/>1.000 <text:s text:c="4"/>0.001 <text:s text:c="5"/>0.540 r</text:p>
      <text:p text:style-name="Standard"><text:s text:c="2"/>u_dbe_lane_gate_u_dbe_lane_rx/u_rx_slicer_adapt_top/U26417/ZN (AOI21D2BWP240H8P57PDLVT)</text:p>
      <text:p text:style-name="Standard"><text:s text:c="62"/>0.023 <text:s text:c="13"/>1.030 <text:s text:c="4"/>0.026 <text:s text:c="5"/>0.566 f</text:p>
      <text:p text:style-name="Standard"><text:s text:c="2"/>u_dbe_lane_gate_u_dbe_lane_rx/u_rx_slicer_adapt_top/n33353 (net)</text:p>
      <text:p text:style-name="Standard"><text:s text:c="51"/>0.002 <text:s text:c="17"/>1</text:p>
      <text:p text:style-name="Standard"><text:s text:c="2"/>u_dbe_lane_gate_u_dbe_lane_rx/u_rx_slicer_adapt_top/place_opt_ctmTdsLR_2_868110/A1 (IND2D1BWP240H8P57PDSVT)</text:p>
      <text:p text:style-name="Standard"><text:s text:c="62"/>0.024 <text:s text:c="13"/>1.000 <text:s text:c="4"/>0.000 <text:s text:c="5"/>0.566 f</text:p>
      <text:p text:style-name="Standard"><text:s text:c="2"/>u_dbe_lane_gate_u_dbe_lane_rx/u_rx_slicer_adapt_top/place_opt_ctmTdsLR_2_868110/ZN (IND2D1BWP240H8P57PDSVT)</text:p>
      <text:p text:style-name="Standard"><text:s text:c="62"/>0.029 <text:s text:c="13"/>1.030 <text:s text:c="4"/>0.039 <text:s text:c="5"/>0.605 f</text:p>
      <text:p text:style-name="Standard"><text:s text:c="2"/>u_dbe_lane_gate_u_dbe_lane_rx/u_rx_slicer_adapt_top/tmp_net213410 (net)</text:p>
      <text:p text:style-name="Standard"><text:soft-page-break/><text:s text:c="51"/>0.001 <text:s text:c="17"/>1</text:p>
      <text:p text:style-name="Standard"><text:s text:c="2"/>u_dbe_lane_gate_u_dbe_lane_rx/u_rx_slicer_adapt_top/place_opt_ctmTdsLR_3_868111/A2 (OR4D4BWP240H8P57PDULVT)</text:p>
      <text:p text:style-name="Standard"><text:s text:c="62"/>0.030 <text:s text:c="13"/>1.000 <text:s text:c="4"/>0.000 <text:s text:c="5"/>0.606 f</text:p>
      <text:p text:style-name="Standard"><text:s text:c="2"/>u_dbe_lane_gate_u_dbe_lane_rx/u_rx_slicer_adapt_top/place_opt_ctmTdsLR_3_868111/Z (OR4D4BWP240H8P57PDULVT)</text:p>
      <text:p text:style-name="Standard"><text:s text:c="62"/>0.034 <text:s text:c="13"/>1.030 <text:s text:c="4"/>0.045 <text:s text:c="5"/>0.651 f</text:p>
      <text:p text:style-name="Standard"><text:s text:c="2"/>u_dbe_lane_gate_u_dbe_lane_rx/u_rx_slicer_adapt_top/n5863 (net)</text:p>
      <text:p text:style-name="Standard"><text:s text:c="51"/>0.020 <text:s text:c="17"/>2</text:p>
      <text:p text:style-name="Standard"><text:s text:c="2"/>u_dbe_lane_gate_u_dbe_lane_rx/u_rx_slicer_adapt_top/place_opt_HFSBUF_562_212274/I (BUFFSKFD14BWP240H8P57PDULVT)</text:p>
      <text:p text:style-name="Standard"><text:s text:c="62"/>0.053 <text:s text:c="13"/>1.000 <text:s text:c="4"/>0.019 <text:s text:c="5"/>0.670 f</text:p>
      <text:p text:style-name="Standard"><text:s text:c="2"/>u_dbe_lane_gate_u_dbe_lane_rx/u_rx_slicer_adapt_top/place_opt_HFSBUF_562_212274/Z (BUFFSKFD14BWP240H8P57PDULVT)</text:p>
      <text:p text:style-name="Standard"><text:s text:c="62"/>0.010 <text:s text:c="13"/>1.030 <text:s text:c="4"/>0.024 <text:s text:c="5"/>0.695 f</text:p>
      <text:p text:style-name="Standard"><text:s text:c="2"/>u_dbe_lane_gate_u_dbe_lane_rx/u_rx_slicer_adapt_top/place_opt_HFSNET_11626 (net)</text:p>
      <text:p text:style-name="Standard"><text:s text:c="51"/>0.008 <text:s text:c="16"/>11</text:p>
      <text:p text:style-name="Standard"><text:s text:c="2"/>u_dbe_lane_gate_u_dbe_lane_rx/u_rx_slicer_adapt_top/U38754/A1 (NR2D1BWP240H8P57PDSVT)</text:p>
      <text:p text:style-name="Standard"><text:s text:c="62"/>0.011 <text:s text:c="13"/>1.000 <text:s text:c="4"/>0.001 <text:s text:c="5"/>0.696 f</text:p>
      <text:p text:style-name="Standard"><text:s text:c="2"/>u_dbe_lane_gate_u_dbe_lane_rx/u_rx_slicer_adapt_top/U38754/ZN (NR2D1BWP240H8P57PDSVT)</text:p>
      <text:p text:style-name="Standard"><text:s text:c="62"/>0.048 <text:s text:c="13"/>1.030 <text:s text:c="4"/>0.039 <text:s text:c="5"/>0.735 r</text:p>
      <text:p text:style-name="Standard"><text:s text:c="2"/>u_dbe_lane_gate_u_dbe_lane_rx/u_rx_slicer_adapt_top/n34560 (net)</text:p>
      <text:p text:style-name="Standard"><text:s text:c="51"/>0.002 <text:s text:c="17"/>1</text:p>
      <text:p text:style-name="Standard"><text:s text:c="2"/>u_dbe_lane_gate_u_dbe_lane_rx/u_rx_slicer_adapt_top/U26046/C (OAOI211D4BWP240H8P57PDULVT)</text:p>
      <text:p text:style-name="Standard"><text:s text:c="62"/>0.053 <text:s text:c="13"/>1.000 <text:s text:c="4"/>0.000 <text:s text:c="5"/>0.735 r</text:p>
      <text:p text:style-name="Standard"><text:s text:c="2"/>u_dbe_lane_gate_u_dbe_lane_rx/u_rx_slicer_adapt_top/U26046/ZN (OAOI211D4BWP240H8P57PDULVT)</text:p>
      <text:p text:style-name="Standard"><text:s text:c="62"/>0.019 <text:s text:c="13"/>1.030 <text:s text:c="4"/>0.020 <text:s text:c="5"/>0.755 f</text:p>
      <text:p text:style-name="Standard"><text:s text:c="2"/>u_dbe_lane_gate_u_dbe_lane_rx/u_rx_slicer_adapt_top/n34563 (net)</text:p>
      <text:p text:style-name="Standard"><text:s text:c="51"/>0.004 <text:s text:c="17"/>2</text:p>
      <text:p text:style-name="Standard"><text:s text:c="2"/>u_dbe_lane_gate_u_dbe_lane_rx/u_rx_slicer_adapt_top/place_opt_ctmTdsLR_1_815535/A2 (AN3D6BWP240H8P57PDULVT)</text:p>
      <text:p text:style-name="Standard"><text:s text:c="62"/>0.020 <text:s text:c="13"/>1.000 <text:s text:c="4"/>0.001 <text:s text:c="5"/>0.756 f</text:p>
      <text:p text:style-name="Standard"><text:s text:c="2"/>u_dbe_lane_gate_u_dbe_lane_rx/u_rx_slicer_adapt_top/place_opt_ctmTdsLR_1_815535/Z (AN3D6BWP240H8P57PDULVT)</text:p>
      <text:p text:style-name="Standard"><text:s text:c="62"/>0.018 <text:s text:c="13"/>1.030 <text:s text:c="4"/>0.024 <text:s text:c="5"/>0.780 f</text:p>
      <text:p text:style-name="Standard"><text:s text:c="2"/>u_dbe_lane_gate_u_dbe_lane_rx/u_rx_slicer_adapt_top/n34602 (net)</text:p>
      <text:p text:style-name="Standard"><text:s text:c="51"/>0.018 <text:s text:c="16"/>10</text:p>
      <text:p text:style-name="Standard"><text:s text:c="2"/>u_dbe_lane_gate_u_dbe_lane_rx/u_rx_slicer_adapt_top/U11547/A1 (AO22D2BWP240H8P57PDULVT)</text:p>
      <text:p text:style-name="Standard"><text:s text:c="62"/>0.022 <text:s text:c="13"/>1.000 <text:s text:c="4"/>0.005 <text:s text:c="5"/>0.785 f</text:p>
      <text:p text:style-name="Standard"><text:s text:c="2"/>u_dbe_lane_gate_u_dbe_lane_rx/u_rx_slicer_adapt_top/U11547/Z (AO22D2BWP240H8P57PDULVT)</text:p>
      <text:p text:style-name="Standard"><text:s text:c="62"/>0.030 <text:s text:c="13"/>1.030 <text:s text:c="4"/>0.039 <text:s text:c="5"/>0.824 f</text:p>
      <text:p text:style-name="Standard"><text:s text:c="2"/>u_dbe_lane_gate_u_dbe_lane_rx/u_rx_slicer_adapt_top/n34763 (net)</text:p>
      <text:p text:style-name="Standard"><text:s text:c="51"/>0.009 <text:s text:c="16"/>11</text:p>
      <text:p text:style-name="Standard"><text:s text:c="2"/>u_dbe_lane_gate_u_dbe_lane_rx/u_rx_slicer_adapt_top/U6771/A1 (AOI22D1BWP240H8P57PDULVT)</text:p>
      <text:p text:style-name="Standard"><text:s text:c="62"/>0.032 <text:s text:c="13"/>1.000 <text:s text:c="4"/>0.003 <text:s text:c="5"/>0.826 f</text:p>
      <text:p text:style-name="Standard"><text:soft-page-break/><text:s text:c="2"/>u_dbe_lane_gate_u_dbe_lane_rx/u_rx_slicer_adapt_top/U6771/ZN (AOI22D1BWP240H8P57PDULVT)</text:p>
      <text:p text:style-name="Standard"><text:s text:c="62"/>0.024 <text:s text:c="13"/>1.030 <text:s text:c="4"/>0.020 <text:s text:c="5"/>0.846 r</text:p>
      <text:p text:style-name="Standard"><text:s text:c="2"/>u_dbe_lane_gate_u_dbe_lane_rx/u_rx_slicer_adapt_top/n64710 (net)</text:p>
      <text:p text:style-name="Standard"><text:s text:c="51"/>0.001 <text:s text:c="17"/>1</text:p>
      <text:p text:style-name="Standard"><text:s text:c="2"/>u_dbe_lane_gate_u_dbe_lane_rx/u_rx_slicer_adapt_top/U26989/B (OA211D2BWP240H8P57PDULVT)</text:p>
      <text:p text:style-name="Standard"><text:s text:c="62"/>0.025 <text:s text:c="13"/>1.000 <text:s text:c="4"/>0.000 <text:s text:c="5"/>0.846 r</text:p>
      <text:p text:style-name="Standard"><text:s text:c="2"/>u_dbe_lane_gate_u_dbe_lane_rx/u_rx_slicer_adapt_top/U26989/Z (OA211D2BWP240H8P57PDULVT)</text:p>
      <text:p text:style-name="Standard"><text:s text:c="62"/>0.014 <text:s text:c="13"/>1.030 <text:s text:c="4"/>0.031 <text:s text:c="5"/>0.878 r</text:p>
      <text:p text:style-name="Standard"><text:s text:c="2"/>u_dbe_lane_gate_u_dbe_lane_rx/u_rx_slicer_adapt_top/n34737 (net)</text:p>
      <text:p text:style-name="Standard"><text:s text:c="51"/>0.003 <text:s text:c="17"/>4</text:p>
      <text:p text:style-name="Standard"><text:s text:c="2"/>u_dbe_lane_gate_u_dbe_lane_rx/u_rx_slicer_adapt_top/U39008/B1 (OAI22D1BWP240H8P57PDULVT)</text:p>
      <text:p text:style-name="Standard"><text:s text:c="62"/>0.014 <text:s text:c="13"/>1.000 <text:s text:c="4"/>0.000 <text:s text:c="5"/>0.878 r</text:p>
      <text:p text:style-name="Standard"><text:s text:c="2"/>u_dbe_lane_gate_u_dbe_lane_rx/u_rx_slicer_adapt_top/U39008/ZN (OAI22D1BWP240H8P57PDULVT)</text:p>
      <text:p text:style-name="Standard"><text:s text:c="62"/>0.023 <text:s text:c="13"/>1.030 <text:s text:c="4"/>0.015 <text:s text:c="5"/>0.893 f</text:p>
      <text:p text:style-name="Standard"><text:s text:c="2"/>u_dbe_lane_gate_u_dbe_lane_rx/u_rx_slicer_adapt_top/n34741 (net)</text:p>
      <text:p text:style-name="Standard"><text:s text:c="51"/>0.001 <text:s text:c="17"/>1</text:p>
      <text:p text:style-name="Standard"><text:s text:c="2"/>u_dbe_lane_gate_u_dbe_lane_rx/u_rx_slicer_adapt_top/U39010/B (AOI211D1BWP240H8P57PDLVT)</text:p>
      <text:p text:style-name="Standard"><text:s text:c="62"/>0.023 <text:s text:c="13"/>1.000 <text:s text:c="4"/>0.000 <text:s text:c="5"/>0.893 f</text:p>
      <text:p text:style-name="Standard"><text:s text:c="2"/>u_dbe_lane_gate_u_dbe_lane_rx/u_rx_slicer_adapt_top/U39010/ZN (AOI211D1BWP240H8P57PDLVT)</text:p>
      <text:p text:style-name="Standard"><text:s text:c="62"/>0.032 <text:s text:c="13"/>1.030 <text:s text:c="4"/>0.025 <text:s text:c="5"/>0.918 r</text:p>
      <text:p text:style-name="Standard"><text:s text:c="2"/>u_dbe_lane_gate_u_dbe_lane_rx/u_rx_slicer_adapt_top/n34743 (net)</text:p>
      <text:p text:style-name="Standard"><text:s text:c="51"/>0.001 <text:s text:c="17"/>1</text:p>
      <text:p text:style-name="Standard"><text:s text:c="2"/>u_dbe_lane_gate_u_dbe_lane_rx/u_rx_slicer_adapt_top/place_opt_ctmTdsLR_1_908913/B (OA21D2BWP240H8P57PDULVT)</text:p>
      <text:p text:style-name="Standard"><text:s text:c="62"/>0.033 <text:s text:c="13"/>1.000 <text:s text:c="4"/>0.000 <text:s text:c="5"/>0.918 r</text:p>
      <text:p text:style-name="Standard"><text:s text:c="2"/>u_dbe_lane_gate_u_dbe_lane_rx/u_rx_slicer_adapt_top/place_opt_ctmTdsLR_1_908913/Z (OA21D2BWP240H8P57PDULVT)</text:p>
      <text:p text:style-name="Standard"><text:s text:c="62"/>0.008 <text:s text:c="13"/>1.030 <text:s text:c="4"/>0.025 <text:s text:c="5"/>0.944 r</text:p>
      <text:p text:style-name="Standard"><text:s text:c="2"/>u_dbe_lane_gate_u_dbe_lane_rx/u_rx_slicer_adapt_top/tmp_net234669 (net)</text:p>
      <text:p text:style-name="Standard"><text:s text:c="51"/>0.001 <text:s text:c="17"/>1</text:p>
      <text:p text:style-name="Standard"><text:s text:c="2"/>u_dbe_lane_gate_u_dbe_lane_rx/u_rx_slicer_adapt_top/place_opt_ctmTdsLR_2_908914/B (IOA21D1BWP240H8P57PDULVT)</text:p>
      <text:p text:style-name="Standard"><text:s text:c="62"/>0.008 <text:s text:c="13"/>1.000 <text:s text:c="4"/>0.000 <text:s text:c="5"/>0.944 r</text:p>
      <text:p text:style-name="Standard"><text:s text:c="2"/>u_dbe_lane_gate_u_dbe_lane_rx/u_rx_slicer_adapt_top/place_opt_ctmTdsLR_2_908914/ZN (IOA21D1BWP240H8P57PDULVT)</text:p>
      <text:p text:style-name="Standard"><text:s text:c="62"/>0.022 <text:s text:c="13"/>1.030 <text:s text:c="4"/>0.017 <text:s text:c="5"/>0.961 f</text:p>
      <text:p text:style-name="Standard"><text:s text:c="2"/>u_dbe_lane_gate_u_dbe_lane_rx/u_rx_slicer_adapt_top/n34770 (net)</text:p>
      <text:p text:style-name="Standard"><text:s text:c="51"/>0.002 <text:s text:c="17"/>2</text:p>
      <text:p text:style-name="Standard"><text:s text:c="2"/>u_dbe_lane_gate_u_dbe_lane_rx/u_rx_slicer_adapt_top/U39047/A1 (ND2D1BWP240H8P57PDLVT)</text:p>
      <text:p text:style-name="Standard"><text:s text:c="62"/>0.022 <text:s text:c="13"/>1.000 <text:s text:c="4"/>0.000 <text:s text:c="5"/>0.961 f</text:p>
      <text:p text:style-name="Standard"><text:s text:c="2"/>u_dbe_lane_gate_u_dbe_lane_rx/u_rx_slicer_adapt_top/U39047/ZN (ND2D1BWP240H8P57PDLVT)</text:p>
      <text:p text:style-name="Standard"><text:s text:c="62"/>0.018 <text:s text:c="13"/>1.030 <text:s text:c="4"/>0.021 <text:s text:c="5"/>0.982 r</text:p>
      <text:p text:style-name="Standard"><text:s text:c="2"/>u_dbe_lane_gate_u_dbe_lane_rx/u_rx_slicer_adapt_top/n49439 (net)</text:p>
      <text:p text:style-name="Standard"><text:soft-page-break/><text:s text:c="51"/>0.002 <text:s text:c="17"/>3</text:p>
      <text:p text:style-name="Standard"><text:s text:c="2"/>u_dbe_lane_gate_u_dbe_lane_rx/u_rx_slicer_adapt_top/place_opt_ctmTdsLR_2_462078/A1 (OAI211D1BWP240H8P57PDULVT)</text:p>
      <text:p text:style-name="Standard"><text:s text:c="62"/>0.018 <text:s text:c="13"/>1.000 <text:s text:c="4"/>0.000 <text:s text:c="5"/>0.983 r</text:p>
      <text:p text:style-name="Standard"><text:s text:c="2"/>u_dbe_lane_gate_u_dbe_lane_rx/u_rx_slicer_adapt_top/place_opt_ctmTdsLR_2_462078/ZN (OAI211D1BWP240H8P57PDULVT)</text:p>
      <text:p text:style-name="Standard"><text:s text:c="62"/>0.023 <text:s text:c="13"/>1.030 <text:s text:c="4"/>0.020 <text:s text:c="5"/>1.002 f</text:p>
      <text:p text:style-name="Standard"><text:s text:c="2"/>u_dbe_lane_gate_u_dbe_lane_rx/u_rx_slicer_adapt_top/n39685 (net)</text:p>
      <text:p text:style-name="Standard"><text:s text:c="51"/>0.001 <text:s text:c="17"/>2</text:p>
      <text:p text:style-name="Standard"><text:s text:c="2"/>u_dbe_lane_gate_u_dbe_lane_rx/u_rx_slicer_adapt_top/U39065/A2 (AOI21D1BWP240H8P57PDULVT)</text:p>
      <text:p text:style-name="Standard"><text:s text:c="62"/>0.024 <text:s text:c="13"/>1.000 <text:s text:c="4"/>0.000 <text:s text:c="5"/>1.002 f</text:p>
      <text:p text:style-name="Standard"><text:s text:c="2"/>u_dbe_lane_gate_u_dbe_lane_rx/u_rx_slicer_adapt_top/U39065/ZN (AOI21D1BWP240H8P57PDULVT)</text:p>
      <text:p text:style-name="Standard"><text:s text:c="62"/>0.022 <text:s text:c="13"/>1.030 <text:s text:c="4"/>0.023 <text:s text:c="5"/>1.025 r</text:p>
      <text:p text:style-name="Standard"><text:s text:c="2"/>u_dbe_lane_gate_u_dbe_lane_rx/u_rx_slicer_adapt_top/n38911 (net)</text:p>
      <text:p text:style-name="Standard"><text:s text:c="51"/>0.001 <text:s text:c="17"/>2</text:p>
      <text:p text:style-name="Standard"><text:s text:c="2"/>u_dbe_lane_gate_u_dbe_lane_rx/u_rx_slicer_adapt_top/U39067/A1 (OAI21D1BWP240H8P57PDULVT)</text:p>
      <text:p text:style-name="Standard"><text:s text:c="62"/>0.023 <text:s text:c="13"/>1.000 <text:s text:c="4"/>0.000 <text:s text:c="5"/>1.026 r</text:p>
      <text:p text:style-name="Standard"><text:s text:c="2"/>u_dbe_lane_gate_u_dbe_lane_rx/u_rx_slicer_adapt_top/U39067/ZN (OAI21D1BWP240H8P57PDULVT)</text:p>
      <text:p text:style-name="Standard"><text:s text:c="62"/>0.023 <text:s text:c="13"/>1.030 <text:s text:c="4"/>0.018 <text:s text:c="5"/>1.044 f</text:p>
      <text:p text:style-name="Standard"><text:s text:c="2"/>u_dbe_lane_gate_u_dbe_lane_rx/u_rx_slicer_adapt_top/n38131 (net)</text:p>
      <text:p text:style-name="Standard"><text:s text:c="51"/>0.001 <text:s text:c="17"/>2</text:p>
      <text:p text:style-name="Standard"><text:s text:c="2"/>u_dbe_lane_gate_u_dbe_lane_rx/u_rx_slicer_adapt_top/place_opt_ctmTdsLR_1_932994/A1 (AIOI21D1BWP240H8P57PDULVT)</text:p>
      <text:p text:style-name="Standard"><text:s text:c="62"/>0.023 <text:s text:c="13"/>1.000 <text:s text:c="4"/>0.000 <text:s text:c="5"/>1.044 f</text:p>
      <text:p text:style-name="Standard"><text:s text:c="2"/>u_dbe_lane_gate_u_dbe_lane_rx/u_rx_slicer_adapt_top/place_opt_ctmTdsLR_1_932994/ZN (AIOI21D1BWP240H8P57PDULVT)</text:p>
      <text:p text:style-name="Standard"><text:s text:c="62"/>0.037 <text:s text:c="13"/>1.030 <text:s text:c="4"/>0.029 <text:s text:c="5"/>1.073 r</text:p>
      <text:p text:style-name="Standard"><text:s text:c="2"/>u_dbe_lane_gate_u_dbe_lane_rx/u_rx_slicer_adapt_top/tmp_net247297 (net)</text:p>
      <text:p text:style-name="Standard"><text:s text:c="51"/>0.003 <text:s text:c="17"/>1</text:p>
      <text:p text:style-name="Standard"><text:s text:c="2"/>u_dbe_lane_gate_u_dbe_lane_rx/u_rx_slicer_adapt_top/place_opt_ctmTdsLR_2_932995/B (OAI21SKFD6BWP240H8P57PDULVT)</text:p>
      <text:p text:style-name="Standard"><text:s text:c="62"/>0.045 <text:s text:c="13"/>1.000 <text:s text:c="4"/>0.000 <text:s text:c="5"/>1.073 r</text:p>
      <text:p text:style-name="Standard"><text:s text:c="2"/>u_dbe_lane_gate_u_dbe_lane_rx/u_rx_slicer_adapt_top/place_opt_ctmTdsLR_2_932995/ZN (OAI21SKFD6BWP240H8P57PDULVT)</text:p>
      <text:p text:style-name="Standard"><text:s text:c="62"/>0.019 <text:s text:c="13"/>1.030 <text:s text:c="4"/>0.019 <text:s text:c="5"/>1.092 f</text:p>
      <text:p text:style-name="Standard"><text:s text:c="2"/>u_dbe_lane_gate_u_dbe_lane_rx/u_rx_slicer_adapt_top/n37239 (net)</text:p>
      <text:p text:style-name="Standard"><text:s text:c="51"/>0.003 <text:s text:c="17"/>2</text:p>
      <text:p text:style-name="Standard"><text:s text:c="2"/>u_dbe_lane_gate_u_dbe_lane_rx/u_rx_slicer_adapt_top/place_opt_ctmTdsLR_1_849441/A1 (AIOI21D4BWP240H8P57PDULVT)</text:p>
      <text:p text:style-name="Standard"><text:s text:c="62"/>0.020 <text:s text:c="13"/>1.000 <text:s text:c="4"/>0.000 <text:s text:c="5"/>1.092 f</text:p>
      <text:p text:style-name="Standard"><text:s text:c="2"/>u_dbe_lane_gate_u_dbe_lane_rx/u_rx_slicer_adapt_top/place_opt_ctmTdsLR_1_849441/ZN (AIOI21D4BWP240H8P57PDULVT)</text:p>
      <text:p text:style-name="Standard"><text:s text:c="62"/>0.014 <text:s text:c="13"/>1.030 <text:s text:c="4"/>0.013 <text:s text:c="5"/>1.106 r</text:p>
      <text:p text:style-name="Standard"><text:s text:c="2"/>u_dbe_lane_gate_u_dbe_lane_rx/u_rx_slicer_adapt_top/n37234 (net)</text:p>
      <text:p text:style-name="Standard"><text:s text:c="51"/>0.003 <text:s text:c="17"/>2</text:p>
      <text:p text:style-name="Standard"><text:s text:c="2"/>u_dbe_lane_gate_u_dbe_lane_rx/u_rx_slicer_adapt_top/place_opt_ctmTdsLR_2_721636/A2 (XNR2D8BWP240H8P57PDULVT)</text:p>
      <text:p text:style-name="Standard"><text:s text:c="62"/>0.014 <text:s text:c="13"/>1.000 <text:s text:c="4"/>0.000 <text:s text:c="5"/>1.106 r</text:p>
      <text:p text:style-name="Standard"><text:soft-page-break/><text:s text:c="2"/>u_dbe_lane_gate_u_dbe_lane_rx/u_rx_slicer_adapt_top/place_opt_ctmTdsLR_2_721636/ZN (XNR2D8BWP240H8P57PDULVT)</text:p>
      <text:p text:style-name="Standard"><text:s text:c="62"/>0.007 <text:s text:c="13"/>1.030 <text:s text:c="4"/>0.024 <text:s text:c="5"/>1.130 r</text:p>
      <text:p text:style-name="Standard"><text:s text:c="2"/>u_dbe_lane_gate_u_dbe_lane_rx/u_rx_slicer_adapt_top/n64703 (net)</text:p>
      <text:p text:style-name="Standard"><text:s text:c="51"/>0.002 <text:s text:c="17"/>2</text:p>
      <text:p text:style-name="Standard"><text:s text:c="2"/>u_dbe_lane_gate_u_dbe_lane_rx/u_rx_slicer_adapt_top/place_opt_ctmTdsLR_1_872005/I (INVD1BWP240H8P57PDULVT)</text:p>
      <text:p text:style-name="Standard"><text:s text:c="62"/>0.007 <text:s text:c="13"/>1.000 <text:s text:c="4"/>0.000 <text:s text:c="5"/>1.130 r</text:p>
      <text:p text:style-name="Standard"><text:s text:c="2"/>u_dbe_lane_gate_u_dbe_lane_rx/u_rx_slicer_adapt_top/place_opt_ctmTdsLR_1_872005/ZN (INVD1BWP240H8P57PDULVT)</text:p>
      <text:p text:style-name="Standard"><text:s text:c="62"/>0.007 <text:s text:c="13"/>1.030 <text:s text:c="4"/>0.008 <text:s text:c="5"/>1.138 f</text:p>
      <text:p text:style-name="Standard"><text:s text:c="2"/>u_dbe_lane_gate_u_dbe_lane_rx/u_rx_slicer_adapt_top/tmp_net215467 (net)</text:p>
      <text:p text:style-name="Standard"><text:s text:c="51"/>0.001 <text:s text:c="17"/>1</text:p>
      <text:p text:style-name="Standard"><text:s text:c="2"/>u_dbe_lane_gate_u_dbe_lane_rx/u_rx_slicer_adapt_top/place_opt_ctmTdsLR_2_872006/A3 (OR3D6BWP240H8P57PDULVT)</text:p>
      <text:p text:style-name="Standard"><text:s text:c="62"/>0.007 <text:s text:c="13"/>1.000 <text:s text:c="4"/>0.000 <text:s text:c="5"/>1.138 f</text:p>
      <text:p text:style-name="Standard"><text:s text:c="2"/>u_dbe_lane_gate_u_dbe_lane_rx/u_rx_slicer_adapt_top/place_opt_ctmTdsLR_2_872006/Z (OR3D6BWP240H8P57PDULVT)</text:p>
      <text:p text:style-name="Standard"><text:s text:c="62"/>0.016 <text:s text:c="13"/>1.030 <text:s text:c="4"/>0.031 <text:s text:c="5"/>1.170 f</text:p>
      <text:p text:style-name="Standard"><text:s text:c="2"/>u_dbe_lane_gate_u_dbe_lane_rx/u_rx_slicer_adapt_top/n49437 (net)</text:p>
      <text:p text:style-name="Standard"><text:s text:c="51"/>0.009 <text:s text:c="16"/>11</text:p>
      <text:p text:style-name="Standard"><text:s text:c="2"/>u_dbe_lane_gate_u_dbe_lane_rx/u_rx_slicer_adapt_top/place_opt_HFSBUF_91_303452/I (BUFFD8BWP240H8P57PDLVT)</text:p>
      <text:p text:style-name="Standard"><text:s text:c="62"/>0.016 <text:s text:c="13"/>1.000 <text:s text:c="4"/>0.000 <text:s text:c="5"/>1.170 f</text:p>
      <text:p text:style-name="Standard"><text:s text:c="2"/>u_dbe_lane_gate_u_dbe_lane_rx/u_rx_slicer_adapt_top/place_opt_HFSBUF_91_303452/Z (BUFFD8BWP240H8P57PDLVT)</text:p>
      <text:p text:style-name="Standard"><text:s text:c="62"/>0.017 <text:s text:c="13"/>1.030 <text:s text:c="4"/>0.025 <text:s text:c="5"/>1.195 f</text:p>
      <text:p text:style-name="Standard"><text:s text:c="2"/>u_dbe_lane_gate_u_dbe_lane_rx/u_rx_slicer_adapt_top/place_opt_HFSNET_17378 (net)</text:p>
      <text:p text:style-name="Standard"><text:s text:c="51"/>0.011 <text:s text:c="16"/>20</text:p>
      <text:p text:style-name="Standard"><text:s text:c="2"/>u_dbe_lane_gate_u_dbe_lane_rx/u_rx_slicer_adapt_top/U56185/B (IOA21D1BWP240H8P57PDSVT)</text:p>
      <text:p text:style-name="Standard"><text:s text:c="62"/>0.017 <text:s text:c="13"/>1.000 <text:s text:c="4"/>0.001 <text:s text:c="5"/>1.195 f</text:p>
      <text:p text:style-name="Standard"><text:s text:c="2"/>u_dbe_lane_gate_u_dbe_lane_rx/u_rx_slicer_adapt_top/U56185/ZN (IOA21D1BWP240H8P57PDSVT)</text:p>
      <text:p text:style-name="Standard"><text:s text:c="62"/>0.016 <text:s text:c="13"/>1.030 <text:s text:c="4"/>0.021 <text:s text:c="5"/>1.216 r</text:p>
      <text:p text:style-name="Standard"><text:s text:c="2"/>u_dbe_lane_gate_u_dbe_lane_rx/u_rx_slicer_adapt_top/net421168 (net)</text:p>
      <text:p text:style-name="Standard"><text:s text:c="51"/>0.001 <text:s text:c="17"/>1</text:p>
      <text:p text:style-name="Standard"><text:s text:c="2"/>u_dbe_lane_gate_u_dbe_lane_rx/u_rx_slicer_adapt_top/rx_threshold_unbonded_accumulator_upp_el_reg_17_/D (SDFRPQD1BWP240H8P57PDLVT)</text:p>
      <text:p text:style-name="Standard"><text:s text:c="62"/>0.016 <text:s text:c="13"/>1.000 <text:s text:c="4"/>0.000 <text:s text:c="5"/>1.216 r</text:p>
      <text:p text:style-name="Standard"><text:s text:c="2"/>data arrival time <text:s text:c="82"/>1.216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<text:soft-page-break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slicer_adapt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slicer_adapt_rcc_ctrl_u_clk_gate_d0nt_touch_clk_gate/Q (CKLNQD8BWP240H8P57PDULVT)</text:p>
      <text:p text:style-name="Standard"><text:s text:c="62"/>0.000 <text:s text:c="13"/>0.960 <text:s text:c="4"/>0.000 <text:s text:c="5"/>1.047 r</text:p>
      <text:p text:style-name="Standard"><text:s text:c="2"/>u_dbe_lane_gate_rcc_clk_rx_slicer_adapt (net) <text:s text:c="3"/>0.131 <text:s text:c="15"/>156</text:p>
      <text:p text:style-name="Standard"><text:s text:c="2"/>u_dbe_lane_gate_u_dbe_lane_rx/u_rx_slicer_adapt_top/clk_gate_rx_threshold_unbonded_accumulator_low_el_reg_30__1_1_0/latch/CP (CKLNQD16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slicer_adapt_top/clk_gate_rx_threshold_unbonded_accumulator_low_el_reg_30__1_1_0/latch/Q (CKLNQD16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slicer_adapt_top/clk_gate_rx_threshold_unbonded_accumulator_low_el_reg_30__1_1_0/ENCLK (net)</text:p>
      <text:p text:style-name="Standard"><text:s text:c="51"/>0.073 <text:s text:c="15"/>187</text:p>
      <text:p text:style-name="Standard"><text:s text:c="2"/>u_dbe_lane_gate_u_dbe_lane_rx/u_rx_slicer_adapt_top/rx_threshold_unbonded_accumulator_upp_el_reg_17_/CP (SDFRPQD1BWP240H8P57PDLVT)</text:p>
      <text:p text:style-name="Standard"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36 <text:s text:c="5"/>0.961</text:p>
      <text:p text:style-name="Standard"><text:s text:c="2"/>data required time <text:s text:c="81"/>0.961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61</text:p>
      <text:p text:style-name="Standard"><text:s text:c="2"/>data arrival time <text:s text:c="81"/>-1.216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5"/>-0.000 <text:s text:c="4"/>-0.255</text:p>
      <text:p text:style-name="Standard"><text:s text:c="2"/>slack (VIOLATED) <text:s text:c="82"/>-0.255</text:p>
      <text:p text:style-name="Standard"/>
      <text:p text:style-name="Standard"/>
      <text:p text:style-name="Standard"><text:soft-page-break/></text:p>
      <text:p text:style-name="Standard"><text:s text:c="2"/>Startpoint: u_dbe_lane_gate_u_dbe_lane_rx/u_rx_eqdfe_top/usync_dfe_clk_en_sync_0__i_sync_genblk1_d0nt_touch_r_sync_d2 (rising edge-triggered flip-flop clocked by rx_block_clk)</text:p>
      <text:p text:style-name="Standard"><text:s text:c="2"/>Endpoint: u_dbe_lane_gate_u_dbe_lane_rx/u_rx_ffe_adapt_top/rx_fir_tap_unbonded_accumulator_13_reg_5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 text:c="62"/>0.000 <text:s text:c="13"/>1.020 <text:s text:c="4"/>0.000 <text:s text:c="5"/>0.000 r</text:p>
      <text:p text:style-name="Standard"><text:soft-page-break/><text:s text:c="2"/>u_dbe_lane_gate_u_dbe_lane_rx/u_rx_eqdfe_top/usync_dfe_clk_en_sync_0__i_sync_genblk1_i_sync_ck_buf_d0nt_touch_ck_buf/Z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t_touch_r_sync_d2/Q (SDFSYNC1RPQD1BWP240H8P57PDULVT)</text:p>
      <text:p text:style-name="Standard"><text:s text:c="62"/>0.039 <text:s text:c="13"/>1.030 <text:s text:c="4"/>0.086 <text:s text:c="5"/>0.086 f</text:p>
      <text:p text:style-name="Standard"><text:s text:c="2"/>u_dbe_lane_gate_u_dbe_lane_rx/u_rx_eqdfe_top/n38315 (net)</text:p>
      <text:p text:style-name="Standard"><text:s text:c="51"/>0.008 <text:s text:c="17"/>7</text:p>
      <text:p text:style-name="Standard"><text:s text:c="2"/>u_dbe_lane_gate_u_dbe_lane_rx/u_rx_eqdfe_top/place_opt_HFSINV_233391_347045/I (INVSKRD5BWP240H8P57PDULVT)</text:p>
      <text:p text:style-name="Standard"><text:s text:c="62"/>0.043 <text:s text:c="13"/>1.000 <text:s text:c="4"/>0.001 <text:s text:c="5"/>0.087 f</text:p>
      <text:p text:style-name="Standard"><text:s text:c="2"/>u_dbe_lane_gate_u_dbe_lane_rx/u_rx_eqdfe_top/place_opt_HFSINV_233391_347045/ZN (INVSKRD5BWP240H8P57PDULVT)</text:p>
      <text:p text:style-name="Standard"><text:s text:c="62"/>0.016 <text:s text:c="13"/>1.030 <text:s text:c="4"/>0.018 <text:s text:c="5"/>0.105 r</text:p>
      <text:p text:style-name="Standard"><text:s text:c="2"/>u_dbe_lane_gate_u_dbe_lane_rx/u_rx_eqdfe_top/place_opt_HFSNET_11403 (net)</text:p>
      <text:p text:style-name="Standard"><text:s text:c="51"/>0.004 <text:s text:c="17"/>2</text:p>
      <text:p text:style-name="Standard"><text:s text:c="2"/>u_dbe_lane_gate_u_dbe_lane_rx/u_rx_eqdfe_top/place_opt_HFSINV_158661_346966/I (INVSKFD5BWP240H8P57PDULVT)</text:p>
      <text:p text:style-name="Standard"><text:s text:c="62"/>0.017 <text:s text:c="13"/>1.000 <text:s text:c="4"/>0.001 <text:s text:c="5"/>0.106 r</text:p>
      <text:p text:style-name="Standard"><text:s text:c="2"/>u_dbe_lane_gate_u_dbe_lane_rx/u_rx_eqdfe_top/place_opt_HFSINV_158661_346966/ZN (INVSKFD5BWP240H8P57PDULVT)</text:p>
      <text:p text:style-name="Standard"><text:s text:c="62"/>0.018 <text:s text:c="13"/>1.030 <text:s text:c="4"/>0.013 <text:s text:c="5"/>0.119 f</text:p>
      <text:p text:style-name="Standard"><text:s text:c="2"/>u_dbe_lane_gate_u_dbe_lane_rx/u_rx_eqdfe_top/place_opt_HFSNET_11323 (net)</text:p>
      <text:p text:style-name="Standard"><text:s text:c="51"/>0.014 <text:s text:c="17"/>2</text:p>
      <text:p text:style-name="Standard"><text:s text:c="2"/>u_dbe_lane_gate_u_dbe_lane_rx/u_rx_eqdfe_top/place_opt_ZBUF_50_inst_764361/I (BUFFD14BWP240H8P57PDULVT)</text:p>
      <text:p text:style-name="Standard"><text:s text:c="62"/>0.029 <text:s text:c="13"/>1.000 <text:s text:c="4"/>0.010 <text:s text:c="5"/>0.129 f</text:p>
      <text:p text:style-name="Standard"><text:s text:c="2"/>u_dbe_lane_gate_u_dbe_lane_rx/u_rx_eqdfe_top/place_opt_ZBUF_50_inst_764361/Z (BUFFD14BWP240H8P57PDULVT)</text:p>
      <text:p text:style-name="Standard"><text:s text:c="62"/>0.014 <text:s text:c="13"/>1.030 <text:s text:c="4"/>0.022 <text:s text:c="5"/>0.151 f</text:p>
      <text:p text:style-name="Standard"><text:s text:c="2"/>u_dbe_lane_gate_u_dbe_lane_rx/u_rx_eqdfe_top/place_opt_ZBUF_50_455 (net)</text:p>
      <text:p text:style-name="Standard"><text:s text:c="51"/>0.013 <text:s text:c="17"/>4</text:p>
      <text:p text:style-name="Standard"><text:s text:c="2"/>u_dbe_lane_gate_u_dbe_lane_rx/u_rx_eqdfe_top/place_opt_HFSINV_141173_346949/I (INVSKRD6BWP240H8P57PDULVT)</text:p>
      <text:p text:style-name="Standard"><text:s text:c="62"/>0.016 <text:s text:c="13"/>1.000 <text:s text:c="4"/>0.002 <text:s text:c="5"/>0.153 f</text:p>
      <text:p text:style-name="Standard"><text:s text:c="2"/>u_dbe_lane_gate_u_dbe_lane_rx/u_rx_eqdfe_top/place_opt_HFSINV_141173_346949/ZN (INVSKRD6BWP240H8P57PDULVT)</text:p>
      <text:p text:style-name="Standard"><text:soft-page-break/><text:s text:c="62"/>0.022 <text:s text:c="13"/>1.030 <text:s text:c="4"/>0.013 <text:s text:c="5"/>0.166 r</text:p>
      <text:p text:style-name="Standard"><text:s text:c="2"/>u_dbe_lane_gate_u_dbe_lane_rx/u_rx_eqdfe_top/place_opt_HFSNET_11307 (net)</text:p>
      <text:p text:style-name="Standard"><text:s text:c="51"/>0.021 <text:s text:c="17"/>6</text:p>
      <text:p text:style-name="Standard"><text:s text:c="2"/>u_dbe_lane_gate_u_dbe_lane_rx/u_rx_eqdfe_top/place_opt_HFSBUF_129820_346948/I (BUFFD10BWP240H8P57PDULVT)</text:p>
      <text:p text:style-name="Standard"><text:s text:c="62"/>0.041 <text:s text:c="13"/>1.000 <text:s text:c="4"/>0.008 <text:s text:c="5"/>0.174 r</text:p>
      <text:p text:style-name="Standard"><text:s text:c="2"/>u_dbe_lane_gate_u_dbe_lane_rx/u_rx_eqdfe_top/place_opt_HFSBUF_129820_346948/Z (BUFFD10BWP240H8P57PDULVT)</text:p>
      <text:p text:style-name="Standard"><text:s text:c="62"/>0.014 <text:s text:c="13"/>1.030 <text:s text:c="4"/>0.024 <text:s text:c="5"/>0.199 r</text:p>
      <text:p text:style-name="Standard"><text:s text:c="2"/>u_dbe_lane_gate_u_dbe_lane_rx/u_rx_eqdfe_top/place_opt_HFSNET_11306 (net)</text:p>
      <text:p text:style-name="Standard"><text:s text:c="51"/>0.014 <text:s text:c="17"/>6</text:p>
      <text:p text:style-name="Standard"><text:s text:c="2"/>u_dbe_lane_gate_u_dbe_lane_rx/u_rx_eqdfe_top/place_opt_HFSINV_128005_346944/I (INVD2BWP240H8P57PDULVT)</text:p>
      <text:p text:style-name="Standard"><text:s text:c="62"/>0.028 <text:s text:c="13"/>1.000 <text:s text:c="4"/>0.013 <text:s text:c="5"/>0.212 r</text:p>
      <text:p text:style-name="Standard"><text:s text:c="2"/>u_dbe_lane_gate_u_dbe_lane_rx/u_rx_eqdfe_top/place_opt_HFSINV_128005_346944/ZN (INVD2BWP240H8P57PDULVT)</text:p>
      <text:p text:style-name="Standard"><text:s text:c="62"/>0.054 <text:s text:c="13"/>1.030 <text:s text:c="4"/>0.039 <text:s text:c="5"/>0.251 f</text:p>
      <text:p text:style-name="Standard"><text:s text:c="2"/>u_dbe_lane_gate_u_dbe_lane_rx/u_rx_eqdfe_top/place_opt_HFSNET_11302 (net)</text:p>
      <text:p text:style-name="Standard"><text:s text:c="51"/>0.017 <text:s text:c="16"/>19</text:p>
      <text:p text:style-name="Standard"><text:s text:c="2"/>u_dbe_lane_gate_u_dbe_lane_rx/u_rx_eqdfe_top/place_opt_ctmTdsLR_2_720515/A2 (IOAI21D1BWP240H8P57PDSVT)</text:p>
      <text:p text:style-name="Standard"><text:s text:c="62"/>0.066 <text:s text:c="13"/>1.000 <text:s text:c="4"/>0.012 <text:s text:c="5"/>0.263 f</text:p>
      <text:p text:style-name="Standard"><text:s text:c="2"/>u_dbe_lane_gate_u_dbe_lane_rx/u_rx_eqdfe_top/place_opt_ctmTdsLR_2_720515/ZN (IOAI21D1BWP240H8P57PDSVT)</text:p>
      <text:p text:style-name="Standard"><text:s text:c="62"/>0.036 <text:s text:c="13"/>1.030 <text:s text:c="4"/>0.084 <text:s text:c="5"/>0.347 f</text:p>
      <text:p text:style-name="Standard"><text:s text:c="2"/>u_dbe_lane_gate_u_dbe_lane_rx/u_rx_eqdfe_top/odat_rx_quantized_err39[1] (net)</text:p>
      <text:p text:style-name="Standard"><text:s text:c="51"/>0.002 <text:s text:c="17"/>2</text:p>
      <text:p text:style-name="Standard"><text:s text:c="2"/>u_dbe_lane_gate_u_dbe_lane_rx/u_rx_ffe_adapt_top/U296/A4 (NR4D1BWP240H8P57PDSVT)</text:p>
      <text:p text:style-name="Standard"><text:s text:c="62"/>0.036 <text:s text:c="13"/>1.000 <text:s text:c="4"/>0.000 <text:s text:c="5"/>0.347 f</text:p>
      <text:p text:style-name="Standard"><text:s text:c="2"/>u_dbe_lane_gate_u_dbe_lane_rx/u_rx_ffe_adapt_top/U296/ZN (NR4D1BWP240H8P57PDSVT)</text:p>
      <text:p text:style-name="Standard"><text:s text:c="62"/>0.058 <text:s text:c="13"/>1.030 <text:s text:c="4"/>0.061 <text:s text:c="5"/>0.408 r</text:p>
      <text:p text:style-name="Standard"><text:s text:c="2"/>u_dbe_lane_gate_u_dbe_lane_rx/u_rx_ffe_adapt_top/n290_CDR4 (net)</text:p>
      <text:p text:style-name="Standard"><text:s text:c="51"/>0.001 <text:s text:c="17"/>1</text:p>
      <text:p text:style-name="Standard"><text:s text:c="2"/>u_dbe_lane_gate_u_dbe_lane_rx/u_rx_ffe_adapt_top/U24125/A1 (AN2D1BWP240H8P57PDSVT)</text:p>
      <text:p text:style-name="Standard"><text:s text:c="62"/>0.059 <text:s text:c="13"/>1.000 <text:s text:c="4"/>0.000 <text:s text:c="5"/>0.408 r</text:p>
      <text:p text:style-name="Standard"><text:s text:c="2"/>u_dbe_lane_gate_u_dbe_lane_rx/u_rx_ffe_adapt_top/U24125/Z (AN2D1BWP240H8P57PDSVT)</text:p>
      <text:p text:style-name="Standard"><text:s text:c="62"/>0.039 <text:s text:c="13"/>1.030 <text:s text:c="4"/>0.074 <text:s text:c="5"/>0.482 r</text:p>
      <text:p text:style-name="Standard"><text:s text:c="2"/>u_dbe_lane_gate_u_dbe_lane_rx/u_rx_ffe_adapt_top/n4313 (net)</text:p>
      <text:p text:style-name="Standard"><text:s text:c="51"/>0.003 <text:s text:c="17"/>2</text:p>
      <text:p text:style-name="Standard"><text:s text:c="2"/>u_dbe_lane_gate_u_dbe_lane_rx/u_rx_ffe_adapt_top/place_opt_HFSINV_139_40097/I (INVD1BWP240H8P57PDULVT)</text:p>
      <text:p text:style-name="Standard"><text:s text:c="62"/>0.040 <text:s text:c="13"/>1.000 <text:s text:c="4"/>0.001 <text:s text:c="5"/>0.483 r</text:p>
      <text:p text:style-name="Standard"><text:s text:c="2"/>u_dbe_lane_gate_u_dbe_lane_rx/u_rx_ffe_adapt_top/place_opt_HFSINV_139_40097/ZN (INVD1BWP240H8P57PDULVT)</text:p>
      <text:p text:style-name="Standard"><text:s text:c="62"/>0.011 <text:s text:c="13"/>1.030 <text:s text:c="4"/>0.014 <text:s text:c="5"/>0.497 f</text:p>
      <text:p text:style-name="Standard"><text:s text:c="2"/>u_dbe_lane_gate_u_dbe_lane_rx/u_rx_ffe_adapt_top/place_opt_HFSNET_4732 (net)</text:p>
      <text:p text:style-name="Standard"><text:s text:c="51"/>0.000 <text:s text:c="17"/>1</text:p>
      <text:p text:style-name="Standard"><text:s text:c="2"/>u_dbe_lane_gate_u_dbe_lane_rx/u_rx_ffe_adapt_top/U250/A1 (AOI22D1BWP240H8P57PDLVT)</text:p>
      <text:p text:style-name="Standard"><text:s text:c="62"/>0.011 <text:s text:c="13"/>1.000 <text:s text:c="4"/>0.000 <text:s text:c="5"/>0.497 f</text:p>
      <text:p text:style-name="Standard"><text:s text:c="2"/>u_dbe_lane_gate_u_dbe_lane_rx/u_rx_ffe_adapt_top/U250/ZN <text:soft-page-break/>(AOI22D1BWP240H8P57PDLVT)</text:p>
      <text:p text:style-name="Standard"><text:s text:c="62"/>0.083 <text:s text:c="13"/>1.030 <text:s text:c="4"/>0.053 <text:s text:c="5"/>0.550 r</text:p>
      <text:p text:style-name="Standard"><text:s text:c="2"/>u_dbe_lane_gate_u_dbe_lane_rx/u_rx_ffe_adapt_top/n280_CDR5 (net)</text:p>
      <text:p text:style-name="Standard"><text:s text:c="51"/>0.005 <text:s text:c="17"/>1</text:p>
      <text:p text:style-name="Standard"><text:s text:c="2"/>u_dbe_lane_gate_u_dbe_lane_rx/u_rx_ffe_adapt_top/U34969/A3 (ND3D1BWP240H8P57PDULVT)</text:p>
      <text:p text:style-name="Standard"><text:s text:c="62"/>0.084 <text:s text:c="13"/>1.000 <text:s text:c="4"/>0.001 <text:s text:c="5"/>0.551 r</text:p>
      <text:p text:style-name="Standard"><text:s text:c="2"/>u_dbe_lane_gate_u_dbe_lane_rx/u_rx_ffe_adapt_top/U34969/ZN (ND3D1BWP240H8P57PDULVT)</text:p>
      <text:p text:style-name="Standard"><text:s text:c="62"/>0.025 <text:s text:c="13"/>1.030 <text:s text:c="4"/>0.029 <text:s text:c="5"/>0.580 f</text:p>
      <text:p text:style-name="Standard"><text:s text:c="2"/>u_dbe_lane_gate_u_dbe_lane_rx/u_rx_ffe_adapt_top/n10423_CDR5 (net)</text:p>
      <text:p text:style-name="Standard"><text:s text:c="51"/>0.001 <text:s text:c="17"/>1</text:p>
      <text:p text:style-name="Standard"><text:s text:c="2"/>u_dbe_lane_gate_u_dbe_lane_rx/u_rx_ffe_adapt_top/place_opt_ctmTdsLR_2_923022/B1 (INR4D1BWP240H8P57PDULVT)</text:p>
      <text:p text:style-name="Standard"><text:s text:c="62"/>0.025 <text:s text:c="13"/>1.000 <text:s text:c="4"/>0.000 <text:s text:c="5"/>0.580 f</text:p>
      <text:p text:style-name="Standard"><text:s text:c="2"/>u_dbe_lane_gate_u_dbe_lane_rx/u_rx_ffe_adapt_top/place_opt_ctmTdsLR_2_923022/ZN (INR4D1BWP240H8P57PDULVT)</text:p>
      <text:p text:style-name="Standard"><text:s text:c="62"/>0.033 <text:s text:c="13"/>1.030 <text:s text:c="4"/>0.026 <text:s text:c="5"/>0.607 r</text:p>
      <text:p text:style-name="Standard"><text:s text:c="2"/>u_dbe_lane_gate_u_dbe_lane_rx/u_rx_ffe_adapt_top/n72385_CDR5 (net)</text:p>
      <text:p text:style-name="Standard"><text:s text:c="51"/>0.001 <text:s text:c="17"/>1</text:p>
      <text:p text:style-name="Standard"><text:s text:c="2"/>u_dbe_lane_gate_u_dbe_lane_rx/u_rx_ffe_adapt_top/U1234/A2 (ND2D2BWP240H8P57PDULVT)</text:p>
      <text:p text:style-name="Standard"><text:s text:c="62"/>0.034 <text:s text:c="13"/>1.000 <text:s text:c="4"/>0.000 <text:s text:c="5"/>0.607 r</text:p>
      <text:p text:style-name="Standard"><text:s text:c="2"/>u_dbe_lane_gate_u_dbe_lane_rx/u_rx_ffe_adapt_top/U1234/ZN (ND2D2BWP240H8P57PDULVT)</text:p>
      <text:p text:style-name="Standard"><text:s text:c="62"/>0.013 <text:s text:c="13"/>1.030 <text:s text:c="4"/>0.015 <text:s text:c="5"/>0.622 f</text:p>
      <text:p text:style-name="Standard"><text:s text:c="2"/>u_dbe_lane_gate_u_dbe_lane_rx/u_rx_ffe_adapt_top/n72217 (net)</text:p>
      <text:p text:style-name="Standard"><text:s text:c="51"/>0.001 <text:s text:c="17"/>1</text:p>
      <text:p text:style-name="Standard"><text:s text:c="2"/>u_dbe_lane_gate_u_dbe_lane_rx/u_rx_ffe_adapt_top/U1439/A1 (ND2D4BWP240H8P57PDULVT)</text:p>
      <text:p text:style-name="Standard"><text:s text:c="62"/>0.013 <text:s text:c="13"/>1.000 <text:s text:c="4"/>0.000 <text:s text:c="5"/>0.622 f</text:p>
      <text:p text:style-name="Standard"><text:s text:c="2"/>u_dbe_lane_gate_u_dbe_lane_rx/u_rx_ffe_adapt_top/U1439/ZN (ND2D4BWP240H8P57PDULVT)</text:p>
      <text:p text:style-name="Standard"><text:s text:c="62"/>0.007 <text:s text:c="13"/>1.030 <text:s text:c="4"/>0.008 <text:s text:c="5"/>0.630 r</text:p>
      <text:p text:style-name="Standard"><text:s text:c="2"/>u_dbe_lane_gate_u_dbe_lane_rx/u_rx_ffe_adapt_top/n70536 (net)</text:p>
      <text:p text:style-name="Standard"><text:s text:c="51"/>0.002 <text:s text:c="17"/>1</text:p>
      <text:p text:style-name="Standard"><text:s text:c="2"/>u_dbe_lane_gate_u_dbe_lane_rx/u_rx_ffe_adapt_top/U40876/I (INVSKFD8BWP240H8P57PDULVT)</text:p>
      <text:p text:style-name="Standard"><text:s text:c="62"/>0.007 <text:s text:c="13"/>1.000 <text:s text:c="4"/>0.000 <text:s text:c="5"/>0.631 r</text:p>
      <text:p text:style-name="Standard"><text:s text:c="2"/>u_dbe_lane_gate_u_dbe_lane_rx/u_rx_ffe_adapt_top/U40876/ZN (INVSKFD8BWP240H8P57PDULVT)</text:p>
      <text:p text:style-name="Standard"><text:s text:c="62"/>0.005 <text:s text:c="13"/>1.030 <text:s text:c="4"/>0.006 <text:s text:c="5"/>0.637 f</text:p>
      <text:p text:style-name="Standard"><text:s text:c="2"/>u_dbe_lane_gate_u_dbe_lane_rx/u_rx_ffe_adapt_top/n510 (net)</text:p>
      <text:p text:style-name="Standard"><text:s text:c="51"/>0.005 <text:s text:c="17"/>2</text:p>
      <text:p text:style-name="Standard"><text:s text:c="2"/>u_dbe_lane_gate_u_dbe_lane_rx/u_rx_ffe_adapt_top/U1430/B (OIAI21D4BWP240H8P57PDULVT)</text:p>
      <text:p text:style-name="Standard"><text:s text:c="62"/>0.005 <text:s text:c="13"/>1.000 <text:s text:c="4"/>0.000 <text:s text:c="5"/>0.637 f</text:p>
      <text:p text:style-name="Standard"><text:s text:c="2"/>u_dbe_lane_gate_u_dbe_lane_rx/u_rx_ffe_adapt_top/U1430/ZN (OIAI21D4BWP240H8P57PDULVT)</text:p>
      <text:p text:style-name="Standard"><text:s text:c="62"/>0.014 <text:s text:c="13"/>1.030 <text:s text:c="4"/>0.017 <text:s text:c="5"/>0.654 f</text:p>
      <text:p text:style-name="Standard"><text:s text:c="2"/>u_dbe_lane_gate_u_dbe_lane_rx/u_rx_ffe_adapt_top/n72216 (net)</text:p>
      <text:p text:style-name="Standard"><text:s text:c="51"/>0.003 <text:s text:c="17"/>1</text:p>
      <text:p text:style-name="Standard"><text:soft-page-break/><text:s text:c="2"/>u_dbe_lane_gate_u_dbe_lane_rx/u_rx_ffe_adapt_top/place_opt_HFSINV_572_292492/I (INVSKRD10BWP240H8P57PDULVT)</text:p>
      <text:p text:style-name="Standard"><text:s text:c="62"/>0.015 <text:s text:c="13"/>1.000 <text:s text:c="4"/>0.000 <text:s text:c="5"/>0.654 f</text:p>
      <text:p text:style-name="Standard"><text:s text:c="2"/>u_dbe_lane_gate_u_dbe_lane_rx/u_rx_ffe_adapt_top/place_opt_HFSINV_572_292492/ZN (INVSKRD10BWP240H8P57PDULVT)</text:p>
      <text:p text:style-name="Standard"><text:s text:c="62"/>0.014 <text:s text:c="13"/>1.030 <text:s text:c="4"/>0.010 <text:s text:c="5"/>0.665 r</text:p>
      <text:p text:style-name="Standard"><text:s text:c="2"/>u_dbe_lane_gate_u_dbe_lane_rx/u_rx_ffe_adapt_top/place_opt_HFSNET_36966 (net)</text:p>
      <text:p text:style-name="Standard"><text:s text:c="51"/>0.020 <text:s text:c="17"/>1</text:p>
      <text:p text:style-name="Standard"><text:s text:c="2"/>u_dbe_lane_gate_u_dbe_lane_rx/u_rx_ffe_adapt_top/place_opt_HFSBUF_521_292491/I (BUFFSKRD16BWP240H8P57PDULVT)</text:p>
      <text:p text:style-name="Standard"><text:s text:c="62"/>0.034 <text:s text:c="13"/>1.000 <text:s text:c="4"/>0.015 <text:s text:c="5"/>0.679 r</text:p>
      <text:p text:style-name="Standard"><text:s text:c="2"/>u_dbe_lane_gate_u_dbe_lane_rx/u_rx_ffe_adapt_top/place_opt_HFSBUF_521_292491/Z (BUFFSKRD16BWP240H8P57PDULVT)</text:p>
      <text:p text:style-name="Standard"><text:s text:c="62"/>0.014 <text:s text:c="13"/>1.030 <text:s text:c="4"/>0.022 <text:s text:c="5"/>0.701 r</text:p>
      <text:p text:style-name="Standard"><text:s text:c="2"/>u_dbe_lane_gate_u_dbe_lane_rx/u_rx_ffe_adapt_top/place_opt_HFSNET_36965 (net)</text:p>
      <text:p text:style-name="Standard"><text:s text:c="51"/>0.024 <text:s text:c="17"/>1</text:p>
      <text:p text:style-name="Standard"><text:s text:c="2"/>u_dbe_lane_gate_u_dbe_lane_rx/u_rx_ffe_adapt_top/place_opt_HFSINV_464_292490/I (INVSKFD10BWP240H8P57PDULVT)</text:p>
      <text:p text:style-name="Standard"><text:s text:c="62"/>0.038 <text:s text:c="13"/>1.000 <text:s text:c="4"/>0.017 <text:s text:c="5"/>0.719 r</text:p>
      <text:p text:style-name="Standard"><text:s text:c="2"/>u_dbe_lane_gate_u_dbe_lane_rx/u_rx_ffe_adapt_top/place_opt_HFSINV_464_292490/ZN (INVSKFD10BWP240H8P57PDULVT)</text:p>
      <text:p text:style-name="Standard"><text:s text:c="62"/>0.018 <text:s text:c="13"/>1.030 <text:s text:c="4"/>0.016 <text:s text:c="5"/>0.734 f</text:p>
      <text:p text:style-name="Standard"><text:s text:c="2"/>u_dbe_lane_gate_u_dbe_lane_rx/u_rx_ffe_adapt_top/place_opt_HFSNET_36964 (net)</text:p>
      <text:p text:style-name="Standard"><text:s text:c="51"/>0.013 <text:s text:c="17"/>3</text:p>
      <text:p text:style-name="Standard"><text:s text:c="2"/>u_dbe_lane_gate_u_dbe_lane_rx/u_rx_ffe_adapt_top/place_opt_HFSBUF_393_292489/I (BUFFSKFD8BWP240H8P57PDULVT)</text:p>
      <text:p text:style-name="Standard"><text:s text:c="62"/>0.024 <text:s text:c="13"/>1.000 <text:s text:c="4"/>0.009 <text:s text:c="5"/>0.743 f</text:p>
      <text:p text:style-name="Standard"><text:s text:c="2"/>u_dbe_lane_gate_u_dbe_lane_rx/u_rx_ffe_adapt_top/place_opt_HFSBUF_393_292489/Z (BUFFSKFD8BWP240H8P57PDULVT)</text:p>
      <text:p text:style-name="Standard"><text:s text:c="62"/>0.013 <text:s text:c="13"/>1.030 <text:s text:c="4"/>0.022 <text:s text:c="5"/>0.764 f</text:p>
      <text:p text:style-name="Standard"><text:s text:c="2"/>u_dbe_lane_gate_u_dbe_lane_rx/u_rx_ffe_adapt_top/place_opt_HFSNET_36963 (net)</text:p>
      <text:p text:style-name="Standard"><text:s text:c="51"/>0.014 <text:s text:c="17"/>5</text:p>
      <text:p text:style-name="Standard"><text:s text:c="2"/>u_dbe_lane_gate_u_dbe_lane_rx/u_rx_ffe_adapt_top/U21114/A2 (AN2D2BWP240H8P57PDLVT)</text:p>
      <text:p text:style-name="Standard"><text:s text:c="62"/>0.015 <text:s text:c="13"/>1.000 <text:s text:c="4"/>0.002 <text:s text:c="5"/>0.767 f</text:p>
      <text:p text:style-name="Standard"><text:s text:c="2"/>u_dbe_lane_gate_u_dbe_lane_rx/u_rx_ffe_adapt_top/U21114/Z (AN2D2BWP240H8P57PDLVT)</text:p>
      <text:p text:style-name="Standard"><text:s text:c="62"/>0.013 <text:s text:c="13"/>1.030 <text:s text:c="4"/>0.027 <text:s text:c="5"/>0.794 f</text:p>
      <text:p text:style-name="Standard"><text:s text:c="2"/>u_dbe_lane_gate_u_dbe_lane_rx/u_rx_ffe_adapt_top/n580 (net)</text:p>
      <text:p text:style-name="Standard"><text:s text:c="51"/>0.003 <text:s text:c="17"/>2</text:p>
      <text:p text:style-name="Standard"><text:s text:c="2"/>u_dbe_lane_gate_u_dbe_lane_rx/u_rx_ffe_adapt_top/U36117/I (INVD4BWP240H8P57PDULVT)</text:p>
      <text:p text:style-name="Standard"><text:s text:c="62"/>0.013 <text:s text:c="13"/>1.000 <text:s text:c="4"/>0.000 <text:s text:c="5"/>0.794 f</text:p>
      <text:p text:style-name="Standard"><text:s text:c="2"/>u_dbe_lane_gate_u_dbe_lane_rx/u_rx_ffe_adapt_top/U36117/ZN (INVD4BWP240H8P57PDULVT)</text:p>
      <text:p text:style-name="Standard"><text:s text:c="62"/>0.035 <text:s text:c="13"/>1.030 <text:s text:c="4"/>0.021 <text:s text:c="5"/>0.815 r</text:p>
      <text:p text:style-name="Standard"><text:s text:c="2"/>u_dbe_lane_gate_u_dbe_lane_rx/u_rx_ffe_adapt_top/n68720 (net)</text:p>
      <text:p text:style-name="Standard"><text:s text:c="51"/>0.020 <text:s text:c="16"/>15</text:p>
      <text:p text:style-name="Standard"><text:s text:c="2"/>u_dbe_lane_gate_u_dbe_lane_rx/u_rx_ffe_adapt_top/U54092/A2 (ND2D1BWP240H8P57PDLVT)</text:p>
      <text:p text:style-name="Standard"><text:s text:c="62"/>0.038 <text:s text:c="13"/>1.000 <text:s text:c="4"/>0.003 <text:s text:c="5"/>0.818 r</text:p>
      <text:p text:style-name="Standard"><text:s text:c="2"/>u_dbe_lane_gate_u_dbe_lane_rx/u_rx_ffe_adapt_top/U54092/ZN (ND2D1BWP240H8P57PDLVT)</text:p>
      <text:p text:style-name="Standard"><text:s text:c="62"/>0.045 <text:s text:c="13"/>1.030 <text:s text:c="4"/>0.048 <text:s text:c="5"/>0.866 f</text:p>
      <text:p text:style-name="Standard"><text:soft-page-break/><text:s text:c="2"/>u_dbe_lane_gate_u_dbe_lane_rx/u_rx_ffe_adapt_top/n42785 (net)</text:p>
      <text:p text:style-name="Standard"><text:s text:c="51"/>0.003 <text:s text:c="17"/>5</text:p>
      <text:p text:style-name="Standard"><text:s text:c="2"/>u_dbe_lane_gate_u_dbe_lane_rx/u_rx_ffe_adapt_top/U54099/A1 (OAI21D2BWP240H8P57PDULVT)</text:p>
      <text:p text:style-name="Standard"><text:s text:c="62"/>0.045 <text:s text:c="13"/>1.000 <text:s text:c="4"/>0.000 <text:s text:c="5"/>0.866 f</text:p>
      <text:p text:style-name="Standard"><text:s text:c="2"/>u_dbe_lane_gate_u_dbe_lane_rx/u_rx_ffe_adapt_top/U54099/ZN (OAI21D2BWP240H8P57PDULVT)</text:p>
      <text:p text:style-name="Standard"><text:s text:c="62"/>0.026 <text:s text:c="13"/>1.030 <text:s text:c="4"/>0.027 <text:s text:c="5"/>0.893 r</text:p>
      <text:p text:style-name="Standard"><text:s text:c="2"/>u_dbe_lane_gate_u_dbe_lane_rx/u_rx_ffe_adapt_top/n42783 (net)</text:p>
      <text:p text:style-name="Standard"><text:s text:c="51"/>0.003 <text:s text:c="17"/>4</text:p>
      <text:p text:style-name="Standard"><text:s text:c="2"/>u_dbe_lane_gate_u_dbe_lane_rx/u_rx_ffe_adapt_top/U54104/A1 (IOA21D1BWP240H8P57PDLVT)</text:p>
      <text:p text:style-name="Standard"><text:s text:c="62"/>0.026 <text:s text:c="13"/>1.000 <text:s text:c="4"/>0.000 <text:s text:c="5"/>0.893 r</text:p>
      <text:p text:style-name="Standard"><text:s text:c="2"/>u_dbe_lane_gate_u_dbe_lane_rx/u_rx_ffe_adapt_top/U54104/ZN (IOA21D1BWP240H8P57PDLVT)</text:p>
      <text:p text:style-name="Standard"><text:s text:c="62"/>0.012 <text:s text:c="13"/>1.030 <text:s text:c="4"/>0.028 <text:s text:c="5"/>0.921 r</text:p>
      <text:p text:style-name="Standard"><text:s text:c="2"/>u_dbe_lane_gate_u_dbe_lane_rx/u_rx_ffe_adapt_top/n42801 (net)</text:p>
      <text:p text:style-name="Standard"><text:s text:c="51"/>0.001 <text:s text:c="17"/>2</text:p>
      <text:p text:style-name="Standard"><text:s text:c="2"/>u_dbe_lane_gate_u_dbe_lane_rx/u_rx_ffe_adapt_top/U54105/A1 (NR2D1BWP240H8P57PDLVT)</text:p>
      <text:p text:style-name="Standard"><text:s text:c="62"/>0.012 <text:s text:c="13"/>1.000 <text:s text:c="4"/>0.000 <text:s text:c="5"/>0.921 r</text:p>
      <text:p text:style-name="Standard"><text:s text:c="2"/>u_dbe_lane_gate_u_dbe_lane_rx/u_rx_ffe_adapt_top/U54105/ZN (NR2D1BWP240H8P57PDLVT)</text:p>
      <text:p text:style-name="Standard"><text:s text:c="62"/>0.024 <text:s text:c="13"/>1.030 <text:s text:c="4"/>0.013 <text:s text:c="5"/>0.934 f</text:p>
      <text:p text:style-name="Standard"><text:s text:c="2"/>u_dbe_lane_gate_u_dbe_lane_rx/u_rx_ffe_adapt_top/n42731 (net)</text:p>
      <text:p text:style-name="Standard"><text:s text:c="51"/>0.001 <text:s text:c="17"/>2</text:p>
      <text:p text:style-name="Standard"><text:s text:c="2"/>u_dbe_lane_gate_u_dbe_lane_rx/u_rx_ffe_adapt_top/U24271/A1 (NR2D1BWP240H8P57PDSVT)</text:p>
      <text:p text:style-name="Standard"><text:s text:c="62"/>0.024 <text:s text:c="13"/>1.000 <text:s text:c="4"/>0.000 <text:s text:c="5"/>0.934 f</text:p>
      <text:p text:style-name="Standard"><text:s text:c="2"/>u_dbe_lane_gate_u_dbe_lane_rx/u_rx_ffe_adapt_top/U24271/ZN (NR2D1BWP240H8P57PDSVT)</text:p>
      <text:p text:style-name="Standard"><text:s text:c="62"/>0.042 <text:s text:c="13"/>1.030 <text:s text:c="4"/>0.041 <text:s text:c="5"/>0.975 r</text:p>
      <text:p text:style-name="Standard"><text:s text:c="2"/>u_dbe_lane_gate_u_dbe_lane_rx/u_rx_ffe_adapt_top/n48905 (net)</text:p>
      <text:p text:style-name="Standard"><text:s text:c="51"/>0.002 <text:s text:c="17"/>3</text:p>
      <text:p text:style-name="Standard"><text:s text:c="2"/>u_dbe_lane_gate_u_dbe_lane_rx/u_rx_ffe_adapt_top/place_opt_ctmTdsLR_1_707978/A1 (OR2D1BWP240H8P57PDSVT)</text:p>
      <text:p text:style-name="Standard"><text:s text:c="62"/>0.043 <text:s text:c="13"/>1.000 <text:s text:c="4"/>0.000 <text:s text:c="5"/>0.975 r</text:p>
      <text:p text:style-name="Standard"><text:s text:c="2"/>u_dbe_lane_gate_u_dbe_lane_rx/u_rx_ffe_adapt_top/place_opt_ctmTdsLR_1_707978/Z (OR2D1BWP240H8P57PDSVT)</text:p>
      <text:p text:style-name="Standard"><text:s text:c="62"/>0.011 <text:s text:c="13"/>1.030 <text:s text:c="4"/>0.043 <text:s text:c="5"/>1.018 r</text:p>
      <text:p text:style-name="Standard"><text:s text:c="2"/>u_dbe_lane_gate_u_dbe_lane_rx/u_rx_ffe_adapt_top/tmp_net145683 (net)</text:p>
      <text:p text:style-name="Standard"><text:s text:c="51"/>0.001 <text:s text:c="17"/>1</text:p>
      <text:p text:style-name="Standard"><text:s text:c="2"/>u_dbe_lane_gate_u_dbe_lane_rx/u_rx_ffe_adapt_top/place_opt_ctmTdsLR_2_707979/A2 (IAOI21D2BWP240H8P57PDULVT)</text:p>
      <text:p text:style-name="Standard"><text:s text:c="62"/>0.011 <text:s text:c="13"/>1.000 <text:s text:c="4"/>0.000 <text:s text:c="5"/>1.018 r</text:p>
      <text:p text:style-name="Standard"><text:s text:c="2"/>u_dbe_lane_gate_u_dbe_lane_rx/u_rx_ffe_adapt_top/place_opt_ctmTdsLR_2_707979/ZN (IAOI21D2BWP240H8P57PDULVT)</text:p>
      <text:p text:style-name="Standard"><text:s text:c="62"/>0.019 <text:s text:c="13"/>1.030 <text:s text:c="4"/>0.022 <text:s text:c="5"/>1.039 r</text:p>
      <text:p text:style-name="Standard"><text:s text:c="2"/>u_dbe_lane_gate_u_dbe_lane_rx/u_rx_ffe_adapt_top/n48918 (net)</text:p>
      <text:p text:style-name="Standard"><text:s text:c="51"/>0.002 <text:s text:c="17"/>2</text:p>
      <text:p text:style-name="Standard"><text:s text:c="2"/>u_dbe_lane_gate_u_dbe_lane_rx/u_rx_ffe_adapt_top/place_opt_ctmTdsLR_2_823004/A1 (IOAI21D4BWP240H8P57PDULVT)</text:p>
      <text:p text:style-name="Standard"><text:soft-page-break/><text:s text:c="62"/>0.019 <text:s text:c="13"/>1.000 <text:s text:c="4"/>0.000 <text:s text:c="5"/>1.039 r</text:p>
      <text:p text:style-name="Standard"><text:s text:c="2"/>u_dbe_lane_gate_u_dbe_lane_rx/u_rx_ffe_adapt_top/place_opt_ctmTdsLR_2_823004/ZN (IOAI21D4BWP240H8P57PDULVT)</text:p>
      <text:p text:style-name="Standard"><text:s text:c="62"/>0.011 <text:s text:c="13"/>1.030 <text:s text:c="4"/>0.012 <text:s text:c="5"/>1.051 f</text:p>
      <text:p text:style-name="Standard"><text:s text:c="2"/>u_dbe_lane_gate_u_dbe_lane_rx/u_rx_ffe_adapt_top/n43230 (net)</text:p>
      <text:p text:style-name="Standard"><text:s text:c="51"/>0.002 <text:s text:c="17"/>2</text:p>
      <text:p text:style-name="Standard"><text:s text:c="2"/>u_dbe_lane_gate_u_dbe_lane_rx/u_rx_ffe_adapt_top/U40377/A1 (AOI21D2BWP240H8P57PDULVT)</text:p>
      <text:p text:style-name="Standard"><text:s text:c="62"/>0.011 <text:s text:c="13"/>1.000 <text:s text:c="4"/>0.000 <text:s text:c="5"/>1.052 f</text:p>
      <text:p text:style-name="Standard"><text:s text:c="2"/>u_dbe_lane_gate_u_dbe_lane_rx/u_rx_ffe_adapt_top/U40377/ZN (AOI21D2BWP240H8P57PDULVT)</text:p>
      <text:p text:style-name="Standard"><text:s text:c="62"/>0.014 <text:s text:c="13"/>1.030 <text:s text:c="4"/>0.013 <text:s text:c="5"/>1.065 r</text:p>
      <text:p text:style-name="Standard"><text:s text:c="2"/>u_dbe_lane_gate_u_dbe_lane_rx/u_rx_ffe_adapt_top/n43207 (net)</text:p>
      <text:p text:style-name="Standard"><text:s text:c="51"/>0.001 <text:s text:c="17"/>2</text:p>
      <text:p text:style-name="Standard"><text:s text:c="2"/>u_dbe_lane_gate_u_dbe_lane_rx/u_rx_ffe_adapt_top/U54215/A2 (OAI21D2BWP240H8P57PDULVT)</text:p>
      <text:p text:style-name="Standard"><text:s text:c="62"/>0.014 <text:s text:c="13"/>1.000 <text:s text:c="4"/>0.000 <text:s text:c="5"/>1.065 r</text:p>
      <text:p text:style-name="Standard"><text:s text:c="2"/>u_dbe_lane_gate_u_dbe_lane_rx/u_rx_ffe_adapt_top/U54215/ZN (OAI21D2BWP240H8P57PDULVT)</text:p>
      <text:p text:style-name="Standard"><text:s text:c="62"/>0.020 <text:s text:c="13"/>1.030 <text:s text:c="4"/>0.016 <text:s text:c="5"/>1.081 f</text:p>
      <text:p text:style-name="Standard"><text:s text:c="2"/>u_dbe_lane_gate_u_dbe_lane_rx/u_rx_ffe_adapt_top/n43194 (net)</text:p>
      <text:p text:style-name="Standard"><text:s text:c="51"/>0.003 <text:s text:c="17"/>2</text:p>
      <text:p text:style-name="Standard"><text:s text:c="2"/>u_dbe_lane_gate_u_dbe_lane_rx/u_rx_ffe_adapt_top/U5748/A1 (AIOI21D4BWP240H8P57PDULVT)</text:p>
      <text:p text:style-name="Standard"><text:s text:c="62"/>0.020 <text:s text:c="13"/>1.000 <text:s text:c="4"/>0.000 <text:s text:c="5"/>1.081 f</text:p>
      <text:p text:style-name="Standard"><text:s text:c="2"/>u_dbe_lane_gate_u_dbe_lane_rx/u_rx_ffe_adapt_top/U5748/ZN (AIOI21D4BWP240H8P57PDULVT)</text:p>
      <text:p text:style-name="Standard"><text:s text:c="62"/>0.012 <text:s text:c="13"/>1.030 <text:s text:c="4"/>0.012 <text:s text:c="5"/>1.094 r</text:p>
      <text:p text:style-name="Standard"><text:s text:c="2"/>u_dbe_lane_gate_u_dbe_lane_rx/u_rx_ffe_adapt_top/n43178 (net)</text:p>
      <text:p text:style-name="Standard"><text:s text:c="51"/>0.002 <text:s text:c="17"/>2</text:p>
      <text:p text:style-name="Standard"><text:s text:c="2"/>u_dbe_lane_gate_u_dbe_lane_rx/u_rx_ffe_adapt_top/U54229/A2 (OAI21D2BWP240H8P57PDULVT)</text:p>
      <text:p text:style-name="Standard"><text:s text:c="62"/>0.012 <text:s text:c="13"/>1.000 <text:s text:c="4"/>0.000 <text:s text:c="5"/>1.094 r</text:p>
      <text:p text:style-name="Standard"><text:s text:c="2"/>u_dbe_lane_gate_u_dbe_lane_rx/u_rx_ffe_adapt_top/U54229/ZN (OAI21D2BWP240H8P57PDULVT)</text:p>
      <text:p text:style-name="Standard"><text:s text:c="62"/>0.018 <text:s text:c="13"/>1.030 <text:s text:c="4"/>0.014 <text:s text:c="5"/>1.108 f</text:p>
      <text:p text:style-name="Standard"><text:s text:c="2"/>u_dbe_lane_gate_u_dbe_lane_rx/u_rx_ffe_adapt_top/n43164 (net)</text:p>
      <text:p text:style-name="Standard"><text:s text:c="51"/>0.002 <text:s text:c="17"/>2</text:p>
      <text:p text:style-name="Standard"><text:s text:c="2"/>u_dbe_lane_gate_u_dbe_lane_rx/u_rx_ffe_adapt_top/U31804/A1 (AIOI21D4BWP240H8P57PDULVT)</text:p>
      <text:p text:style-name="Standard"><text:s text:c="62"/>0.018 <text:s text:c="13"/>1.000 <text:s text:c="4"/>0.000 <text:s text:c="5"/>1.108 f</text:p>
      <text:p text:style-name="Standard"><text:s text:c="2"/>u_dbe_lane_gate_u_dbe_lane_rx/u_rx_ffe_adapt_top/U31804/ZN (AIOI21D4BWP240H8P57PDULVT)</text:p>
      <text:p text:style-name="Standard"><text:s text:c="62"/>0.012 <text:s text:c="13"/>1.030 <text:s text:c="4"/>0.012 <text:s text:c="5"/>1.120 r</text:p>
      <text:p text:style-name="Standard"><text:s text:c="2"/>u_dbe_lane_gate_u_dbe_lane_rx/u_rx_ffe_adapt_top/n43149 (net)</text:p>
      <text:p text:style-name="Standard"><text:s text:c="51"/>0.002 <text:s text:c="17"/>2</text:p>
      <text:p text:style-name="Standard"><text:s text:c="2"/>u_dbe_lane_gate_u_dbe_lane_rx/u_rx_ffe_adapt_top/place_opt_ctmTdsLR_1_730633/A1 (OAI21SKRD3BWP240H8P57PDULVT)</text:p>
      <text:p text:style-name="Standard"><text:s text:c="62"/>0.012 <text:s text:c="13"/>1.000 <text:s text:c="4"/>0.000 <text:s text:c="5"/>1.120 r</text:p>
      <text:p text:style-name="Standard"><text:s text:c="2"/>u_dbe_lane_gate_u_dbe_lane_rx/u_rx_ffe_adapt_top/place_opt_ctmTdsLR_1_730633/ZN (OAI21SKRD3BWP240H8P57PDULVT)</text:p>
      <text:p text:style-name="Standard"><text:s text:c="62"/>0.024 <text:s text:c="13"/>1.030 <text:s text:c="4"/>0.016 <text:s text:c="5"/>1.136 f</text:p>
      <text:p text:style-name="Standard"><text:soft-page-break/><text:s text:c="2"/>u_dbe_lane_gate_u_dbe_lane_rx/u_rx_ffe_adapt_top/n42843 (net)</text:p>
      <text:p text:style-name="Standard"><text:s text:c="51"/>0.003 <text:s text:c="17"/>2</text:p>
      <text:p text:style-name="Standard"><text:s text:c="2"/>u_dbe_lane_gate_u_dbe_lane_rx/u_rx_ffe_adapt_top/place_opt_ctmTdsLR_1_481324/A1 (AIOI21D4BWP240H8P57PDULVT)</text:p>
      <text:p text:style-name="Standard"><text:s text:c="62"/>0.025 <text:s text:c="13"/>1.000 <text:s text:c="4"/>0.000 <text:s text:c="5"/>1.136 f</text:p>
      <text:p text:style-name="Standard"><text:s text:c="2"/>u_dbe_lane_gate_u_dbe_lane_rx/u_rx_ffe_adapt_top/place_opt_ctmTdsLR_1_481324/ZN (AIOI21D4BWP240H8P57PDULVT)</text:p>
      <text:p text:style-name="Standard"><text:s text:c="62"/>0.016 <text:s text:c="13"/>1.030 <text:s text:c="4"/>0.016 <text:s text:c="5"/>1.153 r</text:p>
      <text:p text:style-name="Standard"><text:s text:c="2"/>u_dbe_lane_gate_u_dbe_lane_rx/u_rx_ffe_adapt_top/n42839 (net)</text:p>
      <text:p text:style-name="Standard"><text:s text:c="51"/>0.004 <text:s text:c="17"/>2</text:p>
      <text:p text:style-name="Standard"><text:s text:c="2"/>u_dbe_lane_gate_u_dbe_lane_rx/u_rx_ffe_adapt_top/place_opt_ctmTdsLR_1_801666/A2 (XNR2D6BWP240H8P57PDULVT)</text:p>
      <text:p text:style-name="Standard"><text:s text:c="62"/>0.017 <text:s text:c="13"/>1.000 <text:s text:c="4"/>0.000 <text:s text:c="5"/>1.153 r</text:p>
      <text:p text:style-name="Standard"><text:s text:c="2"/>u_dbe_lane_gate_u_dbe_lane_rx/u_rx_ffe_adapt_top/place_opt_ctmTdsLR_1_801666/ZN (XNR2D6BWP240H8P57PDULVT)</text:p>
      <text:p text:style-name="Standard"><text:s text:c="62"/>0.007 <text:s text:c="13"/>1.030 <text:s text:c="4"/>0.024 <text:s text:c="5"/>1.177 r</text:p>
      <text:p text:style-name="Standard"><text:s text:c="2"/>u_dbe_lane_gate_u_dbe_lane_rx/u_rx_ffe_adapt_top/n42849 (net)</text:p>
      <text:p text:style-name="Standard"><text:s text:c="51"/>0.002 <text:s text:c="17"/>2</text:p>
      <text:p text:style-name="Standard"><text:s text:c="2"/>u_dbe_lane_gate_u_dbe_lane_rx/u_rx_ffe_adapt_top/U38247/A1 (IAO21D4BWP240H8P57PDULVT)</text:p>
      <text:p text:style-name="Standard"><text:s text:c="62"/>0.007 <text:s text:c="13"/>1.000 <text:s text:c="4"/>0.000 <text:s text:c="5"/>1.177 r</text:p>
      <text:p text:style-name="Standard"><text:s text:c="2"/>u_dbe_lane_gate_u_dbe_lane_rx/u_rx_ffe_adapt_top/U38247/ZN (IAO21D4BWP240H8P57PDULVT)</text:p>
      <text:p text:style-name="Standard"><text:s text:c="62"/>0.047 <text:s text:c="13"/>1.030 <text:s text:c="4"/>0.033 <text:s text:c="5"/>1.211 r</text:p>
      <text:p text:style-name="Standard"><text:s text:c="2"/>u_dbe_lane_gate_u_dbe_lane_rx/u_rx_ffe_adapt_top/n48985 (net)</text:p>
      <text:p text:style-name="Standard"><text:s text:c="51"/>0.022 <text:s text:c="16"/>24</text:p>
      <text:p text:style-name="Standard"><text:s text:c="2"/>u_dbe_lane_gate_u_dbe_lane_rx/u_rx_ffe_adapt_top/U59513/A2 (IOA21D1BWP240H8P57PDULVT)</text:p>
      <text:p text:style-name="Standard"><text:s text:c="62"/>0.064 <text:s text:c="13"/>1.000 <text:s text:c="4"/>0.002 <text:s text:c="5"/>1.213 r</text:p>
      <text:p text:style-name="Standard"><text:s text:c="2"/>u_dbe_lane_gate_u_dbe_lane_rx/u_rx_ffe_adapt_top/U59513/ZN (IOA21D1BWP240H8P57PDULVT)</text:p>
      <text:p text:style-name="Standard"><text:s text:c="62"/>0.012 <text:s text:c="13"/>1.030 <text:s text:c="4"/>0.028 <text:s text:c="5"/>1.241 r</text:p>
      <text:p text:style-name="Standard"><text:s text:c="2"/>u_dbe_lane_gate_u_dbe_lane_rx/u_rx_ffe_adapt_top/net418783 (net)</text:p>
      <text:p text:style-name="Standard"><text:s text:c="51"/>0.001 <text:s text:c="17"/>1</text:p>
      <text:p text:style-name="Standard"><text:s text:c="2"/>u_dbe_lane_gate_u_dbe_lane_rx/u_rx_ffe_adapt_top/rx_fir_tap_unbonded_accumulator_13_reg_5_/D (SDFRPQOPTBCD2BWP240H8P57PDSVT)</text:p>
      <text:p text:style-name="Standard"><text:s text:c="62"/>0.012 <text:s text:c="13"/>1.000 <text:s text:c="4"/>0.000 <text:s text:c="5"/>1.241 r</text:p>
      <text:p text:style-name="Standard"><text:s text:c="2"/>data arrival time <text:s text:c="82"/>1.241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oft-page-break/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ffe_adapt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ffe_adapt_rcc_ctrl_u_clk_gate_d0nt_touch_clk_gate/Q (CKLNQD8BWP240H8P57PDULVT)</text:p>
      <text:p text:style-name="Standard"><text:s text:c="62"/>0.000 <text:s text:c="13"/>0.960 <text:s text:c="4"/>0.000 <text:s text:c="5"/>1.047 r</text:p>
      <text:p text:style-name="Standard"><text:s text:c="2"/>u_dbe_lane_gate_rcc_clk_rx_ffe_adapt (net) <text:s text:c="6"/>1.095 <text:s text:c="14"/>2748</text:p>
      <text:p text:style-name="Standard"><text:s text:c="2"/>u_dbe_lane_gate_u_dbe_lane_rx/u_rx_ffe_adapt_top/clk_gate_rx_fir_tap_unbonded_accumulator_13_reg_27__0_0_0/latch/CP (CKLNQD5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3_reg_27__0_0_0/latch/Q (CKLNQD5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3_reg_27__0_0_0/ENCLK (net)</text:p>
      <text:p text:style-name="Standard"><text:s text:c="51"/>0.009 <text:s text:c="16"/>25</text:p>
      <text:p text:style-name="Standard"><text:s text:c="2"/>u_dbe_lane_gate_u_dbe_lane_rx/u_rx_ffe_adapt_top/rx_fir_tap_unbonded_accumulator_13_reg_5_/CP (SDFRPQOPTBCD2BWP240H8P57PDSVT)</text:p>
      <text:p text:style-name="Standard"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11 <text:s text:c="5"/>0.986</text:p>
      <text:p text:style-name="Standard"><text:s text:c="2"/>data required time <text:s text:c="81"/>0.986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86</text:p>
      <text:p text:style-name="Standard"><text:s text:c="2"/>data arrival time <text:s text:c="81"/>-1.241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6"/>0.000 <text:s text:c="4"/>-0.255</text:p>
      <text:p text:style-name="Standard"><text:s text:c="2"/>slack (VIOLATED) <text:s text:c="82"/>-0.255</text:p>
      <text:p text:style-name="Standard"/>
      <text:p text:style-name="Standard"/>
      <text:p text:style-name="Standard"/>
      <text:p text:style-name="Standard"><text:s text:c="2"/>Startpoint: u_dbe_lane_gate_u_dbe_lane_rx/u_rx_eqdfe_top/usync_dfe_clk_en_sync_0__i_sync_genblk1_d0n<text:soft-page-break/>t_touch_r_sync_d2 (rising edge-triggered flip-flop clocked by rx_block_clk)</text:p>
      <text:p text:style-name="Standard"><text:s text:c="2"/>Endpoint: u_dbe_lane_gate_u_dbe_lane_rx/u_rx_ffe_adapt_top/rx_fir_tap_unbonded_accumulator_13_reg_7_ (rising edge-triggered flip-flop clocked by rx_block_clk)</text:p>
      <text:p text:style-name="Standard"><text:s text:c="2"/>Mode: func</text:p>
      <text:p text:style-name="Standard"><text:s text:c="2"/>Corner: ssgnp_0p675v_m40c_rcworst_CCworst_T</text:p>
      <text:p text:style-name="Standard"><text:s text:c="2"/>Scenario: func_ssgnp_0p675v_m40c_rcworst_CCworst_T</text:p>
      <text:p text:style-name="Standard"><text:s text:c="2"/>Path Group: rx_block_clk</text:p>
      <text:p text:style-name="Standard"><text:s text:c="2"/>Path Type: max</text:p>
      <text:p text:style-name="Standard"><text:s text:c="2"/>Sigma: <text:s text:c="2"/>3.000</text:p>
      <text:p text:style-name="Standard"/>
      <text:p text:style-name="Standard"><text:s text:c="2"/>Point <text:s text:c="44"/>Cap <text:s text:c="6"/>Trans <text:s text:c="3"/>Fanout <text:s text:c="2"/>Derate <text:s text:c="4"/>Incr <text:s text:c="6"/>Path <text:s/></text:p>
      <text:p text:style-name="Standard"><text:s text:c="2"/>------------------------------------------------------------------------------------------------------------------</text:p>
      <text:p text:style-name="Standard"><text:s text:c="2"/>clock rx_block_clk (rise edge) <text:s text:c="58"/>0.000 <text:s text:c="5"/>0.000</text:p>
      <text:p text:style-name="Standard"><text:s text:c="2"/>source latency <text:s text:c="74"/>0.000 <text:s text:c="5"/>0.000</text:p>
      <text:p text:style-name="Standard"><text:s text:c="2"/>ick_afe_rx_block (in) <text:s text:c="38"/>0.000 <text:s text:c="13"/>1.020 <text:s text:c="4"/>0.000 <text:s text:c="5"/>0.000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u_dbe_lane_gate_u_dbe_lane_ctrl_u_rcc_u_rx_clock_muxing_u_rx_block_datapath_d0nt_touch_ck_buf/I (CKBD8BWP240H8P57PDULVT)</text:p>
      <text:p text:style-name="Standard"><text:s text:c="62"/>0.000 <text:s text:c="13"/>1.020 <text:s text:c="4"/>0.000 <text:s text:c="5"/>0.000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1.020 <text:s text:c="4"/>0.000 U <text:s text:c="3"/>0.000 r</text:p>
      <text:p text:style-name="Standard"><text:s text:c="2"/>u_dbe_lane_gate_rcc_ck_rx_block (net) <text:s text:c="11"/>0.081 <text:s text:c="15"/>122</text:p>
      <text:p text:style-name="Standard"><text:s text:c="2"/>u_dbe_lane_gate_u_dbe_lane_ctrl_u_rcc_u_rx_clock_muxing_u_eqdfe_rcc_ctrl_u_clk_gate_d0nt_touch_clk_gate/CP (CKLNQD8BWP240H8P57PDULVT)</text:p>
      <text:p text:style-name="Standard"><text:s text:c="62"/>0.000 U <text:s text:c="11"/>1.020 <text:s text:c="4"/>0.000 U <text:s text:c="3"/>0.000 r</text:p>
      <text:p text:style-name="Standard"><text:s text:c="2"/>u_dbe_lane_gate_u_dbe_lane_ctrl_u_rcc_u_rx_clock_muxing_u_eqdfe_rcc_ctrl_u_clk_gate_d0nt_touch_clk_gate/Q (CKLNQD8BWP240H8P57PDULVT)</text:p>
      <text:p text:style-name="Standard"><text:s text:c="62"/>0.000 <text:s text:c="13"/>1.020 <text:s text:c="4"/>0.000 <text:s text:c="5"/>0.000 r</text:p>
      <text:p text:style-name="Standard"><text:s text:c="2"/>u_dbe_lane_gate_rcc_clk_rx_eqdfe (net) <text:s text:c="10"/>0.000 <text:s text:c="16"/>11</text:p>
      <text:p text:style-name="Standard"><text:s text:c="2"/>u_dbe_lane_gate_u_dbe_lane_rx/u_rx_eqdfe_top/usync_dfe_clk_en_sync_0__i_sync_genblk1_i_sync_ck_buf_d0nt_touch_ck_buf/I (CKBD4BWP240H8P57PDULVT)</text:p>
      <text:p text:style-name="Standard"><text:s text:c="62"/>0.000 <text:s text:c="13"/>1.020 <text:s text:c="4"/>0.000 <text:s text:c="5"/>0.000 r</text:p>
      <text:p text:style-name="Standard"><text:s text:c="2"/>u_dbe_lane_gate_u_dbe_lane_rx/u_rx_eqdfe_top/usync_dfe_clk_en_sync_0__i_sync_genblk1_i_sync_ck_buf_d0nt_touch_ck_buf/Z (CKBD4BWP240H8P57PDULVT)</text:p>
      <text:p text:style-name="Standard"><text:soft-page-break/><text:s text:c="62"/>0.000 <text:s text:c="13"/>1.020 <text:s text:c="4"/>0.000 <text:s text:c="5"/>0.000 r</text:p>
      <text:p text:style-name="Standard"><text:s text:c="2"/>u_dbe_lane_gate_u_dbe_lane_rx/u_rx_eqdfe_top/usync_dfe_clk_en_sync_0__i_sync_genblk1_CK_buf (net)</text:p>
      <text:p text:style-name="Standard"><text:s text:c="51"/>0.000 <text:s text:c="17"/>3</text:p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20 <text:s text:c="4"/>0.000 <text:s text:c="5"/>0.000 r</text:p>
      <text:p text:style-name="Standard"/>
      <text:p text:style-name="Standard"><text:s text:c="2"/>u_dbe_lane_gate_u_dbe_lane_rx/u_rx_eqdfe_top/usync_dfe_clk_en_sync_0__i_sync_genblk1_d0nt_touch_r_sync_d2/CP (SDFSYNC1RPQD1BWP240H8P57PDULVT)</text:p>
      <text:p text:style-name="Standard"><text:s text:c="62"/>0.000 <text:s text:c="13"/>1.000 <text:s text:c="4"/>0.000 <text:s text:c="5"/>0.000 r</text:p>
      <text:p text:style-name="Standard"><text:s text:c="2"/>u_dbe_lane_gate_u_dbe_lane_rx/u_rx_eqdfe_top/usync_dfe_clk_en_sync_0__i_sync_genblk1_d0nt_touch_r_sync_d2/Q (SDFSYNC1RPQD1BWP240H8P57PDULVT)</text:p>
      <text:p text:style-name="Standard"><text:s text:c="62"/>0.039 <text:s text:c="13"/>1.030 <text:s text:c="4"/>0.086 <text:s text:c="5"/>0.086 f</text:p>
      <text:p text:style-name="Standard"><text:s text:c="2"/>u_dbe_lane_gate_u_dbe_lane_rx/u_rx_eqdfe_top/n38315 (net)</text:p>
      <text:p text:style-name="Standard"><text:s text:c="51"/>0.008 <text:s text:c="17"/>7</text:p>
      <text:p text:style-name="Standard"><text:s text:c="2"/>u_dbe_lane_gate_u_dbe_lane_rx/u_rx_eqdfe_top/place_opt_HFSINV_233391_347045/I (INVSKRD5BWP240H8P57PDULVT)</text:p>
      <text:p text:style-name="Standard"><text:s text:c="62"/>0.043 <text:s text:c="13"/>1.000 <text:s text:c="4"/>0.001 <text:s text:c="5"/>0.087 f</text:p>
      <text:p text:style-name="Standard"><text:s text:c="2"/>u_dbe_lane_gate_u_dbe_lane_rx/u_rx_eqdfe_top/place_opt_HFSINV_233391_347045/ZN (INVSKRD5BWP240H8P57PDULVT)</text:p>
      <text:p text:style-name="Standard"><text:s text:c="62"/>0.016 <text:s text:c="13"/>1.030 <text:s text:c="4"/>0.018 <text:s text:c="5"/>0.105 r</text:p>
      <text:p text:style-name="Standard"><text:s text:c="2"/>u_dbe_lane_gate_u_dbe_lane_rx/u_rx_eqdfe_top/place_opt_HFSNET_11403 (net)</text:p>
      <text:p text:style-name="Standard"><text:s text:c="51"/>0.004 <text:s text:c="17"/>2</text:p>
      <text:p text:style-name="Standard"><text:s text:c="2"/>u_dbe_lane_gate_u_dbe_lane_rx/u_rx_eqdfe_top/place_opt_HFSINV_158661_346966/I (INVSKFD5BWP240H8P57PDULVT)</text:p>
      <text:p text:style-name="Standard"><text:s text:c="62"/>0.017 <text:s text:c="13"/>1.000 <text:s text:c="4"/>0.001 <text:s text:c="5"/>0.106 r</text:p>
      <text:p text:style-name="Standard"><text:s text:c="2"/>u_dbe_lane_gate_u_dbe_lane_rx/u_rx_eqdfe_top/place_opt_HFSINV_158661_346966/ZN (INVSKFD5BWP240H8P57PDULVT)</text:p>
      <text:p text:style-name="Standard"><text:s text:c="62"/>0.018 <text:s text:c="13"/>1.030 <text:s text:c="4"/>0.013 <text:s text:c="5"/>0.119 f</text:p>
      <text:p text:style-name="Standard"><text:s text:c="2"/>u_dbe_lane_gate_u_dbe_lane_rx/u_rx_eqdfe_top/place_opt_HFSNET_11323 (net)</text:p>
      <text:p text:style-name="Standard"><text:s text:c="51"/>0.014 <text:s text:c="17"/>2</text:p>
      <text:p text:style-name="Standard"><text:s text:c="2"/>u_dbe_lane_gate_u_dbe_lane_rx/u_rx_eqdfe_top/place_opt_ZBUF_50_inst_764361/I (BUFFD14BWP240H8P57PDULVT)</text:p>
      <text:p text:style-name="Standard"><text:s text:c="62"/>0.029 <text:s text:c="13"/>1.000 <text:s text:c="4"/>0.010 <text:s text:c="5"/>0.129 f</text:p>
      <text:p text:style-name="Standard"><text:s text:c="2"/>u_dbe_lane_gate_u_dbe_lane_rx/u_rx_eqdfe_top/place_opt_ZBUF_50_inst_764361/Z (BUFFD14BWP240H8P57PDULVT)</text:p>
      <text:p text:style-name="Standard"><text:s text:c="62"/>0.014 <text:s text:c="13"/>1.030 <text:s text:c="4"/>0.022 <text:s text:c="5"/>0.151 f</text:p>
      <text:p text:style-name="Standard"><text:s text:c="2"/>u_dbe_lane_gate_u_dbe_lane_rx/u_rx_eqdfe_top/place_opt_ZBUF_50_455 (net)</text:p>
      <text:p text:style-name="Standard"><text:s text:c="51"/>0.013 <text:s text:c="17"/>4</text:p>
      <text:p text:style-name="Standard"><text:s text:c="2"/>u_dbe_lane_gate_u_dbe_lane_rx/u_rx_eqdfe_top/place_opt_HFSINV_141173_346949/I (INVSKRD6BWP240H8P57PDULVT)</text:p>
      <text:p text:style-name="Standard"><text:s text:c="62"/>0.016 <text:s text:c="13"/>1.000 <text:s text:c="4"/>0.002 <text:s text:c="5"/>0.153 f</text:p>
      <text:p text:style-name="Standard"><text:s text:c="2"/>u_dbe_lane_gate_u_dbe_lane_rx/u_rx_eqdfe_top/place_opt_HFSINV_141173_346949/ZN (INVSKRD6BWP240H8P57PDULVT)</text:p>
      <text:p text:style-name="Standard"><text:s text:c="62"/>0.022 <text:s text:c="13"/>1.030 <text:s text:c="4"/>0.013 <text:s text:c="5"/>0.166 r</text:p>
      <text:p text:style-name="Standard"><text:s text:c="2"/>u_dbe_lane_gate_u_dbe_lane_rx/u_rx_eqdfe_top/place_opt_HFSNET_11307 (net)</text:p>
      <text:p text:style-name="Standard"><text:s text:c="51"/>0.021 <text:s text:c="17"/>6</text:p>
      <text:p text:style-name="Standard"><text:soft-page-break/><text:s text:c="2"/>u_dbe_lane_gate_u_dbe_lane_rx/u_rx_eqdfe_top/place_opt_HFSBUF_129820_346948/I (BUFFD10BWP240H8P57PDULVT)</text:p>
      <text:p text:style-name="Standard"><text:s text:c="62"/>0.041 <text:s text:c="13"/>1.000 <text:s text:c="4"/>0.008 <text:s text:c="5"/>0.174 r</text:p>
      <text:p text:style-name="Standard"><text:s text:c="2"/>u_dbe_lane_gate_u_dbe_lane_rx/u_rx_eqdfe_top/place_opt_HFSBUF_129820_346948/Z (BUFFD10BWP240H8P57PDULVT)</text:p>
      <text:p text:style-name="Standard"><text:s text:c="62"/>0.014 <text:s text:c="13"/>1.030 <text:s text:c="4"/>0.024 <text:s text:c="5"/>0.199 r</text:p>
      <text:p text:style-name="Standard"><text:s text:c="2"/>u_dbe_lane_gate_u_dbe_lane_rx/u_rx_eqdfe_top/place_opt_HFSNET_11306 (net)</text:p>
      <text:p text:style-name="Standard"><text:s text:c="51"/>0.014 <text:s text:c="17"/>6</text:p>
      <text:p text:style-name="Standard"><text:s text:c="2"/>u_dbe_lane_gate_u_dbe_lane_rx/u_rx_eqdfe_top/place_opt_HFSINV_128005_346944/I (INVD2BWP240H8P57PDULVT)</text:p>
      <text:p text:style-name="Standard"><text:s text:c="62"/>0.028 <text:s text:c="13"/>1.000 <text:s text:c="4"/>0.013 <text:s text:c="5"/>0.212 r</text:p>
      <text:p text:style-name="Standard"><text:s text:c="2"/>u_dbe_lane_gate_u_dbe_lane_rx/u_rx_eqdfe_top/place_opt_HFSINV_128005_346944/ZN (INVD2BWP240H8P57PDULVT)</text:p>
      <text:p text:style-name="Standard"><text:s text:c="62"/>0.054 <text:s text:c="13"/>1.030 <text:s text:c="4"/>0.039 <text:s text:c="5"/>0.251 f</text:p>
      <text:p text:style-name="Standard"><text:s text:c="2"/>u_dbe_lane_gate_u_dbe_lane_rx/u_rx_eqdfe_top/place_opt_HFSNET_11302 (net)</text:p>
      <text:p text:style-name="Standard"><text:s text:c="51"/>0.017 <text:s text:c="16"/>19</text:p>
      <text:p text:style-name="Standard"><text:s text:c="2"/>u_dbe_lane_gate_u_dbe_lane_rx/u_rx_eqdfe_top/place_opt_ctmTdsLR_2_720515/A2 (IOAI21D1BWP240H8P57PDSVT)</text:p>
      <text:p text:style-name="Standard"><text:s text:c="62"/>0.066 <text:s text:c="13"/>1.000 <text:s text:c="4"/>0.012 <text:s text:c="5"/>0.263 f</text:p>
      <text:p text:style-name="Standard"><text:s text:c="2"/>u_dbe_lane_gate_u_dbe_lane_rx/u_rx_eqdfe_top/place_opt_ctmTdsLR_2_720515/ZN (IOAI21D1BWP240H8P57PDSVT)</text:p>
      <text:p text:style-name="Standard"><text:s text:c="62"/>0.036 <text:s text:c="13"/>1.030 <text:s text:c="4"/>0.084 <text:s text:c="5"/>0.347 f</text:p>
      <text:p text:style-name="Standard"><text:s text:c="2"/>u_dbe_lane_gate_u_dbe_lane_rx/u_rx_eqdfe_top/odat_rx_quantized_err39[1] (net)</text:p>
      <text:p text:style-name="Standard"><text:s text:c="51"/>0.002 <text:s text:c="17"/>2</text:p>
      <text:p text:style-name="Standard"><text:s text:c="2"/>u_dbe_lane_gate_u_dbe_lane_rx/u_rx_ffe_adapt_top/U296/A4 (NR4D1BWP240H8P57PDSVT)</text:p>
      <text:p text:style-name="Standard"><text:s text:c="62"/>0.036 <text:s text:c="13"/>1.000 <text:s text:c="4"/>0.000 <text:s text:c="5"/>0.347 f</text:p>
      <text:p text:style-name="Standard"><text:s text:c="2"/>u_dbe_lane_gate_u_dbe_lane_rx/u_rx_ffe_adapt_top/U296/ZN (NR4D1BWP240H8P57PDSVT)</text:p>
      <text:p text:style-name="Standard"><text:s text:c="62"/>0.058 <text:s text:c="13"/>1.030 <text:s text:c="4"/>0.061 <text:s text:c="5"/>0.408 r</text:p>
      <text:p text:style-name="Standard"><text:s text:c="2"/>u_dbe_lane_gate_u_dbe_lane_rx/u_rx_ffe_adapt_top/n290_CDR4 (net)</text:p>
      <text:p text:style-name="Standard"><text:s text:c="51"/>0.001 <text:s text:c="17"/>1</text:p>
      <text:p text:style-name="Standard"><text:s text:c="2"/>u_dbe_lane_gate_u_dbe_lane_rx/u_rx_ffe_adapt_top/U24125/A1 (AN2D1BWP240H8P57PDSVT)</text:p>
      <text:p text:style-name="Standard"><text:s text:c="62"/>0.059 <text:s text:c="13"/>1.000 <text:s text:c="4"/>0.000 <text:s text:c="5"/>0.408 r</text:p>
      <text:p text:style-name="Standard"><text:s text:c="2"/>u_dbe_lane_gate_u_dbe_lane_rx/u_rx_ffe_adapt_top/U24125/Z (AN2D1BWP240H8P57PDSVT)</text:p>
      <text:p text:style-name="Standard"><text:s text:c="62"/>0.039 <text:s text:c="13"/>1.030 <text:s text:c="4"/>0.074 <text:s text:c="5"/>0.482 r</text:p>
      <text:p text:style-name="Standard"><text:s text:c="2"/>u_dbe_lane_gate_u_dbe_lane_rx/u_rx_ffe_adapt_top/n4313 (net)</text:p>
      <text:p text:style-name="Standard"><text:s text:c="51"/>0.003 <text:s text:c="17"/>2</text:p>
      <text:p text:style-name="Standard"><text:s text:c="2"/>u_dbe_lane_gate_u_dbe_lane_rx/u_rx_ffe_adapt_top/place_opt_HFSINV_139_40097/I (INVD1BWP240H8P57PDULVT)</text:p>
      <text:p text:style-name="Standard"><text:s text:c="62"/>0.040 <text:s text:c="13"/>1.000 <text:s text:c="4"/>0.001 <text:s text:c="5"/>0.483 r</text:p>
      <text:p text:style-name="Standard"><text:s text:c="2"/>u_dbe_lane_gate_u_dbe_lane_rx/u_rx_ffe_adapt_top/place_opt_HFSINV_139_40097/ZN (INVD1BWP240H8P57PDULVT)</text:p>
      <text:p text:style-name="Standard"><text:s text:c="62"/>0.011 <text:s text:c="13"/>1.030 <text:s text:c="4"/>0.014 <text:s text:c="5"/>0.497 f</text:p>
      <text:p text:style-name="Standard"><text:s text:c="2"/>u_dbe_lane_gate_u_dbe_lane_rx/u_rx_ffe_adapt_top/place_opt_HFSNET_4732 (net)</text:p>
      <text:p text:style-name="Standard"><text:s text:c="51"/>0.000 <text:s text:c="17"/>1</text:p>
      <text:p text:style-name="Standard"><text:s text:c="2"/>u_dbe_lane_gate_u_dbe_lane_rx/u_rx_ffe_adapt_top/U250/A1 (AOI22D1BWP240H8P57PDLVT)</text:p>
      <text:p text:style-name="Standard"><text:s text:c="62"/>0.011 <text:s text:c="13"/>1.000 <text:s text:c="4"/>0.000 <text:s text:c="5"/>0.497 f</text:p>
      <text:p text:style-name="Standard"><text:s text:c="2"/>u_dbe_lane_gate_u_dbe_lane_rx/u_rx_ffe_adapt_top/U250/ZN (AOI22D1BWP240H8P57PDLVT)</text:p>
      <text:p text:style-name="Standard"><text:s text:c="62"/>0.083 <text:s text:c="13"/>1.030 <text:s text:c="4"/>0.053 <text:s text:c="5"/>0.550 r</text:p>
      <text:p text:style-name="Standard"><text:s text:c="2"/>u_dbe_lane_gate_u_dbe_lane_rx/u_rx_ffe_adapt_top/n280_CDR5 (net)</text:p>
      <text:p text:style-name="Standard"><text:soft-page-break/><text:s text:c="51"/>0.005 <text:s text:c="17"/>1</text:p>
      <text:p text:style-name="Standard"><text:s text:c="2"/>u_dbe_lane_gate_u_dbe_lane_rx/u_rx_ffe_adapt_top/U34969/A3 (ND3D1BWP240H8P57PDULVT)</text:p>
      <text:p text:style-name="Standard"><text:s text:c="62"/>0.084 <text:s text:c="13"/>1.000 <text:s text:c="4"/>0.001 <text:s text:c="5"/>0.551 r</text:p>
      <text:p text:style-name="Standard"><text:s text:c="2"/>u_dbe_lane_gate_u_dbe_lane_rx/u_rx_ffe_adapt_top/U34969/ZN (ND3D1BWP240H8P57PDULVT)</text:p>
      <text:p text:style-name="Standard"><text:s text:c="62"/>0.025 <text:s text:c="13"/>1.030 <text:s text:c="4"/>0.029 <text:s text:c="5"/>0.580 f</text:p>
      <text:p text:style-name="Standard"><text:s text:c="2"/>u_dbe_lane_gate_u_dbe_lane_rx/u_rx_ffe_adapt_top/n10423_CDR5 (net)</text:p>
      <text:p text:style-name="Standard"><text:s text:c="51"/>0.001 <text:s text:c="17"/>1</text:p>
      <text:p text:style-name="Standard"><text:s text:c="2"/>u_dbe_lane_gate_u_dbe_lane_rx/u_rx_ffe_adapt_top/place_opt_ctmTdsLR_2_923022/B1 (INR4D1BWP240H8P57PDULVT)</text:p>
      <text:p text:style-name="Standard"><text:s text:c="62"/>0.025 <text:s text:c="13"/>1.000 <text:s text:c="4"/>0.000 <text:s text:c="5"/>0.580 f</text:p>
      <text:p text:style-name="Standard"><text:s text:c="2"/>u_dbe_lane_gate_u_dbe_lane_rx/u_rx_ffe_adapt_top/place_opt_ctmTdsLR_2_923022/ZN (INR4D1BWP240H8P57PDULVT)</text:p>
      <text:p text:style-name="Standard"><text:s text:c="62"/>0.033 <text:s text:c="13"/>1.030 <text:s text:c="4"/>0.026 <text:s text:c="5"/>0.607 r</text:p>
      <text:p text:style-name="Standard"><text:s text:c="2"/>u_dbe_lane_gate_u_dbe_lane_rx/u_rx_ffe_adapt_top/n72385_CDR5 (net)</text:p>
      <text:p text:style-name="Standard"><text:s text:c="51"/>0.001 <text:s text:c="17"/>1</text:p>
      <text:p text:style-name="Standard"><text:s text:c="2"/>u_dbe_lane_gate_u_dbe_lane_rx/u_rx_ffe_adapt_top/U1234/A2 (ND2D2BWP240H8P57PDULVT)</text:p>
      <text:p text:style-name="Standard"><text:s text:c="62"/>0.034 <text:s text:c="13"/>1.000 <text:s text:c="4"/>0.000 <text:s text:c="5"/>0.607 r</text:p>
      <text:p text:style-name="Standard"><text:s text:c="2"/>u_dbe_lane_gate_u_dbe_lane_rx/u_rx_ffe_adapt_top/U1234/ZN (ND2D2BWP240H8P57PDULVT)</text:p>
      <text:p text:style-name="Standard"><text:s text:c="62"/>0.013 <text:s text:c="13"/>1.030 <text:s text:c="4"/>0.015 <text:s text:c="5"/>0.622 f</text:p>
      <text:p text:style-name="Standard"><text:s text:c="2"/>u_dbe_lane_gate_u_dbe_lane_rx/u_rx_ffe_adapt_top/n72217 (net)</text:p>
      <text:p text:style-name="Standard"><text:s text:c="51"/>0.001 <text:s text:c="17"/>1</text:p>
      <text:p text:style-name="Standard"><text:s text:c="2"/>u_dbe_lane_gate_u_dbe_lane_rx/u_rx_ffe_adapt_top/U1439/A1 (ND2D4BWP240H8P57PDULVT)</text:p>
      <text:p text:style-name="Standard"><text:s text:c="62"/>0.013 <text:s text:c="13"/>1.000 <text:s text:c="4"/>0.000 <text:s text:c="5"/>0.622 f</text:p>
      <text:p text:style-name="Standard"><text:s text:c="2"/>u_dbe_lane_gate_u_dbe_lane_rx/u_rx_ffe_adapt_top/U1439/ZN (ND2D4BWP240H8P57PDULVT)</text:p>
      <text:p text:style-name="Standard"><text:s text:c="62"/>0.007 <text:s text:c="13"/>1.030 <text:s text:c="4"/>0.008 <text:s text:c="5"/>0.630 r</text:p>
      <text:p text:style-name="Standard"><text:s text:c="2"/>u_dbe_lane_gate_u_dbe_lane_rx/u_rx_ffe_adapt_top/n70536 (net)</text:p>
      <text:p text:style-name="Standard"><text:s text:c="51"/>0.002 <text:s text:c="17"/>1</text:p>
      <text:p text:style-name="Standard"><text:s text:c="2"/>u_dbe_lane_gate_u_dbe_lane_rx/u_rx_ffe_adapt_top/U40876/I (INVSKFD8BWP240H8P57PDULVT)</text:p>
      <text:p text:style-name="Standard"><text:s text:c="62"/>0.007 <text:s text:c="13"/>1.000 <text:s text:c="4"/>0.000 <text:s text:c="5"/>0.631 r</text:p>
      <text:p text:style-name="Standard"><text:s text:c="2"/>u_dbe_lane_gate_u_dbe_lane_rx/u_rx_ffe_adapt_top/U40876/ZN (INVSKFD8BWP240H8P57PDULVT)</text:p>
      <text:p text:style-name="Standard"><text:s text:c="62"/>0.005 <text:s text:c="13"/>1.030 <text:s text:c="4"/>0.006 <text:s text:c="5"/>0.637 f</text:p>
      <text:p text:style-name="Standard"><text:s text:c="2"/>u_dbe_lane_gate_u_dbe_lane_rx/u_rx_ffe_adapt_top/n510 (net)</text:p>
      <text:p text:style-name="Standard"><text:s text:c="51"/>0.005 <text:s text:c="17"/>2</text:p>
      <text:p text:style-name="Standard"><text:s text:c="2"/>u_dbe_lane_gate_u_dbe_lane_rx/u_rx_ffe_adapt_top/U1430/B (OIAI21D4BWP240H8P57PDULVT)</text:p>
      <text:p text:style-name="Standard"><text:s text:c="62"/>0.005 <text:s text:c="13"/>1.000 <text:s text:c="4"/>0.000 <text:s text:c="5"/>0.637 f</text:p>
      <text:p text:style-name="Standard"><text:s text:c="2"/>u_dbe_lane_gate_u_dbe_lane_rx/u_rx_ffe_adapt_top/U1430/ZN (OIAI21D4BWP240H8P57PDULVT)</text:p>
      <text:p text:style-name="Standard"><text:s text:c="62"/>0.014 <text:s text:c="13"/>1.030 <text:s text:c="4"/>0.017 <text:s text:c="5"/>0.654 f</text:p>
      <text:p text:style-name="Standard"><text:s text:c="2"/>u_dbe_lane_gate_u_dbe_lane_rx/u_rx_ffe_adapt_top/n72216 (net)</text:p>
      <text:p text:style-name="Standard"><text:s text:c="51"/>0.003 <text:s text:c="17"/>1</text:p>
      <text:p text:style-name="Standard"><text:s text:c="2"/>u_dbe_lane_gate_u_dbe_lane_rx/u_rx_ffe_adapt_top/place_opt_HFSINV_572_292492/I (INVSKRD10BWP240H8P57PDULVT)</text:p>
      <text:p text:style-name="Standard"><text:s text:c="62"/>0.015 <text:s text:c="13"/>1.000 <text:s text:c="4"/>0.000 <text:s text:c="5"/>0.654 f</text:p>
      <text:p text:style-name="Standard"><text:soft-page-break/><text:s text:c="2"/>u_dbe_lane_gate_u_dbe_lane_rx/u_rx_ffe_adapt_top/place_opt_HFSINV_572_292492/ZN (INVSKRD10BWP240H8P57PDULVT)</text:p>
      <text:p text:style-name="Standard"><text:s text:c="62"/>0.014 <text:s text:c="13"/>1.030 <text:s text:c="4"/>0.010 <text:s text:c="5"/>0.665 r</text:p>
      <text:p text:style-name="Standard"><text:s text:c="2"/>u_dbe_lane_gate_u_dbe_lane_rx/u_rx_ffe_adapt_top/place_opt_HFSNET_36966 (net)</text:p>
      <text:p text:style-name="Standard"><text:s text:c="51"/>0.020 <text:s text:c="17"/>1</text:p>
      <text:p text:style-name="Standard"><text:s text:c="2"/>u_dbe_lane_gate_u_dbe_lane_rx/u_rx_ffe_adapt_top/place_opt_HFSBUF_521_292491/I (BUFFSKRD16BWP240H8P57PDULVT)</text:p>
      <text:p text:style-name="Standard"><text:s text:c="62"/>0.034 <text:s text:c="13"/>1.000 <text:s text:c="4"/>0.015 <text:s text:c="5"/>0.679 r</text:p>
      <text:p text:style-name="Standard"><text:s text:c="2"/>u_dbe_lane_gate_u_dbe_lane_rx/u_rx_ffe_adapt_top/place_opt_HFSBUF_521_292491/Z (BUFFSKRD16BWP240H8P57PDULVT)</text:p>
      <text:p text:style-name="Standard"><text:s text:c="62"/>0.014 <text:s text:c="13"/>1.030 <text:s text:c="4"/>0.022 <text:s text:c="5"/>0.701 r</text:p>
      <text:p text:style-name="Standard"><text:s text:c="2"/>u_dbe_lane_gate_u_dbe_lane_rx/u_rx_ffe_adapt_top/place_opt_HFSNET_36965 (net)</text:p>
      <text:p text:style-name="Standard"><text:s text:c="51"/>0.024 <text:s text:c="17"/>1</text:p>
      <text:p text:style-name="Standard"><text:s text:c="2"/>u_dbe_lane_gate_u_dbe_lane_rx/u_rx_ffe_adapt_top/place_opt_HFSINV_464_292490/I (INVSKFD10BWP240H8P57PDULVT)</text:p>
      <text:p text:style-name="Standard"><text:s text:c="62"/>0.038 <text:s text:c="13"/>1.000 <text:s text:c="4"/>0.017 <text:s text:c="5"/>0.719 r</text:p>
      <text:p text:style-name="Standard"><text:s text:c="2"/>u_dbe_lane_gate_u_dbe_lane_rx/u_rx_ffe_adapt_top/place_opt_HFSINV_464_292490/ZN (INVSKFD10BWP240H8P57PDULVT)</text:p>
      <text:p text:style-name="Standard"><text:s text:c="62"/>0.018 <text:s text:c="13"/>1.030 <text:s text:c="4"/>0.016 <text:s text:c="5"/>0.734 f</text:p>
      <text:p text:style-name="Standard"><text:s text:c="2"/>u_dbe_lane_gate_u_dbe_lane_rx/u_rx_ffe_adapt_top/place_opt_HFSNET_36964 (net)</text:p>
      <text:p text:style-name="Standard"><text:s text:c="51"/>0.013 <text:s text:c="17"/>3</text:p>
      <text:p text:style-name="Standard"><text:s text:c="2"/>u_dbe_lane_gate_u_dbe_lane_rx/u_rx_ffe_adapt_top/place_opt_HFSBUF_393_292489/I (BUFFSKFD8BWP240H8P57PDULVT)</text:p>
      <text:p text:style-name="Standard"><text:s text:c="62"/>0.024 <text:s text:c="13"/>1.000 <text:s text:c="4"/>0.009 <text:s text:c="5"/>0.743 f</text:p>
      <text:p text:style-name="Standard"><text:s text:c="2"/>u_dbe_lane_gate_u_dbe_lane_rx/u_rx_ffe_adapt_top/place_opt_HFSBUF_393_292489/Z (BUFFSKFD8BWP240H8P57PDULVT)</text:p>
      <text:p text:style-name="Standard"><text:s text:c="62"/>0.013 <text:s text:c="13"/>1.030 <text:s text:c="4"/>0.022 <text:s text:c="5"/>0.764 f</text:p>
      <text:p text:style-name="Standard"><text:s text:c="2"/>u_dbe_lane_gate_u_dbe_lane_rx/u_rx_ffe_adapt_top/place_opt_HFSNET_36963 (net)</text:p>
      <text:p text:style-name="Standard"><text:s text:c="51"/>0.014 <text:s text:c="17"/>5</text:p>
      <text:p text:style-name="Standard"><text:s text:c="2"/>u_dbe_lane_gate_u_dbe_lane_rx/u_rx_ffe_adapt_top/U21114/A2 (AN2D2BWP240H8P57PDLVT)</text:p>
      <text:p text:style-name="Standard"><text:s text:c="62"/>0.015 <text:s text:c="13"/>1.000 <text:s text:c="4"/>0.002 <text:s text:c="5"/>0.767 f</text:p>
      <text:p text:style-name="Standard"><text:s text:c="2"/>u_dbe_lane_gate_u_dbe_lane_rx/u_rx_ffe_adapt_top/U21114/Z (AN2D2BWP240H8P57PDLVT)</text:p>
      <text:p text:style-name="Standard"><text:s text:c="62"/>0.013 <text:s text:c="13"/>1.030 <text:s text:c="4"/>0.027 <text:s text:c="5"/>0.794 f</text:p>
      <text:p text:style-name="Standard"><text:s text:c="2"/>u_dbe_lane_gate_u_dbe_lane_rx/u_rx_ffe_adapt_top/n580 (net)</text:p>
      <text:p text:style-name="Standard"><text:s text:c="51"/>0.003 <text:s text:c="17"/>2</text:p>
      <text:p text:style-name="Standard"><text:s text:c="2"/>u_dbe_lane_gate_u_dbe_lane_rx/u_rx_ffe_adapt_top/U36117/I (INVD4BWP240H8P57PDULVT)</text:p>
      <text:p text:style-name="Standard"><text:s text:c="62"/>0.013 <text:s text:c="13"/>1.000 <text:s text:c="4"/>0.000 <text:s text:c="5"/>0.794 f</text:p>
      <text:p text:style-name="Standard"><text:s text:c="2"/>u_dbe_lane_gate_u_dbe_lane_rx/u_rx_ffe_adapt_top/U36117/ZN (INVD4BWP240H8P57PDULVT)</text:p>
      <text:p text:style-name="Standard"><text:s text:c="62"/>0.035 <text:s text:c="13"/>1.030 <text:s text:c="4"/>0.021 <text:s text:c="5"/>0.815 r</text:p>
      <text:p text:style-name="Standard"><text:s text:c="2"/>u_dbe_lane_gate_u_dbe_lane_rx/u_rx_ffe_adapt_top/n68720 (net)</text:p>
      <text:p text:style-name="Standard"><text:s text:c="51"/>0.020 <text:s text:c="16"/>15</text:p>
      <text:p text:style-name="Standard"><text:s text:c="2"/>u_dbe_lane_gate_u_dbe_lane_rx/u_rx_ffe_adapt_top/U54092/A2 (ND2D1BWP240H8P57PDLVT)</text:p>
      <text:p text:style-name="Standard"><text:s text:c="62"/>0.038 <text:s text:c="13"/>1.000 <text:s text:c="4"/>0.003 <text:s text:c="5"/>0.818 r</text:p>
      <text:p text:style-name="Standard"><text:s text:c="2"/>u_dbe_lane_gate_u_dbe_lane_rx/u_rx_ffe_adapt_top/U54092/ZN (ND2D1BWP240H8P57PDLVT)</text:p>
      <text:p text:style-name="Standard"><text:s text:c="62"/>0.045 <text:s text:c="13"/>1.030 <text:s text:c="4"/>0.048 <text:s text:c="5"/>0.866 f</text:p>
      <text:p text:style-name="Standard"><text:s text:c="2"/>u_dbe_lane_gate_u_dbe_lane_rx/u_rx_ffe_adapt_top/n42785 (net)</text:p>
      <text:p text:style-name="Standard"><text:s text:c="51"/>0.003 <text:s text:c="17"/>5</text:p>
      <text:p text:style-name="Standard"><text:s text:c="2"/>u_dbe_lane_gate_u_dbe_lane_rx/u_rx_ffe_adapt_top/U54099/A1 <text:soft-page-break/>(OAI21D2BWP240H8P57PDULVT)</text:p>
      <text:p text:style-name="Standard"><text:s text:c="62"/>0.045 <text:s text:c="13"/>1.000 <text:s text:c="4"/>0.000 <text:s text:c="5"/>0.866 f</text:p>
      <text:p text:style-name="Standard"><text:s text:c="2"/>u_dbe_lane_gate_u_dbe_lane_rx/u_rx_ffe_adapt_top/U54099/ZN (OAI21D2BWP240H8P57PDULVT)</text:p>
      <text:p text:style-name="Standard"><text:s text:c="62"/>0.026 <text:s text:c="13"/>1.030 <text:s text:c="4"/>0.027 <text:s text:c="5"/>0.893 r</text:p>
      <text:p text:style-name="Standard"><text:s text:c="2"/>u_dbe_lane_gate_u_dbe_lane_rx/u_rx_ffe_adapt_top/n42783 (net)</text:p>
      <text:p text:style-name="Standard"><text:s text:c="51"/>0.003 <text:s text:c="17"/>4</text:p>
      <text:p text:style-name="Standard"><text:s text:c="2"/>u_dbe_lane_gate_u_dbe_lane_rx/u_rx_ffe_adapt_top/U54104/A1 (IOA21D1BWP240H8P57PDLVT)</text:p>
      <text:p text:style-name="Standard"><text:s text:c="62"/>0.026 <text:s text:c="13"/>1.000 <text:s text:c="4"/>0.000 <text:s text:c="5"/>0.893 r</text:p>
      <text:p text:style-name="Standard"><text:s text:c="2"/>u_dbe_lane_gate_u_dbe_lane_rx/u_rx_ffe_adapt_top/U54104/ZN (IOA21D1BWP240H8P57PDLVT)</text:p>
      <text:p text:style-name="Standard"><text:s text:c="62"/>0.012 <text:s text:c="13"/>1.030 <text:s text:c="4"/>0.028 <text:s text:c="5"/>0.921 r</text:p>
      <text:p text:style-name="Standard"><text:s text:c="2"/>u_dbe_lane_gate_u_dbe_lane_rx/u_rx_ffe_adapt_top/n42801 (net)</text:p>
      <text:p text:style-name="Standard"><text:s text:c="51"/>0.001 <text:s text:c="17"/>2</text:p>
      <text:p text:style-name="Standard"><text:s text:c="2"/>u_dbe_lane_gate_u_dbe_lane_rx/u_rx_ffe_adapt_top/U54105/A1 (NR2D1BWP240H8P57PDLVT)</text:p>
      <text:p text:style-name="Standard"><text:s text:c="62"/>0.012 <text:s text:c="13"/>1.000 <text:s text:c="4"/>0.000 <text:s text:c="5"/>0.921 r</text:p>
      <text:p text:style-name="Standard"><text:s text:c="2"/>u_dbe_lane_gate_u_dbe_lane_rx/u_rx_ffe_adapt_top/U54105/ZN (NR2D1BWP240H8P57PDLVT)</text:p>
      <text:p text:style-name="Standard"><text:s text:c="62"/>0.024 <text:s text:c="13"/>1.030 <text:s text:c="4"/>0.013 <text:s text:c="5"/>0.934 f</text:p>
      <text:p text:style-name="Standard"><text:s text:c="2"/>u_dbe_lane_gate_u_dbe_lane_rx/u_rx_ffe_adapt_top/n42731 (net)</text:p>
      <text:p text:style-name="Standard"><text:s text:c="51"/>0.001 <text:s text:c="17"/>2</text:p>
      <text:p text:style-name="Standard"><text:s text:c="2"/>u_dbe_lane_gate_u_dbe_lane_rx/u_rx_ffe_adapt_top/U24271/A1 (NR2D1BWP240H8P57PDSVT)</text:p>
      <text:p text:style-name="Standard"><text:s text:c="62"/>0.024 <text:s text:c="13"/>1.000 <text:s text:c="4"/>0.000 <text:s text:c="5"/>0.934 f</text:p>
      <text:p text:style-name="Standard"><text:s text:c="2"/>u_dbe_lane_gate_u_dbe_lane_rx/u_rx_ffe_adapt_top/U24271/ZN (NR2D1BWP240H8P57PDSVT)</text:p>
      <text:p text:style-name="Standard"><text:s text:c="62"/>0.042 <text:s text:c="13"/>1.030 <text:s text:c="4"/>0.041 <text:s text:c="5"/>0.975 r</text:p>
      <text:p text:style-name="Standard"><text:s text:c="2"/>u_dbe_lane_gate_u_dbe_lane_rx/u_rx_ffe_adapt_top/n48905 (net)</text:p>
      <text:p text:style-name="Standard"><text:s text:c="51"/>0.002 <text:s text:c="17"/>3</text:p>
      <text:p text:style-name="Standard"><text:s text:c="2"/>u_dbe_lane_gate_u_dbe_lane_rx/u_rx_ffe_adapt_top/place_opt_ctmTdsLR_1_707978/A1 (OR2D1BWP240H8P57PDSVT)</text:p>
      <text:p text:style-name="Standard"><text:s text:c="62"/>0.043 <text:s text:c="13"/>1.000 <text:s text:c="4"/>0.000 <text:s text:c="5"/>0.975 r</text:p>
      <text:p text:style-name="Standard"><text:s text:c="2"/>u_dbe_lane_gate_u_dbe_lane_rx/u_rx_ffe_adapt_top/place_opt_ctmTdsLR_1_707978/Z (OR2D1BWP240H8P57PDSVT)</text:p>
      <text:p text:style-name="Standard"><text:s text:c="62"/>0.011 <text:s text:c="13"/>1.030 <text:s text:c="4"/>0.043 <text:s text:c="5"/>1.018 r</text:p>
      <text:p text:style-name="Standard"><text:s text:c="2"/>u_dbe_lane_gate_u_dbe_lane_rx/u_rx_ffe_adapt_top/tmp_net145683 (net)</text:p>
      <text:p text:style-name="Standard"><text:s text:c="51"/>0.001 <text:s text:c="17"/>1</text:p>
      <text:p text:style-name="Standard"><text:s text:c="2"/>u_dbe_lane_gate_u_dbe_lane_rx/u_rx_ffe_adapt_top/place_opt_ctmTdsLR_2_707979/A2 (IAOI21D2BWP240H8P57PDULVT)</text:p>
      <text:p text:style-name="Standard"><text:s text:c="62"/>0.011 <text:s text:c="13"/>1.000 <text:s text:c="4"/>0.000 <text:s text:c="5"/>1.018 r</text:p>
      <text:p text:style-name="Standard"><text:s text:c="2"/>u_dbe_lane_gate_u_dbe_lane_rx/u_rx_ffe_adapt_top/place_opt_ctmTdsLR_2_707979/ZN (IAOI21D2BWP240H8P57PDULVT)</text:p>
      <text:p text:style-name="Standard"><text:s text:c="62"/>0.019 <text:s text:c="13"/>1.030 <text:s text:c="4"/>0.022 <text:s text:c="5"/>1.039 r</text:p>
      <text:p text:style-name="Standard"><text:s text:c="2"/>u_dbe_lane_gate_u_dbe_lane_rx/u_rx_ffe_adapt_top/n48918 (net)</text:p>
      <text:p text:style-name="Standard"><text:s text:c="51"/>0.002 <text:s text:c="17"/>2</text:p>
      <text:p text:style-name="Standard"><text:s text:c="2"/>u_dbe_lane_gate_u_dbe_lane_rx/u_rx_ffe_adapt_top/place_opt_ctmTdsLR_2_823004/A1 (IOAI21D4BWP240H8P57PDULVT)</text:p>
      <text:p text:style-name="Standard"><text:s text:c="62"/>0.019 <text:s text:c="13"/>1.000 <text:s text:c="4"/>0.000 <text:s text:c="5"/>1.039 r</text:p>
      <text:p text:style-name="Standard"><text:s text:c="2"/>u_dbe_lane_gate_u_dbe_lane_rx/u_rx_ffe_adapt_top/place_opt_ctmTdsLR_2_823004/ZN (IOAI21D4BWP240H8P57PDULVT)</text:p>
      <text:p text:style-name="Standard"><text:soft-page-break/><text:s text:c="62"/>0.011 <text:s text:c="13"/>1.030 <text:s text:c="4"/>0.012 <text:s text:c="5"/>1.051 f</text:p>
      <text:p text:style-name="Standard"><text:s text:c="2"/>u_dbe_lane_gate_u_dbe_lane_rx/u_rx_ffe_adapt_top/n43230 (net)</text:p>
      <text:p text:style-name="Standard"><text:s text:c="51"/>0.002 <text:s text:c="17"/>2</text:p>
      <text:p text:style-name="Standard"><text:s text:c="2"/>u_dbe_lane_gate_u_dbe_lane_rx/u_rx_ffe_adapt_top/U40377/A1 (AOI21D2BWP240H8P57PDULVT)</text:p>
      <text:p text:style-name="Standard"><text:s text:c="62"/>0.011 <text:s text:c="13"/>1.000 <text:s text:c="4"/>0.000 <text:s text:c="5"/>1.052 f</text:p>
      <text:p text:style-name="Standard"><text:s text:c="2"/>u_dbe_lane_gate_u_dbe_lane_rx/u_rx_ffe_adapt_top/U40377/ZN (AOI21D2BWP240H8P57PDULVT)</text:p>
      <text:p text:style-name="Standard"><text:s text:c="62"/>0.014 <text:s text:c="13"/>1.030 <text:s text:c="4"/>0.013 <text:s text:c="5"/>1.065 r</text:p>
      <text:p text:style-name="Standard"><text:s text:c="2"/>u_dbe_lane_gate_u_dbe_lane_rx/u_rx_ffe_adapt_top/n43207 (net)</text:p>
      <text:p text:style-name="Standard"><text:s text:c="51"/>0.001 <text:s text:c="17"/>2</text:p>
      <text:p text:style-name="Standard"><text:s text:c="2"/>u_dbe_lane_gate_u_dbe_lane_rx/u_rx_ffe_adapt_top/U54215/A2 (OAI21D2BWP240H8P57PDULVT)</text:p>
      <text:p text:style-name="Standard"><text:s text:c="62"/>0.014 <text:s text:c="13"/>1.000 <text:s text:c="4"/>0.000 <text:s text:c="5"/>1.065 r</text:p>
      <text:p text:style-name="Standard"><text:s text:c="2"/>u_dbe_lane_gate_u_dbe_lane_rx/u_rx_ffe_adapt_top/U54215/ZN (OAI21D2BWP240H8P57PDULVT)</text:p>
      <text:p text:style-name="Standard"><text:s text:c="62"/>0.020 <text:s text:c="13"/>1.030 <text:s text:c="4"/>0.016 <text:s text:c="5"/>1.081 f</text:p>
      <text:p text:style-name="Standard"><text:s text:c="2"/>u_dbe_lane_gate_u_dbe_lane_rx/u_rx_ffe_adapt_top/n43194 (net)</text:p>
      <text:p text:style-name="Standard"><text:s text:c="51"/>0.003 <text:s text:c="17"/>2</text:p>
      <text:p text:style-name="Standard"><text:s text:c="2"/>u_dbe_lane_gate_u_dbe_lane_rx/u_rx_ffe_adapt_top/U5748/A1 (AIOI21D4BWP240H8P57PDULVT)</text:p>
      <text:p text:style-name="Standard"><text:s text:c="62"/>0.020 <text:s text:c="13"/>1.000 <text:s text:c="4"/>0.000 <text:s text:c="5"/>1.081 f</text:p>
      <text:p text:style-name="Standard"><text:s text:c="2"/>u_dbe_lane_gate_u_dbe_lane_rx/u_rx_ffe_adapt_top/U5748/ZN (AIOI21D4BWP240H8P57PDULVT)</text:p>
      <text:p text:style-name="Standard"><text:s text:c="62"/>0.012 <text:s text:c="13"/>1.030 <text:s text:c="4"/>0.012 <text:s text:c="5"/>1.094 r</text:p>
      <text:p text:style-name="Standard"><text:s text:c="2"/>u_dbe_lane_gate_u_dbe_lane_rx/u_rx_ffe_adapt_top/n43178 (net)</text:p>
      <text:p text:style-name="Standard"><text:s text:c="51"/>0.002 <text:s text:c="17"/>2</text:p>
      <text:p text:style-name="Standard"><text:s text:c="2"/>u_dbe_lane_gate_u_dbe_lane_rx/u_rx_ffe_adapt_top/U54229/A2 (OAI21D2BWP240H8P57PDULVT)</text:p>
      <text:p text:style-name="Standard"><text:s text:c="62"/>0.012 <text:s text:c="13"/>1.000 <text:s text:c="4"/>0.000 <text:s text:c="5"/>1.094 r</text:p>
      <text:p text:style-name="Standard"><text:s text:c="2"/>u_dbe_lane_gate_u_dbe_lane_rx/u_rx_ffe_adapt_top/U54229/ZN (OAI21D2BWP240H8P57PDULVT)</text:p>
      <text:p text:style-name="Standard"><text:s text:c="62"/>0.018 <text:s text:c="13"/>1.030 <text:s text:c="4"/>0.014 <text:s text:c="5"/>1.108 f</text:p>
      <text:p text:style-name="Standard"><text:s text:c="2"/>u_dbe_lane_gate_u_dbe_lane_rx/u_rx_ffe_adapt_top/n43164 (net)</text:p>
      <text:p text:style-name="Standard"><text:s text:c="51"/>0.002 <text:s text:c="17"/>2</text:p>
      <text:p text:style-name="Standard"><text:s text:c="2"/>u_dbe_lane_gate_u_dbe_lane_rx/u_rx_ffe_adapt_top/U31804/A1 (AIOI21D4BWP240H8P57PDULVT)</text:p>
      <text:p text:style-name="Standard"><text:s text:c="62"/>0.018 <text:s text:c="13"/>1.000 <text:s text:c="4"/>0.000 <text:s text:c="5"/>1.108 f</text:p>
      <text:p text:style-name="Standard"><text:s text:c="2"/>u_dbe_lane_gate_u_dbe_lane_rx/u_rx_ffe_adapt_top/U31804/ZN (AIOI21D4BWP240H8P57PDULVT)</text:p>
      <text:p text:style-name="Standard"><text:s text:c="62"/>0.012 <text:s text:c="13"/>1.030 <text:s text:c="4"/>0.012 <text:s text:c="5"/>1.120 r</text:p>
      <text:p text:style-name="Standard"><text:s text:c="2"/>u_dbe_lane_gate_u_dbe_lane_rx/u_rx_ffe_adapt_top/n43149 (net)</text:p>
      <text:p text:style-name="Standard"><text:s text:c="51"/>0.002 <text:s text:c="17"/>2</text:p>
      <text:p text:style-name="Standard"><text:s text:c="2"/>u_dbe_lane_gate_u_dbe_lane_rx/u_rx_ffe_adapt_top/place_opt_ctmTdsLR_1_730633/A1 (OAI21SKRD3BWP240H8P57PDULVT)</text:p>
      <text:p text:style-name="Standard"><text:s text:c="62"/>0.012 <text:s text:c="13"/>1.000 <text:s text:c="4"/>0.000 <text:s text:c="5"/>1.120 r</text:p>
      <text:p text:style-name="Standard"><text:s text:c="2"/>u_dbe_lane_gate_u_dbe_lane_rx/u_rx_ffe_adapt_top/place_opt_ctmTdsLR_1_730633/ZN (OAI21SKRD3BWP240H8P57PDULVT)</text:p>
      <text:p text:style-name="Standard"><text:s text:c="62"/>0.024 <text:s text:c="13"/>1.030 <text:s text:c="4"/>0.016 <text:s text:c="5"/>1.136 f</text:p>
      <text:p text:style-name="Standard"><text:s text:c="2"/>u_dbe_lane_gate_u_dbe_lane_rx/u_rx_ffe_adapt_top/n42843 (net)</text:p>
      <text:p text:style-name="Standard"><text:s text:c="51"/>0.003 <text:s text:c="17"/>2</text:p>
      <text:p text:style-name="Standard"><text:s text:c="2"/>u_dbe_lane_gate_u_dbe_lane_rx/u_rx_ffe_adapt_top/place_opt_ctmTdsLR_1_481324/A1 <text:soft-page-break/>(AIOI21D4BWP240H8P57PDULVT)</text:p>
      <text:p text:style-name="Standard"><text:s text:c="62"/>0.025 <text:s text:c="13"/>1.000 <text:s text:c="4"/>0.000 <text:s text:c="5"/>1.136 f</text:p>
      <text:p text:style-name="Standard"><text:s text:c="2"/>u_dbe_lane_gate_u_dbe_lane_rx/u_rx_ffe_adapt_top/place_opt_ctmTdsLR_1_481324/ZN (AIOI21D4BWP240H8P57PDULVT)</text:p>
      <text:p text:style-name="Standard"><text:s text:c="62"/>0.016 <text:s text:c="13"/>1.030 <text:s text:c="4"/>0.016 <text:s text:c="5"/>1.153 r</text:p>
      <text:p text:style-name="Standard"><text:s text:c="2"/>u_dbe_lane_gate_u_dbe_lane_rx/u_rx_ffe_adapt_top/n42839 (net)</text:p>
      <text:p text:style-name="Standard"><text:s text:c="51"/>0.004 <text:s text:c="17"/>2</text:p>
      <text:p text:style-name="Standard"><text:s text:c="2"/>u_dbe_lane_gate_u_dbe_lane_rx/u_rx_ffe_adapt_top/place_opt_ctmTdsLR_1_801666/A2 (XNR2D6BWP240H8P57PDULVT)</text:p>
      <text:p text:style-name="Standard"><text:s text:c="62"/>0.017 <text:s text:c="13"/>1.000 <text:s text:c="4"/>0.000 <text:s text:c="5"/>1.153 r</text:p>
      <text:p text:style-name="Standard"><text:s text:c="2"/>u_dbe_lane_gate_u_dbe_lane_rx/u_rx_ffe_adapt_top/place_opt_ctmTdsLR_1_801666/ZN (XNR2D6BWP240H8P57PDULVT)</text:p>
      <text:p text:style-name="Standard"><text:s text:c="62"/>0.007 <text:s text:c="13"/>1.030 <text:s text:c="4"/>0.024 <text:s text:c="5"/>1.177 r</text:p>
      <text:p text:style-name="Standard"><text:s text:c="2"/>u_dbe_lane_gate_u_dbe_lane_rx/u_rx_ffe_adapt_top/n42849 (net)</text:p>
      <text:p text:style-name="Standard"><text:s text:c="51"/>0.002 <text:s text:c="17"/>2</text:p>
      <text:p text:style-name="Standard"><text:s text:c="2"/>u_dbe_lane_gate_u_dbe_lane_rx/u_rx_ffe_adapt_top/U38247/A1 (IAO21D4BWP240H8P57PDULVT)</text:p>
      <text:p text:style-name="Standard"><text:s text:c="62"/>0.007 <text:s text:c="13"/>1.000 <text:s text:c="4"/>0.000 <text:s text:c="5"/>1.177 r</text:p>
      <text:p text:style-name="Standard"><text:s text:c="2"/>u_dbe_lane_gate_u_dbe_lane_rx/u_rx_ffe_adapt_top/U38247/ZN (IAO21D4BWP240H8P57PDULVT)</text:p>
      <text:p text:style-name="Standard"><text:s text:c="62"/>0.047 <text:s text:c="13"/>1.030 <text:s text:c="4"/>0.033 <text:s text:c="5"/>1.211 r</text:p>
      <text:p text:style-name="Standard"><text:s text:c="2"/>u_dbe_lane_gate_u_dbe_lane_rx/u_rx_ffe_adapt_top/n48985 (net)</text:p>
      <text:p text:style-name="Standard"><text:s text:c="51"/>0.022 <text:s text:c="16"/>24</text:p>
      <text:p text:style-name="Standard"><text:s text:c="2"/>u_dbe_lane_gate_u_dbe_lane_rx/u_rx_ffe_adapt_top/U59521/A2 (IOA21D1BWP240H8P57PDULVT)</text:p>
      <text:p text:style-name="Standard"><text:s text:c="62"/>0.064 <text:s text:c="13"/>1.000 <text:s text:c="4"/>0.002 <text:s text:c="5"/>1.213 r</text:p>
      <text:p text:style-name="Standard"><text:s text:c="2"/>u_dbe_lane_gate_u_dbe_lane_rx/u_rx_ffe_adapt_top/U59521/ZN (IOA21D1BWP240H8P57PDULVT)</text:p>
      <text:p text:style-name="Standard"><text:s text:c="62"/>0.012 <text:s text:c="13"/>1.030 <text:s text:c="4"/>0.028 <text:s text:c="5"/>1.240 r</text:p>
      <text:p text:style-name="Standard"><text:s text:c="2"/>u_dbe_lane_gate_u_dbe_lane_rx/u_rx_ffe_adapt_top/net418781 (net)</text:p>
      <text:p text:style-name="Standard"><text:s text:c="51"/>0.001 <text:s text:c="17"/>1</text:p>
      <text:p text:style-name="Standard"><text:s text:c="2"/>u_dbe_lane_gate_u_dbe_lane_rx/u_rx_ffe_adapt_top/rx_fir_tap_unbonded_accumulator_13_reg_7_/D (SDFRPQOPTBCD2BWP240H8P57PDSVT)</text:p>
      <text:p text:style-name="Standard"><text:s text:c="62"/>0.012 <text:s text:c="13"/>1.000 <text:s text:c="4"/>0.000 <text:s text:c="5"/>1.241 r</text:p>
      <text:p text:style-name="Standard"><text:s text:c="2"/>data arrival time <text:s text:c="82"/>1.241</text:p>
      <text:p text:style-name="Standard"/>
      <text:p text:style-name="Standard"><text:s text:c="2"/>clock rx_block_clk (rise edge) <text:s text:c="58"/>1.047 <text:s text:c="5"/>1.047</text:p>
      <text:p text:style-name="Standard"><text:s text:c="2"/>source latency <text:s text:c="74"/>0.000 <text:s text:c="5"/>1.047</text:p>
      <text:p text:style-name="Standard"><text:s text:c="2"/>ick_afe_rx_block (in) <text:s text:c="38"/>0.000 <text:s text:c="13"/>0.960 <text:s text:c="4"/>0.000 <text:s text:c="5"/>1.047 r</text:p>
      <text:p text:style-name="Standard"><text:s text:c="2"/>ick_afe_rx_block (net) <text:s text:c="26"/>0.000 <text:s text:c="17"/>1</text:p>
      <text:p text:style-name="Standard"><text:s text:c="2"/>u_dbe_lane_gate_u_dbe_lane_ctrl_u_rcc_u_rx_clock_muxing_i_scanmux_rx_block_d0nt_touch_clk_mux2/I0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i_scanmux_rx_block_d0nt_touch_clk_mux2/Z (CKMUX2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wck_rx_block_mux (net)</text:p>
      <text:p text:style-name="Standard"><text:s text:c="51"/>0.000 <text:s text:c="17"/>2</text:p>
      <text:p text:style-name="Standard"><text:s text:c="2"/><text:soft-page-break/>u_dbe_lane_gate_u_dbe_lane_ctrl_u_rcc_u_rx_clock_muxing_u_rx_block_datapath_d0nt_touch_ck_buf/I (CKBD8BWP240H8P57PDULVT)</text:p>
      <text:p text:style-name="Standard"><text:s text:c="62"/>0.000 <text:s text:c="13"/>0.960 <text:s text:c="4"/>0.000 <text:s text:c="5"/>1.047 r</text:p>
      <text:p text:style-name="Standard"><text:s text:c="2"/>u_dbe_lane_gate_u_dbe_lane_ctrl_u_rcc_u_rx_clock_muxing_u_rx_block_datapath_d0nt_touch_ck_buf/Z (CKBD8BWP240H8P57PDULVT)</text:p>
      <text:p text:style-name="Standard"><text:s text:c="62"/>0.000 <text:s text:c="13"/>0.960 <text:s text:c="4"/>0.000 U <text:s text:c="3"/>1.047 r</text:p>
      <text:p text:style-name="Standard"><text:s text:c="2"/>u_dbe_lane_gate_rcc_ck_rx_block (net) <text:s text:c="11"/>0.077 <text:s text:c="15"/>122</text:p>
      <text:p text:style-name="Standard"><text:s text:c="2"/>u_dbe_lane_gate_u_dbe_lane_ctrl_u_rcc_u_rx_clock_muxing_u_ffe_adapt_rcc_ctrl_u_clk_gate_d0nt_touch_clk_gate/CP (CKLNQD8BWP240H8P57PDULVT)</text:p>
      <text:p text:style-name="Standard"><text:s text:c="62"/>0.000 U <text:s text:c="11"/>0.960 <text:s text:c="4"/>0.000 U <text:s text:c="3"/>1.047 r</text:p>
      <text:p text:style-name="Standard"><text:s text:c="2"/>u_dbe_lane_gate_u_dbe_lane_ctrl_u_rcc_u_rx_clock_muxing_u_ffe_adapt_rcc_ctrl_u_clk_gate_d0nt_touch_clk_gate/Q (CKLNQD8BWP240H8P57PDULVT)</text:p>
      <text:p text:style-name="Standard"><text:s text:c="62"/>0.000 <text:s text:c="13"/>0.960 <text:s text:c="4"/>0.000 <text:s text:c="5"/>1.047 r</text:p>
      <text:p text:style-name="Standard"><text:s text:c="2"/>u_dbe_lane_gate_rcc_clk_rx_ffe_adapt (net) <text:s text:c="6"/>1.095 <text:s text:c="14"/>2748</text:p>
      <text:p text:style-name="Standard"><text:s text:c="2"/>u_dbe_lane_gate_u_dbe_lane_rx/u_rx_ffe_adapt_top/clk_gate_rx_fir_tap_unbonded_accumulator_13_reg_27__0_0_0/latch/CP (CKLNQD5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3_reg_27__0_0_0/latch/Q (CKLNQD5BWP240H8P57PDLVT)</text:p>
      <text:p text:style-name="Standard"><text:s text:c="62"/>0.000 <text:s text:c="13"/>0.960 <text:s text:c="4"/>0.000 <text:s text:c="5"/>1.047 r</text:p>
      <text:p text:style-name="Standard"><text:s text:c="2"/>u_dbe_lane_gate_u_dbe_lane_rx/u_rx_ffe_adapt_top/clk_gate_rx_fir_tap_unbonded_accumulator_13_reg_27__0_0_0/ENCLK (net)</text:p>
      <text:p text:style-name="Standard"><text:s text:c="51"/>0.009 <text:s text:c="16"/>25</text:p>
      <text:p text:style-name="Standard"><text:s text:c="2"/>u_dbe_lane_gate_u_dbe_lane_rx/u_rx_ffe_adapt_top/rx_fir_tap_unbonded_accumulator_13_reg_7_/CP (SDFRPQOPTBCD2BWP240H8P57PDSVT)</text:p>
      <text:p text:style-name="Standard"><text:s text:c="62"/>0.000 <text:s text:c="13"/>0.960 <text:s text:c="4"/>0.000 <text:s text:c="5"/>1.047 r</text:p>
      <text:p text:style-name="Standard"/>
      <text:p text:style-name="Standard"><text:s text:c="2"/>clock reconvergence pessimism <text:s text:c="59"/>0.000 <text:s text:c="5"/>1.047</text:p>
      <text:p text:style-name="Standard"><text:s text:c="2"/>clock uncertainty <text:s text:c="70"/>-0.050 <text:s text:c="5"/>0.997</text:p>
      <text:p text:style-name="Standard"><text:s text:c="2"/>library setup time <text:s text:c="60"/>1.000 <text:s text:c="3"/>-0.011 <text:s text:c="5"/>0.986</text:p>
      <text:p text:style-name="Standard"><text:s text:c="2"/>data required time <text:s text:c="81"/>0.986</text:p>
      <text:p text:style-name="Standard"><text:s text:c="2"/>------------------------------------------------------------------------------------------------------------------</text:p>
      <text:p text:style-name="Standard"><text:s text:c="2"/>data required time <text:s text:c="81"/>0.986</text:p>
      <text:p text:style-name="Standard"><text:s text:c="2"/>data arrival time <text:s text:c="81"/>-1.241</text:p>
      <text:p text:style-name="Standard"><text:s text:c="2"/>------------------------------------------------------------------------------------------------------------------</text:p>
      <text:p text:style-name="Standard"><text:s text:c="2"/>statistical adjustment <text:s text:c="66"/>0.000 <text:s text:c="4"/>-0.255</text:p>
      <text:p text:style-name="Standard"><text:s text:c="2"/>slack (VIOLATED) <text:s text:c="82"/>-0.25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3S</meta:editing-duration>
    <meta:editing-cycles>4</meta:editing-cycles>
    <meta:generator>OpenOffice/4.1.3$Win32 OpenOffice.org_project/413m1$Build-9783</meta:generator>
    <dc:date>2023-09-18T13:04:53.12</dc:date>
    <dc:creator>palanivel ponnusamy</dc:creator>
    <meta:document-statistic meta:table-count="0" meta:image-count="0" meta:object-count="0" meta:page-count="73" meta:paragraph-count="2672" meta:word-count="8448" meta:character-count="257001"/>
    <meta:user-defined meta:name="Info 1"/>
    <meta:user-defined meta:name="Info 2"/>
    <meta:user-defined meta:name="Info 3"/>
    <meta:user-defined meta:name="Info 4"/>
  </office:meta>
</office:document-meta>
</file>